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5-12</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芬兰赫尔辛基一行人天桥坍塌 27人受伤</text:span>
</text:h>
      <text:p text:style-name="P4">
Author: 联合早报 (Person)</text:p>
      <text:p text:style-name="P4">
Publisher: 联合早报 (Organization)</text:p>
      <text:p text:style-name="P4">
Published Time: 2023-05-11T-15:38</text:p>
      <text:p text:style-name="P4">
Modified Time: 2023-05-11T21:29</text:p>
      <text:p text:style-name="P4">
Description: 芬兰首都赫尔辛基星期四（5月11日）发生行人天桥坍塌事故，造成27人受伤，其中多数是未成年人。综合外电报道，坍塌的行人天桥位于赫尔辛基以西城市埃斯波（Espoo）。芬兰媒体Hels...</text:p>
      <text:p text:style-name="P4">
Videos: []</text:p>
      <text:p text:style-name="P4">
Audios: []</text:p>
      <text:p text:style-name="P4">
Images: []</text:p>
      <text:p text:style-name="P4">
Type: NewsArticle</text:p>
      <text:p text:style-name="P4">
Breadcrumbs: ['即时', '国际']</text:p>
      <text:p text:style-name="P4">
Keywords: ['芬兰']</text:p>
      <!--METADATA-->
      <text:p text:style-name="P4">
芬兰首都赫尔辛基星期四（5月11日）发生行人天桥坍塌事故，造成27人受伤，其中多数是未成年人。</text:p>
      <text:p text:style-name="P4">
综合外电报道，坍塌的行人天桥位于赫尔辛基以西城市埃斯波（Espoo）。芬兰媒体Helsing Sanomat称，遭遇塌桥事故的是一群八年级的学生。</text:p>
      <text:p text:style-name="P4">
当地卫生部门声明，伤者已经送院，无生命危险。</text:p>
      <text:p text:style-name="P4">
警方称，当地正在施工，这座行人天桥是临时天桥，由胶合板搭建而成。</text:p>
      <text:p text:style-name="P4">
Source: <text:a xlink:type="simple" xlink:href="https://www.zaobao.com.sg/realtime/world/story20230511-1393554" text:style-name="Internet_20_link" text:visited-style-name="Visited_20_Internet_20_Link">
https://www.zaobao.com.sg/realtime/world/story20230511-1393554</text:a>
</text:p>
      <!--NEWS-->
      <text:h text:style-name="P10" text:outline-level="1">
<text:span text:style-name="T4">
中美防長6月有望會談？雙方不同調</text:span>
</text:h>
      <text:p text:style-name="P4">
Author: None (Language: zh)</text:p>
      <text:p text:style-name="P4">
Publisher: None</text:p>
      <text:p text:style-name="P4">
Time: 2023-05-11T08:19:00Z</text:p>
      <text:p text:style-name="P4">
Description: 中美關係難回溫，據報美方有意促成兩國防長6月在新加坡會面，卻被中方回應「可能性很低」。專家指，中國若再婉拒美方邀約，恐使周遭國家不安；而美國態度如此積極，也可能失去外交優勢。為什麼？</text:p>
      <text:p text:style-name="P4">
Videos: []</text:p>
      <text:p text:style-name="P4">
Images: ["<text:a xlink:type="simple" xlink:href="https://static.dw.com/image/59244760_303.jpg" text:style-name="Internet_20_link" text:visited-style-name="Visited_20_Internet_20_Link">
59244760_303.jpg</text:a>
", "<text:a xlink:type="simple" xlink:href="https://static.dw.com/image/65367112_401.jpg" text:style-name="Internet_20_link" text:visited-style-name="Visited_20_Internet_20_Link">
65367112_401.jpg</text:a>
", "<text:a xlink:type="simple" xlink:href="https://static.dw.com/image/65401967_401.jpg" text:style-name="Internet_20_link" text:visited-style-name="Visited_20_Internet_20_Link">
65401967_401.jpg</text:a>
", "<text:a xlink:type="simple" xlink:href="https://static.dw.com/image/64640006_302.jpg" text:style-name="Internet_20_link" text:visited-style-name="Visited_20_Internet_20_Link">
64640006_302.jpg</text:a>
", "<text:a xlink:type="simple" xlink:href="https://static.dw.com/image/64640851_302.jpg" text:style-name="Internet_20_link" text:visited-style-name="Visited_20_Internet_20_Link">
64640851_302.jpg</text:a>
", "<text:a xlink:type="simple" xlink:href="https://static.dw.com/image/64636821_302.jpg" text:style-name="Internet_20_link" text:visited-style-name="Visited_20_Internet_20_Link">
64636821_302.jpg</text:a>
", "<text:a xlink:type="simple" xlink:href="https://static.dw.com/image/64639698_302.jpg" text:style-name="Internet_20_link" text:visited-style-name="Visited_20_Internet_20_Link">
64639698_302.jpg</text:a>
", "<text:a xlink:type="simple" xlink:href="https://static.dw.com/image/64639569_302.jpg" text:style-name="Internet_20_link" text:visited-style-name="Visited_20_Internet_20_Link">
64639569_302.jpg</text:a>
", "<text:a xlink:type="simple" xlink:href="https://static.dw.com/image/64639728_302.jpg" text:style-name="Internet_20_link" text:visited-style-name="Visited_20_Internet_20_Link">
64639728_302.jpg</text:a>
", "<text:a xlink:type="simple" xlink:href="https://static.dw.com/image/64641001_302.jpg" text:style-name="Internet_20_link" text:visited-style-name="Visited_20_Internet_20_Link">
64641001_302.jpg</text:a>
"]</text:p>
      <text:p text:style-name="P4">
Subject: 时政风云</text:p>
      <text:p text:style-name="P4">
Subjects: ['南希·佩洛西', '专题报道：习近平访美']</text:p>
      <text:p text:style-name="P4">
Keywords: ['中美关系', '侦查气球', '香格里拉对话']</text:p>
      <text:p text:style-name="P4">
ID: 65584930</text:p>
      <!--METADATA-->
      <text:p text:style-name="P4">
<text:a xlink:type="simple" xlink:href="https://www.dw.com/zh/overlay/image/article/65584930/59244760" text:style-name="Internet_20_link" text:visited-style-name="Visited_20_Internet_20_Link">
 <draw:frame draw:style-name="fr1" draw:name="Image2" text:anchor-type="as-char" svg:width="6.9236in" svg:height="3.896998in" draw:z-index="0">
<draw:image xlink:href="../Images/dwzh/2023-05-11T08-19-00Z/59244760_303.jpg" xlink:type="simple" xlink:show="embed" xlink:actuate="onLoad" draw:mime-type="image/jpeg"/>
</draw:frame>
</text:a>
</text:p>
      <text:p text:style-name="P4">
美國近期多次欲與中國重啟溝通未果（資料照）</text:p>
      <text:p text:style-name="P4">
（德國之聲中文網）美國國防部長奧斯汀（Lloyd Austin）希望6月在新加坡的「香格里拉對話會」（The Shangri-LaDialogue）上，會見中國新任國防部長李尚福。英國《金融時報》週四（5月11日）報導，中方表示，由於美國對該部長實施制裁，兩國防長舉行會晤的可能性很低。這是<text:a xlink:type="simple" xlink:href="https://www.dw.com/zh/zh/美中關係陷寒冰-秦剛籲美深刻反思/a-65556918" text:style-name="Internet_20_link" text:visited-style-name="Visited_20_Internet_20_Link">
 </text:a>
 。</text:p>
      <text:p text:style-name="P4">
2018年，時任將軍的李尚福尚未擔任中國國防部長，並 <text:a xlink:type="simple" xlink:href="https://www.dw.com/zh/zh/再次惹恼中国美制裁中央军委职能部门及部长/a-45599922" text:style-name="Internet_20_link" text:visited-style-name="Visited_20_Internet_20_Link">
</text:a>
。時至今日，美方表示該制裁並不阻礙奧斯汀在第三國與李尚福會面，但一些匿名知情人士告訴《金融時報》，拜登政府並無意取消制裁，而要中國在此情況下同意舉行會談，幾乎是不可能的。</text:p>
      <text:p text:style-name="P4">
白宮並未回應《金融時報》的置評請求。</text:p>
      <text:p text:style-name="P4">
<draw:frame draw:style-name="fr1" draw:name="Image3" text:anchor-type="as-char" svg:width="6.9236in" svg:height="3.896998in" draw:z-index="0">
<draw:image xlink:href="../Images/dwzh/2023-05-11T08-19-00Z/65367112_401.jpg" xlink:type="simple" xlink:show="embed" xlink:actuate="onLoad" draw:mime-type="image/jpeg"/>
</draw:frame>
</text:p>
      <text:p text:style-name="P4">
中國國防部長李尚福4月曾赴莫斯科與俄國防長會談</text:p>
      <text:p text:style-name="P4">
「香格里拉對話會」是由智庫「國際戰略研究所」（International Institute for StrategicStudies）運營的年度安全論壇，經常成為美中國防官員會面的場所。 <text:a xlink:type="simple" xlink:href="https://www.dw.com/zh/zh/美防长香格里拉对话上炮轰北京/a-62101847" text:style-name="Internet_20_link" text:visited-style-name="Visited_20_Internet_20_Link">
</text:a>
 。</text:p>
      <text:p text:style-name="P4">
倘若北京接受此次會談提議，這將是中美關係因2月 <text:a xlink:type="simple" xlink:href="https://www.dw.com/zh/zh/中國氣球能實時回傳信號美無法證實/a-65222124" text:style-name="Internet_20_link" text:visited-style-name="Visited_20_Internet_20_Link">
</text:a>
 而跌落冰點以來，雙方最高級別的面對面會談。</text:p>
      <text:p text:style-name="P4">
氣球事件後，奧斯汀及美國參謀長聯席會議主席米利將軍（General MarkMilley）曾多次請求與中國的對應官員通話，均遭中方拒絕；美國國務卿布林肯（Anthony Blinken）、財政部長耶倫（JanetYellen）等高層的訪中計畫，也被迫取消或推遲。拜登一再呼籲中美關係需要緩和，也都被中方駁斥「沒有誠意」，各界殷切期盼的美中元首通話，也遲未實現。</text:p>
      <text:p text:style-name="P4">
對此，五角大廈表示美方希望「與中國國防部長等中國軍方領導人，保持開放的溝通管道」，但「決定無視、拒絕或取消美國多項高層溝通請求的，是中國」。</text:p>
      <text:p text:style-name="P4">
中國駐美國大使館則表示，兩國正在進行「必要的溝通」。該使館發言人劉鵬宇補充，中美「不應為溝通而溝通」，呼籲「美方拿出誠意……以實際行動創造溝通所需的條件和氛圍」，才能助中美關係「重回正軌」。</text:p>
      <text:p text:style-name="P4">
然而，能否促成這場正在研擬中的會談，對中美雙方來說都成了騎虎難下的尷尬局面。</text:p>
      <text:p text:style-name="P4">
<draw:frame draw:style-name="fr1" draw:name="Image4" text:anchor-type="as-char" svg:width="6.9236in" svg:height="3.896998in" draw:z-index="0">
<draw:image xlink:href="../Images/dwzh/2023-05-11T08-19-00Z/65401967_401.jpg" xlink:type="simple" xlink:show="embed" xlink:actuate="onLoad" draw:mime-type="image/jpeg"/>
</draw:frame>
</text:p>
      <text:p text:style-name="P4">
美國防長奧斯汀（資料照）</text:p>
      <text:h text:style-name="P12" text:outline-level="3">
<text:span text:style-name="T4">
中國拒會談恐使週邊國家不安</text:span>
</text:h>
      <text:p text:style-name="P4">
《金融時報》報導，美國智庫「德國馬歇爾基金會」（German Marshall Fund）的中國問題專家葛來儀（BonnieGlaser）稱，美中競爭激烈，加之兩國高層缺乏對話，令東南亞國家感到越來越不安，倘若奧斯汀和李尚福各自出席了「香格里拉對話會」、兩人卻沒有舉行會談，這些國家將會非常「震驚」（shocked）。</text:p>
      <text:p text:style-name="P4">
葛來儀說：「問題是，他們是會責怪美國，還是中國？我的感覺是，該地區的多數國家都明白，美方一直在尋求與中方接觸，卻遭到阻撓。」</text:p>
      <text:p text:style-name="P4">
美國CSIS智庫的中國問題專家布蘭切特（JudeBlanchette）則認為，這場爭端顯示，華盛頓與北京的關係能否穩定，取決於「雙方的政治互動」。他說：「北京不與美國會面越久，歐亞就會有越多國家覺得中國冥頑不靈」。</text:p>
      <ul>
        <li>
          <draw:frame draw:style-name="fr1" draw:name="Image5" text:anchor-type="as-char" svg:width="6.9236in" svg:height="3.898288in" draw:z-index="0">
            <draw:image xlink:href="../Images/dwzh/2023-05-11T08-19-00Z/64640006_302.jpg" xlink:type="simple" xlink:show="embed" xlink:actuate="onLoad" draw:mime-type="image/jpeg"/>
          </draw:frame>
        </li>
      </ul>
      <h5>
“气球”事件加剧美中两国紧张关系</h5>
      <text:h text:style-name="P12" text:outline-level="3">
<text:span text:style-name="T4">
击落</text:span>
</text:h>
      <text:p text:style-name="P4">
中国的一个气球在美国本土上空飘荡了数日之后，2月4日，美军在南卡罗来纳州沿海水域将其击落。美国指责中国利用气球进行间谍活动。但中国方面表示，这只是一个失控的气象气球。</text:p>
      <ul>
        <li>
          <draw:frame draw:style-name="fr1" draw:name="Image6" text:anchor-type="as-char" svg:width="6.9236in" svg:height="3.898288in" draw:z-index="0">
            <draw:image xlink:href="../Images/dwzh/2023-05-11T08-19-00Z/64640851_302.jpg" xlink:type="simple" xlink:show="embed" xlink:actuate="onLoad" draw:mime-type="image/jpeg"/>
          </draw:frame>
        </li>
      </ul>
      <h5>
“气球”事件加剧美中两国紧张关系</h5>
      <text:h text:style-name="P12" text:outline-level="3">
<text:span text:style-name="T4">
搜寻</text:span>
</text:h>
      <text:p text:style-name="P4">
被击落的气球坠入距离南卡罗来纳州海岸几英里处的大海中。美国海军和海岸警卫队对气球坠落的地区进行定位，并派出直升机和舰艇在坠落区域梳理寻找气球残骸。</text:p>
      <ul>
        <li>
          <draw:frame draw:style-name="fr1" draw:name="Image7" text:anchor-type="as-char" svg:width="6.9236in" svg:height="3.898288in" draw:z-index="0">
            <draw:image xlink:href="../Images/dwzh/2023-05-11T08-19-00Z/64636821_302.jpg" xlink:type="simple" xlink:show="embed" xlink:actuate="onLoad" draw:mime-type="image/jpeg"/>
          </draw:frame>
        </li>
      </ul>
      <h5>
“气球”事件加剧美中两国紧张关系</h5>
      <text:h text:style-name="P12" text:outline-level="3">
<text:span text:style-name="T4">
打捞</text:span>
</text:h>
      <text:p text:style-name="P4">
看上去像是渔民们正在捕捞一个超大的水母，但实际上这是美军的一个负责处理爆炸物的小组成员在海上打捞中国气球被击落后的残骸。这个气球直径大约达到61米，重量相当于一架小型客机。</text:p>
      <ul>
        <li>
          <draw:frame draw:style-name="fr1" draw:name="Image8" text:anchor-type="as-char" svg:width="6.9236in" svg:height="3.898288in" draw:z-index="0">
            <draw:image xlink:href="../Images/dwzh/2023-05-11T08-19-00Z/64639698_302.jpg" xlink:type="simple" xlink:show="embed" xlink:actuate="onLoad" draw:mime-type="image/jpeg"/>
          </draw:frame>
        </li>
      </ul>
      <h5>
“气球”事件加剧美中两国紧张关系</h5>
      <text:h text:style-name="P12" text:outline-level="3">
<text:span text:style-name="T4">
残骸</text:span>
</text:h>
      <text:p text:style-name="P4">
由于气球尺寸巨大，而且对其安全性的不确定性，美国最终决定在海上击落。气球坠落地区的水深约为15米。美军正在努力打捞更多的残骸，以便更准确地了解这个飞行物的实际用途。</text:p>
      <ul>
        <li>
          <draw:frame draw:style-name="fr1" draw:name="Image9" text:anchor-type="as-char" svg:width="6.9236in" svg:height="3.898288in" draw:z-index="0">
            <draw:image xlink:href="../Images/dwzh/2023-05-11T08-19-00Z/64639569_302.jpg" xlink:type="simple" xlink:show="embed" xlink:actuate="onLoad" draw:mime-type="image/jpeg"/>
          </draw:frame>
        </li>
      </ul>
      <h5>
“气球”事件加剧美中两国紧张关系</h5>
      <text:h text:style-name="P12" text:outline-level="3">
<text:span text:style-name="T4">
工具</text:span>
</text:h>
      <text:p text:style-name="P4">
美军使用了包括水下无人机等特殊装备搜索并打捞气球残骸。“探路者”级海洋测量船利用声纳技术在坠落区寻找残骸碎片。据美军的说法，搜索面积约为2.25平方公里。</text:p>
      <ul>
        <li>
          <draw:frame draw:style-name="fr1" draw:name="Image10" text:anchor-type="as-char" svg:width="6.9236in" svg:height="3.898288in" draw:z-index="0">
            <draw:image xlink:href="../Images/dwzh/2023-05-11T08-19-00Z/64639728_302.jpg" xlink:type="simple" xlink:show="embed" xlink:actuate="onLoad" draw:mime-type="image/jpeg"/>
          </draw:frame>
        </li>
      </ul>
      <h5>
“气球”事件加剧美中两国紧张关系</h5>
      <text:h text:style-name="P12" text:outline-level="3">
<text:span text:style-name="T4">
寻获</text:span>
</text:h>
      <text:p text:style-name="P4">
美军北方司令部2月13日在一份声明中说，“打捞团队从气球坠落处寻获了一些重要的残骸，包括确认所有主要的传感器和电子装置，以及整体结构的大块物件”。</text:p>
      <ul>
        <li>
          <draw:frame draw:style-name="fr1" draw:name="Image11" text:anchor-type="as-char" svg:width="6.9236in" svg:height="3.898288in" draw:z-index="0">
            <draw:image xlink:href="../Images/dwzh/2023-05-11T08-19-00Z/64641001_302.jpg" xlink:type="simple" xlink:show="embed" xlink:actuate="onLoad" draw:mime-type="image/jpeg"/>
          </draw:frame>
        </li>
      </ul>
      <h5>
“气球”事件加剧美中两国紧张关系</h5>
      <text:h text:style-name="P12" text:outline-level="3">
<text:span text:style-name="T4">
升级</text:span>
</text:h>
      <text:p text:style-name="P4">
美国击落中国疑似间谍气球之后，美中之间的紧张关系进一步加剧。此间，中国国防部长曾拒绝同美国国防部长奥斯汀通电话来讨论与气球相关的事宜。中方称美国的击落行动是过度反应，违反了国际准则。美国商务部则将与北京疑似间谍气球计划有关的中国6个实体添加到出口黑名单中。过去几天，美军在美国西北部阿拉斯加州海岸、加拿大西北部的育空地区，以及美加边境休伦湖的上空又分别击落了三个飞行体。</text:p>
      <text:p text:style-name="P4">
作者: Florian Meye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美國顯得太過急切殷勤？</text:span>
</text:h>
      <text:p text:style-name="P4">
彭博社11日報導，拜登政府雖持續遭中方拒絕重啟溝通，但仍不斷嘗試促成中美雙方不分基層、高層對話的積極態度，是為了安撫「擔心美國在緩解緊張局勢方面做得不夠」的歐亞盟友。然而部分輿論也擔憂，這樣的策略可能會讓美國顯得懦弱、仰中國鼻息。</text:p>
      <text:p text:style-name="P4">
「歐巴馬國家安全委員會」（Obama National Security Council）前亞洲高級主任梅代羅斯（EvanMedeiros）認為，這個「既聰明又冒險」的策略雖可助美方取信於歐亞國家，但也可能強化中國宣稱「西方世界更需要中國」、中美議程由中方掌舵的論點。</text:p>
      <text:p text:style-name="P4">
美國中情局東亞和太平洋地區前副助理局長懷爾德（DennisWilder）也表示，此舉可能讓中國領導人認為「他們在偵查氣球被擊落後關係凍結的策略奏效了」，並判定中方在兩國外交角力中，取得了戰術優勢。</text:p>
      <text:p text:style-name="P4">
美國眾議院「中國問題特別委員會」主席加拉格爾（MikeGallagher）10日批評：「我就是搞不懂拜登政府為什麼要為了（與中國）召開會議，做出這種的急切又殷勤的追求者表現。」加拉格爾認為，此舉顯示了拜登政府想競爭其在世界其他區域地位、參與區域事務的意圖，卻讓美方的整體戰略顯得混亂而無頭緒。</text:p>
      <text:p text:style-name="P4">
（《金融時報》、彭博社）</text:p>
      <text:p text:style-name="P4">
Source: <text:a xlink:type="simple" xlink:href="https://www.dw.com/zh/中美防長6月有望會談？雙方不同調/a-65584930" text:style-name="Internet_20_link" text:visited-style-name="Visited_20_Internet_20_Link">
https://www.dw.com/zh/中美防長6月有望會談？雙方不同調/a-65584930?maca=chi-rss-chi-all-1127-rdf</text:a>
</text:p>
      <!--NEWS-->
      <text:h text:style-name="P10" text:outline-level="1">
<text:span text:style-name="T4">
德国政府批准中远入股汉堡港 最高参股24.99%</text:span>
</text:h>
      <text:p text:style-name="P4">
Author: None (Language: zh)</text:p>
      <text:p text:style-name="P4">
Publisher: None</text:p>
      <text:p text:style-name="P4">
Time: 2023-05-11T10:30:00Z</text:p>
      <text:p text:style-name="P4">
Description: 德国联邦政府发言人周三（5月10日）晚间表示，柏林政府批准中远集团入股汉堡港，参股股份最高为24.99%。围绕这桩收购案德国政府内部的争论已经持续了数月之久。</text:p>
      <text:p text:style-name="P4">
Videos: []</text:p>
      <text:p text:style-name="P4">
Images: ["<text:a xlink:type="simple" xlink:href="https://static.dw.com/image/56913535_303.jpg" text:style-name="Internet_20_link" text:visited-style-name="Visited_20_Internet_20_Link">
56913535_303.jpg</text:a>
"]</text:p>
      <text:p text:style-name="P4">
Subject: 经济纵横</text:p>
      <text:p text:style-name="P4">
Subjects: ['欧债危机', '欧盟', '岛屿主权争端', '专题报道：全景观看“习马会”', '德国', '中国', '留学德国', '中共十九大', '留学德国', '德国联邦大选']</text:p>
      <text:p text:style-name="P4">
Keywords: ['德国', '中国', '汉堡港', '中远', '收购']</text:p>
      <text:p text:style-name="P4">
ID: 65589368</text:p>
      <!--METADATA-->
      <text:p text:style-name="P4">
<text:a xlink:type="simple" xlink:href="https://www.dw.com/zh/overlay/image/article/65589368/56913535" text:style-name="Internet_20_link" text:visited-style-name="Visited_20_Internet_20_Link">
 <draw:frame draw:style-name="fr1" draw:name="Image12" text:anchor-type="as-char" svg:width="6.9236in" svg:height="3.896998in" draw:z-index="0">
<draw:image xlink:href="../Images/dwzh/2023-05-11T10-30-00Z/56913535_303.jpg" xlink:type="simple" xlink:show="embed" xlink:actuate="onLoad" draw:mime-type="image/jpeg"/>
</draw:frame>
</text:a>
</text:p>
      <text:p text:style-name="P4">
中国是汉堡迄今为止最重要的贸易伙伴，约占其所处理集装箱的三分之一。</text:p>
      <text:p text:style-name="P4">
（德国之声中文网）中远集团最初计划收购汉堡港Tollerort集装箱码头35%的股份。去年10月这一收购案先是遭到德国政府的拒绝。10月26日，联邦政府批准了<text:a xlink:type="simple" xlink:href="https://www.dw.com/zh/zh/中资入股汉堡港争议双方或可接受妥协方案/a-63554802" text:style-name="Internet_20_link" text:visited-style-name="Visited_20_Internet_20_Link">
 </text:a>
 ，收购股份的比例降至24.9%。</text:p>
      <text:p text:style-name="P4">
在围绕是否应该允许中资企业入股德国港口一事，政府内部争论不断。</text:p>
      <text:p text:style-name="P4">
德国总理肖尔茨对这桩收购案持赞同态度，但是联合执政的绿党和自民党则持反对意见。</text:p>
      <text:p text:style-name="P4">
今年4月，德国信息技术安全局（BSI）将汉堡港Tollerort码头 <text:a xlink:type="simple" xlink:href="https://www.dw.com/zh/zh/汉堡港福地码头被列入关键基础设施-中远入股还有戏吗/a-65293775" text:style-name="Internet_20_link" text:visited-style-name="Visited_20_Internet_20_Link">
</text:a>
。联邦经济部表示，由于前提条件发生了变化，该部正在研究相关影响。据北德意志电台和西德意志电台的调查，联邦经济部曾主张开启一个全新的投资程序，重新评估关键基础设施的投资范围。但是这需要在联邦政府内部取得一致。</text:p>
      <text:p text:style-name="P4">
中国外交部当时敦促德国政府客观理性看待两国务实合作，为中国企业提供非歧视性的营商环境。</text:p>
      <text:p text:style-name="P4">
现在联邦政府在一份声明中表示，“修订后的收购协议符合部分禁令的条件”。同时强调，汉堡港集装箱码头归类为德国关键基础设施。</text:p>
      <text:p text:style-name="P4">
Tollerort集装箱码头运营商 <text:a xlink:type="simple" xlink:href="https://www.dw.com/zh/zh/汉堡港为何急盼中资入股/a-63519175" text:style-name="Internet_20_link" text:visited-style-name="Visited_20_Internet_20_Link">
 </text:a>
（HHLA）宣布，现在Tollerort码头可以扩建为中远集团优先对待的转运点。亚洲和欧洲之间的物流将在这里集中交汇。</text:p>
      <text:p text:style-name="P4">
HHLA公司还表示，股份收购交易“很快”就可以完成。</text:p>
      <text:p text:style-name="P4">
汉堡港方面表示，中国公司的少数股权将确保港口的就业，并加强汉堡作为物流交汇地在国内外的重要性，以及德国作为工业国家的重要性。</text:p>
      <text:p text:style-name="P4">
德国工业联合会（BDI）干事长根纳（TanjaGönner）表示，德国政府最终批准了略低于25%股份的汉堡港收购案，这对德国作为一个投资地点来说是好事。她说：“德国和欧盟的经济竞争力和技术主权需要对我们所在地的外国投资保持基本的开放，这也包括来自中国的投资。”她补充说：“扩大与中国的经济关系是合理的，即便是在地缘政治局势日益紧张的今天也是如此。”</text:p>
      <text:h text:style-name="P12" text:outline-level="3">
<text:span text:style-name="T4">
汉堡港需要投资 中国人愿意出钱：为何有人不满意？</text:span>
</text:h>
      <text:p text:style-name="P4">
（德新社、路透社等）</text:p>
      <text:p text:style-name="P4">
Source: <text:a xlink:type="simple" xlink:href="https://www.dw.com/zh/德国政府批准中远入股汉堡港-最高参股24-99/a-65589368" text:style-name="Internet_20_link" text:visited-style-name="Visited_20_Internet_20_Link">
https://www.dw.com/zh/德国政府批准中远入股汉堡港-最高参股24-99/a-65589368?maca=chi-rss-chi-all-1127-rdf</text:a>
</text:p>
      <!--NEWS-->
      <text:h text:style-name="P10" text:outline-level="1">
<text:span text:style-name="T4">
专栏 | 中国透视：为了免于恐惧的自由</text:span>
</text:h>
      <text:p text:style-name="P4">
Author: None</text:p>
      <text:p text:style-name="P4">
Publisher: Radio Free Asia (Organization)</text:p>
      <text:p text:style-name="P4">
Published Time: 2023-05-11T11:25:00-04:00</text:p>
      <text:p text:style-name="P4">
Modified Time: 2023-05-12T14:06:14-04:00</text:p>
      <text:p text:style-name="P4">
Description: None</text:p>
      <text:p text:style-name="P4">
Videos: []</text:p>
      <text:p text:style-name="P4">
Audios: ["<text:a xlink:type="simple" xlink:href="https://www.rfa.org/mandarin/zhuanlan/zhongguotoushi/panel-0511202311243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3" text:anchor-type="as-char" svg:width="6.9236in" svg:height="5.427209in" draw:z-index="0">
<draw:image xlink:href="../Images/rfamandarin/2023-05-11T11-25-00-04-00/000000.png" xlink:type="simple" xlink:show="embed" xlink:actuate="onLoad" draw:mime-type="image/png"/>
</draw:frame>
台湾“八旗文化”出版社总编辑李延贺（富察）在中国大陆被拘押 <text:a xlink:type="simple" xlink:href="https://www.rfa.org/mandarin/zhuanlan/zhongguotoushi/panel-05112023112439.html/@@images/image" text:style-name="Internet_20_link" text:visited-style-name="Visited_20_Internet_20_Link">
</text:a>
贝岭脸书图片  <text:a xlink:type="simple" xlink:href="https://www.rfa.org/mandarin/zhuanlan/zhongguotoushi/panel-05112023112439.html/@@stream" text:style-name="Internet_20_link" text:visited-style-name="Visited_20_Internet_20_Link">
</text:a>
</text:p>
      <text:p text:style-name="P4">
<text:span text:style-name="T4">
主持人：</text:span>
 <text:span text:style-name="T4">
陈奎德</text:span>
</text:p>
      <text:p text:style-name="P4">
<text:span text:style-name="T4">
座谈人：张杰博士</text:span>
 <text:span text:style-name="T4">
，</text:span>
 <text:span text:style-name="T4">
周刊《九头鸟：自由言说</text:span>
 <text:span text:style-name="T4">
》</text:span>
 <text:span text:style-name="T4">
创办者，</text:span>
 <text:span text:style-name="T4">
“张杰点评”（YouTube）主持人</text:span>
</text:p>
      <text:p text:style-name="P4">
<text:span text:style-name="T4">
一、“人间蒸发”重现中国</text:span>
</text:p>
      <text:p text:style-name="P4">
最近，有一些知识人新闻人在中国大陆人间蒸发了，中国大陆，越来越像一个魔幻的恐怖世界。</text:p>
      <text:p text:style-name="P4">
我们今天想通过讨论三个案子来透视中国大陆的基本政治生态和恐怖气氛，看看这些案子有何重要特点，通过这些案子，研究习近平对中共当下处境的判断，以及他想通过这种手段达到什么目标。最后我们来看看海外中国留学生对中国内部政治情势的反应。</text:p>
      <text:p text:style-name="P4">
<text:span text:style-name="T4">
1）李延贺（富察）案</text:span>
</text:p>
      <text:p text:style-name="P4">
台湾“八旗文化”出版社总编辑李延贺在中国大陆被拘押。</text:p>
      <text:p text:style-name="P4">
北京当局4月26日证实，一名在中国失踪的台湾出版商因涉嫌违反国家安全法已被拘留。这引发了台湾文化人的寒蝉效应。台湾日益红火的出版业的上空，顿时，一大片浓重的不详云层弥漫开来，黑云压城城欲摧。</text:p>
      <text:p text:style-name="P4">
人们立即想起的，是2015年香港的“铜锣湾书店“事件。该书店五名重要书商突然先后失踪。后来才辗转透出消息，他们竟然被中国大陆当局跨越边境绑架去大陆了。</text:p>
      <text:p text:style-name="P4">
<text:span text:style-name="T4">
李延贺其人</text:span>
</text:p>
      <text:p text:style-name="P4">
李延贺，笔名富察，是台灣的一位出版商，同時也是中国公民，从2009年他作為台湾女婿就一直住在台湾。他经营的八旗文化出版社在台湾以出版批评中共的书籍而闻名。李延贺今年三月初回中国探亲，之后不久便人间蒸发，突然失联，渺无踪影。</text:p>
      <text:p text:style-name="P4">
在台湾中华民国与大陆中华人民共和国近期紧张的关系中，李延贺的拘留可能成为一个新的危机点。北京声称民主台湾是中华人民共和国的一部分，必须与中共统一。但台湾大部分人拒绝北京统一，他们厌恶习近平的极权主义统治，包括他霸王硬上弓，废弃中英联合声明，取消香港的一国两制，用港版国安法摧毁了香港的自由与法治，熄灭了香港这个国际金融中心和自由港的地位。这是人类历史上少见的野蛮毁灭文明的一出悲剧。</text:p>
      <text:p text:style-name="P4">
中国政府的国台办发言人朱凤莲4月25日在北京对记者表示，李延贺因“涉嫌从事危害国家安全的活动”正在接受调查。她没有具体说明对李延贺的指控，但称中国会保护他的合法权利。</text:p>
      <text:p text:style-name="P4">
在中国，间谍活动与批评中共其实没有严格区分，它们都被算作违反国家安全法的罪行。被指控犯有这类罪行的人可能在不许跟家人或律师取得联系的情况下遭拘留数月。</text:p>
      <text:p text:style-name="P4">
对李延贺的支持者来说，此案与2015年五名香港书商在大陆失踪的情况存在相似之处。中国调查人员秘密拘留了那几名香港人，他们都涉及一家出版社，该社出版严厉批评习近平和其他中共领导人、对他们进行耸人听闻描述的书籍。其中一名书商桂民海目前仍在中国服刑，他因被指控向国外提供情报而判处十年有期徒刑。其他书商在中国官方电视台上公开认罪后获释。</text:p>
      <text:p text:style-name="P4">
出版商李延贺1971年出生在中国东北。移居台湾之前，曾在上海文艺出版社任职。</text:p>
      <text:p text:style-name="P4">
他为自己是满族后裔而自豪，满族建立的清朝曾从1644年至1912年统治中国。李延贺于2009年在台湾成立了八旗文化出版社。</text:p>
      <text:p text:style-name="P4">
李延贺主持的八旗文化出版的书籍种类繁多，包括许多翻译类作品，以主流的非虚构类作品为主，例如美国乔治亚理工大学教授王飞凌的《中国记录：评估中华人民共和国》和杜如松(RushDoshi)的《长期博弈：中国削弱美国、建立全球霸权的大战略》的中译本。</text:p>
      <text:p text:style-name="P4">
台湾当局也许在李延贺被大陆拘留期间很难与他联系，因为目前两岸关系紧张，而且他仍是中华人民共和国公民。</text:p>
      <text:p text:style-name="P4">
“富察本身在中国大陆出生，也有可能因此不让他离开中国大陆，也是很有可能的。”2015年被中国大陆拘留的香港书商之一林荣基说，自2019年以来他一直住在台湾。他说：“在台湾的出版人要小心一些，因为你不可能改变中国的想法。”</text:p>
      <text:p text:style-name="P4">
李延贺的妻子是台湾人，她拒绝公开谈论丈夫的案件。</text:p>
      <text:p text:style-name="P4">
处理两岸关系的台湾大陆委员会在一份书面声明中表示，正与李延贺的家人保持密切联系。</text:p>
      <text:p text:style-name="P4">
“ 对于本案的处理，”该委员会表示，“政府会运用一切方法及管道，在尊重家属意见前提下，提供最贴切的关怀与协助。”</text:p>
      <text:p text:style-name="P4">
<text:span text:style-name="T4">
2）杨智渊案</text:span>
</text:p>
      <text:p text:style-name="P4">
与上述李延贺案相类似，這也是一樁赋有政治色彩的案件。中国的检察官4月25日称，台湾男子杨智渊已被大陆当局正式逮捕，他被指控犯有“分裂国家罪”。杨智渊是台湾民族党的副主席。国台办发言人朱凤莲表示，杨智渊案“进一步敲响严惩‘台独’分裂势力的警钟”。</text:p>
      <text:p text:style-name="P4">
杨智渊（1990年1月21日—），是台湾的政治人物、社运人士，创办台湾民族党。2022年8月3日，其于中国大陆福建经商居住期间，遭公安逮捕并拘留至今。</text:p>
      <text:p text:style-name="P4">
2022年8月3日，杨智渊被中华人民共和国浙江省温州市国家安全局以“涉嫌分裂国家犯罪和煽动分裂国家犯罪”为由刑事拘捕。国台办发言人马晓光当晚回应，“国家安全机关依法对涉嫌危害国家安全犯罪的台独分子采取措施，这充分说明凡是以身试法的“台独”顽固分子，都逃脱不了国家法律的严惩”，但中华民国行政院表示，目前法务部与陆委会尚未接获中国通报。</text:p>
      <text:p text:style-name="P4">
前桃园市议员王浩宇在社交媒体上表示，在被捕之前杨智渊已在中国发展。王浩宇說，大概在一两年前，他跟“白狼”（指张安乐）去中国参访之后，就定居在那里，以为他已经脱离台独阵营、加入中共，没想到还是被抓了。</text:p>
      <text:p text:style-name="P4">
杨智渊友人吴柏玮表示，据他了解，杨这次到中国大陆“应该是参与围棋比赛，同时也有些经商活动，政治信仰绝非台独”。</text:p>
      <text:p text:style-name="P4">
2022年8月10日，中国中央电视台表示，温州市国家安全局已变更杨智渊刑事强制措施，将拘传转为“指定居所监视居住”，已于8月5日通知其家属。</text:p>
      <text:p text:style-name="P4">
杨智渊是继李明哲后，又一名遭中国指定居所监视居住的台湾人。</text:p>
      <text:p text:style-name="P4">
2022年9月16日，中华民国大陆委员会声援杨智渊，表示其应无罪，呼吁中共当局释放其回台</text:p>
      <text:p text:style-name="P4">
2023年4月25日，杨智渊一案由浙江省温州市国家安全局侦查终结，并移送温州市检察院审查起诉。浙江省检察机关对杨智渊批准逮捕。</text:p>
      <text:p text:style-name="P4">
杨智渊政见</text:p>
      <text:p text:style-name="P4">
杨智渊于2008年加入民主进步党，一年后，意识到泛绿阵营与泛蓝阵营在国家意识上存在巨大差距。他曾同时与统独政党来往；他认为两岸应保持友好关系，并推动中国大陆民主化。他认为两岸人口同属于华人社会，不要因为反共而反华。其友人吴柏玮称“理论上杨应该是统派”；许多蓝营青年表示杨被抓“不可思议”。</text:p>
      <text:p text:style-name="P4">
2016年，提出“国家至上、第三位置、坚决反共、抵御外侮”的口号。</text:p>
      <text:p text:style-name="P4">
2019年11月，作为一边一国行动党不分区立委提名人，杨智渊表示，无法认同洪秀柱的“一中同表”，又认为蔡英文的两岸政策“没有自己主见”，因此要“督促蔡总统落实两岸一边一国”。此外，杨智渊斥责民主进步党“没什么小路用”，并呼吁将政党票投给小党，让小党进入立法院，“不要让民进党继续傲慢下去”。</text:p>
      <text:p text:style-name="P4">
908台湾国运动总会长周崇德表示，杨在台湾没有发展舞台，很有可能是被利诱赴中国大陆，碰巧遇到佩洛西访台，就被逮捕做外宣。佩洛西下午离开台湾，中国大陆傍晚就公布当局拘捕了一名台湾人.（RFA报道）</text:p>
      <text:p text:style-name="P4">
<text:span text:style-name="T4">
3）董郁玉案</text:span>
</text:p>
      <text:p text:style-name="P4">
中共中央旗下官媒《光明日报》评论部副主任董郁玉于一年多前被警方带走后，其家人最近被告之董将以间谍罪被起诉。董郁玉多年来虽然服务于体制内官方媒体，却以自由主义倾向和支持改革开放著称，并且频繁与在华外国记者、外交官接触。董的支持者坚信他的所作所为是正常交流，所谓间谍罪只是中共近年收紧言论空间打压异议者的又一重磅出击。</text:p>
      <text:p text:style-name="P4">
中国最具影响力之一的官媒《光明日报》评论部副主任董郁玉，于2022年2月21日在北京新侨饭店与一名日本外交官共进午餐时被警方带走调查。该名日本外交官也被带走，数小时后被释放。日本政府对于此事表示了抗议，中国政府则回应此名外交官从事了和他工作“不一致”的活动。</text:p>
      <text:p text:style-name="P4">
2023年3月23日，董郁玉家人被告知他将面临间谍罪的起诉。一直选择沉默的家人近日决定公开此事。董郁玉一年多来不被允许和家人见面，只和律师见过一次面。</text:p>
      <text:p text:style-name="P4">
<text:span text:style-name="T4">
活躍的自由派記者——董郁玉</text:span>
</text:p>
      <text:p text:style-name="P4">
61岁的董郁玉原籍辽宁抚顺，1987年北京大学法律系毕业后加入《光明日报》。1989年董因为参加六四抗议活动被下放一年，之后回到《光明日报》。他曾为历史杂志《炎黄春秋》撰文，还为《纽约时报》中文网撰写过评论。2006年，董郁玉获得美国哈佛大学尼曼新闻奖学金，在哈佛访学一年。他还曾在日本庆应义塾大学和北海道大学担任访问学者。</text:p>
      <text:p text:style-name="P4">
作为自由派记者，董郁玉经常撰写自由主义倾向的评论文章，多年来经常保持和外国媒体以及外交人员的紧密联系。</text:p>
      <text:p text:style-name="P4">
<text:span text:style-name="T4">
国际声援董郁玉</text:span>
</text:p>
      <text:p text:style-name="P4">
来自全球各国的超过60名学者、记者和知识分子联名签署了一份公开信，要求公正对待董郁玉。签署者包括披露水门事件的《华盛顿邮报》资深记者鲍勃·伍德沃德(BobWoodward)、曾任白宫副国家安全顾问的前《华尔街日报》驻华记者博明(MatthewPottinger)、七十年代就前往中国学习的中国问题专家夏伟（Orville Schell）等人。</text:p>
      <text:p text:style-name="P4">
公开信说：“正如全世界所有的记者一样，董郁玉经常和他国外交人员、记者、学者见面，这其中也包括我们中的一些人。我们的见面计划经常是在微信上商定的，也一直都是公开的，见面地点都是公开场合。”</text:p>
      <text:p text:style-name="P4">
“我们中还有一些人是董郁玉在国外学习时候的同学，比如2007年度哈佛尼曼学者。我们非常欣赏董郁玉开放幽默的性格，对世界问题的洞察力。他好学且客观，是一名优秀的中国文化使者。”</text:p>
      <text:p text:style-name="P4">
“我们所有人都可以证明董郁玉具有高度的学术道德和水准。我们就彼此国家以及世界形势进行了坦诚公开的交流，这种交流是正常的‘民间外交’的一部分，也是一直以来为中国政府所支持的。”</text:p>
      <text:p text:style-name="P4">
公开信呼吁中国政府重新考虑董郁玉可能面对的严厉处罚：“和外国外交人员、记者、学者的联系不应该成为构成间谍罪的理由。如果是这样的话，谁还愿意来中国，和中国的记者、学者以及外交人员见面？”</text:p>
      <text:p text:style-name="P4">
成立于1908年，位于华盛顿的“美国全国新闻俱乐部”(American PressClub)于4月24日发表了一篇关于此事的声明。声明说：“通过他的工作，董郁玉让世界更好的了解中国，也让中国了解美国和日本的生活。董郁玉是一位成绩斐然的记者，对他的打压有损于外界对中国的积极看法。我们呼吁中国政府撤销控诉，释放董郁玉。”</text:p>
      <text:p text:style-name="P4">
<text:span text:style-name="T4">
体制内的默默博弈</text:span>
</text:p>
      <text:p text:style-name="P4">
董郁玉在《光明日报》经常撰写关于经济事务的评论，文章往往显露他的改革和自由主义思想倾向。</text:p>
      <text:p text:style-name="P4">
2012年，董郁玉在给历史杂志《炎黄春秋》撰写的文章《共和为何成为历史大势》中，表达了中国需要建立宪政的主张。他在文中说：“在宪政民主制度所能提供的自由、安全、秩序、效率等诸多价值中，自由无疑是最重要的价值”；“希特勒德国和苏维埃社会主义共和国联盟的失败宿命，从根本上讲，就在于其压抑和扭曲人性的制度设计。”</text:p>
      <text:p text:style-name="P4">
2012年7月，董郁玉为《纽约时报》中文网撰写了一篇题为《我要送儿子去美国读大学》的文章。董郁玉在文中引用了纽时专栏作家托马斯·弗里德曼的观察：越来越多的外国移民选择去美国接受教育，美国依然是吸引全世界人才最大的磁石。董郁玉本人正是众多送子女去美国念书的家长之一，他儿子所在的精英中学北京四中，有1/4的学生希望高中毕业之后放弃中国的大学，直接赴美念大学。</text:p>
      <text:p text:style-name="P4">
旅居海外的学者吴祚来表示，中国国内官方媒体上偶尔能看到一些“不同的声音”，是因为有董郁玉这样的人在努力。“尽管中宣部有他那一套极左的思维，或者左派惯用的那一套语言表达，但是写作权和发表权在于一线的编辑。有董先生这样的人在，他就有一些量度，有一些开明度，或者是和普世价值接轨的东西就会多一些。并不是上面要放什么风，上层开明啊，不是这样。是底层一线的编辑和主任们，他们的这个代表和立场决定的。”</text:p>
      <text:p text:style-name="P4">
<text:span text:style-name="T4">
“让所有人不敢和外国人接触”？</text:span>
</text:p>
      <text:p text:style-name="P4">
董郁玉的家人在发表的声明中说，董既不是间谍，也从未充当外国特工。他和日本、美国等国的学者、记者以及外交人员的交往可以追溯到二十多年前，是公开、光明正大的，是中国多年来一直鼓励的正常知识和文化交流的一部分。</text:p>
      <text:p text:style-name="P4">
吴祚来完全不认为董郁玉有任何“间谍”行为。他说：“董先生作为一个媒体人，而且是评论者，不可能接触到深层的秘密，只是交流一些自己的看法。但是就是这样的东西，他们可以上纲上线。他们很多吃饭的地方都有监听设备，或者电话监听。他可以通过你交流的这些内容，就把你定性为泄露国家机密。”</text:p>
      <text:p text:style-name="P4">
董郁玉的家人在声明中说，目前尚不清楚具体的审判时间。根据中国目前的刑法，如果以间谍罪定罪，情节较轻的可处三年以上十年以下有期徒刑；危害国家安全的，处十年以上有期徒刑或者无期徒刑。</text:p>
      <text:p text:style-name="P4">
<text:span text:style-name="T4">
二、诸案的基本特点</text:span>
</text:p>
      <text:p text:style-name="P4">
<text:span text:style-name="T4">
1、北京跨境长臂镇压(被拘押者有中华民国台湾公民，有长期居住台湾的台湾女婿，有中华人民共和国公民……)</text:span>
</text:p>
      <text:p text:style-name="P4">
<text:span text:style-name="T4">
2、中共聚焦于掐灭异端思想及自由知识人：诸案均为思想犯、良心犯</text:span>
</text:p>
      <text:p text:style-name="P4">
<text:span text:style-name="T4">
3、习近平面对孤立态势，中国正在走向戒严，寻求准战时管制</text:span>
</text:p>
      <text:p text:style-name="P4">
<text:span text:style-name="T4">
4、《间谍法》使中国进入准战争的戒严时代，间谍罪已成为口袋罪——“莫须有”的罪名</text:span>
</text:p>
      <text:p text:style-name="P4">
4月24日，反间谍法修订草案提请十四届全国人大常委会第二次会议三审。根据中国官方新闻报道，草案三审稿进一步完善了关于网络间谍的规定，明确网络间谍的行为方式。</text:p>
      <text:p text:style-name="P4">
实际上，是大大地扩大了“间谍“定义所囊括的范围，模糊了”机密情报“和”异议思想“之间的界限。准文革的精神环境：知识精英、企业家群体噤若寒蝉。反智主义的无声的中国出现。对政权安全的焦虑令北京日益闭关锁国。这将强化中国大陆与主流国际社会之间的壁垒与敌意，制造了对中共愈加不安全的、孤立的国际环境。</text:p>
      <text:p text:style-name="P4">
<text:span text:style-name="T4">
三、镇压知识界的海外效应</text:span>
</text:p>
      <text:p text:style-name="P4">
<text:span text:style-name="T4">
东方不亮西方亮： 海外中国留学生开始组织起来发出声音。出现了类似1989年胡耀邦去世后海外留学生站出来的情势。</text:span>
</text:p>
      <text:p text:style-name="Horizontal_20_Line"/>
      <ul>
        <li>
          <text:span text:style-name="T4">
乔治华盛顿大学独立中国学生组织成立宣言：点燃我们的火炬！ （与大使馆扶植的学生会分庭抗礼）</text:span>
        </li>
      </ul>
      <text:p text:style-name="P4">
（……在我们的校园里，对公民权利和学术自由的要求却一浪比一浪高。随着去年11月底白纸革命的开始，许多手足和乔治华盛顿大学的其他数百名中国学生参与了在科根广场和华盛顿特区其他地方的守夜和抗议活动。风止但树不欲静，后白纸革命时代的问题意识和行动信念越发强大。简而言之，人们真正渴望这种真实的表达和行为，但却缺乏允许自由表达的空间。</text:p>
      <text:p text:style-name="P4">
认识到这一点，我们宣布成立乔治华盛顿大学独立中国学生会——炬火波托马克。总的来说，我们希望为乔治华盛顿大学的中国留学生和学者以及散居在更大范围内的同代中国青年，提供一个独立于中国共产党及其傀儡的组织平台、社会支持和社群。此外，我们还欢迎来自各种背景的对中国文化、政治和身份感兴趣的学生。</text:p>
      <text:p text:style-name="P4">
我们的当务之急仍然是保护乔治华盛顿大学的学生不受学联和中共的影响，并促成从参与维吾尔族种族灭绝的公司和支持中共的公司的全面撤资，作为乔治华盛顿大学与中国关系的更广泛的伦理重建的一部分。长期以来，学联和类似的组织一直保持着对中国学生的文化和政治代表权的垄断。众所周知，学联与中国共产党及其傀儡合作并接受其领导。它已经在其宣传片中公开声明了这一点。在乔治华盛顿大学的中国学生中更广为人知的是，它是由红三代和富二代领导的，他们道德赤字爆表，透明度为零。例如，在过去几年中，他们甚至挪用了名义上应当用于网络和就业相关活动的其成员的缴费。领导学联的亲共精英吹嘘他们参加中国大使馆的活动，与大使共进晚餐。这些人垄断权力并不是因为他们提供了一个有吸引力的愿景或者令人敬服的行政能力。学联通过恐吓、监视、勒索以及其他形式的压制和暴力的威胁，来保护其垄断地位-——尤其是通过恐惧。</text:p>
      <text:p text:style-name="P4">
鲁迅曾写道：”有一分热，发一分光，就令萤火一般，也可以在黑暗里发一点光，不必等候炬火。此后如竟没有炬火，我便是唯一的光。”鉴于中共、学联的压迫和学校管理层的冷血，我们不再等待炬火，而是决定在波托马克河畔燃起火星。……）</text:p>
      <text:p text:style-name="P4">
美国学生组织“雅典学会”（Athenai Institute）的主席罗里·奥康纳（RoryO’Connor）对美国之音表示，对于“民主墙”的破坏“相当于让那些几乎没有其他途径可以安全地发表意见的学生噤声。”</text:p>
      <text:p text:style-name="P4">
“雅典学会”致力于推动美国高校摆脱和中国的利益关系，以及保护学校的学术和言论自由。“雅典学会”对乔治·华盛顿大学独立中国学生会的建立提供了支持。</text:p>
      <text:p text:style-name="P4">
奥康纳说：“我们的时间和资源很少有比支持中国民主派学生更好的用途，他们仅仅因为试图真实地表达自己而现在正面临法西斯党国的代理人。”</text:p>
      <text:p text:style-name="P4">
除了“雅典学会”，乔治·华盛顿大学的一些学生组织也对独立学生会表达了支持，其中包括校园民主党与共和党组织、中国女权主义者（GW ChineseFeminists）、维吾尔人权倡议（GW Uyghur Human Rights Initiative）和俄罗斯语使用者协会（GW RussianSpeaking Association）。</text:p>
      <text:p text:style-name="P4">
独立学生会在声明中表示，学校的中国学生学者联合会（CSSA）是打压他们表达政治诉求的主要力量：“我们的当务之急仍然是保护乔治·华盛顿大学的学生不受学联和中共的影响……长期以来，学联和类似的组织一直保持着对中国学生的文化和政治代表权的垄断。”</text:p>
      <text:p text:style-name="P4">
<text:span text:style-name="T4">
2）加拿大多伦多海外中国留学生2022年5月成立《公民会》</text:span>
</text:p>
      <text:p text:style-name="P4">
一个类似于1987年和1989年在胡耀邦被整肃和逝世时在海外中国留学生引发的抗议浪潮逐渐开始在2022年-2023年兴起，可视为中国知识界的精神动向。我们相信，海外中国留学生的这一义举，将很快流行开来，形成燎原之火。</text:p>
      <text:p text:style-name="P4">
Source: <text:a xlink:type="simple" xlink:href="https://www.rfa.org/mandarin/zhuanlan/zhongguotoushi/panel-05112023112439.html" text:style-name="Internet_20_link" text:visited-style-name="Visited_20_Internet_20_Link">
https://www.rfa.org/mandarin/zhuanlan/zhongguotoushi/panel-05112023112439.html</text:a>
</text:p>
      <!--NEWS-->
      <text:h text:style-name="P10" text:outline-level="1">
<text:span text:style-name="T4">
澳大利亚贸易部长今起访华 恢复贸易是会谈重点</text:span>
</text:h>
      <text:p text:style-name="P4">
Author: None (Language: zh)</text:p>
      <text:p text:style-name="P4">
Publisher: None</text:p>
      <text:p text:style-name="P4">
Time: 2023-05-11T12:04:00Z</text:p>
      <text:p text:style-name="P4">
Description: 澳大利亚贸易部长周四抵达北京，将同中国商业部长举行会谈。澳大利亚方面正在努力让中方消除贸易壁垒，并恢复双边外交关系的稳定发展。</text:p>
      <text:p text:style-name="P4">
Videos: []</text:p>
      <text:p text:style-name="P4">
Images: ["<text:a xlink:type="simple" xlink:href="https://static.dw.com/image/51379312_303.jpg" text:style-name="Internet_20_link" text:visited-style-name="Visited_20_Internet_20_Link">
51379312_303.jpg</text:a>
", "<text:a xlink:type="simple" xlink:href="https://static.dw.com/image/63763964_401.jpg" text:style-name="Internet_20_link" text:visited-style-name="Visited_20_Internet_20_Link">
63763964_401.jpg</text:a>
", "<text:a xlink:type="simple" xlink:href="https://static.dw.com/image/56492674_401.jpg" text:style-name="Internet_20_link" text:visited-style-name="Visited_20_Internet_20_Link">
56492674_401.jpg</text:a>
"]</text:p>
      <text:p text:style-name="P4">
Subject: 新闻广角</text:p>
      <text:p text:style-name="P4">
Subjects: ['澳大利亚', '汉诺威工业博览会', '岛屿主权争端', '专题报道：全景观看“习马会”', '移民难民', '中国', '中共十九大', '人权', '德中关系']</text:p>
      <text:p text:style-name="P4">
Keywords: ['澳大利亚', '中国', '澳中关系', '人权', '成蕾', '贸易', '关税', '新冠溯源调查']</text:p>
      <text:p text:style-name="P4">
ID: 65591021</text:p>
      <!--METADATA-->
      <text:p text:style-name="P4">
<text:a xlink:type="simple" xlink:href="https://www.dw.com/zh/overlay/image/article/65591021/51379312" text:style-name="Internet_20_link" text:visited-style-name="Visited_20_Internet_20_Link">
 <draw:frame draw:style-name="fr1" draw:name="Image14" text:anchor-type="as-char" svg:width="6.9236in" svg:height="3.896998in" draw:z-index="0">
<draw:image xlink:href="../Images/dwzh/2023-05-11T12-04-00Z/51379312_303.jpg" xlink:type="simple" xlink:show="embed" xlink:actuate="onLoad" draw:mime-type="image/jpeg"/>
</draw:frame>
</text:a>
</text:p>
      <text:p text:style-name="P4">
（德国之声中文网）澳大利亚贸易部长唐·法雷尔（Don Farrell）表示，他将在北京会晤中国商业部长王文涛，并努力"全面恢复澳大利亚各个领域的对华贸易，这对澳中双方都有利，也符合澳大利亚出口商和生产商的利益。"</text:p>
      <text:p text:style-name="P4">
法雷尔乘机飞往北京前对记者表示，澳中双方都有改善关系的意愿，但仍需付出更多的努力。他说："澳大利亚和中国之间建立强劲的贸易关系才是对该地区实现和平稳定的最大贡献。"</text:p>
      <text:p text:style-name="P4">
中国是澳大利亚的最大贸易伙伴，2022年，双边贸易总额为2870亿澳元（折合1950亿美元），其中包括中国市场无可替代的澳大利亚铁矿石。尽管如此，2019年以来，澳大利亚贸易部长再没有访问过中国。</text:p>
      <text:p text:style-name="P4">
中国商务部表示，法雷尔将在中国逗留至本周六。中方表示，希望法雷尔此次来访"能够进一步巩固双方领导人去年十一月巴厘G20峰会期间所取得的'重要共识'"。</text:p>
      <text:p text:style-name="P4">
<draw:frame draw:style-name="fr1" draw:name="Image15" text:anchor-type="as-char" svg:width="6.9236in" svg:height="3.896998in" draw:z-index="0">
<draw:image xlink:href="../Images/dwzh/2023-05-11T12-04-00Z/63763964_401.jpg" xlink:type="simple" xlink:show="embed" xlink:actuate="onLoad" draw:mime-type="image/jpeg"/>
</draw:frame>
</text:p>
      <text:p text:style-name="P4">
去年十一月巴厘G20峰会期间，中澳领导人举行会晤，并达成一系列'重要共识'"。</text:p>
      <text:p text:style-name="P4">
中国商务部发言人束珏婷表示："中方期望，中澳双方能够就发展双边经贸以及推进两国关系交换意见。"中澳两国贸易部长还将共同主持第16届中澳部长级经济联委会会议。中澳双方的经济联合委员会会议首次于1986年召开，随着双方外交摩擦的加剧，会议从2017年开始中断至今。</text:p>
      <text:p text:style-name="P4">
从2020年开始，中国方面开始对来自澳大利亚的葡萄酒、牛肉、大麦、煤炭、海鲜以及木材实施进口限制。澳大利亚要求展开新冠溯源调查的建议，引起北京强烈不满，此后不久，澳籍记者成蕾以危害国家安全罪名遭到逮捕。此外，堪培拉还出于国家安全考量，将中国网络设备制造商华为的产品排除在该国5G网建设之外。</text:p>
      <text:p text:style-name="P4">
2022年5月，工党政府上台后，尽管澳大利亚政府并没有改变对外来投资进行安全审核的政策， <text:a xlink:type="simple" xlink:href="https://www.dw.com/zh/zh/澳大利亚实施防御调整-应对地区军事威胁/a-65417123" text:style-name="Internet_20_link" text:visited-style-name="Visited_20_Internet_20_Link">
</text:a>
 但澳中外交关系还是出现了缓解的迹象。</text:p>
      <text:p text:style-name="P4">
<draw:frame draw:style-name="fr1" draw:name="Image16" text:anchor-type="as-char" svg:width="6.9236in" svg:height="3.896998in" draw:z-index="0">
<draw:image xlink:href="../Images/dwzh/2023-05-11T12-04-00Z/56492674_401.jpg" xlink:type="simple" xlink:show="embed" xlink:actuate="onLoad" draw:mime-type="image/jpeg"/>
</draw:frame>
</text:p>
      <text:p text:style-name="P4">
澳籍华裔记者成蕾已被中国关押超过一千天。</text:p>
      <text:p text:style-name="P4">
上周，澳大利亚总理阿尔巴尼斯在接受英国电视台采访时表示，他的政府不会参与"针对中国的言论战"。 <text:a xlink:type="simple" xlink:href="https://www.dw.com/zh/zh/关系改善-中澳将谈判解决大麦争端/a-65277773" text:style-name="Internet_20_link" text:visited-style-name="Visited_20_Internet_20_Link">
</text:a>
</text:p>
      <text:p text:style-name="P4">
法雷尔表示："令澳大利亚政府感到高兴的是，煤炭、棉花、铜矿石的贸易已经开始恢复，而中方也已同意就针对澳大利亚大麦征收的关税进行复查。"</text:p>
      <text:p text:style-name="P4">
澳大利亚海关数据显示，今年头几个月澳大利亚已经向中国出口了价值四千万美元的铜矿石和铜精矿，这是2020年以来首次恢复对华出口。</text:p>
      <text:p text:style-name="P4">
法雷尔表示，访华期间，他也会谈及其他一些"对澳大利亚至为重要的话题"。一般认为，上述话题可能将涉及同人权有关的个案。</text:p>
      <text:p text:style-name="P4">
阿尔巴尼斯表示，澳大利亚将会持续关注目前已被拘押超过一千天的澳大利亚记者成蕾的命运。</text:p>
      <text:p text:style-name="P4">
（路透社）</text:p>
      <text:p text:style-name="P4">
Source: <text:a xlink:type="simple" xlink:href="https://www.dw.com/zh/澳大利亚贸易部长今起访华-恢复贸易是会谈重点/a-65591021" text:style-name="Internet_20_link" text:visited-style-name="Visited_20_Internet_20_Link">
https://www.dw.com/zh/澳大利亚贸易部长今起访华-恢复贸易是会谈重点/a-65591021?maca=chi-rss-chi-all-1127-rdf</text:a>
</text:p>
      <!--NEWS-->
      <text:h text:style-name="P10" text:outline-level="1">
<text:span text:style-name="T4">
台湾富士康第一季度利润暴跌56%</text:span>
</text:h>
      <text:p text:style-name="P4">
Author: None (Language: zh)</text:p>
      <text:p text:style-name="P4">
Publisher: None</text:p>
      <text:p text:style-name="P4">
Time: 2023-05-11T14:16:00Z</text:p>
      <text:p text:style-name="P4">
Description: 台湾富士康公司周四（5月11日）发布第一季度财报，第一季度利润暴跌56%。富士康表示，全球经济低迷导致了智能消费电子产品的需求下滑。</text:p>
      <text:p text:style-name="P4">
Videos: []</text:p>
      <text:p text:style-name="P4">
Images: ["<text:a xlink:type="simple" xlink:href="https://static.dw.com/image/63598242_303.jpg" text:style-name="Internet_20_link" text:visited-style-name="Visited_20_Internet_20_Link">
63598242_303.jpg</text:a>
"]</text:p>
      <text:p text:style-name="P4">
Subject: 经济纵横</text:p>
      <text:p text:style-name="P4">
Subjects: ['富士康', '岛屿主权争端', '马英九', '专题报道：全景观看“习马会”', '专题报道：2016年台湾大选', '中国', '智能手机', '台湾', '中共十九大', '德中关系']</text:p>
      <text:p text:style-name="P4">
Keywords: ['富士康', '台湾', '鸿海', '苹果', '中国']</text:p>
      <text:p text:style-name="P4">
ID: 65593498</text:p>
      <!--METADATA-->
      <text:p text:style-name="P4">
<text:a xlink:type="simple" xlink:href="https://www.dw.com/zh/overlay/image/article/65593498/63598242" text:style-name="Internet_20_link" text:visited-style-name="Visited_20_Internet_20_Link">
 <draw:frame draw:style-name="fr1" draw:name="Image17" text:anchor-type="as-char" svg:width="6.9236in" svg:height="3.896998in" draw:z-index="0">
<draw:image xlink:href="../Images/dwzh/2023-05-11T14-16-00Z/63598242_303.jpg" xlink:type="simple" xlink:show="embed" xlink:actuate="onLoad" draw:mime-type="image/jpeg"/>
</draw:frame>
</text:a>
</text:p>
      <text:p text:style-name="P4">
今年1到3月，富士康净利润为128亿元新台币，同比下降56%。</text:p>
      <text:p text:style-name="P4">
（德国之声中文网） <text:a xlink:type="simple" xlink:href="https://www.dw.com/zh/zh/富士康今年1月份业绩亮眼/a-64615888" text:style-name="Internet_20_link" text:visited-style-name="Visited_20_Internet_20_Link">
 </text:a>
是全球最大的电子产品代工厂，为许多国际知名品牌代工，其中最知名的就是 <text:a xlink:type="simple" xlink:href="https://www.dw.com/zh/zh/苹果的中国麻烦/a-64071155" text:style-name="Internet_20_link" text:visited-style-name="Visited_20_Internet_20_Link">
</text:a>
 的iPhone手机。</text:p>
      <text:p text:style-name="P4">
今年1到3月，富士康净利润为128亿元新台币，同比下降56%。第一季度营收为1.46万亿元新台币，同比增长4%。</text:p>
      <text:p text:style-name="P4">
富士康董事长刘扬伟在财报电话会议上表示，公司预计第二季度智能消费电子产品和其他产品的营收也会下降，这三个月是传统的电子产品消费淡季。他预期整季将呈现季减、年减，预计年底会有更明确的方向。</text:p>
      <text:p text:style-name="P4">
他还表示，由于目前企业仍处于新事业投资、持续全球化布局阶段，资本支出相对提高，连带影响折旧摊销成本。今年要达到与去年一样的毛利率，将会有很大挑战。</text:p>
      <text:p text:style-name="P4">
富士康母公司鸿海集团扩大布局印度，当地子公司斥资30亿元印度卢比在卡纳塔克邦的班加罗尔购置土地，目的为营运需求。鸿海集团除了扩大在印度iPhone产线，也在积极<text:a xlink:type="simple" xlink:href="https://www.dw.com/zh/zh/2025年四分之一苹果手机将是印度造/a-63193200" text:style-name="Internet_20_link" text:visited-style-name="Visited_20_Internet_20_Link">
 </text:a>
 。</text:p>
      <text:p text:style-name="P4">
富士康目前在全球20多个国家都拥有生产及服务点。</text:p>
      <text:h text:style-name="P12" text:outline-level="3">
<text:span text:style-name="T4">
富士康冲突折射中国“清零”困境</text:span>
</text:h>
      <text:p text:style-name="P4">
由于中国在疫情期间采取 <text:a xlink:type="simple" xlink:href="https://www.dw.com/zh/zh/富士康iphone产能11月恐降三成以上/a-63885278" text:style-name="Internet_20_link" text:visited-style-name="Visited_20_Internet_20_Link">
 </text:a>
，再加上美中关系持续紧张等多重因素的影响，富士康也正在寻求生产线多样化。</text:p>
      <text:p text:style-name="P4">
Counterpoint Research高级分析师林科宇说，利润暴跌应被视为富士康的“投资曲线”，因为它寻求将更多资金投入到汽车产业和虚拟技术等领域。</text:p>
      <text:p text:style-name="P4">
林科宇说：“制造端则无法赚取利润，因为他们需要重新投资，升级设备和技术，支持苹果公司等客户正在开发得尖端产品。”</text:p>
      <text:p text:style-name="P4">
（法新社）</text:p>
      <text:p text:style-name="P4">
Source: <text:a xlink:type="simple" xlink:href="https://www.dw.com/zh/台湾富士康第一季度利润暴跌56/a-65593498" text:style-name="Internet_20_link" text:visited-style-name="Visited_20_Internet_20_Link">
https://www.dw.com/zh/台湾富士康第一季度利润暴跌56/a-65593498?maca=chi-rss-chi-all-1127-rdf</text:a>
</text:p>
      <!--NEWS-->
      <text:h text:style-name="P10" text:outline-level="1">
<text:span text:style-name="T4">
专栏 | 军事无禁区：撒手锏破功－看高超音速武器谁与争锋</text:span>
</text:h>
      <text:p text:style-name="P4">
Author: None</text:p>
      <text:p text:style-name="P4">
Publisher: Radio Free Asia (Organization)</text:p>
      <text:p text:style-name="P4">
Published Time: 2023-05-11T14:38:00-04:00</text:p>
      <text:p text:style-name="P4">
Modified Time: 2023-05-12T10:05:16-04:00</text:p>
      <text:p text:style-name="P4">
Description: None</text:p>
      <text:p text:style-name="P4">
Videos: []</text:p>
      <text:p text:style-name="P4">
Audios: ["<text:a xlink:type="simple" xlink:href="https://www.rfa.org/mandarin/zhuanlan/junshiwujinqu/mil-0511202313555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 text:anchor-type="as-char" svg:width="6.9236in" svg:height="4.612011in" draw:z-index="0">
<draw:image xlink:href="../Images/rfamandarin/2023-05-11T14-38-00-04-00/000000.png" xlink:type="simple" xlink:show="embed" xlink:actuate="onLoad" draw:mime-type="image/png"/>
</draw:frame>
乌克兰空军证实以爱国者防空导弹击落匕首导弹。图为部署在波兰的美制爱国者防空导弹。 <text:a xlink:type="simple" xlink:href="https://www.rfa.org/mandarin/zhuanlan/junshiwujinqu/mil-05112023135551.html/@@images/image" text:style-name="Internet_20_link" text:visited-style-name="Visited_20_Internet_20_Link">
</text:a>
美联社资料图片  <text:a xlink:type="simple" xlink:href="https://www.rfa.org/mandarin/zhuanlan/junshiwujinqu/mil-05112023135551.html/@@stream" text:style-name="Internet_20_link" text:visited-style-name="Visited_20_Internet_20_Link">
</text:a>
</text:p>
      <text:p text:style-name="P4">
听众朋友们，大家好。您现在收听的是自由亚洲电台的「军事无禁区」栏目。我是栏目主持人亓乐义。俄罗斯形容近年研制的高超音速武器无坚不摧，是制衡美国反导弹系统的大杀器。这个说法日前已经破功。</text:p>
      <text:p text:style-name="P4">
乌克兰武装部队空军司令奥列楚克（MykolaOleshchuk）指出，5月4日晚间在基辅周边地区上空，乌军使用爱国者防空导弹击落1枚"无可匹敌”的匕首（Kinzhal）导弹，这是历史性事件。该导弹由米格-31战机从俄罗斯本土发射。《乌克兰国家通讯社》5月6日证实这项消息。俄方至今没有回应。</text:p>
      <text:p text:style-name="P4">
<text:span text:style-name="T4">
撒手锏神话破灭</text:span>
</text:p>
      <text:p text:style-name="P4">
匕首号称是高超音速导弹，飞行速度10马赫（10倍音速）能机动变轨，可根据任务需要搭载核子与常规弹头，射程2,000公里，精度优于10米。俄罗斯总统普京（VladimirPutin）2018年在国情咨文中公开表示，空射型匕首高超音速导弹2017年12月起在南部军区进行战斗值班任务。在普京汇报现场，大屏幕演示匕首导弹发射打击过程，引起全场观众热烈掌声。</text:p>
      <text:p text:style-name="P4">
俄军模拟推演结果显示，1枚匕首导弹可突破由20枚以上北约标准型和爱国者型防空导弹所组成的密集拦截火力网，作为反制美国反导弹系统量身定制的”撒手锏”武器。俄罗斯空天军司令苏洛维金（SergeySurovikin）信心十足地说，匕首导弹能有效突破西方国家当前及未来防空与反导弹系统。</text:p>
      <text:p text:style-name="P4">
去年2月俄罗斯入侵乌克兰。半年后俄罗斯国防部长绍伊古（SergeiShoigu）对外宣称，作战期间3度使用匕首高超音速导弹，成功击中高价值目标，性能无可匹敌。今年4月乌克兰获得首批爱国者导弹系统，防空能力增强，出乎预料打破俄罗斯高超音速武器无法拦截的神话。</text:p>
      <text:p text:style-name="P4">
美方在第一时间没有回应。直到5月9日国防部发言人莱德（PatrickRyder）在新闻发布会上证实，乌克兰使用爱国者导弹防御系统击落1枚俄罗斯匕首导弹。他说爱国者系统是美国和国际社会向乌克兰提供范围更广的防空能力的一部分。今后继续加紧提供陆基防空能力和弹药，帮助乌克兰控制其主权天空，保护乌克兰人免受俄罗斯巡航导弹和伊朗无人机的攻击。</text:p>
      <text:p text:style-name="P4">
请注意，莱德证实匕首导弹被击落，但没有强调它是”高超音速导弹，”而是说乌克兰击落”1枚俄罗斯导弹。”这是否暗示美国并未把匕首视为真正意义上的高超音速武器，而是一种空射型弹道导弹，不是什么新武器。</text:p>
      <text:p text:style-name="P4">
<text:span text:style-name="T4">
制导型空射弹道导弹</text:span>
</text:p>
      <text:p text:style-name="P4">
包括霍林斯（AlexHollings）在内的美国国防技术专家指出，匕首导弹是俄罗斯短程弹道导弹伊斯坎德尔的改良版，从地面发射改由米格-31多用途战机搭载从空中发射，装配专为空对地作战设计的新制导系统，属于制导型空射弹道导弹，不是全新技术；可能达到高超音速，但不是高超音速武器。</text:p>
      <text:p text:style-name="P4">
霍林斯认为，俄罗斯利用公众对”高超音速”名词的误解，通过改良原有武器系统，作为先进尖端技术推动军售，以此获得资金发展下一代武器装备。为吸引外国买家，俄罗斯必须表现出有能力开发与美国和中国同等，甚至更强的武器，以较小成本营造21世纪军事强国形象。匕首导弹是其中代表之作。</text:p>
      <text:p text:style-name="P4">
但不能否认，与陆基型和海基型发射的弹道导弹相比，空射型弹道导弹的优势显而易见。首先是发射费用低、性价比高，空射型可省去陆射和海射所使用的弹道导弹发射装置，而且不需构建预设阵地或阵位，不用一级发动机可减少发射燃料。</text:p>
      <text:p text:style-name="P4">
其次是机动性高，生存能力强。飞机搭载弹道导弹的机动速度远比陆基型与海基型快得多，活动范围也大得多。在本国领空或防区外飞行很难被敌方侦察、定位和攻击。这次匕首导弹由米格-31战机从俄罗斯本土发射，没有前出也不需要前出攻击，确保安全。由于机动性高，进而压缩敌方预警时间，突防能力强。</text:p>
      <text:p text:style-name="P4">
基于这些特点，空射型弹道导弹确实不一般，但毕竟不是高超音速武器。</text:p>
      <text:p text:style-name="P4">
什么是高超音速武器？</text:p>
      <text:p text:style-name="P4">
<text:span text:style-name="T4">
大气层内</text:span>
 <text:span text:style-name="T4">
5</text:span>
 <text:span text:style-name="T4">
马赫飞行</text:span>
</text:p>
      <text:p text:style-name="P4">
“高超音速武器”一词经常被误用。严格来说，它是指在地球大气层内、以高于5马赫飞行速度的导弹（5马赫每秒速度约1.7公里、每小时约6,120公里）。它飞行的大部分时间都在地球大气层内（而不在外太空、大气层外），要禁得住极端高温考验，并且利用空气动力学的设计特点机动操纵。</text:p>
      <text:p text:style-name="P4">
反观弹道导弹大部分飞行时间都在大气层外，没有与空气长时间相互作用的影响，在重返大气层时因空气阻力也会面临极端高温，但时间很短。高超音速导弹的不同之处，在于它们必须在大部分飞行过程中应对大气层内热效应的考验。因此，它和弹道导弹有本质上的区别。</text:p>
      <text:p text:style-name="P4">
高超音速导弹的另一个决定性特征，是它们依赖空气动力学的控制面（如导弹机翼或尾翼）进行滑行和机动，以不规则轨迹飞行，又是高超音速，敌方很难发现拦截。弹道导弹则以相对固定的拋物线轨迹飞行，也是高超音速，但它被拦截的概率比高超音速武器高。</text:p>
      <text:p text:style-name="P4">
至今符合上述定义的高超音速武器有两种：高超音速助推式滑翔导弹（HGV）和高超音速巡航导弹（HCM）。目前正式服役的有俄罗斯陆基型先锋（Avangard）导弹和中国陆基型东风-17导弹属于前者；后者服役的是俄罗斯锆石（Tsirkon）海基型高超音速反舰巡航导弹，俄方宣称采超燃冲压发动机为动力，飞行速度达9马赫。</text:p>
      <text:p text:style-name="P4">
截至目前，美国没有任何一款高超音速武器服役。但美国早于1970年代开始研发高超音速助推式滑翔导弹，飞行测试多次未达预定目标。超燃冲压发动机的研究始于1950年代，历经多次飞行试验成果有限。2013年美国空军运用X-51无人高超音速试验机，测试超燃冲压发动机并以5.1马赫速度成功飞行210秒，距理想目标相差甚远。</text:p>
      <text:p text:style-name="P4">
<text:span text:style-name="T4">
多重技术难点有待克服</text:span>
</text:p>
      <text:p text:style-name="P4">
美国国会预算办公室（CBO）今年1月应参议院军事委员会要求，完成一份《美国高超音速武器和替代品》的研究分析报告。内容指出，发展高超音速武器有许多技术难点有待克服，包括设计过硬的隔热装置，使导弹的结构材料能在大气层内飞行期间承受超过2,000°摄氏度的高温，而不会变形或熔化，同时确保弹头能够发射和接收通信和定位信号。</text:p>
      <text:p text:style-name="P4">
当飞行速度超过5马赫，导弹周围气流从平稳到湍流的转变，会破坏其稳定性并导致突然的局部温度升高。导弹转弯时，除增加导弹的热负荷，也会明显降低导弹飞行速度而缩小射程。这些因素往往限制高超音速导弹的机动能力。</text:p>
      <text:p text:style-name="P4">
发展高超音速巡航导弹需要过硬的超燃冲压技术和发动机组件。其难度被比喻在飓风中如何保持火柴能够点燃而不灭。2022年之前，美国只成功运行几分钟的超燃冲压发动机，几次成功演示说明克服一些设计难点，但仍然存在工程障碍。它必须满足导弹尺寸、射程和速度要求，需要克服极端高温和空气动力学的挑战。</text:p>
      <text:p text:style-name="P4">
俄罗斯和中国已经服役的高超音速导弹是否符合美国的研制标准，不得而知。但可以肯定，美国至今没有现役高超音速导弹，不代表技术落后，而是考虑的面向较多，尽可能缩短导弹从有到精的磨合时间。俄中两国的发展思路是先求有、再求精，磨合时间可能较长，性能要求可能不比美国高。</text:p>
      <text:p text:style-name="P4">
美国国会预算办公室的研究分析报告指出，美国发展高超音速武器主要考虑4个面向。首先，必须克服技术挑战才能部署高超音速导弹，包括承受极端高温，需要进行大量飞行测试才能定案。</text:p>
      <text:p text:style-name="P4">
<text:span text:style-name="T4">
总体技术美国领先</text:span>
</text:p>
      <text:p text:style-name="P4">
第二、高超音速武器主要用于应对导弹防御严密且对时间极为敏感的威胁。所谓时间敏感，需要在15至30分钟内对目标发动打击。基于成本考虑，如果时间不敏感，可使用便宜的巡航导弹攻击。如果时间紧迫，对方又缺乏有效的反导弹系统，则可使用成本较低具有机动弹头的弹道导弹。许多任务并不需要快速打击的高超音速武器。</text:p>
      <text:p text:style-name="P4">
第三、在冲突中，高超音速导弹可能不比带有机动弹头的弹道导弹更具生存能力，除非对方拥有高效远程导弹防御系统。迄今为止，美国的潜在对手还没有部署此类高效防御体系。</text:p>
      <text:p text:style-name="P4">
第四、与具有机动弹头并相同射程的弹道导弹相比，高超音速导弹的采购和部署成本可能高出三分之一。美国目前没有部署高超音速导弹，但相关的技术正在良好发展。美国陆军、海军和空军分别开发各自的高超音速武器，也有合作研究开发项目，预计分别从2025年至2028年部署到位。</text:p>
      <text:p text:style-name="P4">
中国导弹技术专家杨承军曾说，”美国的高超音速技术总体上是世界最先进的，只是还没有用于导弹战斗部这个领域。”美国一旦投入，很快就可以居于世界领先地位，所以”不可盲目夜郎自大。”可谓一针见血。</text:p>
      <text:p text:style-name="P4">
本栏目每周五首播新节目，之后还有几次回放。可以在短波上收听，或透过 YouTube及RFA官网收听。。</text:p>
      <text:p text:style-name="P4">
撰稿人/亓乐义</text:p>
      <text:p text:style-name="P4">
(本节目主持人为长期关注两岸和印太军事安全事务的军事评论员，文章代表评论员个人观点及立场)</text:p>
      <text:p text:style-name="P4">
Source: <text:a xlink:type="simple" xlink:href="https://www.rfa.org/mandarin/zhuanlan/junshiwujinqu/mil-05112023135551.html" text:style-name="Internet_20_link" text:visited-style-name="Visited_20_Internet_20_Link">
https://www.rfa.org/mandarin/zhuanlan/junshiwujinqu/mil-05112023135551.html</text:a>
</text:p>
      <!--NEWS-->
      <text:h text:style-name="P10" text:outline-level="1">
<text:span text:style-name="T4">
香港法治倒退　美议员呼吁制裁香港法官</text:span>
</text:h>
      <text:p text:style-name="P4">
Author: None</text:p>
      <text:p text:style-name="P4">
Publisher: Radio Free Asia (Organization)</text:p>
      <text:p text:style-name="P4">
Published Time: 2023-05-11T16:00:00-04:00</text:p>
      <text:p text:style-name="P4">
Modified Time: 2023-05-12T07:14:20-04:00</text:p>
      <text:p text:style-name="P4">
Description: None</text:p>
      <text:p text:style-name="P4">
Videos: []</text:p>
      <text:p text:style-name="P4">
Audios: ["<text:a xlink:type="simple" xlink:href="https://www.rfa.org/mandarin/yataibaodao/gangtai/tj-05112023105743.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text:p>
      <!--METADATA-->
      <text:p text:style-name="P4">
<draw:frame draw:style-name="fr1" draw:name="Image19" text:anchor-type="as-char" svg:width="6.9236in" svg:height="3.495301in" draw:z-index="0">
<draw:image xlink:href="../Images/rfamandarin/2023-05-11T16-00-00-04-00/000000.png" xlink:type="simple" xlink:show="embed" xlink:actuate="onLoad" draw:mime-type="image/png"/>
</draw:frame>
美国国会及行政当局中国委员会（Congressional-Executive Commission onChina，CECC）11日举办听证会，针对香港法治严重倒退的状况公开表达关切。 <text:a xlink:type="simple" xlink:href="https://www.rfa.org/mandarin/yataibaodao/gangtai/tj-05112023105743.html/@@images/image" text:style-name="Internet_20_link" text:visited-style-name="Visited_20_Internet_20_Link">
</text:a>
(CECC听证会视频截图)  <text:a xlink:type="simple" xlink:href="https://www.rfa.org/mandarin/yataibaodao/gangtai/tj-05112023105743.html/@@stream" text:style-name="Internet_20_link" text:visited-style-name="Visited_20_Internet_20_Link">
</text:a>
</text:p>
      <text:p text:style-name="P4">
自从北京当局在2020年强推《港区国安法》后，香港曾经的“一国两制”承诺名存实亡。在本周四美国国会举办的听证会上，多位议员针对香港法治严重倒退的状况公开表达关切。</text:p>
      <text:p text:style-name="P4">
<text:a xlink:type="simple" xlink:href="https://www.rfa.org/mandarin/yataibaodao/gangtai/al-04252023073750.html" text:style-name="Internet_20_link" text:visited-style-name="Visited_20_Internet_20_Link">
 </text:a>
</text:p>
      <text:p text:style-name="P4">
<text:a xlink:type="simple" xlink:href="https://www.rfa.org/mandarin/yataibaodao/gangtai/al-04252023073750.html" text:style-name="Internet_20_link" text:visited-style-name="Visited_20_Internet_20_Link">
 <text:span text:style-name="T4">
黎智英之子再赴英国 敦促英国政府为其父发声</text:span>
 </text:a>
  * <text:a xlink:type="simple" xlink:href="https://www.rfa.org/mandarin/yataibaodao/gangtai/ec-03162023071309.html" text:style-name="Internet_20_link" text:visited-style-name="Visited_20_Internet_20_Link">
 <text:span text:style-name="T4">
人权理事会谈黎智英案 其子吁联合国关注港府滥用《国安法》</text:span>
 </text:a>
  * <text:span text:style-name="T4">
<text:a xlink:type="simple" xlink:href="https://www.rfa.org/mandarin/yataibaodao/gangtai/al-01132023073845.html" text:style-name="Internet_20_link" text:visited-style-name="Visited_20_Internet_20_Link">
 </text:a>
 </text:span>
  * <text:a xlink:type="simple" xlink:href="https://www.rfa.org/mandarin/Xinwen/5-12272022110558.html" text:style-name="Internet_20_link" text:visited-style-name="Visited_20_Internet_20_Link">
 <text:span text:style-name="T4">
黎智英聘外籍律师 中国人大常委会料将释法</text:span>
 </text:a>
 <text:span text:style-name="T4">
<text:a xlink:type="simple" xlink:href="https://www.rfa.org/mandarin/yataibaodao/gangtai/ec-04212023072020.html" text:style-name="Internet_20_link" text:visited-style-name="Visited_20_Internet_20_Link">
 </text:a>
 </text:span>
  * <text:span text:style-name="T4">
<text:a xlink:type="simple" xlink:href="https://www.rfa.org/mandarin/yataibaodao/gangtai/ec-05252022081629.html" text:style-name="Internet_20_link" text:visited-style-name="Visited_20_Internet_20_Link">
 </text:a>
 </text:span>
</text:p>
      <text:p text:style-name="P4">
本周四，美国国会及行政当局中国委员会（Congressional-Executive Commission onChina，CECC）举办听证会。该委员会主席、共和党籍众议员史密斯（ChrisSmith）指出，香港在施行《港区国安法》后，法治大幅倒退：“香港不再拥有法治而是以法而制，这些法律不仅不正义，这些法律由在北京的共产党领导人制定。”</text:p>
      <text:p text:style-name="Quotations">

<text:p text:style-name="P4">
【黎智英儿子黎崇恩赴美为香港政治犯呼吁】 <text:a xlink:type="simple" xlink:href="https://twitter.com/hashtag/%E9%BB%8E%E6%99%BA%E8%8B%B1" text:style-name="Internet_20_link" text:visited-style-name="Visited_20_Internet_20_Link">
&gt;
 </text:a>
&gt;
 儿子 <text:a xlink:type="simple" xlink:href="https://twitter.com/hashtag/%E9%BB%8E%E5%B4%87%E6%81%A9" text:style-name="Internet_20_link" text:visited-style-name="Visited_20_Internet_20_Link">
&gt;
 </text:a>
&gt;
 赴美为父亲的自由呼吁，并出席美国国会及行政当局中国委员会听证会。他希望向世界揭穿香港政府的大外宣及谎言，并唤起国际社会对 <text:a xlink:type="simple" xlink:href="https://twitter.com/hashtag/%E9%A6%99%E6%B8%AF%E6%94%BF%E6%B2%BB%E7%8A%AF" text:style-name="Internet_20_link" text:visited-style-name="Visited_20_Internet_20_Link">
&gt;
 </text:a>
&gt;
 的关注。苹果日报创办人黎智英2022年12月10日被法院以欺诈罪判处监禁5年9个月。 <text:a xlink:type="simple" xlink:href="https://t.co/74nozjLOK8" text:style-name="Internet_20_link" text:visited-style-name="Visited_20_Internet_20_Link">
 </text:a>
&gt;
&gt;
 — 自由亚洲电台 (@RFA_Chinese) <text:a xlink:type="simple" xlink:href="https://twitter.com/RFA_Chinese/status/1656816494213201921" text:style-name="Internet_20_link" text:visited-style-name="Visited_20_Internet_20_Link">
&gt;
 </text:a>
</text:p>

</text:p>
      <text:p text:style-name="P4">
史密斯批评《港区国安法》严重侵犯香港人民的言论、集会等自由，但是香港官员却以此沾沾自喜：“香港保安局局长邓炳强上个月吹嘘说，在香港，跟国安相关的犯罪定罪率是100%。”</text:p>
      <text:p text:style-name="P4">
<draw:frame draw:style-name="fr1" draw:name="Image20" text:anchor-type="as-char" svg:width="6.9236in" svg:height="3.774592in" draw:z-index="0">
<draw:image xlink:href="../Images/rfamandarin/2023-05-11T16-00-00-04-00/000001.png" xlink:type="simple" xlink:show="embed" xlink:actuate="onLoad" draw:mime-type="image/png"/>
</draw:frame>
美国国会及行政当局中国委员会（Congressional-Executive Commission onChina，CECC）主席、共和党籍众议员史密斯（Chris Smith）。 (CECC听证会视频截图)  <text:a xlink:type="simple" xlink:href="https://www.rfa.org/mandarin/yataibaodao/gangtai/tj-05112023105743.html/screenshot-2023-05-11-154946.jpg" text:style-name="Internet_20_link" text:visited-style-name="Visited_20_Internet_20_Link">
</text:a>
</text:p>
      <text:p text:style-name="P4">
美国民主党籍众议员萨利纳斯（AndreaSalinas）也在会上表达了对于香港司法体系日渐崩坏的担忧：“我极度担心香港言论自由及民主的倒退，香港政府不断对香港市民提出充满政治意图的虚假指控，这有违国际法律标准。”</text:p>
      <text:p text:style-name="P4">
<text:span text:style-name="T4">
黎崇恩：黎智英恐被判终生监禁</text:span>
</text:p>
      <text:p text:style-name="P4">
香港《苹果日报》创办人黎智英的儿子黎崇恩也出席听证会作证。他指出，黎智英为了捍卫言论自由遭中国当局长年打压，如今黎智英被拘捕。虽然法院尚未做出最终裁决，但是依现在香港的司法趋势，黎智英很可能无法在有生之年获得自由。</text:p>
      <text:p text:style-name="P4">
<draw:frame draw:style-name="fr1" draw:name="Image21" text:anchor-type="as-char" svg:width="6.9236in" svg:height="3.783388in" draw:z-index="0">
<draw:image xlink:href="../Images/rfamandarin/2023-05-11T16-00-00-04-00/000002.png" xlink:type="simple" xlink:show="embed" xlink:actuate="onLoad" draw:mime-type="image/png"/>
</draw:frame>
香港《苹果日报》创办人黎智英的儿子黎崇恩也出席听证会作证。 (CECC听证会视频截图)  <text:a xlink:type="simple" xlink:href="https://www.rfa.org/mandarin/yataibaodao/gangtai/tj-05112023105743.html/screenshot-2023-05-11-150059.jpg" text:style-name="Internet_20_link" text:visited-style-name="Visited_20_Internet_20_Link">
</text:a>
</text:p>
      <text:p text:style-name="P4">
黎崇恩说：“他（黎智英）深信自由、民主、与人权，因为这些价值他创立了《苹果日报》，因为他说‘有自由、独立的新闻就没有民主’。……我父亲创立《苹果日报》后，他便与中国对抗，中国领导人因此针对他。香港民主运动后，香港当局粉碎了他的事业，并把他押入大牢。他现在可能会被判刑终生监禁，因为当局指控他违反《国安法》以及煽动罪。”</text:p>
      <text:p text:style-name="P4">
黎崇恩还表示，香港当局查抄《苹果日报》以及以“诈欺罪”重判黎智英5年9个月的做法不仅引发舆论哗然，也使外国企业不敢再到香港经商：“因为司法体系崩坏，在香港经商的成本变得相当高昂。”</text:p>
      <text:p text:style-name="P4">
本台粤语组此前报道，黎智英因为把厂房的0.16%面积分租给苹果集团相关公司办公，被香港法院在2022年12月以“欺诈罪”判处监禁5年9个月，罚款200万港元，并取消担任公司董事资格8年。</text:p>
      <text:p text:style-name="P4">
<text:span text:style-name="T4">
美国作家：香港年轻世代是</text:span>
 <text:span text:style-name="T4">
“</text:span>
 <text:span text:style-name="T4">
被关押的世代</text:span>
 <text:span text:style-name="T4">
”</text:span>
</text:p>
      <text:p text:style-name="P4">
长期居住在香港的美国作家科恩（BrianKern）也在听证会上指出，许多香港市民因为支持民主自由而被当局拘捕：“不是只有民主运动的领袖被关入牢中，被拘捕的都是一般的香港百姓：大学生、高中生、医疗人员、第一线急救员、律师、老师、商业人士、记者。年纪最大的被关押者是黎智英，他75岁；最年轻的判刑者才13岁，他在上周被判刑。香港当局的大抓捕影响每个产业、社群。”</text:p>
      <text:p text:style-name="P4">
<draw:frame draw:style-name="fr1" draw:name="Image22" text:anchor-type="as-char" svg:width="6.9236in" svg:height="3.475456in" draw:z-index="0">
<draw:image xlink:href="../Images/rfamandarin/2023-05-11T16-00-00-04-00/000003.png" xlink:type="simple" xlink:show="embed" xlink:actuate="onLoad" draw:mime-type="image/png"/>
</draw:frame>
 长期居住在香港的美国作家科恩（BrianKern）也在听证会上发表证词。 (CECC听证会视频截图)  <text:a xlink:type="simple" xlink:href="https://www.rfa.org/mandarin/yataibaodao/gangtai/tj-05112023105743.html/screenshot-2023-05-11-150157.jpg" text:style-name="Internet_20_link" text:visited-style-name="Visited_20_Internet_20_Link">
</text:a>
</text:p>
      <text:p text:style-name="P4">
科恩还提到，大多数被香港当局拘捕的政治犯都是年轻人：“香港的政治犯主要分3种，首先是参与香港反送中运动的抗议人士；其次，因为违反《国安法》而被抓捕的人士；第三，违反‘煽动罪’的人。这当中，因为参与民主运动而被判刑的人最多，大约有1300人。年轻人尤其被针对，有159位政治犯还未成年，这是香港政治犯总数的10%；70%的政治犯则低于30岁。我将香港今日的年轻人称为被关押的世代，他们的共同经验是被政府压迫。”</text:p>
      <text:p text:style-name="P4">
<text:span text:style-name="T4">
美国众议员点名：应制裁特定香港法官</text:span>
</text:p>
      <text:p text:style-name="P4">
科恩建议美国政府，应该制定相关政策协助香港民主法治持续发展，以及协助香港居民来美国政治避难。</text:p>
      <text:p text:style-name="P4">
史密斯议员则敦促美国政府，应该要制裁危害香港司法体系的法官：“就像我们制裁委内瑞拉以及伊朗的法官一样，我们应该制裁香港法官胡雅文，因为她侵害香港法治以及司法体系。我们也应该制裁法官郭伟健，他宣判了5位语言治疗师19个月的罪刑，因为这些治疗师发行了3本有关绵羊与野狼的童书，上述童书被认定与煽动有关。”</text:p>
      <text:p text:style-name="P4">
本台此前报道，2020年起，香港言语治疗师总工会陆续出版3本儿童绘本《羊村守卫者》、《羊村十二勇士》和《羊村清道夫》。上述绘本被当局指控影射反送中示威等相关事件，并以“羊村”和“狼村”分别描述香港和中国。该绘本导致香港言语治疗师总会的5名理事在去年9月被判刑。</text:p>
      <text:p text:style-name="P4">
记者：唐缘媛 责编：何平 网编: 何足</text:p>
      <text:p text:style-name="P4">
Source: <text:a xlink:type="simple" xlink:href="https://www.rfa.org/mandarin/yataibaodao/gangtai/tj-05112023105743.html" text:style-name="Internet_20_link" text:visited-style-name="Visited_20_Internet_20_Link">
https://www.rfa.org/mandarin/yataibaodao/gangtai/tj-05112023105743.html</text:a>
</text:p>
      <!--NEWS-->
      <text:h text:style-name="P10" text:outline-level="1">
<text:span text:style-name="T4">
评论 | 何清涟：中国青年失业率高企将成长期阴影</text:span>
</text:h>
      <text:p text:style-name="P4">
Author: None</text:p>
      <text:p text:style-name="P4">
Publisher: Radio Free Asia (Organization)</text:p>
      <text:p text:style-name="P4">
Published Time: 2023-05-11T18:49:35-04:00</text:p>
      <text:p text:style-name="P4">
Modified Time: 2023-05-11T18:49:3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 text:anchor-type="as-char" svg:width="6.9236in" svg:height="3.88615in" draw:z-index="0">
<draw:image xlink:href="../Images/rfamandarin/2023-05-11T18-49-35-04-00/000000.png" xlink:type="simple" xlink:show="embed" xlink:actuate="onLoad" draw:mime-type="image/png"/>
</draw:frame>
 北大国发院院长：中国失业率恐高达两成 Photo:RFA</text:p>
      <text:p text:style-name="P4">
五四青年节前夕，中国国家主席习近平给大学生一封回信算是一石激起千重浪。这封信中那句“新时代中国青年应走进乡土、有‘自找苦吃’的精气神”广为流传，再度将中国16-24岁城镇青年人失业率近20%这一社会隐患带入公众视野。甚至有不少人认为，中共在“五四”前发出这个信号很明显，就是北京当局暗示要搞“新时代的上山下乡”。</text:p>
      <text:p text:style-name="P4">
本文将采取剥笋式方法分析中国的青年失业率何以高企。</text:p>
      <text:p text:style-name="P4">
<text:span text:style-name="T4">
农村缺乏承接城市青年的工作机会</text:span>
</text:p>
      <text:p text:style-name="P4">
本文开头所言的20%的失业率是城市青年失业率，不包括农村，农村人口向来不进入失业统计范围。2021年5月，中国第七次全国人口普查主要数据公布，居住在城镇的人口为9.02亿人，占63.89%；居住在乡村的人口为5.1亿人，占36.11%。与2010年相比，城镇人口增加2.4亿人，乡村人口减少1.6亿人，城镇人口比重上升14.21%——基本达成20多年前中国政府定下的城市化率目标。媒体经常引用下列数据证明中国城市化的成效：工业革命刚开始之时，美国1亿人口当中，农民也一度超过2200万。依靠不断的科技进步，美国在百年之间，将农民减少了85%。中国是后发展中国家，有前人经验可循，依靠工业化和城镇化，当代中国用近40年时间，将9亿农民减少到如今的5亿。</text:p>
      <text:p text:style-name="P4">
上述结果几乎就是工业化时代的极限。中国与美国当年不同的是：不少农村人口住进新建城镇之后，照样没有工作。体现在社会后果上，只是将原来未进入统计的农村青年隐性失业率变为显性的城镇青年失业率。</text:p>
      <text:p text:style-name="P4">
<text:span text:style-name="T4">
农村人口就业是个结构性难题</text:span>
</text:p>
      <text:p text:style-name="P4">
习近平就任后，鉴于胡锦涛时期农村衰败的教训，一直将“建设社会主义新农村”当作重要的政治任务，强调人才返乡入乡。做出这一决策的原因，是考虑到中国农村的人口结构。根据第七次全国人口普查，老龄化对农村的威胁远远超过城镇。农村常住人口中，65岁以上人口占比超过18%，远高于全国平均12.6%的水平。2019年中国农村15-59岁人口数量为3.13亿人，占农村常住人口的比重为56.8%，其中15～39岁年轻人，常住在乡村的比例小于30%。60岁、65岁及以上老年人占农村人口比重分别为23.8%、17.7%。以上人口年龄结构数据表明，乡村人才尤其是青年人才匮乏显而易见。</text:p>
      <text:p text:style-name="P4">
人才返乡这一战略是否有效？中国农业农村部的数据显示，近四年，全国每年返乡入乡创业人员的新增规模都在100万上下，2019年为850万，2020年为1010万，2021年为1100万，截至2022年底，全国返乡入乡创业人员数量累计达1220万人。人往高处走，从农村往城市是上升——人口正向流动；从城市往农村则是逆向流动，在只能通过宣传以及人自身的生活压力促成人才返乡的情况下，这1220万人算规模宏大了——毛时代，中国政府通过强力政治宣传以及各种政治高压推动的知识青年上山下乡运动，前后经历25年，城市下乡知青总数才2000万人左右，可以这样说；但是如果考虑到2019年，农民工数量已经高达2.9亿，那么这返乡的1220万人就不算多了。</text:p>
      <text:p text:style-name="P4">
今年1月，习在中央农村工作会议上强调，“要有序引导大学毕业生到乡、能人回乡、农民工返乡、企业家入乡”，再加上五四前夕习写给大学生的一封信，不少社交媒体将这称之为新时代的“上山下乡”。经历过当年上山下乡的老一代，不妨将两个时代城乡社会人口结构、政府政策（尤其是深度广度与政府安置方式）、动员对象、相关户口变更、返乡入乡人员在农村的就业方式做一对比，自然就会比较出两者异同。</text:p>
      <text:p text:style-name="P4">
<text:span text:style-name="T4">
农业的智能化生产受到地理条件的约束</text:span>
</text:p>
      <text:p text:style-name="P4">
中国政府当然也知道，要让经历过城市生活洗炼的农村青年回乡继续那种“面朝黄土背朝天”，依靠一把锄头战天斗地是不可能的，也努力利用现代科技，引进无人化技术、智能机器人、大数据智慧决策等新型手段，推动农业生产方式变革，比如阿里巴巴几年前推出的“农业科学家基地直选”，培养“新农人”，就是为乡村振兴战略服务的。</text:p>
      <text:p text:style-name="P4">
2019年，阿里巴巴还成立大农业办公室，围绕农业的全链条聚合集团20多个业务，从技术、金融、物流、销售等全方位完善数字农业基础设施。据南京大学空间规划研究中心、阿里研究院最新研究结果，2022年“淘宝村”数量达到7780个；“淘宝镇”数量达到2429个，淘宝从业者进行农业生产，在网络上以主播的方式推销本地产品，汇集订单进行筛选、打包，同时也进入了初级加工业、现代服务业的范畴。这些人被称为“新农人”、“新农商”，媒体盛赞这些新农人用数字化打通“研-产-供-销-服”全链路，为未来农业构筑基础设施。</text:p>
      <text:p text:style-name="P4">
这里且不讨论上述数字的夸大与水分（这是中国政治宣传的必然），只讨论一个冰冷的现实：数字化用于农业生产受限于地理条件：中国许多省区多山多丘陵，缺水，无法推行大规模机器（智能化）生产。从地形上分类，中国平原、盆地占国土总面积的比重分别为11.98%和18.75%，丘陵和山区约占全部国土面积的43.23%，接近国土总面积的一半；高原占26.04%。</text:p>
      <text:p text:style-name="P4">
这种特殊的地形地貌一直限制着中国农业的现代化发展，今后依然如此。中国农村将长期呈现现代化农业与传统耕作方式并存的状态。</text:p>
      <text:p text:style-name="P4">
<text:span text:style-name="T4">
中国的全球化净获利时代已经结束</text:span>
</text:p>
      <text:p text:style-name="P4">
自1990年代初冷战结束，全球化开始，发达国家资本世界范围内寻找利润洼地，美欧等国都经历了产业空心化（制造业）这一过程，大批制造业工人失业，例如美国。只有中国是全球化净得利者，在2010年代以前，利用劳动力成本与土地价格格低廉这一优势，成了发展中国家当中吸收外资最多的国家，因此也解决了就业问题，《中国统计年鉴》数据显示，与全国平均水平相比，外商投资企业平均具有更强的就业吸附能力，2013年外资企业吸收的城镇就业人数达到2963万人，外商投资企业（包括港澳台企业）吸收城镇就业的规模自2013年达到高点之后开始回落，2017年仅为2581万人，4年下降了382万人，年均下降速度达4%左右。2017年之后，中国外资就业人数逐渐减少，疫情发生之后尤甚。中国的国际收支数据显示，2022年进入中国的外商直接投资比上年下降43%，为1,900亿美元。</text:p>
      <text:p text:style-name="P4">
上述数据从侧面反映出外资企业正在陆续撤离中国市场，这对中国就业是个不小的打击，尤其是考虑到外资户均吸纳就业人数更是如此。以2017 年数据为例，26.7万家外商投资企业合计吸收城镇就业人数 2581 万人，平均每家外商投资企业吸收就业人数 96.6 人；全国 1809.8 万家企业合计吸收城镇就业人员42462 万人，平均人数为 24 人。外商投资企业户均吸纳就业人数是全国户均吸纳就业人数的 4.1 倍。</text:p>
      <text:p text:style-name="P4">
中国已经不可能再回复到世界工厂鼎盛时期的就业状态，还因为近两年以来，世界已经进入国际供应链重组阶段，中国面临几大竞争：</text:p>
      <text:p text:style-name="P4">
一是美国制造业“东山再起”。美国人口普查局（CensusBureau）的数据显示，2022年，与制造业相关的建筑支出达到1,080亿美元，为有史以来的年度最高值——超过了兴建学校、医疗中心或是办公楼的开支。这表明美国制造业正在本土重兴。过去20多年，中美几乎互为第一投资大国，美国制造业在本土重兴，势必减少在华投资，这对中国不是好消息。</text:p>
      <text:p text:style-name="P4">
二是世界正在重新瓜分制造业这张大饼。中美关税战、新冠疫情以及不断恶化的美中关系促使企业重新部署全球供应链之际，各国都在争取吸引从中国转移出来的制造活动。这些国家包括印度、墨西哥、越南、柬埔寨和菲律宾等发展中国家。</text:p>
      <text:p text:style-name="P4">
万事万物有因有果，观其果，溯其因，就知道这个牵涉社会全局的青年就业问题的解决与中国国情相关，所谓国情包括中国城乡人口结构、中国制造业衰落、世界范围内人工智能正在逐步取代人力等各种因素。中国农村现在的经济状态，很难无限承接城市过剩劳动力；1220万返乡人员当中的绝大多数本就出身于农村，他们不是插队落户的城市知青，而是返乡青年，按照中国统计口径，农村人口有责任田，回乡就算“就业”。一言以概之，中国渐失世界工厂地位之时，上千万农村家庭帮助政府“消化”了这些失业者，否则中国的城镇青年失业率将不止20%。</text:p>
      <text:p text:style-name="P4">
(文章只代表特约评论员个人的立场和观点）</text:p>
      <text:p text:style-name="P4">
Source: <text:a xlink:type="simple" xlink:href="https://www.rfa.org/mandarin/pinglun/heqinglian/hql-05112023174539.html" text:style-name="Internet_20_link" text:visited-style-name="Visited_20_Internet_20_Link">
https://www.rfa.org/mandarin/pinglun/heqinglian/hql-05112023174539.html</text:a>
</text:p>
      <!--NEWS-->
      <text:h text:style-name="P10" text:outline-level="1">
<text:span text:style-name="T4">
《亚太报道》2023年5月11日音频</text:span>
</text:h>
      <text:p text:style-name="P4">
Author: None</text:p>
      <text:p text:style-name="P4">
Publisher: Radio Free Asia (Organization)</text:p>
      <text:p text:style-name="P4">
Published Time: 2023-05-11T19:00:00-04:00</text:p>
      <text:p text:style-name="P4">
Modified Time: 2023-05-12T13:45:19-04:00</text:p>
      <text:p text:style-name="P4">
Description: None</text:p>
      <text:p text:style-name="P4">
Videos: []</text:p>
      <text:p text:style-name="P4">
Audios: ["<text:a xlink:type="simple" xlink:href="https://www.rfa.org/mandarin/apr-audio/yp-0511202312020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4" text:anchor-type="as-char" svg:width="6.9236in" svg:height="3.908484in" draw:z-index="0">
<draw:image xlink:href="../Images/rfamandarin/2023-05-11T19-00-00-04-00/000000.png" xlink:type="simple" xlink:show="embed" xlink:actuate="onLoad" draw:mime-type="image/png"/>
</draw:frame>
 <text:a xlink:type="simple" xlink:href="https://www.rfa.org/mandarin/apr-audio/yp-05112023120207.html/@@images/image" text:style-name="Internet_20_link" text:visited-style-name="Visited_20_Internet_20_Link">
</text:a>
 自由亚洲电台制图  <text:a xlink:type="simple" xlink:href="https://www.rfa.org/mandarin/apr-audio/yp-05112023120207.html/@@stream" text:style-name="Internet_20_link" text:visited-style-name="Visited_20_Internet_20_Link">
</text:a>
</text:p>
      <text:p text:style-name="P4">
此次节目的主要内容：</text:p>
      <text:p text:style-name="P4">
1. 中国当局以“煽颠罪”重判异议人士郭飞雄入狱8年，引发舆论谴责；</text:p>
      <text:p text:style-name="P4">
2. 香港政治犯黎智英的儿子在美国国会作证，呼吁国际声援；</text:p>
      <text:p text:style-name="P4">
3. 美国参议员鲁比奥提案制定印太掩体计划，防范中国对台空中打击；</text:p>
      <text:p text:style-name="P4">
4. 汶川特大地震15周年，遇难学生家长维权依然受阻；</text:p>
      <text:p text:style-name="P4">
5. 中共领导人习近平高调视察雄安，背后传递什么信息？</text:p>
      <text:p text:style-name="P4">
Source: <text:a xlink:type="simple" xlink:href="https://www.rfa.org/mandarin/apr-audio/yp-05112023120207.html" text:style-name="Internet_20_link" text:visited-style-name="Visited_20_Internet_20_Link">
https://www.rfa.org/mandarin/apr-audio/yp-05112023120207.html</text:a>
</text:p>
      <!--NEWS-->
      <text:h text:style-name="P10" text:outline-level="1">
<text:span text:style-name="T4">
挥别3年多新冠疫情 世界体育赛事纷重返中国</text:span>
</text:h>
      <text:p text:style-name="P4">
Publisher: 法新社</text:p>
      <text:p text:style-name="P4">
Published Time: 2023-05-12T-11:02:10+00:00</text:p>
      <text:p text:style-name="P4">
Modified Time: 2023-05-12T08:35:02+00:00</text:p>
      <text:p text:style-name="P4">
Description: （法新社上海12日电） 中国下周将举办撤销严格清零防疫后的第一个重要国际运动赛会，宣告各项菁英赛事历经3年多后再次重返中国。</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5" text:anchor-type="as-char" svg:width="6.9236in" svg:height="3.617581in" draw:z-index="0">
<draw:image xlink:href="../Images/rficn/2023-05-12T-11-02-10-00-00/000000.png" xlink:type="simple" xlink:show="embed" xlink:actuate="onLoad" draw:mime-type="image/png"/>
</draw:frame>
</text:p>
      <text:p text:style-name="P4">
自从2019年底爆发新冠疫情后，除去年北京冬奥在严格防疫的「泡泡园区」举行外，几乎所有世界性运动都暂时被拒于中国门外。</text:p>
      <text:p text:style-name="P4">
中国去年12月突然宣布撤销清零防疫，让世界各运动组织更可望重新回到利润丰厚的世界第二大经济体举办赛事。</text:p>
      <text:p text:style-name="P4">
羽球界年度盛事、世界性团体赛之一的苏迪曼杯羽球赛将于14日在苏州登场。</text:p>
      <text:p text:style-name="P4">
世界女子职业网球协会WTA与男子的世界职业网球协会ATP的巡回赛事，今年稍晚也将回到中国；去年顺延的杭州亚运今秋也要举行。</text:p>
      <text:p text:style-name="P4">
其他一些重要赛事与司诺克撞球赛事今年也都排出中国赛程，虽然上海一级方程式赛车要明年才回归，但高球比赛也会于今年登陆。</text:p>
      <text:p text:style-name="P4">
Source: <text:a xlink:type="simple" xlink:href="https://www.rfi.fr/cn/%E5%9B%BD%E9%99%85%E6%8A%A5%E9%81%93/20230512-%E6%8C%A5%E5%88%AB3%E5%B9%B4%E5%A4%9A%E6%96%B0%E5%86%A0%E7%96%AB%E6%83%85-%E4%B8%96%E7%95%8C%E4%BD%93%E8%82%B2%E8%B5%9B%E4%BA%8B%E7%BA%B7%E9%87%8D%E8%BF%94%E4%B8%AD%E5%9B%BD" text:style-name="Internet_20_link" text:visited-style-name="Visited_20_Internet_20_Link">
https://www.rfi.fr/cn/%E5%9B%BD%E9%99%85%E6%8A%A5%E9%81%93/20230512-%E6%8C%A5%E5%88%AB3%E5%B9%B4%E5%A4%9A%E6%96%B0%E5%86%A0%E7%96%AB%E6%83%85-%E4%B8%96%E7%95%8C%E4%BD%93%E8%82%B2%E8%B5%9B%E4%BA%8B%E7%BA%B7%E9%87%8D%E8%BF%94%E4%B8%AD%E5%9B%BD</text:a>
</text:p>
      <!--NEWS-->
      <text:h text:style-name="P10" text:outline-level="1">
<text:span text:style-name="T4">
菲律宾前总统杜特蒂政敌贩毒遭诉 法院宣判无罪</text:span>
</text:h>
      <text:p text:style-name="P4">
Publisher: 法新社</text:p>
      <text:p text:style-name="P4">
Published Time: 2023-05-12T-13:02:10+00:00</text:p>
      <text:p text:style-name="P4">
Modified Time: 2023-05-12T08:50:02+00:00</text:p>
      <text:p text:style-name="P4">
Description: （法新社马尼拉12日电） 遭监禁的菲律宾人权活动人士德利马在前总统杜特蒂执政时期面临多项指控，法院今天对剩下两项贩毒相关指控的其中一项宣布无罪，使她距离自由更近了一步。</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6" text:anchor-type="as-char" svg:width="6.9236in" svg:height="3.617581in" draw:z-index="0">
<draw:image xlink:href="../Images/rficn/2023-05-12T-13-02-10-00-00/000000.png" xlink:type="simple" xlink:show="embed" xlink:actuate="onLoad" draw:mime-type="image/png"/>
</draw:frame>
</text:p>
      <text:p text:style-name="P4">
曾任参议员及司法部长的德利马（Leila de Lima）是杜特蒂（RodrigoDuterte）「扫毒战」主要批评者之一。她从2017年2月以来一直遭到拘留，她和人权组织声称她面临的指控均为捏造，是为了报复她批评杜特蒂以及导致成千上万人死亡的扫毒战。</text:p>
      <text:p text:style-name="P4">
根据马尼拉初审法院法官艾坎塔拉（Abraham Alcantara）公布裁决，63岁的德利马和另一名被告「基于合理怀疑」获判无罪。</text:p>
      <text:p text:style-name="P4">
案件宣判后，当警方护送德利马到一辆等候的巴士前时，她如释重负地告诉媒体：「这是光荣的一天。这是我平反的开始。」</text:p>
      <text:p text:style-name="P4">
「请容许我对压迫我的人说：你们永远不能把真理钉在十字架上。」</text:p>
      <text:p text:style-name="P4">
尽管获判无罪，由于另一起刑事案件的审理仍在进行，她仍将留在狱中。她已经申请保释，正等待法官决定。</text:p>
      <text:p text:style-name="P4">
如果仅剩的一项起诉罪名成立，德利马将面临终身监禁。她被控在2010年至2015年担任总统艾奎诺三世（Benigno AquinoIII）的司法部长期间，从菲律宾最大监狱的毒枭手中收贿，以换取允许他们贩毒。</text:p>
      <text:p text:style-name="P4">
但由于两名证人死亡，以及对德利马的第3项起诉罪名遭到驳回，检方的案件已然瓦解。另有多名证人撤回证词，声称是被迫提出指控。（译者：林沂锋/核稿：戴雅真）</text:p>
      <text:p text:style-name="P4">
Source: <text:a xlink:type="simple" xlink:href="https://www.rfi.fr/cn/%E5%9B%BD%E9%99%85%E6%8A%A5%E9%81%93/20230512-%E8%8F%B2%E5%BE%8B%E5%AE%BE%E5%89%8D%E6%80%BB%E7%BB%9F%E6%9D%9C%E7%89%B9%E8%92%82%E6%94%BF%E6%95%8C%E8%B4%A9%E6%AF%92%E9%81%AD%E8%AF%89-%E6%B3%95%E9%99%A2%E5%AE%A3%E5%88%A4%E6%97%A0%E7%BD%AA" text:style-name="Internet_20_link" text:visited-style-name="Visited_20_Internet_20_Link">
https://www.rfi.fr/cn/%E5%9B%BD%E9%99%85%E6%8A%A5%E9%81%93/20230512-%E8%8F%B2%E5%BE%8B%E5%AE%BE%E5%89%8D%E6%80%BB%E7%BB%9F%E6%9D%9C%E7%89%B9%E8%92%82%E6%94%BF%E6%95%8C%E8%B4%A9%E6%AF%92%E9%81%AD%E8%AF%89-%E6%B3%95%E9%99%A2%E5%AE%A3%E5%88%A4%E6%97%A0%E7%BD%AA</text:a>
</text:p>
      <!--NEWS-->
      <text:h text:style-name="P10" text:outline-level="1">
<text:span text:style-name="T4">
中国政府欧亚事务特别代表将访乌俄等5国</text:span>
</text:h>
      <text:p text:style-name="P4">
Publisher: 法新社</text:p>
      <text:p text:style-name="P4">
Published Time: 2023-05-12T-17:32:09+00:00</text:p>
      <text:p text:style-name="P4">
Modified Time: 2023-05-12T08:05:02+00:00</text:p>
      <text:p text:style-name="P4">
Description: （法新社北京12日电） 中国外交部表示，中国政府欧亚事务特别代表15日启程访乌克兰、俄罗斯和其他欧洲国家，就政治解决乌克兰危机与各方进行深入沟通。</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7" text:anchor-type="as-char" svg:width="6.9236in" svg:height="3.617581in" draw:z-index="0">
<draw:image xlink:href="../Images/rficn/2023-05-12T-17-32-09-00-00/000000.png" xlink:type="simple" xlink:show="embed" xlink:actuate="onLoad" draw:mime-type="image/png"/>
</draw:frame>
</text:p>
      <text:p text:style-name="P4">
中国外交部发言人汪文斌在例行记者会中说：「5月15日起，中国政府欧亚事务特别代表李辉大使将赴乌克兰、波兰、法国、德国和俄罗斯5国访问，就政治解决乌克兰危机同各方进行沟通。」</text:p>
      <text:p text:style-name="P4">
Source: <text:a xlink:type="simple" xlink:href="https://www.rfi.fr/cn/%E5%9B%BD%E9%99%85%E6%8A%A5%E9%81%93/20230512-%E4%B8%AD%E5%9B%BD%E6%94%BF%E5%BA%9C%E6%AC%A7%E4%BA%9A%E4%BA%8B%E5%8A%A1%E7%89%B9%E5%88%AB%E4%BB%A3%E8%A1%A8%E5%B0%86%E8%AE%BF%E4%B9%8C%E4%BF%84%E7%AD%895%E5%9B%BD" text:style-name="Internet_20_link" text:visited-style-name="Visited_20_Internet_20_Link">
https://www.rfi.fr/cn/%E5%9B%BD%E9%99%85%E6%8A%A5%E9%81%93/20230512-%E4%B8%AD%E5%9B%BD%E6%94%BF%E5%BA%9C%E6%AC%A7%E4%BA%9A%E4%BA%8B%E5%8A%A1%E7%89%B9%E5%88%AB%E4%BB%A3%E8%A1%A8%E5%B0%86%E8%AE%BF%E4%B9%8C%E4%BF%84%E7%AD%895%E5%9B%BD</text:a>
</text:p>
      <!--NEWS-->
      <text:h text:style-name="P10" text:outline-level="1">
<text:span text:style-name="T4">
马斯克推文 称已觅妥新的推特执行长</text:span>
</text:h>
      <text:p text:style-name="P4">
Publisher: 法新社</text:p>
      <text:p text:style-name="P4">
Published Time: 2023-05-12T-19:32:09+00:00</text:p>
      <text:p text:style-name="P4">
Modified Time: 2023-05-12T08:20:02+00:00</text:p>
      <text:p text:style-name="P4">
Description: （法新社旧金山11日电） 身兼特斯拉（Tesla）与推特（Twitter）执行长的马斯克今天表示，他已为推特觅妥新执行长。</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 text:anchor-type="as-char" svg:width="6.9236in" svg:height="3.617581in" draw:z-index="0">
<draw:image xlink:href="../Images/rficn/2023-05-12T-19-32-09-00-00/000000.png" xlink:type="simple" xlink:show="embed" xlink:actuate="onLoad" draw:mime-type="image/png"/>
</draw:frame>
</text:p>
      <text:p text:style-name="P4">
在马斯克（Elon Musk）买下推特多周后，推特用户去年12月在一项非正式且缺乏科学依据的民调里以过半多数赞成马斯克辞去推特执行长职务。</text:p>
      <text:p text:style-name="P4">
马斯克（Elon Musk）今天推文称已为推特找到新执行长，而且「她」大约6周后就会上任，还说自己角色「将转成执行主席（execchair）兼技术长（CTO），负责监督产品、软体和系统操作者」。</text:p>
      <text:p text:style-name="P4">
马斯克买下推特并自任执行长后被批评不顾正业，理应专心于特斯拉与太空探索科技公司SpaceX却把心思摆去推特。</text:p>
      <text:p text:style-name="P4">
产业分析师艾夫斯（Dan Ives）表示，马斯克如今终于开始正视关于「这场推特噩梦」，明白想同时顾好运营推特、特斯拉和SpaceX是「不可能的任务」。</text:p>
      <text:p text:style-name="P4">
去年做出禁止推特用户登载导向其他社媒网站连结的争议性决定挨轰后，马斯克同意只要找到「够笨的人愿意接手」，就交出执行长一职。</text:p>
      <text:p text:style-name="P4">
在去年12月马斯克率性所做的民调里，参与投票的1700万推特用户里有57.5%的人赞成他辞掉执行长，马斯克今天的人事宣布等于兑现自己诺言，虽然不够及时。</text:p>
      <text:p text:style-name="P4">
知情人士指出，马斯克洽商美国国家广播环球集团（NBCUniversal）负责全球广告业务与拓展伙伴关系的高层雅克里诺（LindaYaccarino）接推特执行长已近尾声，此前两人已讨论好几周，上月雅克里诺于迈阿密一场广告活动还在台上访问马斯克。</text:p>
      <text:p text:style-name="P4">
外界认为去年以440亿美元买下推特的马斯克就算交出执行长一职也不会放松对推特经营。</text:p>
      <text:p text:style-name="P4">
Source: <text:a xlink:type="simple" xlink:href="https://www.rfi.fr/cn/%E8%B4%A2%E7%BB%8F%E5%BF%AB%E8%AE%AF/20230512-%E9%A9%AC%E6%96%AF%E5%85%8B%E6%8E%A8%E6%96%87-%E7%A7%B0%E5%B7%B2%E8%A7%85%E5%A6%A5%E6%96%B0%E7%9A%84%E6%8E%A8%E7%89%B9%E6%89%A7%E8%A1%8C%E9%95%BF" text:style-name="Internet_20_link" text:visited-style-name="Visited_20_Internet_20_Link">
https://www.rfi.fr/cn/%E8%B4%A2%E7%BB%8F%E5%BF%AB%E8%AE%AF/20230512-%E9%A9%AC%E6%96%AF%E5%85%8B%E6%8E%A8%E6%96%87-%E7%A7%B0%E5%B7%B2%E8%A7%85%E5%A6%A5%E6%96%B0%E7%9A%84%E6%8E%A8%E7%89%B9%E6%89%A7%E8%A1%8C%E9%95%BF</text:a>
</text:p>
      <!--NEWS-->
      <text:h text:style-name="P10" text:outline-level="1">
<text:span text:style-name="T4">
乔科维奇克服手肘伤势 称艾卡拉兹为强劲对手</text:span>
</text:h>
      <text:p text:style-name="P4">
Publisher: 法新社</text:p>
      <text:p text:style-name="P4">
Published Time: 2023-05-12T-21:32:09+00:00</text:p>
      <text:p text:style-name="P4">
Modified Time: 2023-05-12T08:20:03+00:00</text:p>
      <text:p text:style-name="P4">
Description: （法新社罗马11日电） 塞尔维亚男网名将乔科维奇（Novak Djokovic）最近手肘受伤，他今天说西班牙好手艾卡拉兹（Carlo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9" text:anchor-type="as-char" svg:width="6.9236in" svg:height="3.617581in" draw:z-index="0">
<draw:image xlink:href="../Images/rficn/2023-05-12T-21-32-09-00-00/000000.png" xlink:type="simple" xlink:show="embed" xlink:actuate="onLoad" draw:mime-type="image/png"/>
</draw:frame>
</text:p>
      <text:p text:style-name="P4">
大会头号种子乔科维奇曾6度封王，他明天参加这场红土赛事时，将准备把男网世界第一宝座让给艾卡拉兹。</text:p>
      <text:p text:style-name="P4">
艾卡拉兹最近手感火烫，在巴塞隆纳与马德里红土赛事接连夺冠，他在义大利首都罗马只要再打一场比赛，就能在本月举行的法国公开赛（FrenchOpen）前，登上世界球王宝座。</text:p>
      <text:p text:style-name="P4">
乔科维奇说：「打完这场赛事后，他将成为世界第一，如果这件事发生了，他也是当之无愧。他的球风令人钦佩、水准很高。毫无疑问，他是这场赛事的强劲对手。」乔科维奇将捍卫他的冠军，明天首战将对上阿根廷选手艾切维利（TomasEtcheverry）。</text:p>
      <text:p text:style-name="P4">
乔科维奇1月在澳洲公开赛（AustralianOpen）赢得追平纪录的第22座大满贯金杯，但因为拒绝接种COVID-19（2019冠状病毒疾病）疫苗，没有参加3月的美国硬地赛事印地安泉大师赛（IndianWells Masters）。</text:p>
      <text:p text:style-name="P4">
35岁的乔科维奇在欧洲红土网赛球季打得不顺遂，在蒙地卡罗大师赛（Monte Carlo Masters）前16强与斯普斯卡公开赛（SrpskaOpen）8强赛遭到淘汰，之后又因手肘问题退出马德里公开赛。</text:p>
      <text:p text:style-name="P4">
但乔科维奇今天说，他已克服了困扰这个赛季的身体问题。他又说：「现在一切都很好。来到这个阶段，总会有些事情困扰着你。」</text:p>
      <text:p text:style-name="P4">
「这很正常。当你不再是20到25岁时，就会比以前经历多一点这种事。我现在觉得很好…在我的职涯中，罗马对我而言一直是非常棒的赛事。我在这场赛事成功了很多次，都打进决赛。」</text:p>
      <text:p text:style-name="P4">
「这是我最成功的红场赛事。在进入法国公开赛时，这可以是很棒的跳板，我想在巴黎拿出我的最佳表现。」</text:p>
      <text:p text:style-name="P4">
Source: <text:a xlink:type="simple" xlink:href="https://www.rfi.fr/cn/%E8%BF%90%E5%8A%A8%E5%A4%A9%E5%9C%B0/20230512-%E4%B9%94%E7%A7%91%E7%BB%B4%E5%A5%87%E5%85%8B%E6%9C%8D%E6%89%8B%E8%82%98%E4%BC%A4%E5%8A%BF-%E7%A7%B0%E8%89%BE%E5%8D%A1%E6%8B%89%E5%85%B9%E4%B8%BA%E5%BC%BA%E5%8A%B2%E5%AF%B9%E6%89%8B" text:style-name="Internet_20_link" text:visited-style-name="Visited_20_Internet_20_Link">
https://www.rfi.fr/cn/%E8%BF%90%E5%8A%A8%E5%A4%A9%E5%9C%B0/20230512-%E4%B9%94%E7%A7%91%E7%BB%B4%E5%A5%87%E5%85%8B%E6%9C%8D%E6%89%8B%E8%82%98%E4%BC%A4%E5%8A%BF-%E7%A7%B0%E8%89%BE%E5%8D%A1%E6%8B%89%E5%85%B9%E4%B8%BA%E5%BC%BA%E5%8A%B2%E5%AF%B9%E6%89%8B</text:a>
</text:p>
      <!--NEWS-->
      <text:h text:style-name="P10" text:outline-level="1">
<text:span text:style-name="T4">
美因应气候危机 拜登提新计画遏制电厂碳排</text:span>
</text:h>
      <text:p text:style-name="P4">
Publisher: 法新社</text:p>
      <text:p text:style-name="P4">
Published Time: 2023-05-12T-24:02:09+00:00</text:p>
      <text:p text:style-name="P4">
Modified Time: 2023-05-12T07:50:02+00:00</text:p>
      <text:p text:style-name="P4">
Description: （法新社华盛顿11日电） 美国总统拜登今天宣布一项全面性计画，将遏制美国电厂排放导致全球暖化的气体，作为美国致力因应气候危机的一环。</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0" text:anchor-type="as-char" svg:width="6.9236in" svg:height="3.617581in" draw:z-index="0">
<draw:image xlink:href="../Images/rficn/2023-05-12T-24-02-09-00-00/000000.png" xlink:type="simple" xlink:show="embed" xlink:actuate="onLoad" draw:mime-type="image/png"/>
</draw:frame>
</text:p>
      <text:p text:style-name="P4">
这项计画自2030年起，将针对以化石燃料发电的电厂实施愈来愈严格的碳排放限制要求，包括强制部分燃煤电厂直接在排气的烟囱回收污染物。</text:p>
      <text:p text:style-name="P4">
美国环境保护署署长黎根（Michael Regan）在宣布草案的活动上表示：「在我国的各个角落，美国民众都能看到且感受到气候变迁带来的破坏性影响。」</text:p>
      <text:p text:style-name="P4">
「显然，我们已经来到人类历史的一个关键时刻，我们所有人都必须立即采取行动，以保护我们的未来。」</text:p>
      <text:p text:style-name="P4">
美国环保署估计，其针对煤炭和天然气的措施，到2042年将阻止6.17亿公吨的二氧化碳排放到大气层，这相当于减少了美国汽车年碳排量的一半。</text:p>
      <text:p text:style-name="P4">
但相关提案势必将面临来自共和党执政各州的法律挑战，可能会让提案被提交至保守派占多数的最高法院。管制电厂的相关议案，先前曾遭美国最高法院否决。</text:p>
      <text:p text:style-name="P4">
这些提案遭美国联邦参议院共和党领袖麦康奈（MitchMcConnell）谴责，并称提案对于「提供（美国民众）负担得起的能源，且可靠的美国能源供应商，构成生存上的威胁。」</text:p>
      <text:p text:style-name="P4">
由于再生能源的成本下滑，美国电厂的排放量随之下降，但美国这个世界最大经济体产生的温室气体仍有1/4来自电厂，这使得电厂成为拜登的首要目标。</text:p>
      <text:p text:style-name="P4">
美国世界资源研究所（World Resources Institute）所长拉萧夫（DanLashof）告诉法新社：「我认为这样的规范十分重要，这宣告电厂可以无限制排放碳污染的时代已经结束了。」</text:p>
      <text:p text:style-name="P4">
美国「忧思科学家联盟」（Union of Concerned Scientists）的麦纳玛拉（JulieMcNamara）表示，这个研议中的标准「象徵一个关键的转捩点」，美国环保署「理应且有必要采取行动，来要求燃煤、燃气电厂对其持续的碳污染负责。」</text:p>
      <text:p text:style-name="P4">
Source: <text:a xlink:type="simple" xlink:href="https://www.rfi.fr/cn/%E7%BC%A4%E7%BA%B7%E4%B8%96%E7%95%8C/20230512-%E7%BE%8E%E5%9B%A0%E5%BA%94%E6%B0%94%E5%80%99%E5%8D%B1%E6%9C%BA-%E6%8B%9C%E7%99%BB%E6%8F%90%E6%96%B0%E8%AE%A1%E7%94%BB%E9%81%8F%E5%88%B6%E7%94%B5%E5%8E%82%E7%A2%B3%E6%8E%92" text:style-name="Internet_20_link" text:visited-style-name="Visited_20_Internet_20_Link">
https://www.rfi.fr/cn/%E7%BC%A4%E7%BA%B7%E4%B8%96%E7%95%8C/20230512-%E7%BE%8E%E5%9B%A0%E5%BA%94%E6%B0%94%E5%80%99%E5%8D%B1%E6%9C%BA-%E6%8B%9C%E7%99%BB%E6%8F%90%E6%96%B0%E8%AE%A1%E7%94%BB%E9%81%8F%E5%88%B6%E7%94%B5%E5%8E%82%E7%A2%B3%E6%8E%92</text:a>
</text:p>
      <!--NEWS-->
      <text:h text:style-name="P10" text:outline-level="1">
<text:span text:style-name="T4">
投资人买进财报绩优股 日股收涨</text:span>
</text:h>
      <text:p text:style-name="P4">
Publisher: 法新社</text:p>
      <text:p text:style-name="P4">
Published Time: 2023-05-12T-28:32:09+00:00</text:p>
      <text:p text:style-name="P4">
Modified Time: 2023-05-12T07:20:04+00:00</text:p>
      <text:p text:style-name="P4">
Description: （法新社东京12日电） 虽然华尔街股市走势分歧，东京股��今天收涨。投资人买进财报稳健企业股票并且关注外汇走势。</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1" text:anchor-type="as-char" svg:width="6.9236in" svg:height="3.617581in" draw:z-index="0">
<draw:image xlink:href="../Images/rficn/2023-05-12T-28-32-09-00-00/000000.png" xlink:type="simple" xlink:show="embed" xlink:actuate="onLoad" draw:mime-type="image/png"/>
</draw:frame>
</text:p>
      <text:p text:style-name="P4">
日股基准日经225指数收涨261.58点或0.90%，来到29388.30点。东证股价指数扬升13.30点或0.64%，来到2096.39点。</text:p>
      <text:p text:style-name="P4">
Source: <text:a xlink:type="simple" xlink:href="https://www.rfi.fr/cn/%E8%B4%A2%E7%BB%8F%E5%BF%AB%E8%AE%AF/20230512-%E6%8A%95%E8%B5%84%E4%BA%BA%E4%B9%B0%E8%BF%9B%E8%B4%A2%E6%8A%A5%E7%BB%A9%E4%BC%98%E8%82%A1-%E6%97%A5%E8%82%A1%E6%94%B6%E6%B6%A8" text:style-name="Internet_20_link" text:visited-style-name="Visited_20_Internet_20_Link">
https://www.rfi.fr/cn/%E8%B4%A2%E7%BB%8F%E5%BF%AB%E8%AE%AF/20230512-%E6%8A%95%E8%B5%84%E4%BA%BA%E4%B9%B0%E8%BF%9B%E8%B4%A2%E6%8A%A5%E7%BB%A9%E4%BC%98%E8%82%A1-%E6%97%A5%E8%82%A1%E6%94%B6%E6%B6%A8</text:a>
</text:p>
      <!--NEWS-->
      <text:h text:style-name="P10" text:outline-level="1">
<text:span text:style-name="T4">
专栏 | 财经时时听：淄博烧烤标志中国经济出现什么样的转折？</text:span>
</text:h>
      <text:p text:style-name="P4">
Author: None</text:p>
      <text:p text:style-name="P4">
Publisher: Radio Free Asia (Organization)</text:p>
      <text:p text:style-name="P4">
Published Time: 2023-05-12T-4:00:00-04:00</text:p>
      <text:p text:style-name="P4">
Modified Time: 2023-05-12T14:04:55-04:00</text:p>
      <text:p text:style-name="P4">
Description: None</text:p>
      <text:p text:style-name="P4">
Videos: []</text:p>
      <text:p text:style-name="P4">
Audios: ["<text:a xlink:type="simple" xlink:href="https://www.rfa.org/mandarin/zhuanlan/jingmaorediansaomiao/econ-0512202313563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2" text:anchor-type="as-char" svg:width="6.9236in" svg:height="4.511507in" draw:z-index="0">
<draw:image xlink:href="../Images/rfamandarin/2023-05-12T-4-00-00-04-00/000000.png" xlink:type="simple" xlink:show="embed" xlink:actuate="onLoad" draw:mime-type="image/png"/>
</draw:frame>
 2023年5月2日举办的山东淄博烧烤节 <text:a xlink:type="simple" xlink:href="https://www.rfa.org/mandarin/zhuanlan/jingmaorediansaomiao/econ-05122023135633.html/@@images/image" text:style-name="Internet_20_link" text:visited-style-name="Visited_20_Internet_20_Link">
</text:a>
法新社图片  <text:a xlink:type="simple" xlink:href="https://www.rfa.org/mandarin/zhuanlan/jingmaorediansaomiao/econ-05122023135633.html/@@stream" text:style-name="Internet_20_link" text:visited-style-name="Visited_20_Internet_20_Link">
</text:a>
</text:p>
      <text:p text:style-name="P4">
听众朋友好，欢迎收听自由亚洲电台的财经时时听，我是饶怡明。</text:p>
      <text:p text:style-name="P4">
近日，淄博的烧烤文化在全国范围引起了极大的关注。其火热的程度非同小可，可以说是红透全网，火爆全城！各地书记、市长纷纷组团“赴淄烤察”，学习该市的经营管理。许多地方，比如深圳等地开始效仿淄博解禁地摊经济。淄博烧烤火红的背后因素有哪些？淄博市为什么能成功打造成文化旅游新热点城市？淄博烧烤成为一个趋势还是昙花一现？在多地解封地摊经济，这对拉动内需能起到多大助力？本期节目将对以上话题进行探讨。参加讨论的嘉宾是旅美经济学家秦伟平。</text:p>
      <text:p text:style-name="P4">
<text:span text:style-name="T4">
淄博烧烤一夜爆红</text:span>
</text:p>
      <text:p text:style-name="P4">
在刚过去的五一黄金周，全国景点人满为患，而最火爆的就要数山东淄博市，估计吸引了12万人前往。据称，当地政府甚至要发公开信“劝退”游客。</text:p>
      <text:p text:style-name="P4">
该城市之所以这么惹火，主要是因为淄博烧烤一夜爆红，游客蜂拥前来凑热闹。有网友发段子称，某一家烧烤店因应付不过来，老板竟然下跪求原谅。还有段子称，当地副局长充当服务员，帮忙上啤酒。这些资讯都折射出一个信号，就是淄博实在太火了。</text:p>
      <text:p text:style-name="P4">
这个现象背后成因复杂，有“抖音时代”的传播效应，也有疫情三年封锁导致的报复性消费，还有地方政府求生存求变通的展现。</text:p>
      <text:p text:style-name="P4">
那么，淄博烧烤是怎么火起来的？据了解，淄博市政府3月份在北京举行《名校人才直通车》活动，市委书记马晓磊亲赴清华、北大宣讲，邀请学生赴淄博发展。</text:p>
      <text:p text:style-name="P4">
为此，他提出免费招待两校学生在《五一》期间到访参观旅游，包吃包住。部分清华、北大学生开始搜索淄博景点，发现淄博烧烤觉得有趣，于是在抖音、小红书等平台上讨论，基于算法效应，淄博烧烤愈传愈红，一发不可收拾。</text:p>
      <text:p text:style-name="P4">
<text:span text:style-name="T4">
淄博政府表现可圈可点</text:span>
</text:p>
      <text:p text:style-name="P4">
为了让外地游客“淄博赶烤”，淄博各级领导也迎来了一场思想大解放、城市管理能力和信息化水平的大跃进。</text:p>
      <text:p text:style-name="P4">
据了解，淄博打出了一套组合拳，“统筹规划、上下联动、全城一心”，发布了致全体市民和广大游客的两封有文采、有格局的公开信。为了做好日常管理，不出纰漏，每天动员会、协调会、推进会等各种会议都开到凌晨三四点。</text:p>
      <text:p text:style-name="P4">
淄博多个烧烤档临时搭建迎游客，无牌经营，当地城管却不再打击，还在市政府号召下，跟其他公务员卷起袖子，客串服务员等工作。</text:p>
      <text:p text:style-name="P4">
为了打造淄博烧烤，该城市免费接送游客，免费提供住宿，不缺斤少两，还指定了21条“烧烤”公交专线，以及开通了一趟烧烤专列，过节期间不允许酒店涨价，严格禁止出租车宰客的现象。</text:p>
      <text:p text:style-name="P4">
淄博这场烧烤盛宴，也带来了人们对于淄博、对于山东认识的改变。</text:p>
      <text:p text:style-name="P4">
其实淄博曾经是重工业为主的城市，在相当长一段时间，淄博的传统产业比重达到70%，重化工产业又占传统产业的70%。这是一座典型的传统工业，化工、建陶、医药、纺织等传统产业曾经是该市的立市之本。</text:p>
      <text:p text:style-name="P4">
近年来，淄博抓住山东绿色低碳高质量发展先行区的历史机遇，推动老工业城市转型和新旧动能转换，老树发新枝，新材料、智能装备、新医药、电子信息等成为淄博“四强”产业，正在焕发勃勃生机。</text:p>
      <text:p text:style-name="P4">
在淄博城区走一走，看一看，就会发现，之前多年来被人们贴上的传统标签，早已经被撕掉。这座古老的城市，具备了许多网红气质，因为这次烧烤出名，尽管有偶然的成分，但也不完全令人觉得意外。</text:p>
      <text:p text:style-name="P4">
<text:span text:style-name="T4">
地摊经济成为拉动内需的动力？</text:span>
</text:p>
      <text:p text:style-name="P4">
近日有报道，深圳宣布自9月起也不再禁止路边摊，此前，北京、上海、昆明、杭州等地都已陆续宣布放宽摆摊规定。根据华夏时报报道，中国开放地摊经济的城市已达28个。</text:p>
      <text:p text:style-name="P4">
深圳特区报报道称，深圳市近日修订市容和环境卫生管理条例，允许街道办事处根据”方便群众”，“布局合理”，“监管有序”等原则，在兼顾居民日常需求和市容美观有序的情况下，划定摊商经营场所。符合规定的沿街店家还可以将商品摆在店门口外，招揽顾客。</text:p>
      <text:p text:style-name="P4">
中共中央党校教授竹立家对媒体表示，放开“路边摊”政策值得肯定，这对发展经济、满足老百姓日常生活与交流都是有好处的。“路边摊”本身与城市管理并不存在根本矛盾，只要管理得好，就可以良性发展。当然，这也更考验城市管理者的智慧和水平。</text:p>
      <text:p text:style-name="P4">
中国国务院前总理李克强在2020年6月赴山东烟台考察时，曾形容地摊经济是“人间的烟火”，“中国的生机”。但当时北京日报等官方媒体出现地摊经济不适合北京等评论。因此，现在开放地摊经济可以说是政府对底层人民生活空间的一种”让步“，类似扶贫的方式，来缓解高失业率可能造成的社会冲突和危机。</text:p>
      <text:p text:style-name="P4">
以上是本期的财经时时听，感谢您的收听。我是饶怡明。如果您对本节目有什么意见和建议，欢迎写信到 <text:a xlink:type="simple" xlink:href="mailto:fankui@rfa.org" text:style-name="Internet_20_link" text:visited-style-name="Visited_20_Internet_20_Link">
 </text:a>
.或我个人推特账号是RFA_RYM进行联系。</text:p>
      <text:p text:style-name="P4">
那么就在此祝福各位有个愉快的周末，下次节目再会！</text:p>
      <text:p text:style-name="P4">
撰稿、主持、制作：饶怡明</text:p>
      <text:p text:style-name="P4">
Source: <text:a xlink:type="simple" xlink:href="https://www.rfa.org/mandarin/zhuanlan/jingmaorediansaomiao/econ-05122023135633.html" text:style-name="Internet_20_link" text:visited-style-name="Visited_20_Internet_20_Link">
https://www.rfa.org/mandarin/zhuanlan/jingmaorediansaomiao/econ-05122023135633.html</text:a>
</text:p>
      <!--NEWS-->
      <text:h text:style-name="P10" text:outline-level="1">
<text:span text:style-name="T4">
联准会高官称通膨跌势证据不足 恐仍需升息</text:span>
</text:h>
      <text:p text:style-name="P4">
Publisher: 法新社</text:p>
      <text:p text:style-name="P4">
Published Time: 2023-05-12T-4:02:08+00:00</text:p>
      <text:p text:style-name="P4">
Modified Time: 2023-05-12T09:35:01+00:00</text:p>
      <text:p text:style-name="P4">
Description: （法新社华盛顿12日电） 美国联邦准备理事会（Fed）理事鲍曼表示，若未来几周美国通货膨胀未出现更持续性的降温情况，联准会可能有必要进一步调升利率。</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3" text:anchor-type="as-char" svg:width="6.9236in" svg:height="3.617581in" draw:z-index="0">
<draw:image xlink:href="../Images/rficn/2023-05-12T-4-02-08-00-00/000000.png" xlink:type="simple" xlink:show="embed" xlink:actuate="onLoad" draw:mime-type="image/png"/>
</draw:frame>
</text:p>
      <text:p text:style-name="P4">
鲍曼（MichelleBowman）在德国法兰克福一场会议发表预先备妥讲稿的谈话：「如通膨率依旧居高，而劳动市场维持紧绷，那祭出更多货币政策紧缩很可能是适当之举。」</text:p>
      <text:p text:style-name="P4">
作为美国央行的联准会为对付通膨，已迅速连10度升息，但通膨率仍远高于联准会长期目标的2%水平。</text:p>
      <text:p text:style-name="P4">
联准会最近一次升息已将基准放款利率调高到5.0%至5.25%，几乎是16年来最高水准。联准会决策官员曾表示，将采取以经济数据为本的方式来决定是否再调整利率。</text:p>
      <text:p text:style-name="P4">
联准会除通膨外的另个职责目标美国劳动市场，后者至今仍保持活络，失业率徘徊在接近历史低点，未受美国经济成长近期减弱影响。</text:p>
      <text:p text:style-name="P4">
鲍曼表示：「在我看来，最近期的消费者物价指数（CPI）和就业报告结果，并未提供连贯证据证明通膨处于下行趋势。」</text:p>
      <text:p text:style-name="P4">
不过她也说：「我会继续密切监看接下来的数据。在我们6月会议到来前，我会思考怎样是合适的货币政策立场。」</text:p>
      <text:p text:style-name="P4">
Source: <text:a xlink:type="simple" xlink:href="https://www.rfi.fr/cn/%E8%B4%A2%E7%BB%8F%E5%BF%AB%E8%AE%AF/20230512-%E8%81%94%E5%87%86%E4%BC%9A%E9%AB%98%E5%AE%98%E7%A7%B0%E9%80%9A%E8%86%A8%E8%B7%8C%E5%8A%BF%E8%AF%81%E6%8D%AE%E4%B8%8D%E8%B6%B3-%E6%81%90%E4%BB%8D%E9%9C%80%E5%8D%87%E6%81%AF" text:style-name="Internet_20_link" text:visited-style-name="Visited_20_Internet_20_Link">
https://www.rfi.fr/cn/%E8%B4%A2%E7%BB%8F%E5%BF%AB%E8%AE%AF/20230512-%E8%81%94%E5%87%86%E4%BC%9A%E9%AB%98%E5%AE%98%E7%A7%B0%E9%80%9A%E8%86%A8%E8%B7%8C%E5%8A%BF%E8%AF%81%E6%8D%AE%E4%B8%8D%E8%B6%B3-%E6%81%90%E4%BB%8D%E9%9C%80%E5%8D%87%E6%81%AF</text:a>
</text:p>
      <!--NEWS-->
      <text:h text:style-name="P10" text:outline-level="1">
<text:span text:style-name="T4">
乌克兰外长访瓜地马拉 促拉美谴责俄罗斯侵略</text:span>
</text:h>
      <text:p text:style-name="P4">
Publisher: 法新社</text:p>
      <text:p text:style-name="P4">
Published Time: 2023-05-12T-8:32:08+00:00</text:p>
      <text:p text:style-name="P4">
Modified Time: 2023-05-12T09:05:02+00:00</text:p>
      <text:p text:style-name="P4">
Description: （法新社瓜地马拉市12日电） 乌克兰外交部长库列巴（Dmytro Kuleba）结束对瓜地马拉的两天访问，他今天敦促所有拉美国家谴责俄罗斯对乌克兰的「侵略」行动。</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4" text:anchor-type="as-char" svg:width="6.9236in" svg:height="3.617581in" draw:z-index="0">
<draw:image xlink:href="../Images/rficn/2023-05-12T-8-32-08-00-00/000000.png" xlink:type="simple" xlink:show="embed" xlink:actuate="onLoad" draw:mime-type="image/png"/>
</draw:frame>
</text:p>
      <text:p text:style-name="P4">
库列巴批评数个拉丁美洲政府保持「中立」，称俄罗斯挥军入侵设下让其他国家仿效的前例。</text:p>
      <text:p text:style-name="P4">
库列巴在瓜地马拉国家宫举行的记者会上说：「如果俄罗斯成功侵略邻国，侵犯边界并犯下屠杀案，将怂恿其他国家仿效俄罗斯的行为。」</text:p>
      <text:p text:style-name="P4">
瓜地马拉是少数坚定不移支持乌克兰的拉美国家之一。在俄罗斯挥军入侵乌克兰的5个月后，瓜地马拉总统贾麦岱（AlejandroGiammattei）访问乌克兰，展现与乌国总统泽伦斯基（Volodymyr Zelenskyy）同在。</text:p>
      <text:p text:style-name="P4">
库列巴说：「拉丁美洲有一些国家认为…解决俄罗斯侵乌战争的最佳作法是保持中立。还有人说这场战争发生在欧洲，跟拉丁美洲没有关系。」</text:p>
      <text:p text:style-name="P4">
他说：「其他人则试图与俄罗斯和乌克兰都保持友好。我担心这不是这些做法能发挥效用的那种战争。」</text:p>
      <text:p text:style-name="P4">
库列巴感谢瓜地马拉支持乌克兰，指出「瓜地马拉人深知战争带来的苦难与破坏」。他指的是瓜地马拉1960年到1996年的残酷内战。</text:p>
      <text:p text:style-name="P4">
他说：「相信我，世界上没有其他国家比乌克兰更希望结束这场战争。」</text:p>
      <text:p text:style-name="P4">
Source: <text:a xlink:type="simple" xlink:href="https://www.rfi.fr/cn/%E5%9B%BD%E9%99%85%E6%8A%A5%E9%81%93/20230512-%E4%B9%8C%E5%85%8B%E5%85%B0%E5%A4%96%E9%95%BF%E8%AE%BF%E7%93%9C%E5%9C%B0%E9%A9%AC%E6%8B%89-%E4%BF%83%E6%8B%89%E7%BE%8E%E8%B0%B4%E8%B4%A3%E4%BF%84%E7%BD%97%E6%96%AF%E4%BE%B5%E7%95%A5" text:style-name="Internet_20_link" text:visited-style-name="Visited_20_Internet_20_Link">
https://www.rfi.fr/cn/%E5%9B%BD%E9%99%85%E6%8A%A5%E9%81%93/20230512-%E4%B9%8C%E5%85%8B%E5%85%B0%E5%A4%96%E9%95%BF%E8%AE%BF%E7%93%9C%E5%9C%B0%E9%A9%AC%E6%8B%89-%E4%BF%83%E6%8B%89%E7%BE%8E%E8%B0%B4%E8%B4%A3%E4%BF%84%E7%BD%97%E6%96%AF%E4%BE%B5%E7%95%A5</text:a>
</text:p>
      <!--NEWS-->
      <text:h text:style-name="P10" text:outline-level="1">
<text:span text:style-name="T4">
台湾350名文化界人士连署 吁维护富察人权</text:span>
</text:h>
      <text:p text:style-name="P4">
Author: None</text:p>
      <text:p text:style-name="P4">
Publisher: Radio Free Asia (Organization)</text:p>
      <text:p text:style-name="P4">
Published Time: 2023-05-12T01:47:29-04:00</text:p>
      <text:p text:style-name="P4">
Modified Time: 2023-05-12T01:47:2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5" text:anchor-type="as-char" svg:width="6.9236in" svg:height="3.88615in" draw:z-index="0">
<draw:image xlink:href="../Images/rfamandarin/2023-05-12T01-47-29-04-00/000000.png" xlink:type="simple" xlink:show="embed" xlink:actuate="onLoad" draw:mime-type="image/png"/>
</draw:frame>
 <text:a xlink:type="simple" xlink:href="https://www.rfa.org/mandarin/Xinwen/st1-05122023014639.html/@@images/image" text:style-name="Internet_20_link" text:visited-style-name="Visited_20_Internet_20_Link">
</text:a>
Photo: RFA</text:p>
      <text:p text:style-name="P4">
台湾的出版、学术、文化及媒体界，12号举办连署声明发表记者会，为台湾出版人富察在中国遭拘禁事件发声。</text:p>
      <text:p text:style-name="P4">
台湾八旗出版社总编辑富察在中国大陆失联已经超过50天，台湾各界声援行动持续不断。继日前多个关注人权的NGO发表连署声明之后。相关人士再公布一份新的连署名单，其中涵盖学术、文化、出版和媒体工作者，连署人远及日本及美国，包括日本学者高原明生、阿古智子和松田康博等；美国知名记者何伟（PeterHessler）、欧逸文（EvanOsnos）也署名声援。台湾方面包括教育部前任部长郑瑞城、文化部前任部长郑丽君；作家平路、吴明益；学者陈弱水、陈芳明、周婉窈、陈翠莲；以及媒体、出版业负责人詹宏志、郝明义、简志忠等超过三百五十人。</text:p>
      <text:p text:style-name="P4">
连署提出两大诉求：</text:p>
      <text:p text:style-name="P4">
一、北京当局应妥善尊重富察根据中国法律应当享有的权利，包括能与家人与律师联系，并尽快公布调查结果。</text:p>
      <text:p text:style-name="P4">
二、北京当局应谨慎处理本案，以免在台湾出版界造成寒蝉效应，伤害两岸之间正常的文化交流活动。</text:p>
      <text:p text:style-name="P4">
台湾作家颜择雅表示，除非完全不碰历史，完全不碰中国史，完全不碰政治，完全不碰经济。要不然（台湾）没有一家没有出过中国眼中的禁书。她强调，这是寒蝉效应，它希望台湾出版业自我审查。</text:p>
      <text:p text:style-name="P4">
中国大陆国台办四月底曾表示，李延贺（富察）因涉嫌从事危害国家安全的活动，正接受国家安全机关的调查。</text:p>
      <text:p text:style-name="P4">
责编 许书婷</text:p>
      <text:p text:style-name="P4">
Source: <text:a xlink:type="simple" xlink:href="https://www.rfa.org/mandarin/Xinwen/st1-05122023014639.html" text:style-name="Internet_20_link" text:visited-style-name="Visited_20_Internet_20_Link">
https://www.rfa.org/mandarin/Xinwen/st1-05122023014639.html</text:a>
</text:p>
      <!--NEWS-->
      <text:h text:style-name="P10" text:outline-level="1">
<text:span text:style-name="T4">
中美關係解凍？沙利文與王毅「坦率」長談8小時</text:span>
</text:h>
      <text:p text:style-name="P4">
Author: None (Language: zh)</text:p>
      <text:p text:style-name="P4">
Publisher: None</text:p>
      <text:p text:style-name="P4">
Time: 2023-05-12T01:59:00Z</text:p>
      <text:p text:style-name="P4">
Description: 「氣球事件」之後，中美關係降至冰點；美方有意恢復外交互動，卻屢遭中方潑冷水。近日，中美高官舉行了難得的雙邊會談，兩人說了什麼？會否有助布林肯重啟訪華之旅？</text:p>
      <text:p text:style-name="P4">
Videos: []</text:p>
      <text:p text:style-name="P4">
Images: ["<text:a xlink:type="simple" xlink:href="https://static.dw.com/image/65334703_303.jpg" text:style-name="Internet_20_link" text:visited-style-name="Visited_20_Internet_20_Link">
65334703_303.jpg</text:a>
", "<text:a xlink:type="simple" xlink:href="https://static.dw.com/image/64640006_303.jpg" text:style-name="Internet_20_link" text:visited-style-name="Visited_20_Internet_20_Link">
64640006_303.jpg</text:a>
", "<text:a xlink:type="simple" xlink:href="https://static.dw.com/image/64640851_303.jpg" text:style-name="Internet_20_link" text:visited-style-name="Visited_20_Internet_20_Link">
64640851_303.jpg</text:a>
", "<text:a xlink:type="simple" xlink:href="https://static.dw.com/image/64636821_303.jpg" text:style-name="Internet_20_link" text:visited-style-name="Visited_20_Internet_20_Link">
64636821_303.jpg</text:a>
", "<text:a xlink:type="simple" xlink:href="https://static.dw.com/image/64639698_303.jpg" text:style-name="Internet_20_link" text:visited-style-name="Visited_20_Internet_20_Link">
64639698_303.jpg</text:a>
", "<text:a xlink:type="simple" xlink:href="https://static.dw.com/image/64639569_303.jpg" text:style-name="Internet_20_link" text:visited-style-name="Visited_20_Internet_20_Link">
64639569_303.jpg</text:a>
", "<text:a xlink:type="simple" xlink:href="https://static.dw.com/image/64639728_303.jpg" text:style-name="Internet_20_link" text:visited-style-name="Visited_20_Internet_20_Link">
64639728_303.jpg</text:a>
", "<text:a xlink:type="simple" xlink:href="https://static.dw.com/image/64641001_303.jpg" text:style-name="Internet_20_link" text:visited-style-name="Visited_20_Internet_20_Link">
64641001_303.jpg</text:a>
", "<text:a xlink:type="simple" xlink:href="https://static.dw.com/image/65568035_401.jpg" text:style-name="Internet_20_link" text:visited-style-name="Visited_20_Internet_20_Link">
65568035_401.jpg</text:a>
"]</text:p>
      <text:p text:style-name="P4">
Subject: 时政风云</text:p>
      <text:p text:style-name="P4">
Subjects: ['专题报道：习近平访美', '南希·佩洛西']</text:p>
      <text:p text:style-name="P4">
Keywords: ['中美关系', '气球事件', '布林肯', '王毅', '沙利文']</text:p>
      <text:p text:style-name="P4">
ID: 65597495</text:p>
      <!--METADATA-->
      <text:p text:style-name="P4">
<text:a xlink:type="simple" xlink:href="https://www.dw.com/zh/overlay/image/article/65597495/65334703" text:style-name="Internet_20_link" text:visited-style-name="Visited_20_Internet_20_Link">
 <draw:frame draw:style-name="fr1" draw:name="Image36" text:anchor-type="as-char" svg:width="6.9236in" svg:height="3.896998in" draw:z-index="0">
<draw:image xlink:href="../Images/dwzh/2023-05-12T01-59-00Z/65334703_303.jpg" xlink:type="simple" xlink:show="embed" xlink:actuate="onLoad" draw:mime-type="image/jpeg"/>
</draw:frame>
</text:a>
</text:p>
      <text:p text:style-name="P4">
5月10至11日，中共中央外事辦主任王毅（圖）與美國國安顧問沙利文會晤，同意與美方保持溝通渠道。</text:p>
      <text:p text:style-name="P4">
（德國之聲中文網）美國和中國外交部各別公布，美國國安顧問沙利文（JakeSullivan）和中共中央外事辦主任王毅5月10日、11日在奧地利舉行會晤。美方透露，兩人長談8小時，其中涉及中美之間最敏感的兩大話題：俄烏戰爭及台灣問題。白宮及中國駐美大使館皆稱，這場對談「坦誠、實在、具有建設性」。</text:p>
      <text:p text:style-name="P4">
路透社指出， <text:a xlink:type="simple" xlink:href="https://www.dw.com/zh/zh/中国未就气球事件道歉-王毅美方歇斯底里/a-64751729" text:style-name="Internet_20_link" text:visited-style-name="Visited_20_Internet_20_Link">
 </text:a>
，並顯示這兩大國在關係降至冰點之後，仍試圖與對方保持溝通。</text:p>
      <text:p text:style-name="P4">
一位不願具名的美國資深官員指出，沙利文與王毅的會談是中美關係的一大進展，華盛頓不尋求衝突或對抗，且認為在雙方關係緊張之際「保持溝通渠道特別重要」，中方也對此表達認同。</text:p>
      <text:p text:style-name="P4">
該官員補充，沙利文與王毅的對談是為了「嘗試在部分議題中找到利益重疊之處」，談及議題包括台灣問題、區域安全、俄烏戰爭、反毒品、北京拘禁美國公民等。</text:p>
      <ul>
        <li>
          <draw:frame draw:style-name="fr1" draw:name="Image37" text:anchor-type="as-char" svg:width="6.9236in" svg:height="3.896998in" draw:z-index="0">
            <draw:image xlink:href="../Images/dwzh/2023-05-12T01-59-00Z/64640006_303.jpg" xlink:type="simple" xlink:show="embed" xlink:actuate="onLoad" draw:mime-type="image/jpeg"/>
          </draw:frame>
        </li>
      </ul>
      <h5>
“气球”事件加剧美中两国紧张关系</h5>
      <text:h text:style-name="P12" text:outline-level="3">
<text:span text:style-name="T4">
击落</text:span>
</text:h>
      <text:p text:style-name="P4">
中国的一个气球在美国本土上空飘荡了数日之后，2月4日，美军在南卡罗来纳州沿海水域将其击落。美国指责中国利用气球进行间谍活动。但中国方面表示，这只是一个失控的气象气球。</text:p>
      <ul>
        <li>
          <draw:frame draw:style-name="fr1" draw:name="Image38" text:anchor-type="as-char" svg:width="6.9236in" svg:height="3.896998in" draw:z-index="0">
            <draw:image xlink:href="../Images/dwzh/2023-05-12T01-59-00Z/64640851_303.jpg" xlink:type="simple" xlink:show="embed" xlink:actuate="onLoad" draw:mime-type="image/jpeg"/>
          </draw:frame>
        </li>
      </ul>
      <h5>
“气球”事件加剧美中两国紧张关系</h5>
      <text:h text:style-name="P12" text:outline-level="3">
<text:span text:style-name="T4">
搜寻</text:span>
</text:h>
      <text:p text:style-name="P4">
被击落的气球坠入距离南卡罗来纳州海岸几英里处的大海中。美国海军和海岸警卫队对气球坠落的地区进行定位，并派出直升机和舰艇在坠落区域梳理寻找气球残骸。</text:p>
      <ul>
        <li>
          <draw:frame draw:style-name="fr1" draw:name="Image39" text:anchor-type="as-char" svg:width="6.9236in" svg:height="3.896998in" draw:z-index="0">
            <draw:image xlink:href="../Images/dwzh/2023-05-12T01-59-00Z/64636821_303.jpg" xlink:type="simple" xlink:show="embed" xlink:actuate="onLoad" draw:mime-type="image/jpeg"/>
          </draw:frame>
        </li>
      </ul>
      <h5>
“气球”事件加剧美中两国紧张关系</h5>
      <text:h text:style-name="P12" text:outline-level="3">
<text:span text:style-name="T4">
打捞</text:span>
</text:h>
      <text:p text:style-name="P4">
看上去像是渔民们正在捕捞一个超大的水母，但实际上这是美军的一个负责处理爆炸物的小组成员在海上打捞中国气球被击落后的残骸。这个气球直径大约达到61米，重量相当于一架小型客机。</text:p>
      <ul>
        <li>
          <draw:frame draw:style-name="fr1" draw:name="Image40" text:anchor-type="as-char" svg:width="6.9236in" svg:height="3.896998in" draw:z-index="0">
            <draw:image xlink:href="../Images/dwzh/2023-05-12T01-59-00Z/64639698_303.jpg" xlink:type="simple" xlink:show="embed" xlink:actuate="onLoad" draw:mime-type="image/jpeg"/>
          </draw:frame>
        </li>
      </ul>
      <h5>
“气球”事件加剧美中两国紧张关系</h5>
      <text:h text:style-name="P12" text:outline-level="3">
<text:span text:style-name="T4">
残骸</text:span>
</text:h>
      <text:p text:style-name="P4">
由于气球尺寸巨大，而且对其安全性的不确定性，美国最终决定在海上击落。气球坠落地区的水深约为15米。美军正在努力打捞更多的残骸，以便更准确地了解这个飞行物的实际用途。</text:p>
      <ul>
        <li>
          <draw:frame draw:style-name="fr1" draw:name="Image41" text:anchor-type="as-char" svg:width="6.9236in" svg:height="3.896998in" draw:z-index="0">
            <draw:image xlink:href="../Images/dwzh/2023-05-12T01-59-00Z/64639569_303.jpg" xlink:type="simple" xlink:show="embed" xlink:actuate="onLoad" draw:mime-type="image/jpeg"/>
          </draw:frame>
        </li>
      </ul>
      <h5>
“气球”事件加剧美中两国紧张关系</h5>
      <text:h text:style-name="P12" text:outline-level="3">
<text:span text:style-name="T4">
工具</text:span>
</text:h>
      <text:p text:style-name="P4">
美军使用了包括水下无人机等特殊装备搜索并打捞气球残骸。“探路者”级海洋测量船利用声纳技术在坠落区寻找残骸碎片。据美军的说法，搜索面积约为2.25平方公里。</text:p>
      <ul>
        <li>
          <draw:frame draw:style-name="fr1" draw:name="Image42" text:anchor-type="as-char" svg:width="6.9236in" svg:height="3.896998in" draw:z-index="0">
            <draw:image xlink:href="../Images/dwzh/2023-05-12T01-59-00Z/64639728_303.jpg" xlink:type="simple" xlink:show="embed" xlink:actuate="onLoad" draw:mime-type="image/jpeg"/>
          </draw:frame>
        </li>
      </ul>
      <h5>
“气球”事件加剧美中两国紧张关系</h5>
      <text:h text:style-name="P12" text:outline-level="3">
<text:span text:style-name="T4">
寻获</text:span>
</text:h>
      <text:p text:style-name="P4">
美军北方司令部2月13日在一份声明中说，“打捞团队从气球坠落处寻获了一些重要的残骸，包括确认所有主要的传感器和电子装置，以及整体结构的大块物件”。</text:p>
      <ul>
        <li>
          <draw:frame draw:style-name="fr1" draw:name="Image43" text:anchor-type="as-char" svg:width="6.9236in" svg:height="3.896998in" draw:z-index="0">
            <draw:image xlink:href="../Images/dwzh/2023-05-12T01-59-00Z/64641001_303.jpg" xlink:type="simple" xlink:show="embed" xlink:actuate="onLoad" draw:mime-type="image/jpeg"/>
          </draw:frame>
        </li>
      </ul>
      <h5>
“气球”事件加剧美中两国紧张关系</h5>
      <text:h text:style-name="P12" text:outline-level="3">
<text:span text:style-name="T4">
升级</text:span>
</text:h>
      <text:p text:style-name="P4">
美国击落中国疑似间谍气球之后，美中之间的紧张关系进一步加剧。此间，中国国防部长曾拒绝同美国国防部长奥斯汀通电话来讨论与气球相关的事宜。中方称美国的击落行动是过度反应，违反了国际准则。美国商务部则将与北京疑似间谍气球计划有关的中国6个实体添加到出口黑名单中。过去几天，美军在美国西北部阿拉斯加州海岸、加拿大西北部的育空地区，以及美加边境休伦湖的上空又分别击落了三个飞行体。</text:p>
      <text:p text:style-name="P4">
作者: Florian Meye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針對台海議題，中國官媒新華社11日報導，王毅就台灣問題全面闡述了「中方嚴正立場」，且同意繼續善用「這一戰略性溝通渠道」。該美國官員則說，沙利文強調兩岸在分歧之下「40多年來沒有衝突」，華盛頓不希望看到任何一方單方面改變局勢現狀。</text:p>
      <text:p text:style-name="P4">
此外，沙利文也針對在中國被拘留的三位美國公民，向王毅提出了關切，並強調這是美國總統拜登的優先事項。</text:p>
      <text:p text:style-name="P4">
法新社報導，美國前總統歐巴馬執政時期的東亞事務助理國務卿拉塞爾（DanielRussel）說，從歷史上來看，美國國家安全顧問和中國最高外交官員之間的溝通一直都很重要，沙利文和王毅此次的會談，「似乎幾乎是唯一仍在運作的重要渠道」。</text:p>
      <text:p text:style-name="P4">
拉塞爾指出，美中避免公開性的爭執「令人鼓舞」，但這並不意味著中美關係一定在恢復。他說：「雙方都在傳遞嚴厲——有時是憤怒——的信息。」不過，他也肯定這些互動確實增加了雙方「找到一些共同點的可能性，從而有助於穩定一種危險的動盪關係」。</text:p>
      <text:h text:style-name="P12" text:outline-level="3">
<text:span text:style-name="T4">
重新安排布林肯訪華？</text:span>
</text:h>
      <text:p text:style-name="P4">
今年1月底，在美國擊落一個飛越其領空敏感軍事地點的中國高空偵察氣球之後， <text:a xlink:type="simple" xlink:href="https://www.dw.com/zh/zh/媒体中国拒绝重新安排布林肯访华行程/a-65334015" text:style-name="Internet_20_link" text:visited-style-name="Visited_20_Internet_20_Link">
</text:a>
 。</text:p>
      <text:p text:style-name="P4">
事後，布林肯確實在慕尼黑安全會議上與王毅會面，但這並沒有舒緩緊張局勢。布林肯警告中國不要再採取這種「不負責任的行為」。王毅則反稱，中國因華盛頓的反應而受累。</text:p>
      <text:p text:style-name="P4">
<draw:frame draw:style-name="fr1" draw:name="Image44" text:anchor-type="as-char" svg:width="6.9236in" svg:height="3.896998in" draw:z-index="0">
<draw:image xlink:href="../Images/dwzh/2023-05-12T01-59-00Z/65568035_401.jpg" xlink:type="simple" xlink:show="embed" xlink:actuate="onLoad" draw:mime-type="image/jpeg"/>
</draw:frame>
</text:p>
      <text:p text:style-name="P4">
在氣球事件之後，美國國務卿布林肯推遲了其原定於今年2月的北京之行</text:p>
      <text:p text:style-name="P4">
沙利文與王毅會晤後，當被問及「氣球事件」時，一名不具名美國官員說： 「我認為雙方都認識到，這一不幸的事件導致雙方互動暫停。我們現在正試圖『向前看』（movebeyond），重新建立標準化、正常的溝通渠道。」</text:p>
      <text:p text:style-name="P4">
該官員補充，沙利文和王毅沒有討論布林肯重新安排訪中的確切日期，但白宮預計雙方將在未來幾個月內保持互動。同時，拜登也一直在尋求與中國國家主席習近平通話，但該官員表示未有這一方面的最新情況可透露。</text:p>
      <text:p text:style-name="P4">
對此，中國外交部11日的例行記者會上，有記者詢問拜習通話是否有譜，發言人汪文斌則回應「沒有這方面的信息。」</text:p>
      <text:p text:style-name="P4">
路透社11日援引匿名知情人士說法報導， <text:a xlink:type="simple" xlink:href="https://www.dw.com/zh/zh/击落间谍气球后-美国为何推迟对中国的制裁/a-65593443" text:style-name="Internet_20_link" text:visited-style-name="Visited_20_Internet_20_Link">
 </text:a>
 ，以防止美中關係進一步受損。</text:p>
      <text:p text:style-name="P4">
（綜合報導）</text:p>
      <text:p text:style-name="P4">
Source: <text:a xlink:type="simple" xlink:href="https://www.dw.com/zh/中美關係解凍？沙利文與王毅「坦率」長談8小時/a-65597495" text:style-name="Internet_20_link" text:visited-style-name="Visited_20_Internet_20_Link">
https://www.dw.com/zh/中美關係解凍？沙利文與王毅「坦率」長談8小時/a-65597495?maca=chi-rss-chi-all-1127-rdf</text:a>
</text:p>
      <!--NEWS-->
      <text:h text:style-name="P10" text:outline-level="1">
<text:span text:style-name="T4">
上海浦发银行员工不满降薪降福　静坐抗议</text:span>
</text:h>
      <text:p text:style-name="P4">
Author: None</text:p>
      <text:p text:style-name="P4">
Publisher: Radio Free Asia (Organization)</text:p>
      <text:p text:style-name="P4">
Published Time: 2023-05-12T02:28:00-04:00</text:p>
      <text:p text:style-name="P4">
Modified Time: 2023-05-12T12:00:29-04:00</text:p>
      <text:p text:style-name="P4">
Description: None</text:p>
      <text:p text:style-name="P4">
Videos: []</text:p>
      <text:p text:style-name="P4">
Audios: ["<text:a xlink:type="simple" xlink:href="https://www.rfa.org/mandarin/yataibaodao/jingmao/gt-05122023022803.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45" text:anchor-type="as-char" svg:width="6.9236in" svg:height="3.88615in" draw:z-index="0">
<draw:image xlink:href="../Images/rfamandarin/2023-05-12T02-28-00-04-00/000000.png" xlink:type="simple" xlink:show="embed" xlink:actuate="onLoad" draw:mime-type="image/png"/>
</draw:frame>
 上海浦东新区陆家嘴，浦发银行员工在公司门前静坐。 <text:a xlink:type="simple" xlink:href="https://www.rfa.org/mandarin/yataibaodao/jingmao/gt-05122023022803.html/@@images/image" text:style-name="Internet_20_link" text:visited-style-name="Visited_20_Internet_20_Link">
</text:a>
微博截图  <text:a xlink:type="simple" xlink:href="https://www.rfa.org/mandarin/yataibaodao/jingmao/gt-05122023022803.html/@@stream" text:style-name="Internet_20_link" text:visited-style-name="Visited_20_Internet_20_Link">
</text:a>
</text:p>
      <text:p text:style-name="P4">
上海的浦发银行门外出现近百人的抗议者，他们不满银行方面大幅度削减薪水等福利待遇，其中包括降薪三成。对此，银行方面也做出回应。</text:p>
      <ul>
        <li>
<text:span text:style-name="T4">
<text:a xlink:type="simple" xlink:href="https://www.rfa.org/mandarin/Xinwen/1-02252023112312.html" text:style-name="Internet_20_link" text:visited-style-name="Visited_20_Internet_20_Link">
 </text:a>
 </text:span>
  * <text:span text:style-name="T4">
<text:a xlink:type="simple" xlink:href="https://www.rfa.org/mandarin/yataibaodao/zhengzhi/gt2-09092022050534.html" text:style-name="Internet_20_link" text:visited-style-name="Visited_20_Internet_20_Link">
 </text:a>
 </text:span>
  * <text:span text:style-name="T4">
<text:a xlink:type="simple" xlink:href="https://www.rfa.org/mandarin/yataibaodao/jingmao/ec-08182022074002.html" text:style-name="Internet_20_link" text:visited-style-name="Visited_20_Internet_20_Link">
 </text:a>
 </text:span>
  * <text:a xlink:type="simple" xlink:href="https://www.rfa.org/mandarin/yataibaodao/jingmao/ql-06302022055912.html" text:style-name="Internet_20_link" text:visited-style-name="Visited_20_Internet_20_Link">
 <text:span text:style-name="T4">
沿海多省公务员降薪三成 云南医生遭追讨五年夜班费</text:span>
 </text:a>
</li>
      </ul>
      <text:p text:style-name="P4">
事发于本周四上午，现场图片显示，上海浦东陆家嘴浦发银行门前的台阶上，坐着或站着至少七十个人，他们胸前佩戴员工牌，戴着口罩静坐。在他们身后的浦发银行门口，有穿保安制服的人守在门口。在另一张图片中，数十名员工聚集在浦发银行门前，堵住了入口处，而城管则在人群中维持秩序。网传的图片中，有人在办公室内贴着用A4纸打印的“罢工”大字。甚至还有员工称收到“减薪通知”，普通员工减薪30%至50%，主管级以上减薪40%。消息指所涉部门为银行的信用卡中心。</text:p>
      <text:p text:style-name="P4">
<draw:frame draw:style-name="fr1" draw:name="Image46" text:anchor-type="as-char" svg:width="6.9236in" svg:height="4.207109in" draw:z-index="0">
<draw:image xlink:href="../Images/rfamandarin/2023-05-12T02-28-00-04-00/000001.png" xlink:type="simple" xlink:show="embed" xlink:actuate="onLoad" draw:mime-type="image/png"/>
</draw:frame>
 浦发银行门外的抗议者。（微博图片/古亭提供）  <text:a xlink:type="simple" xlink:href="https://www.rfa.org/mandarin/yataibaodao/jingmao/gt-05122023022803.html/m0512-gtp2-1.jpg" text:style-name="Internet_20_link" text:visited-style-name="Visited_20_Internet_20_Link">
</text:a>
</text:p>
      <text:p text:style-name="P4">
<text:span text:style-name="T4">
居民：目测有约一百人罢工及请愿抗议</text:span>
</text:p>
      <text:p text:style-name="P4">
居住在浦东新区陆家嘴一位不愿公开个人身份的周姓居民周五对本台表示，浦发银行门口有约一百人左右聚集抗议：“我昨天路过看到浦发银行门口聚集了很多人，听说是不满浦发削减福利待遇，他们打完卡就下楼抗议。后来银行发声明，说不是罢工。”</text:p>
      <text:p text:style-name="P4">
综合网络消息称，上海浦发银行降薪引发员工以静坐的方式罢工抗议。还说一位叫刘旖文的同学在浦发银行内部通讯说，“本人工资被调低到月薪6250.09元，远低于本人价值，本人罢工抗议中”。还有人称，月薪从人民币两万元降到六千元。</text:p>
      <text:p text:style-name="P4">
<text:span text:style-name="T4">
 <draw:frame draw:style-name="fr1" draw:name="Image47" text:anchor-type="as-char" svg:width="6.9236in" svg:height="4.633753in" draw:z-index="0">
<draw:image xlink:href="../Images/rfamandarin/2023-05-12T02-28-00-04-00/000002.png" xlink:type="simple" xlink:show="embed" xlink:actuate="onLoad" draw:mime-type="image/png"/>
</draw:frame>
左图：上海浦发银行入口被员工围住，城管在现场维持秩序。 右图：有员工在办公室内贴着“罢工”的纸张。（微博图片/古亭提供）  <text:a xlink:type="simple" xlink:href="https://www.rfa.org/mandarin/yataibaodao/jingmao/gt-05122023022803.html/m0512-gtp45.jpg" text:style-name="Internet_20_link" text:visited-style-name="Visited_20_Internet_20_Link">
</text:a>
</text:span>
</text:p>
      <text:p text:style-name="P4">
<text:span text:style-name="T4">
居民：公务员和小银行早已减薪或减福利</text:span>
</text:p>
      <text:p text:style-name="P4">
上海居民唐先生告诉本台，不仅仅是浦发银行，许多小银行从疫情期间就开始削减薪资及福利。他说：“现在上海很多公务员都在降薪，级别越高降得越多。我接触的很多领导，他们也觉得现在干活没劲。浙江那边也降薪。”</text:p>
      <text:p text:style-name="P4">
对于此次银行员工罢工抗议减薪，浦发银行当天对财联社记者说，其子公司一员工薪酬下调是因其本人业绩考核不佳所致，还称，银行一业务外包公司与所属员工之间存在劳动纠纷所致，目前该外包公司正与员工沟通解决。</text:p>
      <text:p text:style-name="P4">
财经评论人士蔡慎坤接受本台采访时说，据他了解，此次事件涉及浦发银行多个理财部门：“这些投资理财部门，包括资产管理部门都面临很大的压力，出现类似浦发银行那样大幅度降薪，包括央企都会出现。因为现在央企的利润也在迅速下降，最终的呆账都要由银行来承担，银行谁敢追债？”</text:p>
      <text:p text:style-name="P4">
<text:span text:style-name="T4">
银行已多次降薪高管年年降薪</text:span>
</text:p>
      <text:p text:style-name="P4">
有银行的内部人士披露，这次事件的导火线其实是银行的信用卡中心要员工从正职位转为外包，引发部分人不满。还说，内部近期已降薪两次。受三年疫情影响，部门主管更是年年降薪。</text:p>
      <text:p text:style-name="P4">
另外，湖南株洲一离职公务员告诉本台，公务员一直都在减福利，包括警察：“名目繁多的各种补贴、奖励，减了这一部分，每年底有绩效奖、政法委有维稳奖，他们年年都有，国保株洲市支队长，他说一年少了4万元的收入，减薪是肯定的，这个事已经是公开的了，还有很多政府机关发不出工资。辅警工资也是几个月没发了。”</text:p>
      <text:p text:style-name="P4">
记者：古亭 责编：许书婷 嘉远 网编：瑞哲</text:p>
      <text:p text:style-name="P4">
Source: <text:a xlink:type="simple" xlink:href="https://www.rfa.org/mandarin/yataibaodao/jingmao/gt-05122023022803.html" text:style-name="Internet_20_link" text:visited-style-name="Visited_20_Internet_20_Link">
https://www.rfa.org/mandarin/yataibaodao/jingmao/gt-05122023022803.html</text:a>
</text:p>
      <!--NEWS-->
      <text:h text:style-name="P10" text:outline-level="1">
<text:span text:style-name="T4">
美財長：G7將聯手反制中國經濟脅迫</text:span>
</text:h>
      <text:p text:style-name="P4">
Author: None (Language: zh)</text:p>
      <text:p text:style-name="P4">
Publisher: None</text:p>
      <text:p text:style-name="P4">
Time: 2023-05-12T02:34:00Z</text:p>
      <text:p text:style-name="P4">
Description: 美國財政部長耶倫（Janet Yellen）11日稱，美國與其他G7成員國正在研擬如何反制中國的「經濟脅迫」。據悉，G7除計劃發表一份經濟安全聲明之外，也將各自採取對應的行動。</text:p>
      <text:p text:style-name="P4">
Videos: []</text:p>
      <text:p text:style-name="P4">
Images: ["<text:a xlink:type="simple" xlink:href="https://static.dw.com/image/65487205_303.jpg" text:style-name="Internet_20_link" text:visited-style-name="Visited_20_Internet_20_Link">
65487205_303.jpg</text:a>
", "<text:a xlink:type="simple" xlink:href="https://static.dw.com/image/65224835_401.jpeg" text:style-name="Internet_20_link" text:visited-style-name="Visited_20_Internet_20_Link">
65224835_401....</text:a>
"]</text:p>
      <text:p text:style-name="P4">
Subject: 时政风云</text:p>
      <text:p text:style-name="P4">
Subjects: ['专题报道：习近平访美', '南希·佩洛西']</text:p>
      <text:p text:style-name="P4">
Keywords: ['七国集团', '中美关系', '反间谍法', '制裁', '经济胁迫']</text:p>
      <text:p text:style-name="P4">
ID: 65597554</text:p>
      <!--METADATA-->
      <text:p text:style-name="P4">
<text:a xlink:type="simple" xlink:href="https://www.dw.com/zh/overlay/image/article/65597554/65487205" text:style-name="Internet_20_link" text:visited-style-name="Visited_20_Internet_20_Link">
 <draw:frame draw:style-name="fr1" draw:name="Image48" text:anchor-type="as-char" svg:width="6.9236in" svg:height="3.896998in" draw:z-index="0">
<draw:image xlink:href="../Images/dwzh/2023-05-12T02-34-00Z/65487205_303.jpg" xlink:type="simple" xlink:show="embed" xlink:actuate="onLoad" draw:mime-type="image/jpeg"/>
</draw:frame>
</text:a>
</text:p>
      <text:p text:style-name="P4">
美國財政部長耶倫稱，美國與其他G7成員國正在研擬如何反制中國的「經濟脅迫」</text:p>
      <text:p text:style-name="P4">
（德國之聲中文網）美國財政部長耶倫（JanetYellen）週四（5月11日）表示，美國擔心中國對其他國家使用「經濟脅迫」，七國集團（G7）許多發達經濟體成員也有一樣的擔憂，正思考如何應對這種行動。</text:p>
      <text:p text:style-name="P4">
耶倫在記者會上說，長久以來，華盛頓都在考慮對「針對中國的境外投資」實施進一步、有針對性的限制，並一直在與G7盟友討論這個可能性。她說，美國政府內部雖尚無定論，但拜登政府認為，志同道合的各國須行動一致，才能發揮最大效用。</text:p>
      <text:p text:style-name="P4">
日本11日至13日於新潟舉行的G7財長會議，中國成了各方關注的焦點。G7現任輪值主席國日本同與會國探討，該如何讓各國的供應鏈更加多元，並減少對中國的嚴重依賴。</text:p>
      <text:p text:style-name="P4">
基於對國家安全和供應鏈問題的擔憂，美國國會議員一直在敦促其政府，應加強監督美國公司和個人在其他國家——尤其是中國——的投資，並敦促拜登發布行政命令。耶倫稱，美方與其他G7成員國一直在進行相關討論，她預計這類討論在此次的會議中，「至少會以某種非正式的方式繼續進行」。</text:p>
      <text:p text:style-name="P4">
耶倫上個月在一次演講中曾說，為在外國競爭對手中取得主導地位，華盛頓將對中國的經濟脅迫進行反制。她此次延續該說法表示，G7的成員國也將加入反擊行列，並繼續努力減輕地緣戰略的風險。她告訴記者，中國對澳大利亞和立陶宛都進行過經濟脅迫，「這是我們所有人都應該關注的問題。」</text:p>
      <text:p text:style-name="P4">
她說，美國為保國安，已經開始審查境內投資，並進行出口管制。對境外投資施加限制，將讓這層保護更加完整：「我個人認為，此事應該會以國家安全為重點，而不是要蓄意破壞中國等國的經濟競爭力或發展經濟的能力。」她補充，美國若採取任何行動，「目標範圍都將非常聚焦，並針對明顯對國安造成影響的技術」，但她並未言明採取相關行動的時間。</text:p>
      <text:p text:style-name="P4">
中國近期力推「反間諜法」，當局指在該國內營運的 <text:a xlink:type="simple" xlink:href="https://www.dw.com/zh/zh/中國加強反間諜-諮詢公司涉危害國安遭查/a-65557271" text:style-name="Internet_20_link" text:visited-style-name="Visited_20_Internet_20_Link">
 </text:a>
 ，並對其進行突擊搜查。耶倫表示，她不確定此舉是否能與美方所採的行動歸為一類。</text:p>
      <text:h text:style-name="P12" text:outline-level="3">
<text:span text:style-name="T4">
G7將各自採取行動</text:span>
</text:h>
      <text:p text:style-name="P4">
英國《金融時報》據其取得的文件報導，G7計劃在發布峰會主要公報時，首度另外發表一份獨立的經濟安全聲明，其內容將承諾「共同抵禦、應對並反制經濟脅迫」。</text:p>
      <text:p text:style-name="P4">
<draw:frame draw:style-name="fr1" draw:name="Image49" text:anchor-type="as-char" svg:width="6.9236in" svg:height="3.896998in" draw:z-index="0">
<draw:image xlink:href="../Images/dwzh/2023-05-12T02-34-00Z/65224835_401.jpeg" xlink:type="simple" xlink:show="embed" xlink:actuate="onLoad" draw:mime-type="image/jpeg"/>
</draw:frame>
</text:p>
      <text:p text:style-name="P4">
中國當局日前對美國芯片製造商美光展開調查</text:p>
      <text:p text:style-name="P4">
近幾個月來， <text:a xlink:type="simple" xlink:href="https://www.dw.com/zh/zh/中國突擊美企上海辦公室-掀外商憂慮/a-65447816" text:style-name="Internet_20_link" text:visited-style-name="Visited_20_Internet_20_Link">
 </text:a>
——制裁洛克希德馬丁（Lockheed Martin）及雷神（Raytheon）等美國武器公司、 <text:a xlink:type="simple" xlink:href="https://www.dw.com/zh/zh/北京恐禁美光芯片-媒體美籲韓勿填補缺口/a-65414199" text:style-name="Internet_20_link" text:visited-style-name="Visited_20_Internet_20_Link">
</text:a>
、突擊搜查美國盡職調查公司明茨集團（Mintz），並 <text:a xlink:type="simple" xlink:href="https://www.dw.com/zh/zh/日本藥廠員工遭中國拘留-北京证实涉嫌间谍活动/a-65129171" text:style-name="Internet_20_link" text:visited-style-name="Visited_20_Internet_20_Link">
 </text:a>
</text:p>
      <text:p text:style-name="P4">
報導指，中國商務部的一份審查報告顯示，習近平政府目前正考慮限制西方國家獲取汽車產業的重要原物料及技術。</text:p>
      <text:p text:style-name="P4">
耶倫說，許多G7成員都對中國此類行動頗為忌憚，因而研擬共同抵制這種行為的措施。</text:p>
      <text:p text:style-name="P4">
歐盟委員會主席馮德萊恩（Ursula von derLeyen）3月曾表示，布魯塞爾正在研擬自己的審查機制，以針對可能增強對手軍事能力的特定、敏感技術層面，審查歐盟公司的海外投資。她補充，歐盟需要確保其公司的資本、專業技術及知識，不會被用來增強中國等「系統性競爭對手」的軍事和情報能力。</text:p>
      <text:p text:style-name="P4">
一位參與起草G7峰會公報的歐盟高級官員告訴《金融時報》，他們有信心就對外投資審查達成共識，而且將不會與美國共用同樣的審查機制。</text:p>
      <text:p text:style-name="P4">
今年3月下旬，日本也在與美國和荷蘭的協議下，公佈將限制23種技術的出口。儘管東京強調此措施並非針對特定國家，但日本當局將能藉此監督日本售出的器械，是否在買方國家被用於生產高端芯片，並輸往中國等地做軍事用途。</text:p>
      <text:p text:style-name="P4">
（綜合報導）</text:p>
      <text:p text:style-name="P4">
Source: <text:a xlink:type="simple" xlink:href="https://www.dw.com/zh/美財長：g7將聯手反制中國經濟脅迫/a-65597554" text:style-name="Internet_20_link" text:visited-style-name="Visited_20_Internet_20_Link">
https://www.dw.com/zh/美財長：g7將聯手反制中國經濟脅迫/a-65597554?maca=chi-rss-chi-all-1127-rdf</text:a>
</text:p>
      <!--NEWS-->
      <text:h text:style-name="P10" text:outline-level="1">
<text:span text:style-name="T4">
“汶川地震15年”（下）：遇难学生家长忘不了的痛</text:span>
</text:h>
      <text:p text:style-name="P4">
Author: None</text:p>
      <text:p text:style-name="P4">
Publisher: Radio Free Asia (Organization)</text:p>
      <text:p text:style-name="P4">
Published Time: 2023-05-12T05:21:00-04:00</text:p>
      <text:p text:style-name="P4">
Modified Time: 2023-05-12T11:59:35-04:00</text:p>
      <text:p text:style-name="P4">
Description: None</text:p>
      <text:p text:style-name="P4">
Videos: []</text:p>
      <text:p text:style-name="P4">
Audios: ["<text:a xlink:type="simple" xlink:href="https://www.rfa.org/mandarin/yataibaodao/renquanfazhi/ec-05122023051943.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50" text:anchor-type="as-char" svg:width="6.9236in" svg:height="3.88615in" draw:z-index="0">
<draw:image xlink:href="../Images/rfamandarin/2023-05-12T05-21-00-04-00/000000.png" xlink:type="simple" xlink:show="embed" xlink:actuate="onLoad" draw:mime-type="image/png"/>
</draw:frame>
都江堰聚源中学遇难学生家长每年都到學校遺址附近哀悼紀念，但都被公安隔在外側。 <text:a xlink:type="simple" xlink:href="https://www.rfa.org/mandarin/yataibaodao/renquanfazhi/ec-05122023051943.html/@@images/image" text:style-name="Internet_20_link" text:visited-style-name="Visited_20_Internet_20_Link">
</text:a>
聚源中学遇难学生家长提供。  <text:a xlink:type="simple" xlink:href="https://www.rfa.org/mandarin/yataibaodao/renquanfazhi/ec-05122023051943.html/@@stream" text:style-name="Internet_20_link" text:visited-style-name="Visited_20_Internet_20_Link">
</text:a>
</text:p>
      <text:p text:style-name="P4">
15年前的5月12号，四川汶川发生特大地震，造成超过7万人死亡，都堰江、绵竹和北川地多地都有教学大楼倒塌，大批学生遇难。官方《人民日报》在地震15周年上载影片，讲述地震生还者的故事，却不准许遇难学生家长到遗址悼念。不过，都江堰和绵竹仍有悼念活动，有家长表示，官方若不就豆腐渣工程继续追究，他们会坚持公开悼念。</text:p>
      <text:p text:style-name="P4">
<text:a xlink:type="simple" xlink:href="https://www.rfa.org/mandarin/yataibaodao/renquanfazhi/ec-05112023051522.html" text:style-name="Internet_20_link" text:visited-style-name="Visited_20_Internet_20_Link">
 <text:span text:style-name="T4">
“汶川地震15年”（上）：遇难学童家长叹维权路漫漫</text:span>
 </text:a>
</text:p>
      <text:p text:style-name="P4">
鲁碧玉："大家看，这就是聚源中学遗址，15年了，全部没有人住，全部成空屋，他们想塔建一个歌舞升平的现象，但事与愿违，这里聚集了太多的怨气"</text:p>
      <text:p text:style-name="P4">
过百名都江堰聚源中学遇难学生家长，每年在地震发生的时刻，会重返教学大楼倒塌的遗址，按照当地风俗，点炮竹悼念被活埋的孩子。</text:p>
      <text:p text:style-name="Quotations">

<text:p text:style-name="P4">
【 <text:a xlink:type="simple" xlink:href="https://twitter.com/hashtag/%E6%B1%B6%E5%B7%9D%E5%9C%B0%E9%9C%87" text:style-name="Internet_20_link" text:visited-style-name="Visited_20_Internet_20_Link">
&gt;
 </text:a>
&gt;
 15周年】  &gt;
  【遇难学生家长纪念追思遭阻挠】  &gt;
  15年前的今天，四川汶川发生特大地震，造成超过7万人死亡，都堰江、绵竹和北川地多地都有教学大楼倒塌，大批学生遇难。虽然官方阻止，但 <text:a xlink:type="simple" xlink:href="https://twitter.com/hashtag/%E9%83%BD%E6%B1%9F%E5%A0%B0" text:style-name="Internet_20_link" text:visited-style-name="Visited_20_Internet_20_Link">
&gt;
 </text:a>
&gt;
 <text:a xlink:type="simple" xlink:href="https://twitter.com/hashtag/%E8%81%9A%E6%BA%90%E4%B8%AD%E5%AD%A6" text:style-name="Internet_20_link" text:visited-style-name="Visited_20_Internet_20_Link">
&gt;
 </text:a>
&gt;
 和 <text:a xlink:type="simple" xlink:href="https://twitter.com/hashtag/%E7%BB%B5%E7%AB%B9" text:style-name="Internet_20_link" text:visited-style-name="Visited_20_Internet_20_Link">
&gt;
 </text:a>
&gt;
 仍有悼念活动，有家长表示，官方若不就 <text:a xlink:type="simple" xlink:href="https://twitter.com/hashtag/%E8%B1%86%E8%85%90%E6%B8%A3" text:style-name="Internet_20_link" text:visited-style-name="Visited_20_Internet_20_Link">
&gt;
 </text:a>
&gt;
 … <text:a xlink:type="simple" xlink:href="https://t.co/2QDuoeDAAt" text:style-name="Internet_20_link" text:visited-style-name="Visited_20_Internet_20_Link">
 </text:a>
&gt;
&gt;
 — 自由亚洲电台 (@RFA_Chinese) <text:a xlink:type="simple" xlink:href="https://twitter.com/RFA_Chinese/status/1656980600061063168" text:style-name="Internet_20_link" text:visited-style-name="Visited_20_Internet_20_Link">
&gt;
 </text:a>
</text:p>

</text:p>
      <text:p text:style-name="P4">
<text:span text:style-name="T4">
逾百家长无惧拦阻 重回都江堰聚源中学旧址悼遇难学生</text:span>
</text:p>
      <text:p text:style-name="P4">
当地政府与往年一样，大批便衣和公安早上已在遗址附近设封锁线，阻止家长进入，他们只能在几百米外的路边，摆放鲜花和去世小孩当年的相片悼念。</text:p>
      <text:p text:style-name="P4">
遇难学生家长鲁碧玉，与其他家长一样，每年坚持回到遗址悼念。她对本台表示，当局再拦阻，也挡不住母亲悼念离世孩子。</text:p>
      <text:p text:style-name="P4">
鲁碧玉："每年政府和派出所，都有很多人在现场守着，都不愿意让我们进去。但是对我来说，聚源学校我是必须去的，第一，是我对娃娃的一种思念，第二、这么多年维权没有成功，觉得太对不起小孩，觉得到了现场坐了1、2个小时，总感觉能陪一下娃娃，我心里面会好过。"</text:p>
      <text:p text:style-name="P4">
鲁碧玉表示，儿子在瓦砾的情境，至今记忆犹新，15年过去，亡子之痛未有退减。</text:p>
      <text:p text:style-name="P4">
鲁碧玉："512又来了，地震已经15年了，自己都不相信。对我来说，地震是最痛苦的一天，经历都在脑海里，当时地震的场景，就像发生在昨天一样，抱着他时，他的那种疆硬，自己那种生不如死的感觉，真的历历在目。因为第一个娃娃，在自己的心目中太重要，比自己的生命还重要。很多次我都在想，为什么我不能顶替他呢？都是地震，为什么没有把我压死留下了他呢？他什么都没经历过就走了，所以说对他特别放不下。"</text:p>
      <text:p text:style-name="P4">
<text:span text:style-name="T4">
遇难学生家长坚持悼念亡儿追究豆腐渣工程</text:span>
</text:p>
      <text:p text:style-name="P4">
鲁碧玉和不少遇难学生家长，都曾因多次上访维权被拘留，身心被摧残，要经常出入派出所和医院，但她表示，会坚持为亡儿追责。</text:p>
      <text:p text:style-name="P4">
鲁碧玉："如果是真的地震，我会承认他的死；如果是我在映秀，因为那么大的地震，他死了，那么我心头都会好过一点，但偏偏是在聚源，因为聚源没有倒一座民房，就只是倒了一个教学楼，如此没有豆腐渣工程，怎么可能冤死了那么多娃娃。"</text:p>
      <text:p text:style-name="P4">
<draw:frame draw:style-name="fr1" draw:name="Image51" text:anchor-type="as-char" svg:width="6.9236in" svg:height="4.646385in" draw:z-index="0">
<draw:image xlink:href="../Images/rfamandarin/2023-05-12T05-21-00-04-00/000001.png" xlink:type="simple" xlink:show="embed" xlink:actuate="onLoad" draw:mime-type="image/png"/>
</draw:frame>
2008年5月27日，一位母亲在四川省都江堰地震灾区聚源中学废墟上，为她死去的儿子哀悼。（路透社）  <text:a xlink:type="simple" xlink:href="https://www.rfa.org/mandarin/yataibaodao/renquanfazhi/ec-05122023051943.html/2008-05-27t000000z_665369192_gm1e45r16ka01_rtrmadp_3_quake.jpg" text:style-name="Internet_20_link" text:visited-style-name="Visited_20_Internet_20_Link">
</text:a>
</text:p>
      <text:p text:style-name="P4">
<text:span text:style-name="T4">
官媒拍视频唱好地震伤员救治 遇难学生家长：官方把死去的人淡忘</text:span>
</text:p>
      <text:p text:style-name="P4">
人民日报："有人说512，14时28分，是中国人心痛的瞬间，15年过去了，我们为啥还在今年还在纪念汶川地震？是因为还有很多人不放弃，曾给我们打了无限的精神动力，还因为有很多的人生，还在经历重生。"</text:p>
      <text:p text:style-name="P4">
中国官媒《人民日报》周五发放地震15周年视频，介绍地震幸存者的新生活。富新二小遇难学童家长桑军表示，官方只关注活着的人，淡忘了死去的孩子。</text:p>
      <text:p text:style-name="P4">
桑军："把好的事情展现出来，让大家看到他们政府对地震受伤的人员，得到很好的救治和安抚，官方把一些活着的人，对待得还是很好，但是他们把我们遇难的人忘记掉了，没有把我们的事情调查出来，现在我们连悼念地方都没有，都不准在遗址悼念。"</text:p>
      <text:p text:style-name="P4">
桑军表示，不少富新二小的家长与他一样，无法淡忘孩子遇难，但因为学校遗址已重建，家长们只能在"512"下午到市政府门外悼念。他表示，政府一天不肯承认豆腐渣工程导致学童遇难，家长们都会坚持悼念。</text:p>
      <text:p text:style-name="P4">
记者：陈子非 责编：许书婷 嘉远 网编：瑞哲</text:p>
      <text:p text:style-name="P4">
Source: <text:a xlink:type="simple" xlink:href="https://www.rfa.org/mandarin/yataibaodao/renquanfazhi/ec-05122023051943.html" text:style-name="Internet_20_link" text:visited-style-name="Visited_20_Internet_20_Link">
https://www.rfa.org/mandarin/yataibaodao/renquanfazhi/ec-05122023051943.html</text:a>
</text:p>
      <!--NEWS-->
      <text:h text:style-name="P10" text:outline-level="1">
<text:span text:style-name="T4">
與中國打交道：菲律賓為何變得更大膽？</text:span>
</text:h>
      <text:p text:style-name="P4">
Author: None (Language: zh)</text:p>
      <text:p text:style-name="P4">
Publisher: None</text:p>
      <text:p text:style-name="P4">
Time: 2023-05-12T06:13:00Z</text:p>
      <text:p text:style-name="P4">
Description: 菲律賓與中國摩擦不斷，近期又與美國加強了合作，儼然成為南海地緣局勢焦點。中菲兩國近年爆發了哪些衝突？專家如何預測中菲兩國未來互動的發展？</text:p>
      <text:p text:style-name="P4">
Videos: []</text:p>
      <text:p text:style-name="P4">
Images: ["<text:a xlink:type="simple" xlink:href="https://static.dw.com/image/65459303_303.jpg" text:style-name="Internet_20_link" text:visited-style-name="Visited_20_Internet_20_Link">
65459303_303.jpg</text:a>
", "<text:a xlink:type="simple" xlink:href="https://static.dw.com/image/65381986_401.jpg" text:style-name="Internet_20_link" text:visited-style-name="Visited_20_Internet_20_Link">
65381986_401.jpg</text:a>
", "<text:a xlink:type="simple" xlink:href="https://static.dw.com/image/65435603_401.jpg" text:style-name="Internet_20_link" text:visited-style-name="Visited_20_Internet_20_Link">
65435603_401.jpg</text:a>
"]</text:p>
      <text:p text:style-name="P4">
Subject: 时政风云</text:p>
      <text:p text:style-name="P4">
Subjects: ['专题报道：习近平访美', '南中国海主权争端', '南希·佩洛西']</text:p>
      <text:p text:style-name="P4">
Keywords: ['中菲关系', '中美关系', '南海']</text:p>
      <text:p text:style-name="P4">
ID: 65598014</text:p>
      <!--METADATA-->
      <text:p text:style-name="P4">
<text:a xlink:type="simple" xlink:href="https://www.dw.com/zh/overlay/image/article/65598014/65459303" text:style-name="Internet_20_link" text:visited-style-name="Visited_20_Internet_20_Link">
 <draw:frame draw:style-name="fr1" draw:name="Image52" text:anchor-type="as-char" svg:width="6.9236in" svg:height="3.896998in" draw:z-index="0">
<draw:image xlink:href="../Images/dwzh/2023-05-12T06-13-00Z/65459303_303.jpg" xlink:type="simple" xlink:show="embed" xlink:actuate="onLoad" draw:mime-type="image/jpeg"/>
</draw:frame>
</text:a>
</text:p>
      <text:p text:style-name="P4">
4月底，中菲兩國海警船險些相撞，雙方船隻大小差異甚大</text:p>
      <text:p text:style-name="P4">
（德國之聲中文網）近日，馬尼拉和北京在南海的爭端不斷加劇。今年2月， <text:a xlink:type="simple" xlink:href="https://www.dw.com/zh/zh/菲总统激光照射事件不足以触发美菲共防条约/a-64751900" text:style-name="Internet_20_link" text:visited-style-name="Visited_20_Internet_20_Link">
</text:a>
。菲律賓總統小馬科斯（Ferdinand Marcos Jr.）為此召見了中國駐菲大使黃溪連；4月， <text:a xlink:type="simple" xlink:href="https://www.dw.com/zh/zh/菲海警船巡南海遭擋道-險與中國海警船相撞/a-65460061" text:style-name="Internet_20_link" text:visited-style-name="Visited_20_Internet_20_Link">
</text:a>
 。中國與菲律賓何以摩擦如此頻繁？</text:p>
      <text:h text:style-name="P12" text:outline-level="3">
<text:span text:style-name="T4">
南海捕魚權</text:span>
</text:h>
      <text:p text:style-name="P4">
國際關係分析師托倫蒂諾博士（ElaineTolentino）說：「菲律賓希望在其專屬經濟區（EEZ）內享有捕魚權，但自中國開始佔領南海部分海域進行軍事部署以來，北京一直否認此一權利。在中國的行動變得如此具侵略性之前，該地區多國的漁民都可以在這些海域自由捕魚。」</text:p>
      <text:p text:style-name="P4">
她補充：「菲律賓期盼各界能關注南海的捕魚權問題，並確保該國海域的安全。」</text:p>
      <text:p text:style-name="P4">
2016年，海牙的國際法庭曾仲裁中菲南海主權爭議，並以壓倒性的優勢裁定菲律賓勝訴，認定北京近期在菲律賓水域的填海造陸等一系列活動非法。中方拒絕承認此裁決。</text:p>
      <text:p text:style-name="P4">
<draw:frame draw:style-name="fr1" draw:name="Image53" text:anchor-type="as-char" svg:width="6.9236in" svg:height="3.896998in" draw:z-index="0">
<draw:image xlink:href="../Images/dwzh/2023-05-12T06-13-00Z/65381986_401.jpg" xlink:type="simple" xlink:show="embed" xlink:actuate="onLoad" draw:mime-type="image/jpeg"/>
</draw:frame>
</text:p>
      <text:p text:style-name="P4">
菲律賓與中國近年衝突不斷（資料照）</text:p>
      <text:p text:style-name="P4">
今年5月初， <text:a xlink:type="simple" xlink:href="https://www.dw.com/zh/zh/美菲公布防務準則-小馬科斯基地非進攻用途/a-65525290" text:style-name="Internet_20_link" text:visited-style-name="Visited_20_Internet_20_Link">
 </text:a>
 。小馬科斯重申，中菲應建立「直接溝通管道」，以維護菲律賓海上安全為優先。他自述已要求菲律賓海警隊、外交部製作一份漁場地圖，提交給北京。</text:p>
      <text:p text:style-name="P4">
然而，菲律賓大學海事法教授巴通巴卡（JayBatongbacal）對此持懷疑態度。他說：「就算提議建立新的溝通管道，也毫無意義；菲律賓和中國2017年就曾宣布建立兩國海警隊間的『熱線』，但這並沒有改變中國的侵略行為。」</text:p>
      <text:p text:style-name="P4">
他說，中國自2012年控制了距呂宋島約124浬的黃岩島（又稱斯卡伯勒淺灘，ScarboroughShoal）以來，一直在南海「積極干預漁業活動」。中國的控制範圍後又南擴至南沙群島週邊，以及菲律賓的專屬經濟區，自2013年以來，中國便在菲律賓的主要珊瑚礁及漁場，大量部署漁船和海上民兵。</text:p>
      <text:p text:style-name="P4">
他補充，儘管北京和馬尼拉之間正在進行談判，但「至今無果」。</text:p>
      <text:h text:style-name="P12" text:outline-level="3">
<text:span text:style-name="T4">
加強與美合作</text:span>
</text:h>
      <text:p text:style-name="P4">
不同於其前任杜特爾特（RodrigoDuterte）與美關係緊張，小馬科斯自去年就任總統以來，一直加強與美國的合作。巴通巴卡認為，這顯示菲律賓現在對中國的立場更加強硬。</text:p>
      <text:p text:style-name="P4">
他指出，儘管小馬科斯政府已表示願與中國保持對話，但中方卻加強了對菲律賓海域的控制、甚至採取了越發激進的行動，而中國的「入侵和脅迫」促使菲國政府「重啟並深化與美國、西方世界的國防和安全關係」。</text:p>
      <text:p text:style-name="P4">
<draw:frame draw:style-name="fr1" draw:name="Image54" text:anchor-type="as-char" svg:width="6.9236in" svg:height="3.896998in" draw:z-index="0">
<draw:image xlink:href="../Images/dwzh/2023-05-12T06-13-00Z/65435603_401.jpg" xlink:type="simple" xlink:show="embed" xlink:actuate="onLoad" draw:mime-type="image/jpeg"/>
</draw:frame>
</text:p>
      <text:p text:style-name="P4">
美菲日前舉辦了有史以來規模最大的聯合軍演</text:p>
      <text:p text:style-name="P4">
4月底， <text:a xlink:type="simple" xlink:href="https://www.dw.com/zh/zh/中美角力延伸至東南亞-各覓盟友聯合軍演/a-65424706" text:style-name="Internet_20_link" text:visited-style-name="Visited_20_Internet_20_Link">
 </text:a>
 ， <text:a xlink:type="simple" xlink:href="https://www.dw.com/zh/zh/菲总统到访前夕美国敦促中国停止在南中国海继续挑衅/a-65474613" text:style-name="Internet_20_link" text:visited-style-name="Visited_20_Internet_20_Link">
</text:a>
</text:p>
      <text:p text:style-name="P4">
美國官員表示，美菲「肩併肩」（Balikatan）聯合軍演歷時兩週，有1萬7000餘名軍人參與，其中1萬2000人來自美國，旨在加強國際聯盟，提高兩國軍方應對印太地區緊急情況的能力。在演習中，部隊針對菲律賓其中一座小島進行模擬防禦，並擊沉了一艘假想的敵方軍艦。</text:p>
      <text:p text:style-name="P4">
美國史丹佛大學國家安全創新難點中心（Gordian Knot Center for National Security Innovation atStanford University）專家、美國空軍退役上校鮑威爾（Raymond M.Powell）預測，北京未來可能會重申其對菲律賓西部海域具有「無可爭辯的主權」，並敦促馬尼拉不要過度關注海上爭端，或擴大與美國的軍事合作，以免使情況複雜化。</text:p>
      <text:p text:style-name="P4">
「中國將強調以雙邊方式解決所有爭端的必要性，而不是讓美國等『外人』置喙，」他說。</text:p>
      <text:p text:style-name="P4">
鮑威爾表示，北京可能會「警告菲律賓」不要進一步「挑釁」，例如試圖進入南海的爭議海域仁愛礁（AyunginShoa，由菲律賓軍方控制，但中國宣稱擁有主權），或公開中國維安船隻在附近海域的活動。他補充：「中國可能暗示菲律賓，採取任何進一步的『不智之舉』，都可能導致兩國經濟關係出現困難。」</text:p>
      <text:p text:style-name="P4">
Source: <text:a xlink:type="simple" xlink:href="https://www.dw.com/zh/與中國打交道：菲律賓為何變得更大膽？/a-65598014" text:style-name="Internet_20_link" text:visited-style-name="Visited_20_Internet_20_Link">
https://www.dw.com/zh/與中國打交道：菲律賓為何變得更大膽？/a-65598014?maca=chi-rss-chi-all-1127-rdf</text:a>
</text:p>
      <!--NEWS-->
      <text:h text:style-name="P10" text:outline-level="1">
<text:span text:style-name="T4">
義大利傳將與中國談判退出「一帶一路」</text:span>
</text:h>
      <text:p text:style-name="P4">
Author: None (Language: zh)</text:p>
      <text:p text:style-name="P4">
Publisher: None</text:p>
      <text:p text:style-name="P4">
Time: 2023-05-12T06:28:00Z</text:p>
      <text:p text:style-name="P4">
Description: 義大利是七國集團（G7）中，唯一加入中國「一帶一路」的成員國，其總理梅洛尼卻有意終止合約，並稱簽約是個「大錯誤」。她為何這麼說？義大利退出的可能性有多少？</text:p>
      <text:p text:style-name="P4">
Videos: []</text:p>
      <text:p text:style-name="P4">
Images: ["<text:a xlink:type="simple" xlink:href="https://static.dw.com/image/65444662_303.jpg" text:style-name="Internet_20_link" text:visited-style-name="Visited_20_Internet_20_Link">
65444662_303.jpg</text:a>
", "<text:a xlink:type="simple" xlink:href="https://static.dw.com/image/64736928_401.jpg" text:style-name="Internet_20_link" text:visited-style-name="Visited_20_Internet_20_Link">
64736928_401.jpg</text:a>
"]</text:p>
      <text:p text:style-name="P4">
Subject: 时政风云</text:p>
      <text:p text:style-name="P4">
Subjects: ['岛屿主权争端', '专题报道：全景观看“习马会”', '欧洲难民危机', '中国', '中共十九大', '意大利', '德中关系']</text:p>
      <text:p text:style-name="P4">
Keywords: ['意大利', '中意关系', '中国', '一带一路']</text:p>
      <text:p text:style-name="P4">
ID: 65598090</text:p>
      <!--METADATA-->
      <text:p text:style-name="P4">
<text:a xlink:type="simple" xlink:href="https://www.dw.com/zh/overlay/image/article/65598090/65444662" text:style-name="Internet_20_link" text:visited-style-name="Visited_20_Internet_20_Link">
 <draw:frame draw:style-name="fr1" draw:name="Image55" text:anchor-type="as-char" svg:width="6.9236in" svg:height="3.896998in" draw:z-index="0">
<draw:image xlink:href="../Images/dwzh/2023-05-12T06-28-00Z/65444662_303.jpg" xlink:type="simple" xlink:show="embed" xlink:actuate="onLoad" draw:mime-type="image/jpeg"/>
</draw:frame>
</text:a>
</text:p>
      <text:p text:style-name="P4">
義大利會否退出「一帶一路」引發熱議。圖為義大利總理梅洛尼。（資料照）</text:p>
      <text:p text:style-name="P4">
（德國之聲中文網）英國《金融時報》週四（5月11日）報導，義大利計畫與中國舉行會談，就退出北京的「一帶一路」倡議進行協商，同時試圖保持友好關係、維持穩健的商業聯繫。</text:p>
      <text:p text:style-name="P4">
<text:a xlink:type="simple" xlink:href="https://www.dw.com/zh/zh/中国人带着钱来我们非常欢迎/a-48449562" text:style-name="Internet_20_link" text:visited-style-name="Visited_20_Internet_20_Link">
 </text:a>
 ，是唯一加入此倡議的七國集團（G7）成員國，<text:a xlink:type="simple" xlink:href="https://www.dw.com/zh/zh/加入一带一路收获投资-意大利招致盟友批评/a-48043098" text:style-name="Internet_20_link" text:visited-style-name="Visited_20_Internet_20_Link">
 </text:a>
 。2022年，現任義大利總理梅洛尼（Giorgia Meloni）首度在競選活動上，公開稱這項決定是「一個大錯誤」。</text:p>
      <text:p text:style-name="P4">
不過，報導指出，梅洛尼週三（10日）表示她尚未確定將終止 <text:a xlink:type="simple" xlink:href="https://www.dw.com/zh/zh/一带一路扩版图-习访欧后有暗涌/a-48015677" text:style-name="Internet_20_link" text:visited-style-name="Visited_20_Internet_20_Link">
 </text:a>
 ，稱有關此事的「討論仍是開放的」。</text:p>
      <text:p text:style-name="P4">
幾位不具名的義大利官員告訴《金融時報》，梅洛尼政府應找到一種方法，讓義大利從「一帶一路」倡議中解脫出來的同時，又不至於激怒北京、遭到懲罰式的報復。其中一位官員強調，義大利將「努力避免問題升級」，因為義方並不希望與中國「對立」。</text:p>
      <text:p text:style-name="P4">
「政治就是要做選擇。她（梅洛尼）不能同時擁有中國和美國，」義大利前駐北約大使斯特凡尼尼（StefanoStefanini）告訴《金融時報》，在美中關係緊張之際，義大利此舉是在向國際社會發出一個明確信號。</text:p>
      <text:p text:style-name="P4">
「我們不能以美國盟友的身份，持續參與『一帶一路』的合作，」斯特凡尼尼說：「我們必須嘗試與中國談判出一個和平或最不具破壞性的退場方式。」</text:p>
      <text:p text:style-name="P4">
<draw:frame draw:style-name="fr1" draw:name="Image56" text:anchor-type="as-char" svg:width="6.9236in" svg:height="3.896998in" draw:z-index="0">
<draw:image xlink:href="../Images/dwzh/2023-05-12T06-28-00Z/64736928_401.jpg" xlink:type="simple" xlink:show="embed" xlink:actuate="onLoad" draw:mime-type="image/jpeg"/>
</draw:frame>
</text:p>
      <text:p text:style-name="P4">
2月16日，中共中央外事辦王毅（左）出訪歐洲，於羅馬會晤義大利外交部長塔賈尼（Antonio Tajani，右）。</text:p>
      <text:h text:style-name="P12" text:outline-level="3">
<text:span text:style-name="T4">
義大利內部意見分歧</text:span>
</text:h>
      <text:p text:style-name="P4">
上個月底，彭博社即引述匿名知情人士稱，梅洛尼計劃5月在日本舉行的七國集團（G7）峰會上宣布義大利對「一帶一路」的立場，但聯合政府內部目前意見分歧，梅洛尼領導的義大利兄弟黨（Brothersof Italy）成員大多贊成退出，其他黨派則不然。</text:p>
      <text:p text:style-name="P4">
當初羅馬與北京簽署「一帶一路」倡議，是由時任義大利總理孔蒂（GiuseppeConte）所推動。當時義大利受到債務危機的影響，孔蒂期盼能提振該國低迷的經濟。但時至今日，幾項義大利在BRI提議的交通基礎設施計劃幾乎毫無進展。</text:p>
      <text:p text:style-name="P4">
義大利活力黨（Italia Viva）成員兼國會參議員博爾吉（EnricoBorghi）說：「在這5年裡，人們對BRI的風險意識大幅升高。」他指出，幾乎所有政黨都「放棄了中國可以解決義大利（經濟）問題的想法」。</text:p>
      <text:p text:style-name="P4">
梅洛尼延續孔特的繼任者、前總理德拉吉（MarioDraghi）的對中立場，在與中國的經貿往來上更加謹慎。梅洛尼審查了中國國有化工巨頭中化集團，因為該集團擁有義大利知名輪胎公司倍耐力高達37%的股份。《金融時報》指，倍耐力公司拒絕對此發表評論。</text:p>
      <text:p text:style-name="P4">
彭博社4月20日也曾引述不具名的知情人士報導，義大利有意放棄中國的「一帶一路」倡議，並與台灣加強半導體生產和出口上的合作。</text:p>
      <text:p text:style-name="P4">
不過，義大利部分分析人士認為，梅洛尼的最佳方案是維持現狀、自動續約。羅馬智庫國際事務研究院（IAI）中國研究員加列裡（BeatriceGallelli）說：「停止一個模糊的合作，會比讓它自動續約產生更大的噪音。」</text:p>
      <text:h text:style-name="P12" text:outline-level="3">
<text:span text:style-name="T4">
欧中印激辩“一带一路”</text:span>
</text:h>
      <text:h text:style-name="P12" text:outline-level="3">
<text:span text:style-name="T4">
退出倡議的兩難</text:span>
</text:h>
      <text:p text:style-name="P4">
梅洛尼政府對於退出倡議的討論，正面臨著緊迫的時間壓力。《金融時報》指出，義大利參與的BRI協議包含為期4年的合作，但其規定合約將在明年（2024年）3月到期時自動續約。若要取消，義大利須提前3個月——也就是今年底前——正式通知中國政府。</text:p>
      <text:p text:style-name="P4">
不過，部分官員表示美國在退出倡議一事上有減緩施壓義大利，因為梅洛尼在俄烏戰爭上已明確表態支持烏克蘭。他們另指，義大利若維持與北京的溝通渠道，可能有助於向中國施壓、推動結束烏克蘭戰爭。</text:p>
      <text:p text:style-name="P4">
然而，在俄烏戰爭之後，義大利商界為了因應政府向俄羅斯實施的制裁，已把目光轉向疫情重啟後的中國。2023年第一季，義大利對中國的出口比去年同期猛增了92.5%，主要是來源是藥品的出口在短期內大幅成長。</text:p>
      <text:p text:style-name="P4">
「當企業和商界人士一頭熱地渴望重返中國市場時，這項可能退出（倡議）的行為將導致雙邊關係冷卻，」義大利中國理事基金會主席博塞利（MarioBoselli）告訴《金融時報》。</text:p>
      <text:h text:style-name="P12" text:outline-level="3">
<text:span text:style-name="T4">
加入「一帶一路」沒好處？</text:span>
</text:h>
      <text:p text:style-name="P4">
台灣中央社10日報導，據上海復旦大學泛海國際金融學院發布的統計數據，挹注於義大利與「一帶一路」相關的投資額，在一年內大幅下降，由2019年的逾25億美元，降至隔年的僅約8億美元。</text:p>
      <text:h text:style-name="P12" text:outline-level="3">
<text:span text:style-name="T4">
只要中国有钱 意大利就不担心</text:span>
</text:h>
      <text:p text:style-name="P4">
美國智庫榮鼎集團（RhodiumGroup）的數據顯示，中國對義大利落實的外國直接投資（FDI），也從2019年的6億5000萬美元，驟降至隔年的2000萬美元；2021年也僅略增至3300萬美元。同時，中國2020年在德法的FDI分別高達19億和18億美元。</text:p>
      <text:p text:style-name="P4">
拿坡里東方大學副教授法德拉（Enrico Fardella）表示， <text:a xlink:type="simple" xlink:href="https://www.dw.com/zh/zh/意大利要加入一带一路-欧盟提醒别低估中国/a-47789989" text:style-name="Internet_20_link" text:visited-style-name="Visited_20_Internet_20_Link">
 </text:a>
 ，「義大利沒拿到任何經濟回饋，反而不願與中國簽MOU的歐洲國家獲得了更優渥的經濟利潤。」</text:p>
      <text:p text:style-name="P4">
對於義大利發出的質疑，中國外交部10日回應稱，自兩國簽屬該倡議以來，雙方在經貿、工業製造、清潔能源等領域都有取得「豐碩成果」。發言人汪文斌說：「中義應進一步挖掘『一帶一路』的合作潛力，加強各領域互利合作。」</text:p>
      <text:p text:style-name="P4">
（《金融時報》、彭博社、台灣中央社等）</text:p>
      <text:p text:style-name="P4">
Source: <text:a xlink:type="simple" xlink:href="https://www.dw.com/zh/義大利傳將與中國談判退出「一帶一路」/a-65598090" text:style-name="Internet_20_link" text:visited-style-name="Visited_20_Internet_20_Link">
https://www.dw.com/zh/義大利傳將與中國談判退出「一帶一路」/a-65598090?maca=chi-rss-chi-all-1127-rdf</text:a>
</text:p>
      <!--NEWS-->
      <text:h text:style-name="P10" text:outline-level="1">
<text:span text:style-name="T4">
美官员：美中都希望放下气球事件 稳定双方关系</text:span>
</text:h>
      <text:p text:style-name="P4">
Author: 联合早报 (Person)</text:p>
      <text:p text:style-name="P4">
Publisher: 联合早报 (Organization)</text:p>
      <text:p text:style-name="P4">
Published Time: 2023-05-12T06:50</text:p>
      <text:p text:style-name="P4">
Modified Time: 2023-05-12T07:03</text:p>
      <text:p text:style-name="P4">
Description: 美国一高级官员说，美国和中国都意识到，有必要停止把焦点放在导致美中这两个超级大国关系紧绷的疑似间谍气球事件，恢复正常的沟通渠道以稳定关系。路透社报道，白宫国家安全顾问沙利文和中共中...</text:p>
      <text:p text:style-name="P4">
Videos: []</text:p>
      <text:p text:style-name="P4">
Audios: []</text:p>
      <text:p text:style-name="P4">
Images: []</text:p>
      <text:p text:style-name="P4">
Type: NewsArticle</text:p>
      <text:p text:style-name="P4">
Breadcrumbs: ['即时', '国际']</text:p>
      <text:p text:style-name="P4">
Keywords: ['美中关系', '沙利文', '王毅']</text:p>
      <!--METADATA-->
      <text:p text:style-name="P4">
美国一高级官员说，美国和中国都意识到，有必要停止把焦点放在导致美中这两个超级大国关系紧绷的 <text:a xlink:type="simple" xlink:href="https://www.zaobao.com/realtime/world/story20230205-1359873" text:style-name="Internet_20_link" text:visited-style-name="Visited_20_Internet_20_Link">
</text:a>
，恢复正常的沟通渠道以稳定关系。</text:p>
      <text:p text:style-name="P4">
路透社报道，白宫国家安全顾问沙利文和中共中央政治局委员、中央外办主任王毅星期三和星期四（5月10日和11日）两天， <text:a xlink:type="simple" xlink:href="https://www.zaobao.com/realtime/china/story20230511-1393596" text:style-name="Internet_20_link" text:visited-style-name="Visited_20_Internet_20_Link">
</text:a>
 。</text:p>
      <text:p text:style-name="P4">
美国一要求不具名的高级官员在沙利文和王毅举行会谈后说，白宫希望沙利文和王毅的会晤，能为这两个全球最大经济体进行更多交流铺平道路。</text:p>
      <text:p text:style-name="P4">
这名官员星期四说，沙利文和王毅没有讨论可能重新安排美国国务卿布林肯访问北京的日期，但白宫预计双方将未来几个月继续进行沟通。</text:p>
      <text:p text:style-name="P4">
白宫发表声明说，沙利文和王毅在维也纳的会谈中讨论了俄罗斯对乌克兰的战争等问题。</text:p>
      <text:p text:style-name="P4">
白宫说：“双方就美中双边关系中的关键问题、全球和地区安全问题、俄罗斯对乌克兰的战争，以及两岸问题等，进行了坦诚、实质行和建设性的讨论。”</text:p>
      <text:p text:style-name="P4">
声明还说，沙利文和王毅的会面，是双方“为维持开放的沟通渠道和负责任地管理竞争关系进行持续努力的一部分”。</text:p>
      <text:p text:style-name="P4">
中国驻华盛顿大使馆发表声明说，王毅和沙利文“就消除中美关系中的障碍、止跌企稳进行了坦诚、深入、实质性、建设性的讨论”。</text:p>
      <text:p text:style-name="P4">
美国总统拜登一直在寻求与中国国家主席习近平通电话，但美国匿名官员没有透露这方面的最新进展。</text:p>
      <text:p text:style-name="P4">
一个飞越美国敏感军事设施上空的疑似中国间谍气球被美国战斗机击落后引发美中外交危机，布林肯因此 <text:a xlink:type="simple" xlink:href="https://www.zaobao.com/realtime/world/story20230203-1359458" text:style-name="Internet_20_link" text:visited-style-name="Visited_20_Internet_20_Link">
</text:a>
 。</text:p>
      <text:p text:style-name="P4">
当被问及沙利文和王毅就气球事件讨论了什么时，匿名的美国官员说：“我认为双方都意识到，这起令人遗憾的事件导致双方的沟通联系中断。我们现在正在寻求放下这起事件，并重新建立一些标准、正常的沟通渠道。”</text:p>
      <text:p text:style-name="P4">
Source: <text:a xlink:type="simple" xlink:href="https://www.zaobao.com.sg/realtime/world/story20230512-1393734" text:style-name="Internet_20_link" text:visited-style-name="Visited_20_Internet_20_Link">
https://www.zaobao.com.sg/realtime/world/story20230512-1393734</text:a>
</text:p>
      <!--NEWS-->
      <text:h text:style-name="P10" text:outline-level="1">
<text:span text:style-name="T4">
美法院判决 禁18到20岁者买手枪违宪</text:span>
</text:h>
      <text:p text:style-name="P4">
Publisher: 法新社</text:p>
      <text:p text:style-name="P4">
Published Time: 2023-05-12T07:32:09+00:00</text:p>
      <text:p text:style-name="P4">
Modified Time: 2023-05-12T07:05:01+00:00</text:p>
      <text:p text:style-name="P4">
Description: （法新社华盛顿11日电） 美国一名联邦地方法院法官宣告，禁止有执照经销商向未满21岁者贩售手枪的联邦法律均属违宪，还说任何18岁以上的人都有这种权利。</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7" text:anchor-type="as-char" svg:width="6.9236in" svg:height="3.617581in" draw:z-index="0">
<draw:image xlink:href="../Images/rficn/2023-05-12T07-32-09-00-00/000000.png" xlink:type="simple" xlink:show="embed" xlink:actuate="onLoad" draw:mime-type="image/png"/>
</draw:frame>
</text:p>
      <text:p text:style-name="P4">
法新社报导，维吉尼亚州东区的联邦地方法官潘恩（Robert Payne）受理一桩由4名男子提出的诉讼，4人都是年满18岁、未满21岁希望能买手枪者。</text:p>
      <text:p text:style-name="P4">
现行联邦法律禁止有执照的枪械经销商向未满21岁者出售手枪，但父母可为孩子购买手枪，孩子也可自行透过枪械展览会或向私人购买。</text:p>
      <text:p text:style-name="P4">
而且虽然美国民众未满21岁不能从联邦许可的经销商处购买手枪，却可以购买步枪或霰弹枪。</text:p>
      <text:p text:style-name="P4">
潘恩10日判决意见援引最高法院近期一项扩大枪支拥有权的决定以及美国宪法第二修正案，后者阐明「人民持有和携带武器的权利不容侵犯。」</text:p>
      <text:p text:style-name="P4">
预防枪支暴力组织Everytown Law谴责法官潘恩的心证。</text:p>
      <text:p text:style-name="P4">
Everytown Law负责议题与诉求的资深主管卡特（JanetCarter）发表声明说：「枪支不仅是美国儿童和青少年的主要致死原因，研究也显示18至20岁的年轻人持枪杀人的比率是21岁以上成年人的3倍。」</text:p>
      <text:p text:style-name="P4">
卡特说：「法院这项判决无疑会将生命置于风险之中，这点必须改变。」 （译者：纪锦玲）</text:p>
      <text:p text:style-name="P4">
Source: <text:a xlink:type="simple" xlink:href="https://www.rfi.fr/cn/%E5%9B%BD%E9%99%85%E6%8A%A5%E9%81%93/20230512-%E7%BE%8E%E6%B3%95%E9%99%A2%E5%88%A4%E5%86%B3-%E7%A6%8118%E5%88%B020%E5%B2%81%E8%80%85%E4%B9%B0%E6%89%8B%E6%9E%AA%E8%BF%9D%E5%AE%AA" text:style-name="Internet_20_link" text:visited-style-name="Visited_20_Internet_20_Link">
https://www.rfi.fr/cn/%E5%9B%BD%E9%99%85%E6%8A%A5%E9%81%93/20230512-%E7%BE%8E%E6%B3%95%E9%99%A2%E5%88%A4%E5%86%B3-%E7%A6%8118%E5%88%B020%E5%B2%81%E8%80%85%E4%B9%B0%E6%89%8B%E6%9E%AA%E8%BF%9D%E5%AE%AA</text:a>
</text:p>
      <!--NEWS-->
      <text:h text:style-name="P10" text:outline-level="1">
<text:span text:style-name="T4">
白宫与国会的债务谈判改下周举行</text:span>
</text:h>
      <text:p text:style-name="P4">
Author: 联合早报 (Person)</text:p>
      <text:p text:style-name="P4">
Publisher: 联合早报 (Organization)</text:p>
      <text:p text:style-name="P4">
Published Time: 2023-05-12T07:41</text:p>
      <text:p text:style-name="P4">
Modified Time: 2023-05-12T07:41</text:p>
      <text:p text:style-name="P4">
Description: 美国总统拜登和国会领袖原定于星期五（5月12日）再次讨论提高联邦债务上限的会议，改在下星期举行。路透社报道，美国白宫发言人星期四说：“双方同意下周初会面，助理们的磋商工作则持续进行...</text:p>
      <text:p text:style-name="P4">
Videos: []</text:p>
      <text:p text:style-name="P4">
Audios: []</text:p>
      <text:p text:style-name="P4">
Images: []</text:p>
      <text:p text:style-name="P4">
Type: NewsArticle</text:p>
      <text:p text:style-name="P4">
Breadcrumbs: ['即时', '国际']</text:p>
      <text:p text:style-name="P4">
Keywords: ['美国', '债务违约', '拜登', '麦卡锡']</text:p>
      <!--METADATA-->
      <text:p text:style-name="P4">
美国总统拜登和国会领袖原定于星期五（5月12日）再次讨论提高联邦债务上限的会议，改在下星期举行。</text:p>
      <text:p text:style-name="P4">
路透社报道，美国白宫发言人星期四说：“双方同意下周初会面，助理们的磋商工作则持续进行。”</text:p>
      <text:p text:style-name="P4">
共和党籍的众议院议长麦卡锡告诉记者，延期并不表示谈判出了问题，但他认为在拜登和国会领袖再次会面之前，双方的谈判代表需要进行更多讨论。</text:p>
      <text:p text:style-name="P4">
他指其中一名国会领袖星期五无法出席会议，并指“目前谈判还未取得足够的进展”，还不是安排双方会面的时候。”</text:p>
      <text:p text:style-name="P4">
知情人士说，关于提高美国政府31.4万亿美元（约41.8万亿新元）的债务上限，以避免灾难性债务违约的谈判正在持续进行。白宫和共和、民主两党领袖的助理已开始讨论限制联邦支出的方法。</text:p>
      <text:p text:style-name="P4">
白宫早些时候说，拜登、麦卡锡、参议院多数党领袖舒默、参议院少数党领袖麦康奈尔和众议院民主党领袖杰弗里斯的助理，周三和周四两天都在开会。</text:p>
      <text:p text:style-name="P4">
另据两名消息人士称，白宫官员坦承，要与共和党达成提高债务上限的协议，白宫就必须同意削减一些支出或对未来支出实施严格限制。但他们同时也强调，必须保留拜登去年沿党派路线通过的标志性气候立法。</text:p>
      <text:p text:style-name="P4">
Source: <text:a xlink:type="simple" xlink:href="https://www.zaobao.com.sg/realtime/world/story20230512-1393736" text:style-name="Internet_20_link" text:visited-style-name="Visited_20_Internet_20_Link">
https://www.zaobao.com.sg/realtime/world/story20230512-1393736</text:a>
</text:p>
      <!--NEWS-->
      <text:h text:style-name="P10" text:outline-level="1">
<text:span text:style-name="T4">
美国加州东海岸发生5.5级地震</text:span>
</text:h>
      <text:p text:style-name="P4">
Author: 陈慧璋 (Person)</text:p>
      <text:p text:style-name="P4">
Publisher: 联合早报 (Organization)</text:p>
      <text:p text:style-name="P4">
Published Time: 2023-05-12T07:46</text:p>
      <text:p text:style-name="P4">
Modified Time: 2023-05-12T07:46</text:p>
      <text:p text:style-name="P4">
Description: 路透社报道，根据美国地质调查局（USGS）信息，位于美国东海岸的加利福尼亚地区发生5.5级地震。暂时未有灾情或损毁的报告。</text:p>
      <text:p text:style-name="P4">
Videos: []</text:p>
      <text:p text:style-name="P4">
Audios: []</text:p>
      <text:p text:style-name="P4">
Images: []</text:p>
      <text:p text:style-name="P4">
Type: NewsArticle</text:p>
      <text:p text:style-name="P4">
Breadcrumbs: ['即时', '国际']</text:p>
      <text:p text:style-name="P4">
Keywords: ['地震', '美国', '加利福尼亚州']</text:p>
      <!--METADATA-->
      <text:p text:style-name="P4">
路透社报道，根据美国地质调查局（USGS）信息，位于美国东海岸的加利福尼亚地区发生5.5级地震。</text:p>
      <text:p text:style-name="P4">
暂时未有灾情或损毁的报告。</text:p>
      <text:p text:style-name="P4">
Source: <text:a xlink:type="simple" xlink:href="https://www.zaobao.com.sg/realtime/world/story20230512-1393737" text:style-name="Internet_20_link" text:visited-style-name="Visited_20_Internet_20_Link">
https://www.zaobao.com.sg/realtime/world/story20230512-1393737</text:a>
</text:p>
      <!--NEWS-->
      <text:h text:style-name="P10" text:outline-level="1">
<text:span text:style-name="T4">
纽约地铁游民遭压颈致死  美陆战队员被控过失杀人</text:span>
</text:h>
      <text:p text:style-name="P4">
Publisher: 法新社</text:p>
      <text:p text:style-name="P4">
Published Time: 2023-05-12T08:02:09+00:00</text:p>
      <text:p text:style-name="P4">
Modified Time: 2023-05-12T07:50:03+00:00</text:p>
      <text:p text:style-name="P4">
Description: （法新社纽约11日电） 纽约检方发言人今天表示，美国陆战队员潘尼（Daniel Penny）在纽约地铁列车上涉嫌压住游民尼利（Jorda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8" text:anchor-type="as-char" svg:width="6.9236in" svg:height="3.617581in" draw:z-index="0">
<draw:image xlink:href="../Images/rficn/2023-05-12T08-02-09-00-00/000000.png" xlink:type="simple" xlink:show="embed" xlink:actuate="onLoad" draw:mime-type="image/png"/>
</draw:frame>
</text:p>
      <text:p text:style-name="P4">
曼哈顿地方检察官布莱格（AlvinBragg）的发言人告诉法新社：「我们可以证实潘尼将因涉嫌二级过失杀人罪遭到逮捕。」他并表示，潘尼可能会在12日出庭答辩。</text:p>
      <text:p text:style-name="P4">
受害人尼利（Jordan Neely）经常在地铁上表演，以模仿麦可杰克森（Michael Jackson）为人熟知，尼利本月初的死亡事件引发社会公愤。</text:p>
      <text:p text:style-name="P4">
整段事发过程都被监视摄影器拍了下来，惹怒运动人士和左派议员，也引发一波抗议行动，要求逮捕犯案者。</text:p>
      <text:p text:style-name="P4">
影片显示，在地铁列车上，30岁的尼利被另一名男子勒住脖子，据信这名男子便是24岁的陆战队员潘尼。</text:p>
      <text:p text:style-name="P4">
目击者称，尼利在列车上行为古怪，并向乘客喊着讨要食物和饮料，潘尼于是把尼利压制在地。</text:p>
      <text:p text:style-name="P4">
此事件触及纽约的两个烫手问题，其一是金融之都纽约有许多患有精神疾病的游民；此外，居民也担忧搭乘地铁时的人身安全。</text:p>
      <text:p text:style-name="P4">
这起事件也含有种族因素，尼利是非裔，潘尼则是白人。</text:p>
      <text:p text:style-name="P4">
纽约市法医表示，尼利是因为颈部「受压迫」而死，判断他死于他杀。</text:p>
      <text:p text:style-name="P4">
Source: <text:a xlink:type="simple" xlink:href="https://www.rfi.fr/cn/%E7%BC%A4%E7%BA%B7%E4%B8%96%E7%95%8C/20230512-%E7%BA%BD%E7%BA%A6%E5%9C%B0%E9%93%81%E6%B8%B8%E6%B0%91%E9%81%AD%E5%8E%8B%E9%A2%88%E8%87%B4%E6%AD%BB-%E7%BE%8E%E9%99%86%E6%88%98%E9%98%9F%E5%91%98%E8%A2%AB%E6%8E%A7%E8%BF%87%E5%A4%B1%E6%9D%80%E4%BA%BA" text:style-name="Internet_20_link" text:visited-style-name="Visited_20_Internet_20_Link">
https://www.rfi.fr/cn/%E7%BC%A4%E7%BA%B7%E4%B8%96%E7%95%8C/20230512-%E7%BA%BD%E7%BA%A6%E5%9C%B0%E9%93%81%E6%B8%B8%E6%B0%91%E9%81%AD%E5%8E%8B%E9%A2%88%E8%87%B4%E6%AD%BB-%E7%BE%8E%E9%99%86%E6%88%98%E9%98%9F%E5%91%98%E8%A2%AB%E6%8E%A7%E8%BF%87%E5%A4%B1%E6%9D%80%E4%BA%BA</text:a>
</text:p>
      <!--NEWS-->
      <text:h text:style-name="P10" text:outline-level="1">
<text:span text:style-name="T4">
猴痘疫情趋缓 世卫：不再是国际关注公卫紧急事件</text:span>
</text:h>
      <text:p text:style-name="P4">
Publisher: 法新社</text:p>
      <text:p text:style-name="P4">
Published Time: 2023-05-12T08:32:09+00:00</text:p>
      <text:p text:style-name="P4">
Modified Time: 2023-05-12T08:05:03+00:00</text:p>
      <text:p text:style-name="P4">
Description: （法新社日内瓦11日电） 世界卫生组织（WHO）今天宣布，猴痘（Mpox）疫情不再是国际关注公共卫生紧急事件（PHEIC）。</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9" text:anchor-type="as-char" svg:width="6.9236in" svg:height="3.617581in" draw:z-index="0">
<draw:image xlink:href="../Images/rficn/2023-05-12T08-32-09-00-00/000000.png" xlink:type="simple" xlink:show="embed" xlink:actuate="onLoad" draw:mime-type="image/png"/>
</draw:frame>
</text:p>
      <text:p text:style-name="P4">
世界卫生组织2022年7月宣布，猴痘疫情构成国际关注公共卫生紧急事件。</text:p>
      <text:p text:style-name="P4">
但在猴痘病例数下滑后，世卫秘书长谭德塞（Tedros AdhanomGhebreyesus）于今天的线上记者会表示，他已接受世卫紧急委员会的建议，对猴痘疫情解除最高等级警报。</text:p>
      <text:p text:style-name="P4">
从2022年1月到2023年4月，全球有111个国家或地区向世卫通报8万7000多起猴痘确诊病例，其中有140起死亡病例。</text:p>
      <text:p text:style-name="P4">
Source: <text:a xlink:type="simple" xlink:href="https://www.rfi.fr/cn/%E7%BC%A4%E7%BA%B7%E4%B8%96%E7%95%8C/20230512-%E7%8C%B4%E7%97%98%E7%96%AB%E6%83%85%E8%B6%8B%E7%BC%93-%E4%B8%96%E5%8D%AB-%E4%B8%8D%E5%86%8D%E6%98%AF%E5%9B%BD%E9%99%85%E5%85%B3%E6%B3%A8%E5%85%AC%E5%8D%AB%E7%B4%A7%E6%80%A5%E4%BA%8B%E4%BB%B6" text:style-name="Internet_20_link" text:visited-style-name="Visited_20_Internet_20_Link">
https://www.rfi.fr/cn/%E7%BC%A4%E7%BA%B7%E4%B8%96%E7%95%8C/20230512-%E7%8C%B4%E7%97%98%E7%96%AB%E6%83%85%E8%B6%8B%E7%BC%93-%E4%B8%96%E5%8D%AB-%E4%B8%8D%E5%86%8D%E6%98%AF%E5%9B%BD%E9%99%85%E5%85%B3%E6%B3%A8%E5%85%AC%E5%8D%AB%E7%B4%A7%E6%80%A5%E4%BA%8B%E4%BB%B6</text:a>
</text:p>
      <!--NEWS-->
      <text:h text:style-name="P10" text:outline-level="1">
<text:span text:style-name="T4">
美移民限令即将终止 众院通过加强边境安全法案</text:span>
</text:h>
      <text:p text:style-name="P4">
Author: 联合早报 (Person)</text:p>
      <text:p text:style-name="P4">
Publisher: 联合早报 (Organization)</text:p>
      <text:p text:style-name="P4">
Published Time: 2023-05-12T08:48</text:p>
      <text:p text:style-name="P4">
Modified Time: 2023-05-12T08:51</text:p>
      <text:p text:style-name="P4">
Description: 大量移民赶在星期四（5月11日）午夜到来前聚集在美墨边界两侧，希望在美国第42卷移民限制令一终止就立即涌入美国。路透社报道，美国在冠病大流行期间实施的《美国法典》第42卷（Titl...</text:p>
      <text:p text:style-name="P4">
Videos: []</text:p>
      <text:p text:style-name="P4">
Audios: []</text:p>
      <text:p text:style-name="P4">
Images: []</text:p>
      <text:p text:style-name="P4">
Type: NewsArticle</text:p>
      <text:p text:style-name="P4">
Breadcrumbs: ['即时', '国际']</text:p>
      <text:p text:style-name="P4">
Keywords: ['移民', '美国众议院', '法案', '美墨边境']</text:p>
      <!--METADATA-->
      <text:p text:style-name="P4">
大量移民赶在星期四（5月11日）午夜到来前聚集在美墨边界两侧，希望在美国第42卷移民限制令一终止就立即涌入美国。</text:p>
      <text:p text:style-name="P4">
路透社报道，美国在冠病大流行期间实施的《美国法典》第42卷（Title42）移民限制令，将在当天晚上11时59分（新加坡时间5月12日上午11时59分）结束，移民希望在美国收紧庇护申请措施前入境。</text:p>
      <text:p text:style-name="P4">
美国国土安全部部长马约卡斯说，在移民限令终止前，位于边境的某些地区已爆发大量冲突。</text:p>
      <text:p text:style-name="P4">
马约卡斯在星期四的白宫简报会上强调，“我们没有开放边界”，并警告说，试图非法越过美国边界的人将面临更严厉的后果。</text:p>
      <text:p text:style-name="P4">
墨西哥总统洛佩兹同日说，墨西哥正与美国合作，以避免在美国第42卷移民限令失效前，两国的共同边界出现“混乱”和“暴力”。</text:p>
      <text:p text:style-name="P4">
与此同时，美国众议院于星期四通过了共和党议员提出的一项加强边境安全法案。</text:p>
      <text:p text:style-name="P4">
这项法案旨在阻止移民和非法毒品越过美墨西南边界，并由参议院尝试通过一项更广泛的跨党派移民法案。</text:p>
      <text:p text:style-name="P4">
法案将对寻求庇护者设置严格限制，要求他们在美国境外申请美国保护，还将恢复沿边界修建隔离墙，并扩大联邦当局的执法力度。</text:p>
      <text:p text:style-name="P4">
众议院以219票对213票通过了法案，全体民主党人和一名共和党人投了反对票。民主党指这项法案将在参议院受阻。</text:p>
      <text:p text:style-name="P4">
另外，委内瑞拉和哥伦比亚两国国防部长星期四说，委内瑞拉和哥伦比亚将增加在共同边界沿线非正规过境点的驻军人数，与贩毒有关的武装犯罪集团经常在这些地点活动。</text:p>
      <text:p text:style-name="P4">
《美国法典》第42卷（Title 42）移民限令于2020年3月开始生效，允许当局根据公共卫生措施，第一时间将移民驱逐回墨西哥，没有机会寻求美国庇护。</text:p>
      <text:p text:style-name="P4">
Source: <text:a xlink:type="simple" xlink:href="https://www.zaobao.com.sg/realtime/world/story20230512-1393743" text:style-name="Internet_20_link" text:visited-style-name="Visited_20_Internet_20_Link">
https://www.zaobao.com.sg/realtime/world/story20230512-1393743</text:a>
</text:p>
      <!--NEWS-->
      <text:h text:style-name="P10" text:outline-level="1">
<text:span text:style-name="T4">
欧协联4强首轮 西汉姆联与巴塞尔告捷</text:span>
</text:h>
      <text:p text:style-name="P4">
Publisher: 法新社</text:p>
      <text:p text:style-name="P4">
Published Time: 2023-05-12T09:02:10+00:00</text:p>
      <text:p text:style-name="P4">
Modified Time: 2023-05-12T08:50:03+00:00</text:p>
      <text:p text:style-name="P4">
Description: （法新社伦敦12日电） 英超西汉姆联今天靠安东尼奥（Michail Antonio）踢进超前分，在欧洲足总欧协联（UEFA Europ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0" text:anchor-type="as-char" svg:width="6.9236in" svg:height="3.617581in" draw:z-index="0">
<draw:image xlink:href="../Images/rficn/2023-05-12T09-02-10-00-00/000000.png" xlink:type="simple" xlink:show="embed" xlink:actuate="onLoad" draw:mime-type="image/png"/>
</draw:frame>
</text:p>
      <text:p text:style-name="P4">
西汉姆联赢球后，很有机会47年来再次打入欧洲赛事决赛。欧协联是次于欧冠、欧霸的第3级欧战赛会。</text:p>
      <text:p text:style-name="P4">
除西汉姆联外，瑞士超级联赛的巴塞尔（FCBasel）也是一路落后下，在比赛剩不到20分钟结束前联进两球进，2比1逆转击败义甲菲奥伦蒂纳，同样寻求打入欧洲赛事决赛荣耀。</text:p>
      <text:p text:style-name="P4">
Source: <text:a xlink:type="simple" xlink:href="https://www.rfi.fr/cn/%E8%BF%90%E5%8A%A8%E5%A4%A9%E5%9C%B0/20230512-%E6%AC%A7%E5%8D%8F%E8%81%944%E5%BC%BA%E9%A6%96%E8%BD%AE-%E8%A5%BF%E6%B1%89%E5%A7%86%E8%81%94%E4%B8%8E%E5%B7%B4%E5%A1%9E%E5%B0%94%E5%91%8A%E6%8D%B7" text:style-name="Internet_20_link" text:visited-style-name="Visited_20_Internet_20_Link">
https://www.rfi.fr/cn/%E8%BF%90%E5%8A%A8%E5%A4%A9%E5%9C%B0/20230512-%E6%AC%A7%E5%8D%8F%E8%81%944%E5%BC%BA%E9%A6%96%E8%BD%AE-%E8%A5%BF%E6%B1%89%E5%A7%86%E8%81%94%E4%B8%8E%E5%B7%B4%E5%A1%9E%E5%B0%94%E5%91%8A%E6%8D%B7</text:a>
</text:p>
      <!--NEWS-->
      <text:h text:style-name="P10" text:outline-level="1">
<text:span text:style-name="T4">
加蒂第97分钟进球 欧霸准决赛尤文逼和塞维亚</text:span>
</text:h>
      <text:p text:style-name="P4">
Publisher: 法新社</text:p>
      <text:p text:style-name="P4">
Published Time: 2023-05-12T09:32:08+00:00</text:p>
      <text:p text:style-name="P4">
Modified Time: 2023-05-12T09:05:03+00:00</text:p>
      <text:p text:style-name="P4">
Description: （法新社义大利杜林12日电） 义甲尤文图斯今天靠加蒂（Federico Gatti）伤停补时第97分钟头锤破门，在欧霸准决赛首轮最后一刻1比1逼和西甲塞维亚。</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1" text:anchor-type="as-char" svg:width="6.9236in" svg:height="3.617581in" draw:z-index="0">
<draw:image xlink:href="../Images/rficn/2023-05-12T09-32-08-00-00/000000.png" xlink:type="simple" xlink:show="embed" xlink:actuate="onLoad" draw:mime-type="image/png"/>
</draw:frame>
</text:p>
      <text:p text:style-name="P4">
塞维亚的恩纳斯里（Youssef En-Nesyri）第26分钟进球喂球队先驰得点，并一直力保不失，眼看就能在客场拿下一胜再回主场，可惜晚节不保。</text:p>
      <text:p text:style-name="P4">
塞维亚拿过6座欧霸冠军傲视各队，8强赛淘汰曼联晋级，过去在欧霸的准决赛还从没被淘汰过，他们2014年欧霸决赛就是在尤文图斯的主场击败对手夺冠。</text:p>
      <text:p text:style-name="P4">
Source: <text:a xlink:type="simple" xlink:href="https://www.rfi.fr/cn/%E8%BF%90%E5%8A%A8%E5%A4%A9%E5%9C%B0/20230512-%E5%8A%A0%E8%92%82%E7%AC%AC97%E5%88%86%E9%92%9F%E8%BF%9B%E7%90%83-%E6%AC%A7%E9%9C%B8%E5%87%86%E5%86%B3%E8%B5%9B%E5%B0%A4%E6%96%87%E9%80%BC%E5%92%8C%E5%A1%9E%E7%BB%B4%E4%BA%9A" text:style-name="Internet_20_link" text:visited-style-name="Visited_20_Internet_20_Link">
https://www.rfi.fr/cn/%E8%BF%90%E5%8A%A8%E5%A4%A9%E5%9C%B0/20230512-%E5%8A%A0%E8%92%82%E7%AC%AC97%E5%88%86%E9%92%9F%E8%BF%9B%E7%90%83-%E6%AC%A7%E9%9C%B8%E5%87%86%E5%86%B3%E8%B5%9B%E5%B0%A4%E6%96%87%E9%80%BC%E5%92%8C%E5%A1%9E%E7%BB%B4%E4%BA%9A</text:a>
</text:p>
      <!--NEWS-->
      <text:h text:style-name="P10" text:outline-level="1">
<text:span text:style-name="T4">
马斯克：找到推特新任CEO，她将于六周后上任</text:span>
</text:h>
      <text:p text:style-name="P4">
Author: None (Language: zh)</text:p>
      <text:p text:style-name="P4">
Publisher: None</text:p>
      <text:p text:style-name="P4">
Time: 2023-05-12T09:40:00Z</text:p>
      <text:p text:style-name="P4">
Description: 马斯克宣布，接替他的新任推特首席执行官是一位女性，将在大约六周后上任。</text:p>
      <text:p text:style-name="P4">
Videos: []</text:p>
      <text:p text:style-name="P4">
Images: ["<text:a xlink:type="simple" xlink:href="https://static.dw.com/image/64731986_303.jpg" text:style-name="Internet_20_link" text:visited-style-name="Visited_20_Internet_20_Link">
64731986_303.jpg</text:a>
"]</text:p>
      <text:p text:style-name="P4">
Subject: 经济纵横</text:p>
      <text:p text:style-name="P4">
Subjects: ['明镜周刊', '言论自由', '推特', '社交媒体', '人权', '新闻审查', '微博']</text:p>
      <text:p text:style-name="P4">
Keywords: ['马斯克', '推特.社交平台.言论自由', '推特', '社交平台', '言论自由']</text:p>
      <text:p text:style-name="P4">
ID: 65600560</text:p>
      <!--METADATA-->
      <text:p text:style-name="P4">
<text:a xlink:type="simple" xlink:href="https://www.dw.com/zh/overlay/image/article/65600560/64731986" text:style-name="Internet_20_link" text:visited-style-name="Visited_20_Internet_20_Link">
 <draw:frame draw:style-name="fr1" draw:name="Image62" text:anchor-type="as-char" svg:width="6.9236in" svg:height="3.896998in" draw:z-index="0">
<draw:image xlink:href="../Images/dwzh/2023-05-12T09-40-00Z/64731986_303.jpg" xlink:type="simple" xlink:show="embed" xlink:actuate="onLoad" draw:mime-type="image/jpeg"/>
</draw:frame>
</text:a>
</text:p>
      <text:p text:style-name="P4">
马斯克去年10月下旬成为推特的所有者和首席执行官</text:p>
      <text:p text:style-name="P4">
（德国之声中文网）马斯克周四（5月11日）宣布，他已找到推特（Twitter）新任首席执行官（CEO）的替代人选。</text:p>
      <text:p text:style-name="P4">
"很高兴地宣布我为推特聘请了一位新的首席执行官。她将在大约6 周后上任！"马斯克发表推文说，"我的角色将转变为执行主席兼首席技术官，负责监督产品、软件和系统操作。"</text:p>
      <text:p text:style-name="P4">
马斯克于去年10月下旬成为推特的所有者和首席执行官。去年12月，他在推特上表示，"一旦我发现有人愚蠢到可以接受这份工作"，他就会辞去首席执行官一职。</text:p>
      <text:p text:style-name="P4">
由于马斯克的公告，推特公司股价周四上涨。投资者越来越担心，马斯克对推特的精力投入已影响了他对属下其他企业的管理，包括电动汽车公司特斯拉和太空探索公司SpaceX。</text:p>
      <text:h text:style-name="P12" text:outline-level="3">
<text:span text:style-name="T4">
<text:span text:style-name="T4">
马斯克管理推特怎么样？</text:span>
</text:span>
</text:h>
      <text:p text:style-name="P4">
<text:a xlink:type="simple" xlink:href="https://www.dw.com/zh/zh/马斯克最后通牒到期-推特面临辞职潮/a-63811036" text:style-name="Internet_20_link" text:visited-style-name="Visited_20_Internet_20_Link">
 </text:a>
，包括当时的首席执行官阿格拉瓦尔（Parag Agrawal）。他还发誓要放宽限制规定，引发人们对该平台正在成为仇恨言论和错误信息中心的批评。</text:p>
      <text:p text:style-name="P4">
马斯克推出的另一项新政策是"Twitter Blue"，用户每月需支付8美元（7.3 欧元）以来验证帐户。</text:p>
      <text:p text:style-name="P4">
在引入"Twitter Blue"后，在早期系统下通过复选标记验证的 Twitter用户失去了身份验证，而诱使支付月费。这意味着验证失去意义，冒充名人、企业和政府组织的账户将会充斥这个平台。</text:p>
      <text:p text:style-name="P4">
自称为"言论自由绝对主义者"的马斯克还发布了暗示阴谋论的推文，例如毫无根据地声称最近在德克萨斯州艾伦市发生的致命枪击事件出自"心理问题"。</text:p>
      <text:h text:style-name="P12" text:outline-level="3">
<text:span text:style-name="T4">
「卷王」馬斯克：工作量暴增 一周七天不停歇</text:span>
</text:h>
      <text:p text:style-name="P4">
（法新社、德新社、美联社）</text:p>
      <text:p text:style-name="P4">
Source: <text:a xlink:type="simple" xlink:href="https://www.dw.com/zh/马斯克：找到推特新任ceo，她将于六周后上任/a-65600560" text:style-name="Internet_20_link" text:visited-style-name="Visited_20_Internet_20_Link">
https://www.dw.com/zh/马斯克：找到推特新任ceo，她将于六周后上任/a-65600560?maca=chi-rss-chi-all-1127-rdf</text:a>
</text:p>
      <!--NEWS-->
      <text:h text:style-name="P10" text:outline-level="1">
<text:span text:style-name="T4">
尹锡悦与日本前首相麻生太郎共进晚餐</text:span>
</text:h>
      <text:p text:style-name="P4">
Author: 联合早报 (Person)</text:p>
      <text:p text:style-name="P4">
Publisher: 联合早报 (Organization)</text:p>
      <text:p text:style-name="P4">
Published Time: 2023-05-12T09:43</text:p>
      <text:p text:style-name="P4">
Modified Time: 2023-05-12T09:43</text:p>
      <text:p text:style-name="P4">
Description: 韩国总统尹锡悦星期四（5月11日）在首尔汉南洞官邸与到访的日本前首相、自民党副总裁麻生太郎共进晚餐。麻生太郎也是日韩合作委员会会长，他此次为出席中曾根和平研究所举办的论坛访韩，尹锡...</text:p>
      <text:p text:style-name="P4">
Videos: []</text:p>
      <text:p text:style-name="P4">
Audios: []</text:p>
      <text:p text:style-name="P4">
Images: []</text:p>
      <text:p text:style-name="P4">
Type: NewsArticle</text:p>
      <text:p text:style-name="P4">
Breadcrumbs: ['即时', '国际']</text:p>
      <text:p text:style-name="P4">
Keywords: ['尹锡悦', '韩国', '日本']</text:p>
      <!--METADATA-->
      <text:p text:style-name="P4">
韩国总统尹锡悦星期四（5月11日）在首尔汉南洞官邸与到访的日本前首相、自民党副总裁麻生太郎共进晚餐。</text:p>
      <text:p text:style-name="P4">
麻生太郎也是日韩合作委员会会长，他此次为出席中曾根和平研究所举办的论坛访韩，尹锡悦呼吁他为韩日关系发展予以关心和支持。</text:p>
      <text:p text:style-name="P4">
韩联社报道，韩国总统室发言人李度运在星期五的书面简报中说，尹锡悦高度评价麻生太郎最近在韩日关系改善过程中发挥许多作用，并请求他继续予以关注，促使恢复首脑“穿梭外交”的韩日关系进一步取得发展。</text:p>
      <text:p text:style-name="P4">
尹锡悦提到两国人员交流愈发密切的情况时指出，两国应一道努力，推动未来一代活跃交流。他还告诉麻生太郎，希望韩日、日韩合作委员会牵头做好增进两国友好合作的工作。</text:p>
      <text:p text:style-name="P4">
麻生太郎说，他对尹锡悦近期在韩日关系改善进程中展现出的决断力和领导能力表示敬佩，得益于此，两国关系仅一年多就迎来了全然不同的新局面。麻生太郎还对扩大未来一代交流的必要性表示认同，并承诺为此发挥积极作用。</text:p>
      <text:p text:style-name="P4">
麻生太郎去年11月到首尔龙山总统府拜会尹锡悦，今年3月17日在东京以日韩合作委员会会长身份与尹锡悦会晤。</text:p>
      <text:p text:style-name="P4">
Source: <text:a xlink:type="simple" xlink:href="https://www.zaobao.com.sg/realtime/world/story20230512-1393759" text:style-name="Internet_20_link" text:visited-style-name="Visited_20_Internet_20_Link">
https://www.zaobao.com.sg/realtime/world/story20230512-1393759</text:a>
</text:p>
      <!--NEWS-->
      <text:h text:style-name="P10" text:outline-level="1">
<text:span text:style-name="T4">
恶意造假讯息增添土耳其大选黑暗面 反对派指俄涉入</text:span>
</text:h>
      <text:p text:style-name="P4">
Publisher: 法新社</text:p>
      <text:p text:style-name="P4">
Published Time: 2023-05-12T10:02:08+00:00</text:p>
      <text:p text:style-name="P4">
Modified Time: 2023-05-12T09:50:02+00:00</text:p>
      <text:p text:style-name="P4">
Description: （法新社伊斯坦堡12日电） 土耳其总统艾尔段（Recep Tayyip Erdogan）展示的1段影片长约14秒，希望藉此证明他的大选竞争对手与非法的库德族武装分子「手牵手」。</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3" text:anchor-type="as-char" svg:width="6.9236in" svg:height="3.617581in" draw:z-index="0">
<draw:image xlink:href="../Images/rficn/2023-05-12T10-02-08-00-00/000000.png" xlink:type="simple" xlink:show="embed" xlink:actuate="onLoad" draw:mime-type="image/png"/>
</draw:frame>
</text:p>
      <text:p text:style-name="P4">
这段影片在1场大型集会播出并在电视上直播，画面显示反对派领导人基里达欧鲁（Kemal Kilicdaroglu）在竞选曲声中争取选民支持。</text:p>
      <text:p text:style-name="P4">
画面接下来呈现在土耳其遭查禁的库德工人党（PKK）成员，随着基里达欧鲁的竞选曲调鼓掌响应。艾尔段试图传达的讯息很明确：世俗的反对派领导人基里达欧鲁是「恐怖分子的同盟」。</text:p>
      <text:p text:style-name="P4">
但它是经过裁剪的影片，也是最新出现的恶意造假讯息（disinformation）之一，它污染了土耳其几代以来实力最接近也最重要的选举。土耳其将于14日举行总统及国会大选，现任总统艾尔段争取连任，基里达欧鲁是主要竞争对手。</text:p>
      <text:p text:style-name="P4">
基里达欧鲁9日愤怒地表示，「坐在总统大位上的人怎能如此没品。」基里达欧鲁的参选得到土耳其主要亲库德族政党的支持。基里达欧鲁与艾尔段目前在选战中势均力敌，他声称艾尔段团队招募「外国骇客」准备进行深度伪造━操弄影片和声音片段━目的是希望在大选前几天诋毁对手。</text:p>
      <text:p text:style-name="P4">
基里达欧鲁昨天在社群媒体推特（Twitter）说，「亲爱的俄罗斯朋友」，「在这个国家曝光的裁剪影片、阴谋、深伪内容和录音带，你们就是幕后黑手。」基里达欧鲁并未解释他为什么要指控俄罗斯。基里达欧鲁说：「如果你（俄罗斯）希望在5月15日之后建立彼此友谊，请把手自土耳其拿开。」</text:p>
      <text:p text:style-name="P4">
艾尔段的回击也如出一辙，声称「一群网军」正为对手工作。</text:p>
      <text:p text:style-name="P4">
去年10月，土耳其的社交媒体成为政治战场，当时议会通过法律，规定散布「假新闻」（fake news）最高可判处3年徒刑。几周后，基里达欧鲁因指控艾尔段政府应就土耳其「冰毒流行」负起责任，他即成为首批根据此法遭到起诉的人之一。</text:p>
      <text:p text:style-name="P4">
欧洲委员会人权事务专员米雅托维奇（Dunja Mijatovic）本月提出警告，该法律的「广泛适用」正对「记者和批评声音产生寒蝉效应」。</text:p>
      <text:p text:style-name="P4">
伊斯坦堡科曲大学（Koc University）研究恶意造假讯息的专家柯瑟尔（SuncemKocer）表示，在过去土耳其选举中，此类指控和反指控从未达到如此程度。</text:p>
      <text:p text:style-name="P4">
柯瑟尔说，「每个人都试图定义什么是恶意造假讯息」，「它已变成一种将敌对候选人或政党定罪的武器，这是一种新现象。」</text:p>
      <text:p text:style-name="P4">
Source: <text:a xlink:type="simple" xlink:href="https://www.rfi.fr/cn/%E5%9B%BD%E9%99%85%E6%8A%A5%E9%81%93/20230512-%E6%81%B6%E6%84%8F%E9%80%A0%E5%81%87%E8%AE%AF%E6%81%AF%E5%A2%9E%E6%B7%BB%E5%9C%9F%E8%80%B3%E5%85%B6%E5%A4%A7%E9%80%89%E9%BB%91%E6%9A%97%E9%9D%A2-%E5%8F%8D%E5%AF%B9%E6%B4%BE%E6%8C%87%E4%BF%84%E6%B6%89%E5%85%A5" text:style-name="Internet_20_link" text:visited-style-name="Visited_20_Internet_20_Link">
https://www.rfi.fr/cn/%E5%9B%BD%E9%99%85%E6%8A%A5%E9%81%93/20230512-%E6%81%B6%E6%84%8F%E9%80%A0%E5%81%87%E8%AE%AF%E6%81%AF%E5%A2%9E%E6%B7%BB%E5%9C%9F%E8%80%B3%E5%85%B6%E5%A4%A7%E9%80%89%E9%BB%91%E6%9A%97%E9%9D%A2-%E5%8F%8D%E5%AF%B9%E6%B4%BE%E6%8C%87%E4%BF%84%E6%B6%89%E5%85%A5</text:a>
</text:p>
      <!--NEWS-->
      <text:h text:style-name="P10" text:outline-level="1">
<text:span text:style-name="T4">
评论 | 陈光诚：欲加之罪何患无辞：郭飞雄-杨茂东何罪之有！</text:span>
</text:h>
      <text:p text:style-name="P4">
Author: None</text:p>
      <text:p text:style-name="P4">
Publisher: Radio Free Asia (Organization)</text:p>
      <text:p text:style-name="P4">
Published Time: 2023-05-12T10:05:46-04:00</text:p>
      <text:p text:style-name="P4">
Modified Time: 2023-05-12T10:05:4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64" text:anchor-type="as-char" svg:width="6.9236in" svg:height="3.997821in" draw:z-index="0">
<draw:image xlink:href="../Images/rfamandarin/2023-05-12T10-05-46-04-00/000000.png" xlink:type="simple" xlink:show="embed" xlink:actuate="onLoad" draw:mime-type="image/png"/>
</draw:frame>
2021年1月28日，郭飞雄从广州白云机场启程到上海转机赴美，当天晚上在浦东机场被禁止出境。 <text:a xlink:type="simple" xlink:href="https://www.rfa.org/mandarin/pinglun/chenguangchengboke/cgc-05122023085247.html/@@images/image" text:style-name="Internet_20_link" text:visited-style-name="Visited_20_Internet_20_Link">
</text:a>
推特图片</text:p>
      <text:p text:style-name="P4">
著名的人权捍卫者杨茂东（网名郭飞雄）先生在被中共从机场非法抓捕关押近一年半以后，于2023年5月11日遭中共指使广东省广州市中级法院以“煽动颠覆国家政权罪”恶判八年刑期，附加剥夺政治权利三年。中共无耻的指控他“长期以来撰写并在互联网发表文章、2020年创建‘世界宪政民主论坛’继续发表自己和他人撰写的煽动性文章、2021年1月27日出境受阻时接受自由亚洲电台的采访发表言论，长期攻击诋毁中国政治制度……”。判决宣布后，杨茂东当庭表示“不服，一定会提起上诉”。</text:p>
      <text:p text:style-name="P4">
郭飞雄这次所遭到的中共迫害是名副其实的颠倒黑白欲加之罪。自从他上次在2013年8月被中共抓捕，2015年11月27日被判刑六年。他于2019年8月7日刑满出狱，至这次被中共抓捕，郭飞雄一直都生活在中共的跟踪监视之下，没有过一天真正的自由。</text:p>
      <text:p text:style-name="P4">
2021年1月初，当他得知妻子张青罹患重病时就不断要求中共允许他到美国陪伴照顾妻子及孩子。可是中共一直拖延不予答覆。一月底他出境受阻，不知所踪。到2021年11月张青病情越发严重，癌细胞从大肠转移到肝脏、肺脏等多处，并且出现大肠梗阻。情急之下，12月5日郭飞雄准备再次离境赴美时，中共在上海机场将其绑架……一个月之后的2022年1月9日，他的妻子张青女士突然病情恶化，于第二天1月10日在医院病故！经过了十多年的分离之后，由于中共的干扰迫害，张青临终也未能与丈夫杨茂东见上最后一面。</text:p>
      <text:p text:style-name="P4">
邪恶的中共非但拒绝杨茂东来美料理妻子的后事，反而在一天后宣布将他刑事拘留关入看守所。随即他在狱中开始了长期的绝食抗议，国际社会也对中共灭绝人性的做法齐声谴责。</text:p>
      <text:p text:style-name="P4">
公民无论是撰写发表有关民主宪政的文章，还是组织民主论坛以及接受任何媒体的新闻采访，都是在行使公民的基本权利而不是犯罪。根据国际法和联合国《世界人权宣言》，剥夺公民的言论自由，限定什么能说什么不能说才是违法犯罪行为。公然作出剥夺公民人权暴行的政权，就是反民主自由和宪政法治的暴政，就是应该被推翻的。</text:p>
      <text:p text:style-name="P4">
“人民民主”、“言论自由”都是写在中国《宪法》里的明确规定，因言治罪就是在破坏宪法，应该被判罪的是中国共产党。</text:p>
      <text:p text:style-name="P4">
回顾历史，中共向来视人命如草芥，为了维护它的专制政权不择手段，从来就不会考虑人民的死活。杨茂东自从被抓后就一直绝食抗议，体重已经从之前的150斤左右下降到如今的只有90斤，不仅身体虚弱，而且根据狱医的说法，他还出现视力模糊，肌肉萎缩等严重的营养不良的现象……</text:p>
      <text:p text:style-name="P4">
根据中共体制，这次对郭飞雄的判决不会是地方法院的独立判决，而是中共高层做出的决定，我觉得上诉也很难有改变的机会。根据目前他的身体状况，能否挺过八年的炼狱十分值得大家关心。</text:p>
      <text:p text:style-name="P4">
随着公民的觉醒，中共暴政的政权危机已经让统治者寝食难安。通过暴力打压与判处重刑来吓阻百姓对民主法制的诉求，成为中共的首要任务。无论是重判许志永和丁家喜，还是驱赶居住在北京的人权律师、维权人士都证明了这一点。</text:p>
      <text:p text:style-name="P4">
当不义被写进法律成为暴政的统治工具，那么反抗就成为人民的义务。因此，面对中共政权的彻底流氓黑社会化，国家机器成为共产党迫害人民的工具，人民必须彻底放弃对中共的任何希望。要思考如何从根本上结束中共在中国沦陷区的肆虐，建立民主共和的宪政法治体系，否则国无宁日。</text:p>
      <text:p text:style-name="P4">
（文章只代表特约评论员个人的立场和观点）</text:p>
      <text:p text:style-name="P4">
Source: <text:a xlink:type="simple" xlink:href="https://www.rfa.org/mandarin/pinglun/chenguangchengboke/cgc-05122023085247.html" text:style-name="Internet_20_link" text:visited-style-name="Visited_20_Internet_20_Link">
https://www.rfa.org/mandarin/pinglun/chenguangchengboke/cgc-05122023085247.html</text:a>
</text:p>
      <!--NEWS-->
      <text:h text:style-name="P10" text:outline-level="1">
<text:span text:style-name="T4">
霍华德称台湾为“国家”惹怒中国网民</text:span>
</text:h>
      <text:p text:style-name="P4">
Author: None (Language: zh)</text:p>
      <text:p text:style-name="P4">
Publisher: None</text:p>
      <text:p text:style-name="P4">
Time: 2023-05-12T10:18:00Z</text:p>
      <text:p text:style-name="P4">
Description: 前美国NBA球星霍华德近日与台湾副总统赖清德合拍宣传短片，片中他称台湾为“国家”引起中国网民不满，“霍华德台独”迅速登上微博热搜。霍华德周五为其言论道歉，解释“country”并不一定指国家，但中国网民并不买账。</text:p>
      <text:p text:style-name="P4">
Videos: []</text:p>
      <text:p text:style-name="P4">
Images: ["<text:a xlink:type="simple" xlink:href="https://static.dw.com/image/65599560_303.jpg" text:style-name="Internet_20_link" text:visited-style-name="Visited_20_Internet_20_Link">
65599560_303.jpg</text:a>
", "<text:a xlink:type="simple" xlink:href="https://static.dw.com/image/65599514_401.jpg" text:style-name="Internet_20_link" text:visited-style-name="Visited_20_Internet_20_Link">
65599514_401.jpg</text:a>
"]</text:p>
      <text:p text:style-name="P4">
Subject: 新闻广角</text:p>
      <text:p text:style-name="P4">
Subjects: ['岛屿主权争端', '马英九', '专题报道：全景观看“习马会”', '专题报道：2016年台湾大选', '台湾']</text:p>
      <text:p text:style-name="P4">
Keywords: ['霍华德', '台湾', '台独', '赖清德', '两岸关系']</text:p>
      <text:p text:style-name="P4">
ID: 65601119</text:p>
      <!--METADATA-->
      <text:p text:style-name="P4">
<text:a xlink:type="simple" xlink:href="https://www.dw.com/zh/overlay/image/article/65601119/65599560" text:style-name="Internet_20_link" text:visited-style-name="Visited_20_Internet_20_Link">
 <draw:frame draw:style-name="fr1" draw:name="Image65" text:anchor-type="as-char" svg:width="6.9236in" svg:height="3.896998in" draw:z-index="0">
<draw:image xlink:href="../Images/dwzh/2023-05-12T10-18-00Z/65599560_303.jpg" xlink:type="simple" xlink:show="embed" xlink:actuate="onLoad" draw:mime-type="image/jpeg"/>
</draw:frame>
</text:a>
</text:p>
      <text:p text:style-name="P4">
前美国NBA球星“魔兽”霍华德（Dwight Howard）</text:p>
      <text:p text:style-name="P4">
（德国之声中文网）前美国NBA球星“魔兽”霍华德（DwightHoward）近日与台湾副总统赖清德合拍“来去总统府住一晚”的广告。在这支5月10日推出的短片中，霍华德表示自从来到台湾后，对“这个国家”有了全新的认识，赖清德则称“台湾是个自由的国家”，引起中国网民不满。</text:p>
      <text:p text:style-name="P4">
短片播出后，“#霍华德台独”迅速登上微博热搜，中国网民批评霍华德与“台独分子赖清德”合拍短片及称台湾为“国家”的行为是“毫无底线地支持台独”，要求霍华德道歉，也有人扬言封杀。</text:p>
      <text:p text:style-name="P4">
在霍华德的微博账号@DwightHoward最近的一篇生日动态下，周四（5月11日）涌入大批中国网民留言，称“台湾是中国不可分割的一部分”、“台湾省是中国的一个省”、“原则问题不可原谅”等。</text:p>
      <text:h text:style-name="P12" text:outline-level="3">
<text:span text:style-name="T4">
霍华德：“country”不一定指国家</text:span>
</text:h>
      <text:p text:style-name="P4">
对于中国网民的批评，霍华德周五表示歉意。霍华德称伤害人并非他的本意，“country”一词指的不一定是“国家”，有时从一个地方到另一个地方，也会称“country”，这是他们说话的方式，可能造成沟通误会。</text:p>
      <text:p text:style-name="P4">
霍华德说：“我不是政治家，我无意被牵扯进任何政治。” 但他也表示自己有言论自由，而且不想伤害人，自己曾经到过中国各地，尊重中国人，也尊重台湾人。</text:p>
      <text:p text:style-name="P4">
中央社引述霍华德称，大家都生活在这个星球上，他平等对待每一个人，爱每一个人、尊重每一个人，接下来也会继续秉持这样的理念。</text:p>
      <text:p text:style-name="P4">
但中国网民对霍华德的解释显然并不买账。有网民指出，霍华德与赖清德“一唱一和”，剧本肯定早已写好，“说是口误，有人信吗？”；也有人批评他“揣着明白装糊涂”。但也有网民缓颊称，即使霍华德说的“country”确实是指国家，但“扩展到‘台独’还是有歧义”。</text:p>
      <text:p text:style-name="P4">
霍华德是前美国NBA知名球员，曾效力洛杉矶湖人队、休士顿火箭、亚特兰大老鹰等球队。2022年底加盟台湾T1联盟桃园永丰云豹。</text:p>
      <text:p text:style-name="P4">
<draw:frame draw:style-name="fr1" draw:name="Image66" text:anchor-type="as-char" svg:width="6.9236in" svg:height="3.896998in" draw:z-index="0">
<draw:image xlink:href="../Images/dwzh/2023-05-12T10-18-00Z/65599514_401.jpg" xlink:type="simple" xlink:show="embed" xlink:actuate="onLoad" draw:mime-type="image/jpeg"/>
</draw:frame>
</text:p>
      <text:p text:style-name="P4">
霍华德2022年底加盟台湾T1联盟桃园永丰云豹</text:p>
      <text:h text:style-name="P12" text:outline-level="3">
<text:span text:style-name="T4">
赖清德：台湾已是主权独立国家</text:span>
</text:h>
      <text:p text:style-name="P4">
被中方视为“台独”分子的台湾副总统、民进党主席赖清德4月12日正式获得民进党提名参选2024总统大选。他在记者会上曾表示，台湾有土地、有人民，并且定期改选各级政府，事实上已经是主权独立国家，不必另外宣布独立。他也强调，中华民国与中华人民共和国互不隶属，中华民国台湾的前途必须由2300万人民决定。</text:p>
      <text:p text:style-name="P4">
对此，国台办发言人朱凤莲在4月26日的例行新闻发布会上回应称，“台湾是中国的一部分。尽管海峡两岸尚未统一，但大陆和台湾同属一个中国的事实从未改变，也不可能改变。台湾不是也永远不可能成为一个‘主权独立国家’”。</text:p>
      <text:p text:style-name="P4">
朱凤莲还批评台湾执政党民进党“顽固坚持‘台独’立场，持续勾连外部势力进行谋‘独’挑衅，是造成当前台海局势紧张动荡的根源”。</text:p>
      <text:p text:style-name="P4">
（综合报道）</text:p>
      <text:p text:style-name="P4">
Source: <text:a xlink:type="simple" xlink:href="https://www.dw.com/zh/霍华德称台湾为-国家-惹怒中国网民/a-65601119" text:style-name="Internet_20_link" text:visited-style-name="Visited_20_Internet_20_Link">
https://www.dw.com/zh/霍华德称台湾为-国家-惹怒中国网民/a-65601119?maca=chi-rss-chi-all-1127-rdf</text:a>
</text:p>
      <!--NEWS-->
      <text:h text:style-name="P10" text:outline-level="1">
<text:span text:style-name="T4">
特朗普对卡罗尔的性侵和诽谤裁决提出上诉</text:span>
</text:h>
      <text:p text:style-name="P4">
Author: 联合早报 (Person)</text:p>
      <text:p text:style-name="P4">
Publisher: 联合早报 (Organization)</text:p>
      <text:p text:style-name="P4">
Published Time: 2023-05-12T10:27</text:p>
      <text:p text:style-name="P4">
Modified Time: 2023-05-12T10:43</text:p>
      <text:p text:style-name="P4">
Description: 美国前总统特朗普星期四（5月11日）就专栏作家卡罗尔对他提起的性侵犯和诽谤民事诉讼裁决，提出上诉。曼哈顿联邦法院一陪审团9日经过不到三小时的审议，一致裁定特朗普性侵犯和诽谤卡罗尔（...</text:p>
      <text:p text:style-name="P4">
Videos: []</text:p>
      <text:p text:style-name="P4">
Audios: []</text:p>
      <text:p text:style-name="P4">
Images: []</text:p>
      <text:p text:style-name="P4">
Type: NewsArticle</text:p>
      <text:p text:style-name="P4">
Breadcrumbs: ['即时', '国际']</text:p>
      <text:p text:style-name="P4">
Keywords: ['特朗普', '性侵犯', '诽谤', '上诉']</text:p>
      <!--METADATA-->
      <text:p text:style-name="P4">
美国前总统特朗普星期四（5月11日）就专栏作家卡罗尔对他提起的性侵犯和诽谤民事诉讼裁决，提出上诉。</text:p>
      <text:p text:style-name="P4">
曼哈顿联邦法院一陪审团9日经过不到三小时的审议，一致裁定特朗普性侵犯和诽谤卡罗尔（E. Jean Carroll） <text:a xlink:type="simple" xlink:href="https://www.zaobao.com/news/world/story20230510-1393140" text:style-name="Internet_20_link" text:visited-style-name="Visited_20_Internet_20_Link">
</text:a>
 ，但驳回了卡罗尔对特朗普的强奸指控。</text:p>
      <text:p text:style-name="P4">
陪审团还裁定，特朗普必须向卡罗尔支付500万美元（约663万新元）的赔偿金。</text:p>
      <text:p text:style-name="P4">
由六男三女组成的九名陪审团成员身份保密。</text:p>
      <text:p text:style-name="P4">
特朗普星期三在美国有线电视新闻网（CNN）的市民大会访问中，被问及对这起诉讼判决的看法时说他的民调上升了，并再次重申他根本不认识卡罗尔，尽管他和卡罗尔曾在至少一张照片中同框。</text:p>
      <text:p text:style-name="P4">
特朗普在CNN市民大会上说：“我不认识她。 我从没有见过她。我不知道她是谁。”</text:p>
      <text:p text:style-name="P4">
特朗普也对CNN主持人柯林斯问这起案件的裁决会不会影响他在女性选民心目中的地位，进行了驳斥。</text:p>
      <text:p text:style-name="P4">
特朗普以嘲弄的语气重述了卡罗尔对他的指控，引来现场观众一阵笑声和掌声。柯林斯试图打断他的讲话，但他继续说，这是“一个虚假故事”，还称卡罗尔是“差劲”的女人。</text:p>
      <text:p text:style-name="P4">
另据《纽约时报》报道，卡罗尔的律师指特朗普可能因CNN市民大会的嘲讽言论而面临新的官司。卡罗尔本身并没有看CNN当晚的节目，但她在星期四接受《纽约时报》访问时，直斥特朗普的言论“愚蠢、恶心、下流”。</text:p>
      <text:p text:style-name="P4">
卡罗尔的律师卡普兰说，卡罗尔现在正在衡量是否要对特朗普提起新的诽谤诉讼。除了陪审团在上周做出裁决的案件，卡罗尔之前对特朗普提出的另一起诽谤诉讼还在审理中。</text:p>
      <text:p text:style-name="P4">
Source: <text:a xlink:type="simple" xlink:href="https://www.zaobao.com.sg/realtime/world/story20230512-1393762" text:style-name="Internet_20_link" text:visited-style-name="Visited_20_Internet_20_Link">
https://www.zaobao.com.sg/realtime/world/story20230512-1393762</text:a>
</text:p>
      <!--NEWS-->
      <text:h text:style-name="P10" text:outline-level="1">
<text:span text:style-name="T4">
气旋摩卡孟加拉湾威力增强 恐冲击世界最大难民营</text:span>
</text:h>
      <text:p text:style-name="P4">
Publisher: 法新社</text:p>
      <text:p text:style-name="P4">
Published Time: 2023-05-12T10:32:08+00:00</text:p>
      <text:p text:style-name="P4">
Modified Time: 2023-05-12T15:05:02+00:00</text:p>
      <text:p text:style-name="P4">
Description: （法新社缅甸实兑12日电） 热带气旋摩卡（Mocha）今天在孟加拉湾（Bay of Bengal）威力增强，预计将冲击缅甸西部及孟加拉的科克斯巴扎尔难民营。</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7" text:anchor-type="as-char" svg:width="6.9236in" svg:height="3.617581in" draw:z-index="0">
<draw:image xlink:href="../Images/rficn/2023-05-12T10-32-08-00-00/000000.png" xlink:type="simple" xlink:show="embed" xlink:actuate="onLoad" draw:mime-type="image/png"/>
</draw:frame>
</text:p>
      <text:p text:style-name="P4">
孟加拉科克斯巴扎尔（Cox's Bazar）难民营约住有100万人，生活在残破易损的避难所里，许多人认为这里是世界最大的难民营。</text:p>
      <text:p text:style-name="P4">
气旋摩卡即将侵袭，预计将为孟加拉湾东部带来强风和风暴潮，缅甸西部今天有数百人寻找庇护所和前往高处避难。</text:p>
      <text:p text:style-name="P4">
印度气象局（India Meteorological Departmen）估计，摩卡14日将在孟加拉及缅甸边境附近登陆，风速可达每小时175公里。</text:p>
      <text:p text:style-name="P4">
印度气象局预估，低洼沿海地区风暴潮将达2至2.5公尺之间，而在孟加拉一侧恰是科克斯巴扎尔难民营所在地，有数十万洛兴雅人（Rohingya）被收容在庞大营地里。</text:p>
      <text:p text:style-name="P4">
Source: <text:a xlink:type="simple" xlink:href="https://www.rfi.fr/cn/%E5%9B%BD%E9%99%85%E6%8A%A5%E9%81%93/20230512-%E6%B0%94%E6%97%8B%E6%91%A9%E5%8D%A1%E5%AD%9F%E5%8A%A0%E6%8B%89%E6%B9%BE%E5%A8%81%E5%8A%9B%E5%A2%9E%E5%BC%BA-%E6%81%90%E5%86%B2%E5%87%BB%E4%B8%96%E7%95%8C%E6%9C%80%E5%A4%A7%E9%9A%BE%E6%B0%91%E8%90%A5" text:style-name="Internet_20_link" text:visited-style-name="Visited_20_Internet_20_Link">
https://www.rfi.fr/cn/%E5%9B%BD%E9%99%85%E6%8A%A5%E9%81%93/20230512-%E6%B0%94%E6%97%8B%E6%91%A9%E5%8D%A1%E5%AD%9F%E5%8A%A0%E6%8B%89%E6%B9%BE%E5%A8%81%E5%8A%9B%E5%A2%9E%E5%BC%BA-%E6%81%90%E5%86%B2%E5%87%BB%E4%B8%96%E7%95%8C%E6%9C%80%E5%A4%A7%E9%9A%BE%E6%B0%91%E8%90%A5</text:a>
</text:p>
      <!--NEWS-->
      <text:h text:style-name="P10" text:outline-level="1">
<text:span text:style-name="T4">
香港政治漫画家尊子专栏被停　作品被图书馆下架</text:span>
</text:h>
      <text:p text:style-name="P4">
Author: None</text:p>
      <text:p text:style-name="P4">
Publisher: Radio Free Asia (Organization)</text:p>
      <text:p text:style-name="P4">
Published Time: 2023-05-12T10:55:00-04:00</text:p>
      <text:p text:style-name="P4">
Modified Time: 2023-05-12T12:01:02-04:00</text:p>
      <text:p text:style-name="P4">
Description: None</text:p>
      <text:p text:style-name="P4">
Videos: []</text:p>
      <text:p text:style-name="P4">
Audios: ["<text:a xlink:type="simple" xlink:href="https://www.rfa.org/mandarin/yataibaodao/gangtai/ec2-0512202307541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68" text:anchor-type="as-char" svg:width="6.9236in" svg:height="4.332834in" draw:z-index="0">
<draw:image xlink:href="../Images/rfamandarin/2023-05-12T10-55-00-04-00/000000.png" xlink:type="simple" xlink:show="embed" xlink:actuate="onLoad" draw:mime-type="image/png"/>
</draw:frame>
 尊子在他的政治漫画展上 <text:a xlink:type="simple" xlink:href="https://www.rfa.org/mandarin/yataibaodao/gangtai/ec2-05122023075414.html/@@images/image" text:style-name="Internet_20_link" text:visited-style-name="Visited_20_Internet_20_Link">
</text:a>
RFA资料照  <text:a xlink:type="simple" xlink:href="https://www.rfa.org/mandarin/yataibaodao/gangtai/ec2-05122023075414.html/@@stream" text:style-name="Internet_20_link" text:visited-style-name="Visited_20_Internet_20_Link">
</text:a>
</text:p>
      <text:p text:style-name="P4">
港府在半年内6次点名批评《尊子漫画》。香港《明报》周四宣布，结束与政治漫画家尊子的40年合作关系。公立图书馆更立即把尊子和与他相关的作品下架。尊子对本台表示，只要有平台空间，有社会需要，他会义不容辞继续发表作品。</text:p>
      <ul>
        <li>
<text:span text:style-name="T4">
<text:a xlink:type="simple" xlink:href="https://www.rfa.org/mandarin/Xinwen/wulb-10122022025554.html" text:style-name="Internet_20_link" text:visited-style-name="Visited_20_Internet_20_Link">
 </text:a>
 </text:span>
  * <text:span text:style-name="T4">
<text:a xlink:type="simple" xlink:href="https://www.rfa.org/mandarin/Xinwen/wul0628b-06282021052847.html" text:style-name="Internet_20_link" text:visited-style-name="Visited_20_Internet_20_Link">
 </text:a>
 </text:span>
  * <text:a xlink:type="simple" xlink:href="https://www.rfa.org/mandarin/yataibaodao/gangtai/lf-11122019101844.html" text:style-name="Internet_20_link" text:visited-style-name="Visited_20_Internet_20_Link">
 <text:span text:style-name="T4">
尊子、桑普访加拿大 称香港混乱乃港府之错</text:span>
 </text:a>
</li>
      </ul>
      <text:p text:style-name="P4">
香港《明报》编辑部周四（5月11日）宣布，结束多次被港府点名批评的政治漫画栏目《尊子漫画》，也结束与漫画家尊子的合作关系，《明报》编辑部表示，"多谢尊子40年来与我们一起见证时代的变迁"。</text:p>
      <text:p text:style-name="P4">
"明报职工协会"发声明，对《尊子漫画》停刊表示遗憾和无奈，感激尊子多年来为《明报》付出的心血，呼吁各界尊重言论自由，以及守护《明报》的核心价值。</text:p>
      <text:p text:style-name="P4">
<text:span text:style-name="T4">
尊子：自由报刊愈来愈少 但不见得鸦雀无声</text:span>
</text:p>
      <text:p text:style-name="P4">
尊子通过书面回覆本台表示，在《明报》的漫画停刊是经"协议"的结果。</text:p>
      <text:p text:style-name="P4">
尊子："漫画只是表达工具，只要有平台空间，有社会需要，会自然出现。看香港自由报刊愈来愈少，但不见得鸦雀无声。时代在变迁，发声的平台也在变迁，这是条没有终点的长路。"</text:p>
      <text:p text:style-name="P4">
对于未来会否在其他平台发表作品？他表示，"如可以，义不容辞"，又说，"自由是自己争取而来的"。</text:p>
      <text:p text:style-name="P4">
翻查纪录，尊子的漫画过去半年，被港府高官点名批评达6次，《明报》是漫画专柱子后一个主流媒体发表的平台，以往在《苹果日报》和《壹周刊》的栏目，也因为平台被控告违反《香港国安法》而结束。</text:p>
      <text:p text:style-name="P4">
<text:span text:style-name="T4">
前记协主席：香港以往所有的言论多元空间正在收窄</text:span>
</text:p>
      <text:p text:style-name="P4">
前记协主席和资深新闻人杨健兴表示，事件反映香港以往的多元言论空间已压缩很多。</text:p>
      <text:p text:style-name="P4">
杨健兴说："就一些事件，用漫画、以一种以嬉笑怒骂的方式表达，是言论自由的一部分。现在是尊子变了，还是我们的社会和政府的包容程度改变了？过去我们什么都可以、什么都可以骂和画，言论多元是很广阔，现在收窄了很多，可能无故已越了线。"</text:p>
      <text:p text:style-name="P4">
<text:span text:style-name="T4">
尊子漫画停刊后 他的图书和《六四》书籍同被下架</text:span>
</text:p>
      <text:p text:style-name="P4">
另外，港自媒体《集志社》周五报道，尊子的书籍及资料，被香港公共图书馆下架，本台跟进发现，与"六四事件"相关的图书，几乎被全部下架，从2009年的149部，减少至只有3本英文书，被下架的包括64位香港记者的《人民不会忘记: 八九民运实录 》，以及香港记协、支联会、王丹、程翔、刘晓波、中大、大公报的书。</text:p>
      <text:p text:style-name="P4">
香港著名作家和时事评论员陶杰形容，这可能是香港文革的开始。</text:p>
      <text:p text:style-name="P4">
陶杰："因为文革是中国人的基因，毛泽东说每7、8年就循环一次。香港公共图书馆保存大量《大公报》、《文汇报》有关1989年「六四」前后的旧报、电子档案，是否也要取消？香港特区前线官僚在殖民地时代训练出来，并不了解中国整个政治形势，他们刚刚才加入中国政治大家庭，他们不知道很多事可以由地方政府灵活处理。"</text:p>
      <text:p text:style-name="P4">
陶杰表示，香港人还处于学习做中国人的过程，不懂中国的潜规则，在处理上远不及中国人的政治触觉和狡猾。</text:p>
      <text:p text:style-name="P4">
记者：李若如 陈子非 责编：许书婷 嘉远 网编：瑞哲</text:p>
      <text:p text:style-name="P4">
Source: <text:a xlink:type="simple" xlink:href="https://www.rfa.org/mandarin/yataibaodao/gangtai/ec2-05122023075414.html" text:style-name="Internet_20_link" text:visited-style-name="Visited_20_Internet_20_Link">
https://www.rfa.org/mandarin/yataibaodao/gangtai/ec2-05122023075414.html</text:a>
</text:p>
      <!--NEWS-->
      <text:h text:style-name="P10" text:outline-level="1">
<text:span text:style-name="T4">
台湾文化和学术界联署　呼吁中国保障富察司法权益</text:span>
</text:h>
      <text:p text:style-name="P4">
Author: None</text:p>
      <text:p text:style-name="P4">
Publisher: Radio Free Asia (Organization)</text:p>
      <text:p text:style-name="P4">
Published Time: 2023-05-12T10:59:00-04:00</text:p>
      <text:p text:style-name="P4">
Modified Time: 2023-05-12T13:26:31-04:00</text:p>
      <text:p text:style-name="P4">
Description: None</text:p>
      <text:p text:style-name="P4">
Videos: []</text:p>
      <text:p text:style-name="P4">
Audios: ["<text:a xlink:type="simple" xlink:href="https://www.rfa.org/mandarin/yataibaodao/gangtai/hx-05122023072621.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text:p>
      <!--METADATA-->
      <text:p text:style-name="P4">
<draw:frame draw:style-name="fr1" draw:name="Image69" text:anchor-type="as-char" svg:width="6.9236in" svg:height="3.88615in" draw:z-index="0">
<draw:image xlink:href="../Images/rfamandarin/2023-05-12T10-59-00-04-00/000000.png" xlink:type="simple" xlink:show="embed" xlink:actuate="onLoad" draw:mime-type="image/png"/>
</draw:frame>
台湾文化界组成“声援富察连署工作小组”，12日召开“不要恐惧 —为富察的人权发声”记者会。 <text:a xlink:type="simple" xlink:href="https://www.rfa.org/mandarin/yataibaodao/gangtai/hx-05122023072621.html/@@images/image" text:style-name="Internet_20_link" text:visited-style-name="Visited_20_Internet_20_Link">
</text:a>
记者夏小华摄、RFA制图  <text:a xlink:type="simple" xlink:href="https://www.rfa.org/mandarin/yataibaodao/gangtai/hx-05122023072621.html/@@stream" text:style-name="Internet_20_link" text:visited-style-name="Visited_20_Internet_20_Link">
</text:a>
</text:p>
      <text:p text:style-name="P4">
台湾八旗文化出版社总编辑富察延贺（李延贺）三月底入境中国后，目前已与外界失联超过50天。本周五，超过350名海内外出版和文化界人士联署呼吁中国当局保障富察权益，尽快公布调查结果。</text:p>
      <ul>
        <li>
<text:span text:style-name="T4">
<text:a xlink:type="simple" xlink:href="https://www.rfa.org/mandarin/Xinwen/st1-05122023014639.html" text:style-name="Internet_20_link" text:visited-style-name="Visited_20_Internet_20_Link">
 </text:a>
 </text:span>
  * <text:span text:style-name="T4">
<text:a xlink:type="simple" xlink:href="https://www.rfa.org/mandarin/yataibaodao/gangtai/hx-04262023080912.html" text:style-name="Internet_20_link" text:visited-style-name="Visited_20_Internet_20_Link">
 </text:a>
 </text:span>
  * <text:a xlink:type="simple" xlink:href="https://www.rfa.org/mandarin/Xinwen/cmh1-04252023230620.html" text:style-name="Internet_20_link" text:visited-style-name="Visited_20_Internet_20_Link">
 <text:span text:style-name="T4">
富察赴中失联 中国国台办：从事危害国家安全活动</text:span>
 </text:a>
  * <text:span text:style-name="T4">
<text:a xlink:type="simple" xlink:href="https://www.rfa.org/mandarin/Xinwen/cmh2-04202023005656.html" text:style-name="Internet_20_link" text:visited-style-name="Visited_20_Internet_20_Link">
 </text:a>
 </text:span>
</li>
      </ul>
      <text:p text:style-name="P4">
日前，台湾公民社会发起“主张言论自由无罪，立即释放富察”的呼吁，目前已获得大约600人联署。台湾文化界另组成“声援富察联署工作小组”，并在12日召开“不要恐惧—为富察的人权发声”记者会，公布另一份超过350位來自海内外出版、学术、文化、媒体和影视艺术界人士的联署名单。</text:p>
      <text:p text:style-name="Quotations">

<text:p text:style-name="P4">
【台逾350人文化人连署声援富察】  &gt;
  【吁北京谨慎处理案件勿伤两岸交流】  &gt;
  【文化人担心寒蝉效应】  &gt;
  台湾八旗出版社总编辑 <text:a xlink:type="simple" xlink:href="https://twitter.com/hashtag/%E5%AF%8C%E5%AF%9F" text:style-name="Internet_20_link" text:visited-style-name="Visited_20_Internet_20_Link">
&gt;
 </text:a>
&gt;
 … <text:a xlink:type="simple" xlink:href="https://t.co/OQGMJt19sN" text:style-name="Internet_20_link" text:visited-style-name="Visited_20_Internet_20_Link">
 </text:a>
&gt;
&gt;
 — 自由亚洲电台 (@RFA_Chinese) <text:a xlink:type="simple" xlink:href="https://twitter.com/RFA_Chinese/status/1656941618191273984" text:style-name="Internet_20_link" text:visited-style-name="Visited_20_Internet_20_Link">
&gt;
 </text:a>
</text:p>

</text:p>
      <text:p text:style-name="P4">
<text:span text:style-name="T4">
联署成员：抓台湾女婿富察伤害两岸关系</text:span>
</text:p>
      <text:p text:style-name="P4">
声援富察联署⼩组成员张正指出：“抓了富察，对两岸非常有伤害。我是应该不太敢再去中国，大家朋友也说香港也千万不要去了，你可能去了就回不来了。那两岸难道就要这样子走下去吗？”</text:p>
      <text:p text:style-name="P4">
张正提到，富察已取得台湾身份证，此次返回中国除了祭祖探亲，也是为了办理放弃中国大陆籍事宜，以完成入籍台湾的程序。他表示，尊重富察家属希望低调，召开记者会前也没有和家属联系，但文化界、出版界不能知道富察人不见了还没有声音。</text:p>
      <text:p text:style-name="P4">
<draw:frame draw:style-name="fr1" draw:name="Image70" text:anchor-type="as-char" svg:width="6.9236in" svg:height="4.700475in" draw:z-index="0">
<draw:image xlink:href="../Images/rfamandarin/2023-05-12T10-59-00-04-00/000001.png" xlink:type="simple" xlink:show="embed" xlink:actuate="onLoad" draw:mime-type="image/png"/>
</draw:frame>
 声援富察连署⼩组成员张正。（记者夏小华摄）  <text:a xlink:type="simple" xlink:href="https://www.rfa.org/mandarin/yataibaodao/gangtai/hx-05122023072621.html/2.jpg" text:style-name="Internet_20_link" text:visited-style-name="Visited_20_Internet_20_Link">
</text:a>
</text:p>
      <text:p text:style-name="P4">
八旗文化出版社前编辑王家轩表示，这份文化界为主的联署书没有要求立即放人，就是尊重中国司法机构的判断。4月26日，国台办证实富察遭到国安单位调查，并承诺会确保富察的法律权益，希望中方说到做到，保障富察可以见到律师和家人，也希望审查期不应无限制延长，应尽快公布调查结果。</text:p>
      <text:p text:style-name="P4">
王家轩强调，中国是第二大经济体，他不太理解当局会为了几本在台湾出版的书而抓人：“中国如果想成为世界上有发言权，受到尊重的一个国家，应该要有这种度量跟雅量，去尊重不同的声音。我也相信他们应该可以做到。”</text:p>
      <text:p text:style-name="P4">
<draw:frame draw:style-name="fr1" draw:name="Image71" text:anchor-type="as-char" svg:width="6.9236in" svg:height="4.565249in" draw:z-index="0">
<draw:image xlink:href="../Images/rfamandarin/2023-05-12T10-59-00-04-00/000002.png" xlink:type="simple" xlink:show="embed" xlink:actuate="onLoad" draw:mime-type="image/png"/>
</draw:frame>
 八旗文化出版社前编辑王家轩。（记者夏小华摄）  <text:a xlink:type="simple" xlink:href="https://www.rfa.org/mandarin/yataibaodao/gangtai/hx-05122023072621.html/3.jpg" text:style-name="Internet_20_link" text:visited-style-name="Visited_20_Internet_20_Link">
</text:a>
</text:p>
      <text:p text:style-name="P4">
这份联署名单包括台湾出版和媒体业负责人郝明义、詹宏志、简志忠、郭重兴、谢金河等，还有作家李昂、平路、吴明益、韩良忆、杨泽，以及学者、企业家等多领域的知名人士。另有英美记者、学者如林慕莲（LouisaLim）、何伟（Peter Hessler）、裴敏欣（Pei Minxin）、欧逸文（EvanOsnos）等，日本学者如高原明生、松田康博、阿古智子、平野聪、熊仓润等人。</text:p>
      <text:p text:style-name="P4">
此外，国际出版人协会、外籍记者联谊会、无国界记者组织、国际出版人协会、保护记者委员会等国际组织也发声明关注富察遭扣查案。</text:p>
      <text:p text:style-name="P4">
<draw:frame draw:style-name="fr1" draw:name="Image72" text:anchor-type="as-char" svg:width="6.9236in" svg:height="4.884383in" draw:z-index="0">
<draw:image xlink:href="../Images/rfamandarin/2023-05-12T10-59-00-04-00/000003.png" xlink:type="simple" xlink:show="embed" xlink:actuate="onLoad" draw:mime-type="image/png"/>
</draw:frame>
无国界记者组织东亚办事处执行长艾玮昂。（记者夏小华摄）  <text:a xlink:type="simple" xlink:href="https://www.rfa.org/mandarin/yataibaodao/gangtai/hx-05122023072621.html/5.jpg" text:style-name="Internet_20_link" text:visited-style-name="Visited_20_Internet_20_Link">
</text:a>
</text:p>
      <text:p text:style-name="P4">
台湾文化界这份联署提出两大诉求，包括要求北京当局应妥善尊重富察根据中国法律享有的权利，能与家人和律师联系，并尽快公布调查结果；另要求北京当局应谨慎处理此案，以免在台湾出版界造成寒蝉效应，伤害两岸之间正常的文化交流活动。</text:p>
      <text:p text:style-name="P4">
<text:span text:style-name="T4">
台湾出版业首例 台作家：制造寒蝉效应</text:span>
</text:p>
      <text:p text:style-name="P4">
台湾作家颜择雅接受自由亚洲电台采访表示，中国大陆没有言论自由、出版自由，香港铜锣湾书店店员、老板不明失踪，对香港出版业敲响警钟。台湾可说是最后一块华文世界的净土。</text:p>
      <text:p text:style-name="P4">
颜择雅表示：“除非你完全不碰历史、完全不碰中国史、完全不碰政治、完全不碰经济，要不然（台湾）没有一家没有出过中国眼中的禁书，每一家都有。所以我强调，这是寒蝉效应，它希望我们自我审查。”</text:p>
      <text:p text:style-name="P4">
颜择雅认为，富察是台湾出版文化界重要一份子，是中国打压台湾出版业第一案，深具指标性，这在海外中文写作圈也引起相当大的关注。不论亲中或反中立场，言论自由、出版自由、人权、法治是台湾最大公约数。</text:p>
      <text:p text:style-name="P4">
中时《开卷》版前主编李金莲会中也提到，台湾在华文世界里拥有百分百言论自由、创作自由与出版自由，这是声援富察最重要的一个意义。</text:p>
      <text:p text:style-name="P4">
李金莲说：“譬如说张爱玲的《秧歌》，我特别敬爱的小说家哈金的《光天化日》，九零年代还有《毛泽东私人医生回忆录》，这本书在台湾出版的时候，很多中国人是趁着到台湾来旅游，然后到诚品书店去购买的，所以当时在台湾是畅销书。那台湾成为了这些书向世界展露以及发声的一个窗口。”</text:p>
      <text:p text:style-name="P4">
<draw:frame draw:style-name="fr1" draw:name="Image73" text:anchor-type="as-char" svg:width="6.9236in" svg:height="4.868156in" draw:z-index="0">
<draw:image xlink:href="../Images/rfamandarin/2023-05-12T10-59-00-04-00/000004.png" xlink:type="simple" xlink:show="embed" xlink:actuate="onLoad" draw:mime-type="image/png"/>
</draw:frame>
 中时《开卷》版前主编李金莲。（记者夏小华摄）  <text:a xlink:type="simple" xlink:href="https://www.rfa.org/mandarin/yataibaodao/gangtai/hx-05122023072621.html/4.jpg" text:style-name="Internet_20_link" text:visited-style-name="Visited_20_Internet_20_Link">
</text:a>
</text:p>
      <text:p text:style-name="P4">
<text:span text:style-name="T4">
一介书生被认为危及国安 詹宏志：粗暴、荒谬而落伍</text:span>
</text:p>
      <text:p text:style-name="P4">
台湾知名出版人詹宏志透过书面声明提到，台湾也曾有过一个对编辑极不友善的“当局”，作为编辑，经常得面对威权审查与控制威吓；台湾也曾走过国家机器动不动就要查禁书刊、关押编辑的时代，但台湾终究有幸脱离那样的阶段，成为可以完全自由阅读、自由表述的社会。</text:p>
      <text:p text:style-name="P4">
詹宏志指出，富察是认真出色的编辑人，富察所编辑的图书销售都在台湾，如果有任何贡献或破坏，对象也都是台湾，这样一介书生与这样的工作如果被中国政府认为危及国家安全，“我认为是粗暴、荒谬而落伍的”。他呼吁中共当局应停止迫害提供不相同观点的编辑人，及早释放富察，也呼吁台湾文化界应关心富察的命运，共同站出来表达坚决的抗议。</text:p>
      <text:p text:style-name="P4">
记者：夏小华 陈俊杰 责编：许书婷 何平 网编：瑞哲</text:p>
      <text:p text:style-name="P4">
Source: <text:a xlink:type="simple" xlink:href="https://www.rfa.org/mandarin/yataibaodao/gangtai/hx-05122023072621.html" text:style-name="Internet_20_link" text:visited-style-name="Visited_20_Internet_20_Link">
https://www.rfa.org/mandarin/yataibaodao/gangtai/hx-05122023072621.html</text:a>
</text:p>
      <!--NEWS-->
      <text:h text:style-name="P10" text:outline-level="1">
<text:span text:style-name="T4">
菲法院宣判杜特尔特“肃毒战”批评者 受贿指控不成立</text:span>
</text:h>
      <text:p text:style-name="P4">
Author: 联合早报 (Person)</text:p>
      <text:p text:style-name="P4">
Publisher: 联合早报 (Organization)</text:p>
      <text:p text:style-name="P4">
Published Time: 2023-05-12T11:20</text:p>
      <text:p text:style-name="P4">
Modified Time: 2023-05-12T11:48</text:p>
      <text:p text:style-name="P4">
Description: 菲律宾法院星期五（5月12日）宣判对前参议员德利马收受毒贩贿金的指控不成立。路透社报道，德利马（Leila De Lima）是前总统杜特尔特血腥扫毒行动的最强烈批评者之一，杜特尔特...</text:p>
      <text:p text:style-name="P4">
Videos: []</text:p>
      <text:p text:style-name="P4">
Audios: []</text:p>
      <text:p text:style-name="P4">
Images: []</text:p>
      <text:p text:style-name="P4">
Type: NewsArticle</text:p>
      <text:p text:style-name="P4">
Breadcrumbs: ['即时', '国际']</text:p>
      <text:p text:style-name="P4">
Keywords: ['菲律宾', '杜特尔特', '扫毒']</text:p>
      <!--METADATA-->
      <text:p text:style-name="P4">
菲律宾法院星期五（5月12日）宣判对前参议员德利马收受毒贩贿金的指控不成立。</text:p>
      <text:p text:style-name="P4">
路透社报道，德利马（Leila De Lima）是前总统杜特尔特血腥扫毒行动的最强烈批评者之一，杜特尔特任内指控德利马担任司法部长时接受毒贩的贿赂。</text:p>
      <text:p text:style-name="P4">
现年63岁的德利马过去六年里一直被审前拘留。由于她还有另一起案件等待审理，将不会立即获得释放。</text:p>
      <text:p text:style-name="P4">
2017年，德利马在参议院启动了对杜特尔特毒品战争的调查，不出几个月她就被起诉。</text:p>
      <text:p text:style-name="P4">
人权组织普遍认为德利马是一名政治犯。</text:p>
      <text:p text:style-name="P4">
德利马在法庭的网络直播中说：“感谢大家。请大家继续祈祷。我的另一起案件需要你们的祈祷。今天是荣耀的一天，是我获得平反的开始。”</text:p>
      <text:p text:style-name="P4">
杜特尔特多次在电视讲话中指责德利马参与毒品交易。曾多次获得人权奖项的德利马说，这些指控是莫须有罪名，旨在让她闭嘴。</text:p>
      <text:p text:style-name="P4">
2018年8月，联合国任意拘留问题工作组在第61/2018号意见中得出结论，对德利马的拘留缺乏法律依据。一组联合国人权专家2021年再次呼吁菲律宾立即释放德利马。</text:p>
      <text:p text:style-name="P4">
<text:a xlink:type="simple" xlink:href="https://www.zaobao.com.sg/news/sea/story20220627-1286964" text:style-name="Internet_20_link" text:visited-style-name="Visited_20_Internet_20_Link">
 </text:a>
，成千上万的吸毒者和贩毒者被杀，其中许多人被警察或在神秘的情况下死去，疑似遭到法外处决。</text:p>
      <text:p text:style-name="P4">
Source: <text:a xlink:type="simple" xlink:href="https://www.zaobao.com.sg/realtime/world/story20230512-1393768" text:style-name="Internet_20_link" text:visited-style-name="Visited_20_Internet_20_Link">
https://www.zaobao.com.sg/realtime/world/story20230512-1393768</text:a>
</text:p>
      <!--NEWS-->
      <text:h text:style-name="P10" text:outline-level="1">
<text:span text:style-name="T4">
丁家喜二审代理律师被要求保守案件秘密</text:span>
</text:h>
      <text:p text:style-name="P4">
Author: None</text:p>
      <text:p text:style-name="P4">
Publisher: Radio Free Asia (Organization)</text:p>
      <text:p text:style-name="P4">
Published Time: 2023-05-12T11:31:53-04:00</text:p>
      <text:p text:style-name="P4">
Modified Time: 2023-05-12T11:31:5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4" text:anchor-type="as-char" svg:width="6.9236in" svg:height="3.88615in" draw:z-index="0">
<draw:image xlink:href="../Images/rfamandarin/2023-05-12T11-31-53-04-00/000000.png" xlink:type="simple" xlink:show="embed" xlink:actuate="onLoad" draw:mime-type="image/png"/>
</draw:frame>
 资料图片：人权律师丁家喜在山东临沭县看守所。 <text:a xlink:type="simple" xlink:href="https://www.rfa.org/mandarin/Xinwen/1-05122023113143.html/@@images/image" text:style-name="Internet_20_link" text:visited-style-name="Visited_20_Internet_20_Link">
</text:a>
推特图片</text:p>
      <text:p text:style-name="P4">
人权律师丁家喜妻子罗胜春在其社交媒体推特上披露，5月10日，丁家喜的两位辩护律师至山东省高级法院提交了案件二审受托辩护手续，两位辩护律师也进行了短暂的阅卷。书记员将丁家喜自书的上诉状交给二律师，再次要求律师签署了保守案件秘密的承诺书。二律师提出面见法官，但书记员以法官出差为由拒绝了律师要求。</text:p>
      <text:p text:style-name="P4">
罗胜春在推特上重申此前的６点声明，包括参与公⺠社会建设却被判重刑，宣判时律师被迫对判决书保密，当局罗织罪名人权迫害，重刑宣判是当局意图制造恐惧和升高恐惧，并要求当局尽快撤案放人、惩处实施酷刑、编造证据的相关人员。</text:p>
      <text:p text:style-name="P4">
丁家喜长期致力中国公民运动，2019年因参与“厦门聚会案”遭当局拘捕，关押期间传遭到虐待。2023年4月10日他被中共当局以“煽动颠覆国家政权罪”判刑12年，剥夺政治权利3年。</text:p>
      <text:p text:style-name="P4">
责编：陈品洁</text:p>
      <text:p text:style-name="P4">
Source: <text:a xlink:type="simple" xlink:href="https://www.rfa.org/mandarin/Xinwen/1-05122023113143.html" text:style-name="Internet_20_link" text:visited-style-name="Visited_20_Internet_20_Link">
https://www.rfa.org/mandarin/Xinwen/1-05122023113143.html</text:a>
</text:p>
      <!--NEWS-->
      <text:h text:style-name="P10" text:outline-level="1">
<text:span text:style-name="T4">
前NBA球星“魔兽”霍华德挨轰台独</text:span>
</text:h>
      <text:p text:style-name="P4">
Author: None</text:p>
      <text:p text:style-name="P4">
Publisher: Radio Free Asia (Organization)</text:p>
      <text:p text:style-name="P4">
Published Time: 2023-05-12T11:35:04-04:00</text:p>
      <text:p text:style-name="P4">
Modified Time: 2023-05-12T11:35:0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5" text:anchor-type="as-char" svg:width="6.9236in" svg:height="4.623178in" draw:z-index="0">
<draw:image xlink:href="../Images/rfamandarin/2023-05-12T11-35-04-04-00/000000.png" xlink:type="simple" xlink:show="embed" xlink:actuate="onLoad" draw:mime-type="image/png"/>
</draw:frame>
前美国职篮（NBA）知名球星“魔兽”霍华德（Dwight Howard） <text:a xlink:type="simple" xlink:href="https://www.rfa.org/mandarin/Xinwen/2-05122023113459.html/@@images/image" text:style-name="Internet_20_link" text:visited-style-name="Visited_20_Internet_20_Link">
</text:a>
路透社图片</text:p>
      <text:p text:style-name="P4">
前美国职篮（NBA）知名球星“魔兽”霍华德（DwightHoward）近日与台湾副总统赖清德合拍宣传短片，宣传在台湾总统府住一晚，片中他表示亲身经历赞扬台湾的美好，也透露来了台湾后，对这个国家有了全新认识。</text:p>
      <text:p text:style-name="P4">
该言论却遭到中国网民抨击“台独”。霍华德周五为其言论道歉，解释“country”并不一定指国家，他尊重所有的中国人和台湾人。</text:p>
      <text:p text:style-name="P4">
大量网民在霍华德的微博评论区抗议，批评要将他“全网封杀”、“底线不容侵犯”，不过也有网民在推特上留言，戏称“看小粉红跳脚的样子”，有人自嘲霍华德可以进台湾总统府，“我们在长安街上正常行走都要被各种查，中南海门口停一秒绝对会被驱赶。”</text:p>
      <text:p text:style-name="P4">
责编：陈品洁</text:p>
      <text:p text:style-name="P4">
Source: <text:a xlink:type="simple" xlink:href="https://www.rfa.org/mandarin/Xinwen/2-05122023113459.html" text:style-name="Internet_20_link" text:visited-style-name="Visited_20_Internet_20_Link">
https://www.rfa.org/mandarin/Xinwen/2-05122023113459.html</text:a>
</text:p>
      <!--NEWS-->
      <text:h text:style-name="P10" text:outline-level="1">
<text:span text:style-name="T4">
李辉将赴乌俄等5国访问　能否促进和谈？</text:span>
</text:h>
      <text:p text:style-name="P4">
Author: None</text:p>
      <text:p text:style-name="P4">
Publisher: Radio Free Asia (Organization)</text:p>
      <text:p text:style-name="P4">
Published Time: 2023-05-12T11:40:00-04:00</text:p>
      <text:p text:style-name="P4">
Modified Time: 2023-05-12T11:41:2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6" text:anchor-type="as-char" svg:width="6.9236in" svg:height="4.589677in" draw:z-index="0">
<draw:image xlink:href="../Images/rfamandarin/2023-05-12T11-40-00-04-00/000000.png" xlink:type="simple" xlink:show="embed" xlink:actuate="onLoad" draw:mime-type="image/png"/>
</draw:frame>
中国外交部5月12日宣布，将派遣欧亚事务特别代表李辉，访问乌克兰、波兰、法国、德国和俄罗斯，就政治解决乌克兰危机同各方进行沟通。 <text:a xlink:type="simple" xlink:href="https://www.rfa.org/mandarin/Xinwen/3-05122023114035.html/@@images/image" text:style-name="Internet_20_link" text:visited-style-name="Visited_20_Internet_20_Link">
</text:a>
百度百科</text:p>
      <text:p text:style-name="P4">
中国外交部5月12日宣布，将派遣欧亚事务特别代表李辉，访问乌克兰、波兰、法国、德国和俄罗斯，就政治解决乌克兰危机同各方进行沟通。</text:p>
      <text:p text:style-name="P4">
这次出访将是自去年2月俄罗斯入侵乌克兰以来，访问乌克兰的中国最高等级外交官员。中国外交部发言人汪文斌在周五的记者会上说，中国致力于劝和促谈，强调这充分表明中国坚定站在和平一边，为解决乌克兰危机，作出中国贡献。</text:p>
      <text:p text:style-name="P4">
中国外交部官网资料显示，李辉曾担任驻苏联大使馆随员、中国外交部欧亚司副司长、驻哈萨克斯坦共和国特命全权大使，他也担任过10年驻俄罗斯大使，2019年卸任前，他获俄总统普京（VladimirPutin）颁授友谊勋章。</text:p>
      <text:p text:style-name="P4">
上个月，中国国家主席习近平与乌克兰总统泽连斯基（VolodymyrZelensky）通话，习近平称将派中国政府欧亚事务特别代表赴乌克兰等国访问，引起各界关注。此前，北京于2月发表了一份关于乌克兰的12点和平计划，不过因措辞含糊而受到西方国家的批评。中国至今未公开谴责俄罗斯，也让西方国家不满，美国曾多次警告中国不得向俄罗斯提供军援。</text:p>
      <text:p text:style-name="P4">
责编：陈品洁</text:p>
      <text:p text:style-name="P4">
Source: <text:a xlink:type="simple" xlink:href="https://www.rfa.org/mandarin/Xinwen/3-05122023114035.html" text:style-name="Internet_20_link" text:visited-style-name="Visited_20_Internet_20_Link">
https://www.rfa.org/mandarin/Xinwen/3-05122023114035.html</text:a>
</text:p>
      <!--NEWS-->
      <text:h text:style-name="P10" text:outline-level="1">
<text:span text:style-name="T4">
美政府报告：中国企业过去十年拿下近三分之一世银资助国际合约</text:span>
</text:h>
      <text:p text:style-name="P4">
Author: None</text:p>
      <text:p text:style-name="P4">
Publisher: Radio Free Asia (Organization)</text:p>
      <text:p text:style-name="P4">
Published Time: 2023-05-12T11:45:00-04:00</text:p>
      <text:p text:style-name="P4">
Modified Time: 2023-05-12T13:07:5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7" text:anchor-type="as-char" svg:width="6.9236in" svg:height="4.612011in" draw:z-index="0">
<draw:image xlink:href="../Images/rfamandarin/2023-05-12T11-45-00-04-00/000000.png" xlink:type="simple" xlink:show="embed" xlink:actuate="onLoad" draw:mime-type="image/png"/>
</draw:frame>
 位于华盛顿的世界银行大楼 <text:a xlink:type="simple" xlink:href="https://www.rfa.org/mandarin/Xinwen/4-05122023114513.html/@@images/image" text:style-name="Internet_20_link" text:visited-style-name="Visited_20_Internet_20_Link">
</text:a>
美联社图片</text:p>
      <text:p text:style-name="P4">
美国国会下属美国政府问责局（U.S. Government AccountabilityOffice，GAO）5月10日发表报告指，在过去10年间，由美国作为大股东的世界银行（World Bank）资助的国际合约，近三分之一是由中国企业获得。</text:p>
      <text:p text:style-name="P4">
在2013至2022财政年度间，中国共获得29.2%的资金，相当于约210亿美元。相比之下，美国的比例为2.4%，法国为4.4%。就合同数来说，法国获得4.3%，美国获得3.3%，中国获得2.9%。</text:p>
      <text:p text:style-name="P4">
美国政府问责局是美国联邦政府最高的审计与监督机构，该办公室表示，上述差异的原因之一是美国企业较少参与竞标。从2017年以来的数据摘要来看，美国公司的投标成功率为70%。</text:p>
      <text:p text:style-name="P4">
报告又指在2017年至2021年期间，28份总价值约7,600万美元的合约，流向了可能在美国制裁名单上或面临其他限制的实体。</text:p>
      <text:p text:style-name="P4">
世界银行的发言人回应说，该行的普遍性和开放资格原则，确保来自所有189个成员国的投标人都可以参与合同竞标，唯一例外是受到联合国安理会制裁，或根据多边开发银行之间的反贪腐协议被暂停或禁止的实体。</text:p>
      <text:p text:style-name="P4">
责编：陈品洁</text:p>
      <text:p text:style-name="P4">
Source: <text:a xlink:type="simple" xlink:href="https://www.rfa.org/mandarin/Xinwen/4-05122023114513.html" text:style-name="Internet_20_link" text:visited-style-name="Visited_20_Internet_20_Link">
https://www.rfa.org/mandarin/Xinwen/4-05122023114513.html</text:a>
</text:p>
      <!--NEWS-->
      <text:h text:style-name="P10" text:outline-level="1">
<text:span text:style-name="T4">
文学家观测到史上最大宇宙爆炸</text:span>
</text:h>
      <text:p text:style-name="P4">
Publisher: 法新社</text:p>
      <text:p text:style-name="P4">
Published Time: 2023-05-12T11:56:14+00:00</text:p>
      <text:p text:style-name="P4">
Modified Time: 2023-05-12T10:35:01+00:00</text:p>
      <text:p text:style-name="P4">
Description: （法新社巴黎11日电） 天文学家今天表示，他们发现观测史上「最大」宇宙爆炸，3年多前被观测到在距地球80亿光年处燃烧起来，所形成火球规模为太阳系（Sola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8" text:anchor-type="as-char" svg:width="6.9236in" svg:height="3.617581in" draw:z-index="0">
<draw:image xlink:href="../Images/rficn/2023-05-12T11-56-14-00-00/000000.png" xlink:type="simple" xlink:show="embed" xlink:actuate="onLoad" draw:mime-type="image/png"/>
</draw:frame>
</text:p>
      <text:p text:style-name="P4">
虽然天文学家提出他们认为发生爆炸的最可能原因，但也强调需要更多的研究以了解这令人不解的现象。</text:p>
      <text:p text:style-name="P4">
这个被称做AT2021lwx的爆炸，并不是观测史上宇宙最亮的一次闪光，这个纪录是由去年10月一次伽玛射线（gamma-ray）爆炸所保持，那次爆炸被称为BOAT，即史上最亮（Brightest Of All Time）的意思。</text:p>
      <text:p text:style-name="P4">
英国南安普敦大学（University of Southampton）天文物理学家魏斯曼（PhilipWiseman）是一项新研究的第一作者。他表示，AT2021lwx被认为是最大的爆炸，是因为它在过去3年释放的能量，远超过BOAT短暂发光所产生的能量。</text:p>
      <text:p text:style-name="P4">
据估计这次爆炸在这3年中所释放出的能量，约是太阳100亿年生命周期中所释放出能量总合的100倍。</text:p>
      <text:p text:style-name="P4">
魏斯曼告诉法新社，AT2021lwx是个「意外收获」。加州的「兹威基瞬变探测器」（Zwicky TransientFacility）2020年在自动扫描天空的过程中，首次发现AT2021lwx。</text:p>
      <text:p text:style-name="P4">
不过魏斯曼表示，AT2021lwx被发现的当下，「基本上只是被存在资料库中」，直到第2年才被人注意到。</text:p>
      <text:p text:style-name="P4">
包括魏斯曼在内的天文学家透过性能更强大的望远镜观察时，才意识到他们发现了什么。透过分析不同波长的光，他们计算出，爆炸是发生在80亿光年远的地方。</text:p>
      <text:p text:style-name="P4">
这比天际其他任何新的闪光都来得远，这意味着那次爆炸的规模一定也大上许多。魏斯曼表示，据估计，AT2021lwx的亮度约是太阳的2兆倍。</text:p>
      <text:p text:style-name="P4">
天文学家研究了几种可能的解释。其中一种是，AT2021lwx是颗正在爆炸的恒星，但闪光的亮度是之前其他超新星（supernova）的10倍。</text:p>
      <text:p text:style-name="P4">
另一种可能是所谓的「潮汐瓦解事件」（tidal disruption event），那是指恒星被吸进「超大质量黑洞」时被撕裂的现象。但AT2021lwx还比那些潮汐瓦解事件亮3倍，且魏斯曼表示，他们的研究并未指向这个方向。</text:p>
      <text:p text:style-name="P4">
唯一约略能相比拟的宇宙事件，是「类星体」（quasar）现象，出现在「超大质量黑洞」吞进银河系中心大量气体时。</text:p>
      <text:p text:style-name="P4">
魏斯曼表示，但它们的光亮往往会闪烁，而AT2021lwx自3年前从无到有地突然燃烧起来后，至今仍在燃烧。</text:p>
      <text:p text:style-name="P4">
魏斯曼说：「这是我们过去从未见过的，它就这么突然冒出来。」</text:p>
      <text:p text:style-name="P4">
Source: <text:a xlink:type="simple" xlink:href="https://www.rfi.fr/cn/%E7%A7%91%E5%AD%A6%E6%96%B0%E7%9F%A5/20230512-%E6%96%87%E5%AD%A6%E5%AE%B6%E8%A7%82%E6%B5%8B%E5%88%B0%E5%8F%B2%E4%B8%8A%E6%9C%80%E5%A4%A7%E5%AE%87%E5%AE%99%E7%88%86%E7%82%B8" text:style-name="Internet_20_link" text:visited-style-name="Visited_20_Internet_20_Link">
https://www.rfi.fr/cn/%E7%A7%91%E5%AD%A6%E6%96%B0%E7%9F%A5/20230512-%E6%96%87%E5%AD%A6%E5%AE%B6%E8%A7%82%E6%B5%8B%E5%88%B0%E5%8F%B2%E4%B8%8A%E6%9C%80%E5%A4%A7%E5%AE%87%E5%AE%99%E7%88%86%E7%82%B8</text:a>
</text:p>
      <!--NEWS-->
      <text:h text:style-name="P10" text:outline-level="1">
<text:span text:style-name="T4">
苏丹冲突双方在沙特签署初步原则协议</text:span>
</text:h>
      <text:p text:style-name="P4">
Author: 联合早报 (Person)</text:p>
      <text:p text:style-name="P4">
Publisher: 联合早报 (Organization)</text:p>
      <text:p text:style-name="P4">
Published Time: 2023-05-12T11:59</text:p>
      <text:p text:style-name="P4">
Modified Time: 2023-05-12T11:59</text:p>
      <text:p text:style-name="P4">
Description: 苏丹武装部队与快速支援部队星期四（5月11日）在沙特阿拉伯红海港口城市吉达签署初步原则协议，同意将优先进行关于实现短期停火的讨论，以便运送紧急人道物资等。沙特媒体报道，协议强调维护...</text:p>
      <text:p text:style-name="P4">
Videos: []</text:p>
      <text:p text:style-name="P4">
Audios: []</text:p>
      <text:p text:style-name="P4">
Images: []</text:p>
      <text:p text:style-name="P4">
Type: NewsArticle</text:p>
      <text:p text:style-name="P4">
Breadcrumbs: ['即时', '国际']</text:p>
      <text:p text:style-name="P4">
Keywords: ['苏丹', '沙特阿拉伯']</text:p>
      <!--METADATA-->
      <text:p text:style-name="P4">
苏丹武装部队与快速支援部队星期四（5月11日）在沙特阿拉伯红海港口城市吉达签署初步原则协议，同意将优先进行关于实现短期停火的讨论，以便运送紧急人道物资等。</text:p>
      <text:p text:style-name="P4">
沙特媒体报道，协议强调维护苏丹的主权和统一。协议规定，冲突双方均不得发动可能导致平民伤亡的进攻行动，避免一切伤及平民的行为，允许苏丹所有平民离开冲突和被围困地区。</text:p>
      <text:p text:style-name="P4">
协议还包括了保护在苏公共和私人设施以及医务人员、确保人道救援行动开展、保障在苏丹民众获得生活必需品、遵守必要的人道主义停火等内容。</text:p>
      <text:p text:style-name="P4">
新华社报道，自4月15日以来，苏丹武装部队和快速支援部队在喀土穆和其他地区发生武装冲突，双方互相指责对方挑起冲突。冲突双方代表5月6日在吉达开始对话，讨论在苏丹实施人道主义停火等议题。</text:p>
      <text:p text:style-name="P4">
Source: <text:a xlink:type="simple" xlink:href="https://www.zaobao.com.sg/realtime/world/story20230512-1393771" text:style-name="Internet_20_link" text:visited-style-name="Visited_20_Internet_20_Link">
https://www.zaobao.com.sg/realtime/world/story20230512-1393771</text:a>
</text:p>
      <!--NEWS-->
      <text:h text:style-name="P10" text:outline-level="1">
<text:span text:style-name="T4">
4月通胀继续放缓 中国经济复苏堪忧</text:span>
</text:h>
      <text:p text:style-name="P4">
Author: None (Language: zh)</text:p>
      <text:p text:style-name="P4">
Publisher: None</text:p>
      <text:p text:style-name="P4">
Time: 2023-05-12T12:13:00Z</text:p>
      <text:p text:style-name="P4">
Description: 最新数据显示，中国上个月的居民消费通胀率创下了两年多来的新低。有关数据进一步加剧了经济界对中国通货紧缩的担忧。而此前公布的外贸数据也显露出中国疫后的经济复苏乏力。</text:p>
      <text:p text:style-name="P4">
Videos: []</text:p>
      <text:p text:style-name="P4">
Images: ["<text:a xlink:type="simple" xlink:href="https://static.dw.com/image/64417590_303.jpg" text:style-name="Internet_20_link" text:visited-style-name="Visited_20_Internet_20_Link">
64417590_303.jpg</text:a>
", "<text:a xlink:type="simple" xlink:href="https://static.dw.com/image/65143584_401.jpg" text:style-name="Internet_20_link" text:visited-style-name="Visited_20_Internet_20_Link">
65143584_401.jpg</text:a>
"]</text:p>
      <text:p text:style-name="P4">
Subject: 经济纵横</text:p>
      <text:p text:style-name="P4">
Subjects: ['通货膨胀']</text:p>
      <text:p text:style-name="P4">
Keywords: ['通货膨胀', '居民消费价格指数', '通缩', '中国外贸', '经济复苏', '进出口']</text:p>
      <text:p text:style-name="P4">
ID: 65603825</text:p>
      <!--METADATA-->
      <text:p text:style-name="P4">
<text:a xlink:type="simple" xlink:href="https://www.dw.com/zh/overlay/image/article/65603825/64417590" text:style-name="Internet_20_link" text:visited-style-name="Visited_20_Internet_20_Link">
 <draw:frame draw:style-name="fr1" draw:name="Image79" text:anchor-type="as-char" svg:width="6.9236in" svg:height="3.896998in" draw:z-index="0">
<draw:image xlink:href="../Images/dwzh/2023-05-12T12-13-00Z/64417590_303.jpg" xlink:type="simple" xlink:show="embed" xlink:actuate="onLoad" draw:mime-type="image/jpeg"/>
</draw:frame>
</text:a>
</text:p>
      <text:p text:style-name="P4">
复苏不均衡：服务需求增速超过了商品需求</text:p>
      <text:p text:style-name="P4">
（德国之声中文网）中国国家统计局周四公布的数据显示，4月份的消费者价格指数（CPI）同比上涨0.1%，较3月份0.7%的同比涨幅进一步放缓。这意味着通胀率创下2021年2月以来的最低水平。</text:p>
      <text:p text:style-name="P4">
《华尔街日报》的报道分析称，中国4月份的低通胀一定程度上归因于上年同期对比基数偏高，预计在今年晚些时候通胀率将重新上升。经济学家们称，中国的低消费通胀水平表明了内需复苏的脆弱性，青年失业率高企、住房市场不确定性以及企业利润减弱打击了消费者信心。</text:p>
      <text:p text:style-name="P4">
渣打银行首席中国经济学家丁爽则表示，周四公布的通胀数据表明，中国的 <text:a xlink:type="simple" xlink:href="https://www.dw.com/zh/zh/中国经济显复苏-就此走出阴霾/a-65346516" text:style-name="Internet_20_link" text:visited-style-name="Visited_20_Internet_20_Link">
 </text:a>
 仍不均衡，服务需求增速超过了商品需求。</text:p>
      <text:p text:style-name="P4">
同时公布的4月份生产者价格指数(PPI)同比下降3.6%，连降七个月，降幅比前月扩大1.1个百分点，为连续第四个月扩大，降幅也高于预期。国家统计局解释称，4月份PPI同比环比下降，主要受国际大宗商品价格波动、国内外市场需求总体偏弱及上年同期对比基数较高等因素影响。此前3月份PPI同比下降2.5%，连降六个月。</text:p>
      <text:p text:style-name="P4">
《华尔街日报》指出，中国4月份CPI同比上涨0.1%，使 <text:a xlink:type="simple" xlink:href="https://www.dw.com/zh/zh/世界苦于通胀中国要担心通缩吗/a-65359964" text:style-name="Internet_20_link" text:visited-style-name="Visited_20_Internet_20_Link">
</text:a>
更近一步，但经济学家普遍预计中国经济将保持复苏势头，因此剔除波动较大的食品和能源价格的核心通胀率将在今年余下时间里呈上升趋势。</text:p>
      <text:p text:style-name="P4">
<draw:frame draw:style-name="fr1" draw:name="Image80" text:anchor-type="as-char" svg:width="6.9236in" svg:height="3.896998in" draw:z-index="0">
<draw:image xlink:href="../Images/dwzh/2023-05-12T12-13-00Z/65143584_401.jpg" xlink:type="simple" xlink:show="embed" xlink:actuate="onLoad" draw:mime-type="image/jpeg"/>
</draw:frame>
</text:p>
      <text:p text:style-name="P4">
中国的贸易顺差继续扩大</text:p>
      <text:h text:style-name="P12" text:outline-level="3">
<text:span text:style-name="T4">
外贸：出口增、进口跌</text:span>
</text:h>
      <text:p text:style-name="P4">
根据国家统计局本周发布的 <text:a xlink:type="simple" xlink:href="https://www.dw.com/zh/zh/中国进口萎缩出口放缓意味着什么/a-65560557" text:style-name="Internet_20_link" text:visited-style-name="Visited_20_Internet_20_Link">
 </text:a>
，4月中国出口同比增长8.5%，进口则大幅度下滑7.9%，这使得中国在4月的贸易顺差达到902.1亿美元，扩大82.3%。</text:p>
      <text:p text:style-name="P4">
今年3月份中国出口大涨14.8%，4月份虽然回落至8.5%，增长依然可观。专家分析，出口的正增长主要是因为与去年疫情封锁下的低基数相比。浙江大学经济学者周君芝撰文分析认为，如果排除低基数效应，参照往年数据拉平计算，那么今年4月出口金额几乎与去年同期持平。周君芝认为，全球贸易摩擦和疫情，使中国产业转移浪潮加速，而产业转移带来工程机械、零部件等生产资料出口，成为今年中国出口韧性来源。</text:p>
      <text:p text:style-name="P4">
今年以来，中国对不发达国家的出口大增。4月对俄罗斯出口同比增长153%，对非洲出口增50%。对美国出口同比下降6.5%。此外，4月汽车新能源汽车出口大涨，但半导体的进口下降了15.3%。</text:p>
      <text:p text:style-name="P4">
路透社援引经济学人智库（EIU）分析师徐天辰指出，"在今年年初，人们认为重新放开后，进口将轻松超过2022年的水平，但情况并非如此，"虽然中国在疫情之后的反弹迅速而剧烈，但它在很大程度上是对内的，世界其他地方没有感受到。</text:p>
      <text:p text:style-name="P4">
最近公布的 4月份中国官方制造业采购经理人指数显示，新出口订单大幅收缩。"鉴于外部需求前景黯淡，我们认为（中国的）出口将进一步下降，然后在今年晚些时候触底反弹，"凯投宏观（CapitalEconomics）经济学家黄子淳在其报告中称。</text:p>
      <text:p text:style-name="P4">
（路透社、华尔街日报、BBC）</text:p>
      <text:p text:style-name="P4">
Source: <text:a xlink:type="simple" xlink:href="https://www.dw.com/zh/4月通胀继续放缓-中国经济复苏堪忧/a-65603825" text:style-name="Internet_20_link" text:visited-style-name="Visited_20_Internet_20_Link">
https://www.dw.com/zh/4月通胀继续放缓-中国经济复苏堪忧/a-65603825?maca=chi-rss-chi-all-1127-rdf</text:a>
</text:p>
      <!--NEWS-->
      <text:h text:style-name="P10" text:outline-level="1">
<text:span text:style-name="T4">
专栏 | 劳工通讯：深圳宝安区松岗运丰电子厂撤迁 工人要求赔偿（一）</text:span>
</text:h>
      <text:p text:style-name="P4">
Author: None</text:p>
      <text:p text:style-name="P4">
Publisher: Radio Free Asia (Organization)</text:p>
      <text:p text:style-name="P4">
Published Time: 2023-05-12T12:14:00-04:00</text:p>
      <text:p text:style-name="P4">
Modified Time: 2023-05-12T12:41:08-04:00</text:p>
      <text:p text:style-name="P4">
Description: None</text:p>
      <text:p text:style-name="P4">
Videos: []</text:p>
      <text:p text:style-name="P4">
Audios: ["<text:a xlink:type="simple" xlink:href="https://www.rfa.org/mandarin/zhuanlan/laogongtongxun/hdf-0512202312135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81" text:anchor-type="as-char" svg:width="6.9236in" svg:height="4.645512in" draw:z-index="0">
<draw:image xlink:href="../Images/rfamandarin/2023-05-12T12-14-00-04-00/000000.png" xlink:type="simple" xlink:show="embed" xlink:actuate="onLoad" draw:mime-type="image/png"/>
</draw:frame>
 <text:a xlink:type="simple" xlink:href="https://www.rfa.org/mandarin/zhuanlan/laogongtongxun/hdf-05122023121353.html/@@images/image" text:style-name="Internet_20_link" text:visited-style-name="Visited_20_Internet_20_Link">
</text:a>
Photo: RFA  <text:a xlink:type="simple" xlink:href="https://www.rfa.org/mandarin/zhuanlan/laogongtongxun/hdf-05122023121353.html/@@stream" text:style-name="Internet_20_link" text:visited-style-name="Visited_20_Internet_20_Link">
</text:a>
</text:p>
      <text:p text:style-name="P4">
Source: <text:a xlink:type="simple" xlink:href="https://www.rfa.org/mandarin/zhuanlan/laogongtongxun/hdf-05122023121353.html" text:style-name="Internet_20_link" text:visited-style-name="Visited_20_Internet_20_Link">
https://www.rfa.org/mandarin/zhuanlan/laogongtongxun/hdf-05122023121353.html</text:a>
</text:p>
      <!--NEWS-->
      <text:h text:style-name="P10" text:outline-level="1">
<text:span text:style-name="T4">
中国特别代表李辉下周访问乌克兰等国</text:span>
</text:h>
      <text:p text:style-name="P4">
Author: None (Language: zh)</text:p>
      <text:p text:style-name="P4">
Publisher: None</text:p>
      <text:p text:style-name="P4">
Time: 2023-05-12T12:20:00Z</text:p>
      <text:p text:style-name="P4">
Description: 中国政府欧亚事务特别代表、前驻俄罗斯大使李辉将从下周一（5月15日）开始访问乌克兰、波兰、法国、德国和俄罗斯。李辉与俄罗斯关系亲密， 曾于2019年被普京授予“友谊勋章”。</text:p>
      <text:p text:style-name="P4">
Videos: []</text:p>
      <text:p text:style-name="P4">
Images: ["<text:a xlink:type="simple" xlink:href="https://static.dw.com/image/65553567_303.jpg" text:style-name="Internet_20_link" text:visited-style-name="Visited_20_Internet_20_Link">
65553567_303.jpg</text:a>
"]</text:p>
      <text:p text:style-name="P4">
Subject: 时政风云</text:p>
      <text:p text:style-name="P4">
Subjects: ['俄罗斯', '乌克兰', '普京', '俄罗斯入侵乌克兰']</text:p>
      <text:p text:style-name="P4">
Keywords: ['中国特别代表', '问乌克兰', '俄罗斯', '李辉', '普京', '调停']</text:p>
      <text:p text:style-name="P4">
ID: 65604536</text:p>
      <!--METADATA-->
      <text:p text:style-name="P4">
<text:a xlink:type="simple" xlink:href="https://www.dw.com/zh/overlay/image/article/65604536/65553567" text:style-name="Internet_20_link" text:visited-style-name="Visited_20_Internet_20_Link">
 <draw:frame draw:style-name="fr1" draw:name="Image82" text:anchor-type="as-char" svg:width="6.9236in" svg:height="3.896998in" draw:z-index="0">
<draw:image xlink:href="../Images/dwzh/2023-05-12T12-20-00Z/65553567_303.jpg" xlink:type="simple" xlink:show="embed" xlink:actuate="onLoad" draw:mime-type="image/jpeg"/>
</draw:frame>
</text:a>
</text:p>
      <text:p text:style-name="P4">
，中国政府欧亚事务特别代表、前驻俄罗斯大使李辉</text:p>
      <text:p text:style-name="P4">
（德国之声中文网）中国外交部周五（5月12日）表示，中国政府欧亚事务特别代表、前驻俄罗斯大使李辉将从下周一（5月15日）开始访问乌克兰、波兰、法国、德国和俄罗斯。这是自去年莫斯科入侵以来，中国派往访问饱受战争蹂躏的乌克兰的最高级别外交官。</text:p>
      <text:p text:style-name="P4">
近几个月来，从乌克兰到中东，北京一直试图扮演在解决世界危机中发挥主导作用的调解人。</text:p>
      <text:p text:style-name="P4">
尽管中国表示它在乌克兰战争中是中立方，却因拒绝谴责莫斯科的入侵而广受批评。</text:p>
      <text:p text:style-name="P4">
战争爆发一年多后的上个月， <text:a xlink:type="simple" xlink:href="https://www.dw.com/zh/zh/分析习近平与泽连斯基通话会带来多大改变/a-65465436" text:style-name="Internet_20_link" text:visited-style-name="Visited_20_Internet_20_Link">
 </text:a>
 。</text:p>
      <text:p text:style-name="P4">
李辉于2009 年至 2019年担任中国驻俄罗斯大使。中国外交部发言人汪文斌周五在例行记者会上表示，李辉此行访问乌克兰、波兰、法国、德国和俄罗斯的目的是"就政治解决乌克兰危机同各方进行深入沟通"。</text:p>
      <text:p text:style-name="P4">
汪文斌说，此次中方代表出访有关国家，"是中方致力于劝和促谈的又一体现，充分表明中方坚定站在和平一边"。</text:p>
      <text:p text:style-name="P4">
他还表示，"中方愿继续发挥建设性作用，在停火止战、开启和谈、避免局势升级等方面凝聚更多国际共识。"</text:p>
      <text:p text:style-name="P4">
目前正在挪威访问的中国外交部长秦刚谈到李辉的访问时说："我们都对局势感到担忧，我们呼吁和平和政治解决，这是中国所支持的，并且自冲突爆发的第一天起就一直在呼吁。"</text:p>
      <text:h text:style-name="P12" text:outline-level="3">
<text:span text:style-name="T4">
曾获普京授予的"友谊勋章"</text:span>
</text:h>
      <text:p text:style-name="P4">
但是中国政府选择李辉作为欧亚事务特别代表引发人们的关注。李辉与俄罗斯关系亲密， 2019年，俄罗斯总统普京授予他"友谊勋章"。</text:p>
      <text:p text:style-name="P4">
4月26日，泽连斯基称与习近平与的通话"很长并且很有意义"。此前，北京于2月发表了一份关于乌克兰的12点和平计划，呼吁对话并尊重各国主权。</text:p>
      <text:p text:style-name="P4">
该和平计划因措辞含糊而受到西方国家的批评，尽管它促使泽连斯基表示愿意与习近平会谈。其第一条称："各国主权、独立和领土完整都应该得到切实保障。"但中国一直拒绝详细说明这与乌克兰战争有何关系。</text:p>
      <text:p text:style-name="P4">
（法新社、德新社、美联社）</text:p>
      <text:p text:style-name="P4">
Source: <text:a xlink:type="simple" xlink:href="https://www.dw.com/zh/中国特别代表李辉下周访问乌克兰等国/a-65604536" text:style-name="Internet_20_link" text:visited-style-name="Visited_20_Internet_20_Link">
https://www.dw.com/zh/中国特别代表李辉下周访问乌克兰等国/a-65604536?maca=chi-rss-chi-all-1127-rdf</text:a>
</text:p>
      <!--NEWS-->
      <text:h text:style-name="P10" text:outline-level="1">
<text:span text:style-name="T4">
德语媒体：谁在阻遏中国崛起？</text:span>
</text:h>
      <text:p text:style-name="P4">
Author: None (Language: zh)</text:p>
      <text:p text:style-name="P4">
Publisher: None</text:p>
      <text:p text:style-name="P4">
Time: 2023-05-12T12:38:00Z</text:p>
      <text:p text:style-name="P4">
Description: 中国最新发布的经济数据令大多数市场观察者大感失望。叫停"清零政策"后，中国经济曾一度快速复苏，但四月开始，外贸和内需的数据都不容乐观。</text:p>
      <text:p text:style-name="P4">
Videos: []</text:p>
      <text:p text:style-name="P4">
Images: ["<text:a xlink:type="simple" xlink:href="https://static.dw.com/image/64956697_303.jpg" text:style-name="Internet_20_link" text:visited-style-name="Visited_20_Internet_20_Link">
64956697_303.jpg</text:a>
", "<text:a xlink:type="simple" xlink:href="https://static.dw.com/image/65143584_401.jpg" text:style-name="Internet_20_link" text:visited-style-name="Visited_20_Internet_20_Link">
65143584_401.jpg</text:a>
"]</text:p>
      <text:p text:style-name="P4">
Subject: 评论分析</text:p>
      <text:p text:style-name="P4">
Subjects: ['南希·佩洛西', '薄熙来', '专题报道：习近平访美', '中国共产党', '专题报道：全景观看“习马会”', '中国反腐风暴', '20国集团', '世贸组织', '毛泽东', '中国宪法修正案取消国家主席任期限制']</text:p>
      <text:p text:style-name="P4">
Keywords: ['中国经济增长', '中美关系', '中国崛起', '习近平', '企业整改', '中国市场准入', '世贸组织']</text:p>
      <text:p text:style-name="P4">
ID: 65604781</text:p>
      <!--METADATA-->
      <text:p text:style-name="P4">
<text:a xlink:type="simple" xlink:href="https://www.dw.com/zh/overlay/image/article/65604781/64956697" text:style-name="Internet_20_link" text:visited-style-name="Visited_20_Internet_20_Link">
 <draw:frame draw:style-name="fr1" draw:name="Image83" text:anchor-type="as-char" svg:width="6.9236in" svg:height="3.896998in" draw:z-index="0">
<draw:image xlink:href="../Images/dwzh/2023-05-12T12-38-00Z/64956697_303.jpg" xlink:type="simple" xlink:show="embed" xlink:actuate="onLoad" draw:mime-type="image/jpeg"/>
</draw:frame>
</text:a>
</text:p>
      <text:p text:style-name="P4">
（德国之声中文网）《日报》发表评论称，对于当前差强人意的经济发展态势，中国党和国家领导人习近平早就给出了明确的答案："以美国为首的西方国家对我实施了全方位的遏制、围堵、打压给我国发展带来前所未有的严峻挑战"。但问题真的如此简单吗？这篇题为《习近平成了中国发展的障碍》的评论写道：</text:p>
      <text:p text:style-name="P4">
"事情的真相显然要复杂得多，但中国的宣传机器却拒绝进行任何反思：令中国雄心勃勃发展计划陷入瘫痪的首要原因，绝非美国实施的对华高科技出口制裁，而是习近平自己制定的施政方针。正如奥巴马总统任内曾在国家安全委员会供职的哈斯（Ryan Hass）所说的那样：'唯一一个能够阻止中国崛起的国家，就是中国自己，而现在中国似乎就正在这样做。'</text:p>
      <text:p text:style-name="P4">
在管控欲极强的习近平看来，意识形态要比经济发展重要得多，这一点在其近乎癫狂的'清零政策'中得到了充分的体现。 <text:a xlink:type="simple" xlink:href="https://www.dw.com/zh/zh/德语媒体中国站在了侵略者一边/a-64833755" text:style-name="Internet_20_link" text:visited-style-name="Visited_20_Internet_20_Link">
</text:a>
此外，习近平反复无常朝令夕改的科技管控政策，也使本土最成功的企业受到了永久性的削弱。"</text:p>
      <text:p text:style-name="P4">
<draw:frame draw:style-name="fr1" draw:name="Image84" text:anchor-type="as-char" svg:width="6.9236in" svg:height="3.896998in" draw:z-index="0">
<draw:image xlink:href="../Images/dwzh/2023-05-12T12-38-00Z/65143584_401.jpg" xlink:type="simple" xlink:show="embed" xlink:actuate="onLoad" draw:mime-type="image/jpeg"/>
</draw:frame>
</text:p>
      <text:p text:style-name="P4">
中国官方公布的四月经济数据低于预期。</text:p>
      <text:p text:style-name="P4">
评论指出，过去几年当中，中国共产党的权力得到了极大的巩固和扩展，而这一切都是以阻遏经济发展为代价的。</text:p>
      <text:p text:style-name="P4">
"北京似乎已经忘记，他们现在正在挑战的西方制度，恰恰是过去几十年当中给中国带来了巨大益处的制度。同七十年代末开启的改革开放至少同样重要的是，2001年中国正式加入世界贸易组织。尽管当时的谈判相当艰巨，但最终欧盟和美国都对中国入贸表示欢迎。然而时至今日，西方的许多期望已经变成了泡影：中国变得更加专制，政府重新加强了对经济的干预，而对西方企业开放市场的进程也陷入了停滞。"</text:p>
      <text:p text:style-name="P4">
德国经济部长哈贝克提出建议称，今后政府应对德国企业的对华投资进行管控，对于特定领域，甚至有必要引入企业对华投资报备义务。建议刚刚出台，就在企业界引发了激烈的争论。《南德意志报》发表评论写道：</text:p>
      <text:p text:style-name="P4">
"从政治层面而言，相关建议也是合乎逻辑的。 <text:a xlink:type="simple" xlink:href="https://www.dw.com/zh/zh/德企在华投资创新高/a-65179218" text:style-name="Internet_20_link" text:visited-style-name="Visited_20_Internet_20_Link">
 </text:a>
化工巨头巴斯夫继续在中国投入数以亿计的资金，汽车工业对撤出中国市场的选项也完全不予考虑。</text:p>
      <text:p text:style-name="P4">
企业的决定也许无可指摘，但俄罗斯对乌克兰发动的侵略战争充分说明了一点，那就是对一个单个国家产生过大的经济依赖是何等的危险。而德国对中国的依赖程度远超当初对俄罗斯的依赖。除此之外，对中国的技术输出也同样暗藏着风险。总而言之，采取审慎态度是完全必要的。有鉴于此，哈贝克提出的建议，实际上也是值得企业高管认真对待的威胁。企业在做投资决策时将地缘政治风险考虑在内，并将风险分散到不同的国家，在2023年，这一切应当成为理所当然的事情。但愿哈贝克的建议仅仅只是威胁而已。"</text:p>
      <text:p text:style-name="P4">
<text:span text:style-name="T5">
摘编自其他媒体的内容，不代表德国之声的立场或观点。</text:span>
</text:p>
      <text:p text:style-name="P4">
Source: <text:a xlink:type="simple" xlink:href="https://www.dw.com/zh/德语媒体：谁在阻遏中国崛起？/a-65604781" text:style-name="Internet_20_link" text:visited-style-name="Visited_20_Internet_20_Link">
https://www.dw.com/zh/德语媒体：谁在阻遏中国崛起？/a-65604781?maca=chi-rss-chi-all-1127-rdf</text:a>
</text:p>
      <!--NEWS-->
      <text:h text:style-name="P10" text:outline-level="1">
<text:span text:style-name="T4">
美债限、美中对话等因素夹击 亚股跌多涨少</text:span>
</text:h>
      <text:p text:style-name="P4">
Publisher: 法新社</text:p>
      <text:p text:style-name="P4">
Published Time: 2023-05-12T13:06:17+00:00</text:p>
      <text:p text:style-name="P4">
Modified Time: 2023-05-12T12:05:02+00:00</text:p>
      <text:p text:style-name="P4">
Description: （法新社香港12日电） 亚洲股市今天受到多项因素影响，收盘走势不一。交易商考量议题包括美中两国进行了高层级官员对话、银行业不确定性、美国政府债务上限及美国经济出现更多放缓迹象。</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5" text:anchor-type="as-char" svg:width="6.9236in" svg:height="3.617581in" draw:z-index="0">
<draw:image xlink:href="../Images/rficn/2023-05-12T13-06-17-00-00/000000.png" xlink:type="simple" xlink:show="embed" xlink:actuate="onLoad" draw:mime-type="image/png"/>
</draw:frame>
</text:p>
      <text:p text:style-name="P4">
冀望美国联邦准备理事会（Fed）终于要让持续已久的升息行动暂歇的投资人，本周信心又稍微增强。因为数据显示，4月美国消费者物价与趸售物价涨势继续减弱。</text:p>
      <text:p text:style-name="P4">
昨天出炉的另个数据，再为这些投资人注入希望。美国上周初次申请失业给付人数增至2021年10月以来新高，暗示劳动市场正出现一些松弛现象。</text:p>
      <text:p text:style-name="P4">
联准会长久以来表示，有必要见到美国就业情况持续减弱及通货膨胀率下降，才会考虑结束升息行动及研究是否调降借贷成本。</text:p>
      <text:p text:style-name="P4">
华府也传出利多消息。美国国家安全顾问苏利文（JakeSullivan）与中共中央外事工作委员会办公室主任王毅本周连2日在奥地利维也纳会谈合计达8小时，两大强权国家寻求在多项议题上缓和紧张关系，包括台湾问题和俄乌战争。双方形容这场对谈「具实质性与建设性」。这是中国侦察气球1月底入侵美国领空导致双边关系再度恶化以来，美中高层首度会面。</text:p>
      <text:p text:style-name="P4">
投资人还关注美国政府债务上限问题。美国总统拜登（JoeBiden）与在野共和党领袖间备受瞩目的相关协商已经延后到下周；消息人士透露，双方幕僚层级的讨论持续有进展。</text:p>
      <text:p text:style-name="P4">
受到美中高官对谈消息激励，在美国股市挂牌的中国公司股价昨天表现良好；其中电商巨擘京东发布强健财报，拉抬科技股走势。这股涨势延续到今天香港股市同类股，京东在港股收盘劲扬逾7%，对手阿里巴巴收高2.4%。</text:p>
      <text:p text:style-name="P4">
然而，这仍不足以协助大盘守住多头，港股收盘下跌0.6%，上海股市也收低1.1%。首尔、新加坡、台北、马尼拉、曼谷和雅加达股市同样收黑。</text:p>
      <text:p text:style-name="P4">
不过，东京股市收盘上涨0.9%，雪梨、威灵顿和孟买股市也收高。</text:p>
      <text:p text:style-name="P4">
Source: <text:a xlink:type="simple" xlink:href="https://www.rfi.fr/cn/%E8%B4%A2%E7%BB%8F%E5%BF%AB%E8%AE%AF/20230512-%E7%BE%8E%E5%80%BA%E9%99%90-%E7%BE%8E%E4%B8%AD%E5%AF%B9%E8%AF%9D%E7%AD%89%E5%9B%A0%E7%B4%A0%E5%A4%B9%E5%87%BB-%E4%BA%9A%E8%82%A1%E8%B7%8C%E5%A4%9A%E6%B6%A8%E5%B0%91" text:style-name="Internet_20_link" text:visited-style-name="Visited_20_Internet_20_Link">
https://www.rfi.fr/cn/%E8%B4%A2%E7%BB%8F%E5%BF%AB%E8%AE%AF/20230512-%E7%BE%8E%E5%80%BA%E9%99%90-%E7%BE%8E%E4%B8%AD%E5%AF%B9%E8%AF%9D%E7%AD%89%E5%9B%A0%E7%B4%A0%E5%A4%B9%E5%87%BB-%E4%BA%9A%E8%82%A1%E8%B7%8C%E5%A4%9A%E6%B6%A8%E5%B0%91</text:a>
</text:p>
      <!--NEWS-->
      <text:h text:style-name="P10" text:outline-level="1">
<text:span text:style-name="T4">
IMF：美国若出现债务违约 全球经济将受非常严重影响</text:span>
</text:h>
      <text:p text:style-name="P4">
Author: 联合早报 (Person)</text:p>
      <text:p text:style-name="P4">
Publisher: 联合早报 (Organization)</text:p>
      <text:p text:style-name="P4">
Published Time: 2023-05-12T13:09</text:p>
      <text:p text:style-name="P4">
Modified Time: 2023-05-12T13:11</text:p>
      <text:p text:style-name="P4">
Description: 国际货币基金组织（IMF）警告称，如果美国出现债务违约，将对美国和全球经济造成“非常严重的影响”，并敦促民主党人和共和党人就迫在眉睫的债务上限达成共识。彭博社报道，IMF发言人科扎...</text:p>
      <text:p text:style-name="P4">
Videos: []</text:p>
      <text:p text:style-name="P4">
Audios: []</text:p>
      <text:p text:style-name="P4">
Images: []</text:p>
      <text:p text:style-name="P4">
Type: NewsArticle</text:p>
      <text:p text:style-name="P4">
Breadcrumbs: ['即时', '国际']</text:p>
      <text:p text:style-name="P4">
Keywords: ['国际货币基金组织', '美国', '债务违约', '全球经济', '债务']</text:p>
      <!--METADATA-->
      <text:p text:style-name="P4">
国际货币基金组织（IMF）警告称，如果美国出现债务违约，将对美国和全球经济造成“非常严重的影响”，并敦促民主党人和共和党人就迫在眉睫的债务上限达成共识。</text:p>
      <text:p text:style-name="P4">
彭博社报道，IMF发言人科扎克星期四（5月11日）在新闻发布会上说，美国违约的潜在后果包括利率攀升和更大范围的不稳定性。她说，这将令过去几年的冲击，包括冠病疫情和乌克兰战争进一步加剧。</text:p>
      <text:p text:style-name="P4">
科扎克说：“美国国内的讨论是在全球经济相当艰难的背景下进行的。我们的评估是，如果美国发生债务违约，不仅对美国，对全球经济都会产生非常严重的影响。我们强烈鼓励美国各方齐心协力，达成共识，紧迫地解决这一问题。”</text:p>
      <text:p text:style-name="P4">
她说，利率上升迄今为止已经损害了一些国家，特别是那些处于债务困境并面临脆弱性的国家。IMF估计，15%的低收入国家身处债务困境，45%面临相关风险，并已预计未来五年全球经济增幅将创三十多年以来的最弱。</text:p>
      <text:p text:style-name="P4">
Source: <text:a xlink:type="simple" xlink:href="https://www.zaobao.com.sg/realtime/world/story20230512-1393778" text:style-name="Internet_20_link" text:visited-style-name="Visited_20_Internet_20_Link">
https://www.zaobao.com.sg/realtime/world/story20230512-1393778</text:a>
</text:p>
      <!--NEWS-->
      <text:h text:style-name="P10" text:outline-level="1">
<text:span text:style-name="T4">
巴基斯坦前总理伊姆兰汗获准保释</text:span>
</text:h>
      <text:p text:style-name="P4">
Publisher: 法新社</text:p>
      <text:p text:style-name="P4">
Published Time: 2023-05-12T13:32:11+00:00</text:p>
      <text:p text:style-name="P4">
Modified Time: 2023-05-12T13:20:03+00:00</text:p>
      <text:p text:style-name="P4">
Description: （法新社伊斯兰马巴德12日电） 巴基斯坦前总理伊姆兰汗本周稍早因被控贪污遭到逮捕，引发抗议风潮酿成死伤，最高法院宣告逮捕行动不合法后，他今天获首都伊斯兰马巴德高等法院准予保释，但暂未获得释放。</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6" text:anchor-type="as-char" svg:width="6.9236in" svg:height="3.617581in" draw:z-index="0">
<draw:image xlink:href="../Images/rficn/2023-05-12T13-32-11-00-00/000000.png" xlink:type="simple" xlink:show="embed" xlink:actuate="onLoad" draw:mime-type="image/png"/>
</draw:frame>
</text:p>
      <text:p text:style-name="P4">
伊姆兰汗（Imran Khan）尚须就所涉其他案件接受讯问，并未立即获释。律师哈里斯（KhawajaHarris）表示:「法庭准许暂时交保两周，并指示当局不得因这起（贪污）案子逮捕他。」</text:p>
      <text:p text:style-name="P4">
伊姆兰汗9日在伊斯兰马巴德高等法院出庭时，遭安全部队动粗逮捕，但最高法院后来宣告此举不合法，要求予以释放。</text:p>
      <text:p text:style-name="P4">
伊姆兰汗今天由保安车队送到高等法院后，在数十名警方和安全部队人员环绕下步入法院大楼，他举起拳头向等候的律师和支持者致意。</text:p>
      <text:p text:style-name="P4">
内政部长誓言会再度逮捕伊姆兰汗。这位前板球明星去年4月下台后有多宗案件缠身，这是巴基斯坦反对阵营人士常遭遇的情况，他已经发起反抗军方的运动。</text:p>
      <text:p text:style-name="P4">
巴基斯坦至迟须于10月举行下届大选，70岁的伊姆兰汗指控目前摇摇欲坠的联合政府想和高层将领勾结排挤他参选。</text:p>
      <text:p text:style-name="P4">
他还提出爆炸性的指控，声称他们策动去年11月行刺他的行动。当时他在鼓吹提早举行大选时遭开枪击中腿部。</text:p>
      <text:p text:style-name="P4">
Source: <text:a xlink:type="simple" xlink:href="https://www.rfi.fr/cn/%E5%9B%BD%E9%99%85%E6%8A%A5%E9%81%93/20230512-%E5%B7%B4%E5%9F%BA%E6%96%AF%E5%9D%A6%E5%89%8D%E6%80%BB%E7%90%86%E4%BC%8A%E5%A7%86%E5%85%B0%E6%B1%97%E8%8E%B7%E5%87%86%E4%BF%9D%E9%87%8A" text:style-name="Internet_20_link" text:visited-style-name="Visited_20_Internet_20_Link">
https://www.rfi.fr/cn/%E5%9B%BD%E9%99%85%E6%8A%A5%E9%81%93/20230512-%E5%B7%B4%E5%9F%BA%E6%96%AF%E5%9D%A6%E5%89%8D%E6%80%BB%E7%90%86%E4%BC%8A%E5%A7%86%E5%85%B0%E6%B1%97%E8%8E%B7%E5%87%86%E4%BF%9D%E9%87%8A</text:a>
</text:p>
      <!--NEWS-->
      <text:h text:style-name="P10" text:outline-level="1">
<text:span text:style-name="T4">
开豪车领救济　中国为何不愿成为“发达国家”？</text:span>
</text:h>
      <text:p text:style-name="P4">
Author: None</text:p>
      <text:p text:style-name="P4">
Publisher: Radio Free Asia (Organization)</text:p>
      <text:p text:style-name="P4">
Published Time: 2023-05-12T14:00:00-04:00</text:p>
      <text:p text:style-name="P4">
Modified Time: 2023-05-12T15:07:59-04:00</text:p>
      <text:p text:style-name="P4">
Description: None</text:p>
      <text:p text:style-name="P4">
Videos: []</text:p>
      <text:p text:style-name="P4">
Audios: ["<text:a xlink:type="simple" xlink:href="https://www.rfa.org/mandarin/yataibaodao/junshiwaijiao/jw-05122023094956.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87" text:anchor-type="as-char" svg:width="6.9236in" svg:height="4.612011in" draw:z-index="0">
<draw:image xlink:href="../Images/rfamandarin/2023-05-12T14-00-00-04-00/000000.png" xlink:type="simple" xlink:show="embed" xlink:actuate="onLoad" draw:mime-type="image/png"/>
</draw:frame>
 上海陆家嘴金融区 <text:a xlink:type="simple" xlink:href="https://www.rfa.org/mandarin/yataibaodao/junshiwaijiao/jw-05122023094956.html/@@images/image" text:style-name="Internet_20_link" text:visited-style-name="Visited_20_Internet_20_Link">
</text:a>
路透社图片  <text:a xlink:type="simple" xlink:href="https://www.rfa.org/mandarin/yataibaodao/junshiwaijiao/jw-05122023094956.html/@@stream" text:style-name="Internet_20_link" text:visited-style-name="Visited_20_Internet_20_Link">
</text:a>
</text:p>
      <text:p text:style-name="P4">
中国外交部发言人汪文斌本周五公开表示，“美国想要给中国送一顶‘发达国家’的帽子，对不起，这顶帽子，中国戴不了”。这究竟是怎么回事？中国为何不愿成为“发达国家”？</text:p>
      <ul>
        <li>
<text:span text:style-name="T4">
<text:a xlink:type="simple" xlink:href="https://www.rfa.org/mandarin/yataibaodao/junshiwaijiao/jw-03312023125839.html" text:style-name="Internet_20_link" text:visited-style-name="Visited_20_Internet_20_Link">
 </text:a>
 </text:span>
  * <text:a xlink:type="simple" xlink:href="https://www.rfa.org/mandarin/Xinwen/5-03282023114327.html" text:style-name="Internet_20_link" text:visited-style-name="Visited_20_Internet_20_Link">
 <text:span text:style-name="T4">
“中国不是发展中国家” 美众议院无异议通过法案</text:span>
 </text:a>
</li>
      </ul>
      <text:p text:style-name="P4">
近期，美国立法机构一系列旨在取消中国在国际上享有的“发展中国家”优惠待遇的举动，引起中方强烈不满。中国外交部发言人汪文斌在12日的例行记者会上喊话美国，送给中国“发达国家”的帽子，中国戴不了。他并且指责美国通过否定发展中国家地位遏制中国发展空间，挑拨中国与发展中国家友好关系。</text:p>
      <text:p text:style-name="P4">
汪文斌说：“中国同广大亚非拉发展中国家在争取民族解放运动中并肩战斗……，双方早已成为休戚与共的命运共同体。”他还强调说，中国不会加入西方的“富人俱乐部”，“正如习近平主席指出的，中国永远是发展中国家大家庭的一员。”</text:p>
      <text:p text:style-name="P4">
<draw:frame draw:style-name="fr1" draw:name="Image88" text:anchor-type="as-char" svg:width="6.9236in" svg:height="3.896277in" draw:z-index="0">
<draw:image xlink:href="../Images/rfamandarin/2023-05-12T14-00-00-04-00/000001.png" xlink:type="simple" xlink:show="embed" xlink:actuate="onLoad" draw:mime-type="image/png"/>
</draw:frame>
2023年5月12日，中国外交部发言人汪文斌在记者会上。（路透社视频截图）  <text:a xlink:type="simple" xlink:href="https://www.rfa.org/mandarin/yataibaodao/junshiwaijiao/jw-05122023094956.html/capture.jpg" text:style-name="Internet_20_link" text:visited-style-name="Visited_20_Internet_20_Link">
</text:a>
</text:p>
      <text:p text:style-name="P4">
海外政论刊物《北京之春》荣誉主编胡平认为，习近平强调中国“永远”是发展中国家的论调十分荒谬：“一方面，（习近平）大力夸耀中国经济取得了多么伟大的进展，说中国富起来了、强起来了，中国模式如何如何；但谈到中国发展中国家地位又矢口否认（经济发展），这本身就很滑稽。”</text:p>
      <text:p text:style-name="P4">
他说，中国的发展中国家地位是以客观指标决定的，而不取决于中国自身的政策：“中国要不要发展经济？要不要提高人均GDP？如果中国要成为富裕国家，那怎么会‘永远’是发展中国家？”</text:p>
      <text:p text:style-name="P4">
早在2021年，习近平就宣布中国“脱贫攻坚战”取得全面胜利，完成了消除绝对贫困的艰巨任务。而中国作为世界第二大经济体，其2022年的国内生产总值（GDP）也突破121万亿元人民币。</text:p>
      <text:p text:style-name="P4">
但汪文斌辩解称，虽然中国经济体量大，但人均GDP是发达经济体的1/5，仅相当于美国的1/6，还属于发展中国家行列。</text:p>
      <text:p text:style-name="P4">
本台此前报道，今年3月底，美国联邦众议院通过了《中国不是发展中国家法案》（PRC is Not A Developing CountryAct），旨在剥夺中国的发展中国家地位。这部法案要求美国国务院向国际组织施加影响，将中国归入发达国家行列，以确保中国不能在国际上以发展中国家名义享受优惠待遇。此外，美国国会的最新决议案还提出，反对中国在世贸组织中享有发展中国家地位。</text:p>
      <text:p text:style-name="P4">
<draw:frame draw:style-name="fr1" draw:name="Image89" text:anchor-type="as-char" svg:width="6.9236in" svg:height="3.631176in" draw:z-index="0">
<draw:image xlink:href="../Images/rfamandarin/2023-05-12T14-00-00-04-00/000002.png" xlink:type="simple" xlink:show="embed" xlink:actuate="onLoad" draw:mime-type="image/png"/>
</draw:frame>
2023年3与27日，美国国会众议院以零票反对、415票赞成的票数通过法案，不再把中国归为发展中国家。（众议院官网视频截屏）  <text:a xlink:type="simple" xlink:href="https://www.rfa.org/mandarin/yataibaodao/junshiwaijiao/jw-05122023094956.html/image.jpg" text:style-name="Internet_20_link" text:visited-style-name="Visited_20_Internet_20_Link">
</text:a>
</text:p>
      <text:p text:style-name="P4">
美国民间机构“信息与战略研究所”经济学者李恒青在接受本台采访时表示，中国以发展中国家为名享受了几十年的国际福利，包括经济援助、优惠政策倾斜，这种状况挤压了真正发展中国家所应获取的资源。</text:p>
      <text:p text:style-name="P4">
“美国之所以要重新定义中国为发达国家，是因为人均GDP，至少是中国自己吹的人均GDP已经那么高了。”他说，“发展中国家在国际上承担的义务少，得到的支持或补贴、政策性的倾斜，这些好处多。这也是为什么，中国已经这么有钱了还从联合国或其他基金拿到很多资金支持。”</text:p>
      <text:p text:style-name="P4">
李恒青分析说，得益于本世纪初美国对中国的扶持，世贸组织才向中国打开欢迎的大门。但中国不仅在国际组织中攫取好处，还以永久最惠国待遇地位占美国便宜，享受包括关税减免等特殊待遇，却无法做到像早前承诺的那样改进自身人权状况，自然引发美国不满。</text:p>
      <text:p text:style-name="P4">
李恒青认为，一旦中国失去发展中国家享有的一切优惠待遇，将会对中国的外贸产生消极影响，从而拖累经济复苏。</text:p>
      <text:p text:style-name="P4">
记者：经纬 责编：何平 网编：瑞哲</text:p>
      <text:p text:style-name="P4">
Source: <text:a xlink:type="simple" xlink:href="https://www.rfa.org/mandarin/yataibaodao/junshiwaijiao/jw-05122023094956.html" text:style-name="Internet_20_link" text:visited-style-name="Visited_20_Internet_20_Link">
https://www.rfa.org/mandarin/yataibaodao/junshiwaijiao/jw-05122023094956.html</text:a>
</text:p>
      <!--NEWS-->
      <text:h text:style-name="P10" text:outline-level="1">
<text:span text:style-name="T4">
G7财长讨论减少供应链对中国的依赖</text:span>
</text:h>
      <text:p text:style-name="P4">
Author: None</text:p>
      <text:p text:style-name="P4">
Publisher: Radio Free Asia (Organization)</text:p>
      <text:p text:style-name="P4">
Published Time: 2023-05-12T14:17:00-04:00</text:p>
      <text:p text:style-name="P4">
Modified Time: 2023-05-12T14:26:0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0" text:anchor-type="as-char" svg:width="6.9236in" svg:height="4.612011in" draw:z-index="0">
<draw:image xlink:href="../Images/rfamandarin/2023-05-12T14-17-00-04-00/000000.png" xlink:type="simple" xlink:show="embed" xlink:actuate="onLoad" draw:mime-type="image/png"/>
</draw:frame>
 七国集团（G7）的财长与央行行长12日在日本新泻合照<text:a xlink:type="simple" xlink:href="https://www.rfa.org/mandarin/Xinwen/5-05122023141242.html/@@images/image" text:style-name="Internet_20_link" text:visited-style-name="Visited_20_Internet_20_Link">
 </text:a>
美联社图片</text:p>
      <text:p text:style-name="P4">
七国集团（G7）财长会议日前在日本新泻召开，路透社报道德国财政部长林德纳（ChristianLindner）周五表示，七国集团财长讨论了通过减少对中国的过度依赖，来提高全球供应链弹性的必要性。</text:p>
      <text:p text:style-name="P4">
林德纳在新闻发布会上说，德国等国家希望减少对中国的依赖，并表示“在这方面，新兴国家和低收入国家开始发挥作用。”</text:p>
      <text:p text:style-name="P4">
美国财政部长耶伦（JanetYellen）在5月11日也表示，七国集团成员对中国以“经济胁迫”方式对待别国的做法感到关切，并在考虑如何对此进行反制。她在一场记者会上说，美国考虑就美国对中国的投资实施进一步、更具目标性的限制，并且与七国集团盟友持续就此进行磋商。</text:p>
      <text:p text:style-name="P4">
在此之前，德国政府表示，原定5月10日在北京举行的中德财长会议，被中方以日程安排为由临时推迟。</text:p>
      <text:p text:style-name="P4">
责编：陈品洁</text:p>
      <text:p text:style-name="P4">
Source: <text:a xlink:type="simple" xlink:href="https://www.rfa.org/mandarin/Xinwen/5-05122023141242.html" text:style-name="Internet_20_link" text:visited-style-name="Visited_20_Internet_20_Link">
https://www.rfa.org/mandarin/Xinwen/5-05122023141242.html</text:a>
</text:p>
      <!--NEWS-->
      <text:h text:style-name="P10" text:outline-level="1">
<text:span text:style-name="T4">
中国恒大：收到法院执行通知书 许家印成被执行人</text:span>
</text:h>
      <text:p text:style-name="P4">
Author: None</text:p>
      <text:p text:style-name="P4">
Publisher: Radio Free Asia (Organization)</text:p>
      <text:p text:style-name="P4">
Published Time: 2023-05-12T14:22:23-04:00</text:p>
      <text:p text:style-name="P4">
Modified Time: 2023-05-12T14:22:2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1" text:anchor-type="as-char" svg:width="6.9236in" svg:height="3.88615in" draw:z-index="0">
<draw:image xlink:href="../Images/rfamandarin/2023-05-12T14-22-23-04-00/000000.png" xlink:type="simple" xlink:show="embed" xlink:actuate="onLoad" draw:mime-type="image/png"/>
</draw:frame>
 2017 年 6 月 5日，恒大集团董事局主席许家印一行在湖北省武汉市参加 法新社资料图片</text:p>
      <text:p text:style-name="P4">
仲裁申请人要求中国恒大、中国恒大附属公司广州凯隆置业有限公司，以及中国恒大控股股东、执行董事许家印作为被执行人，履行增资协议下的回购承诺及支付尚欠分红、违约金及收益。</text:p>
      <text:p text:style-name="P4">
根据公告，有关仲裁涉及仲裁申请人在2016年12月及2020年11月期间，向恒大地产增资50亿元人民币以取得恒大地产约1.6%股权。恒大地产最终终止对深圳经济特区房地产的重组计划。</text:p>
      <text:p text:style-name="P4">
根据该执行通知，被执行的事项为包括广州凯隆、许家印支付恒大地产2020年度分红的差额补足款约人民币2.04亿元，并承担违约金约人民币5,153万元；许家印、公司以人民币50亿元回购仲裁申请人持有的恒大地产股权；公司支付仲裁申请人持有恒大地产自2021年2月1日起计至完成回购的补偿约人民币7.7亿元；及公司、广州凯隆、许家印支付约人民币3553万元的律师费、仲裁费及执行费。</text:p>
      <text:p text:style-name="P4">
责编：陈品洁</text:p>
      <text:p text:style-name="P4">
Source: <text:a xlink:type="simple" xlink:href="https://www.rfa.org/mandarin/Xinwen/6-05122023141903.html" text:style-name="Internet_20_link" text:visited-style-name="Visited_20_Internet_20_Link">
https://www.rfa.org/mandarin/Xinwen/6-05122023141903.html</text:a>
</text:p>
      <!--NEWS-->
      <text:h text:style-name="P10" text:outline-level="1">
<text:span text:style-name="T4">
降薪招致抗议、中央抓就业——中国经济的艰难日子来了？</text:span>
</text:h>
      <text:p text:style-name="P4">
Author: None (Language: zh)</text:p>
      <text:p text:style-name="P4">
Publisher: None</text:p>
      <text:p text:style-name="P4">
Time: 2023-05-12T14:24:00Z</text:p>
      <text:p text:style-name="P4">
Description: 一则有关上海浦发银行门前出现抗议人群“讨薪”的消息在中国社交媒体引起热议，人们关注到国有银行员工也受到前所未有的冲击。在经济景气不振的情况下，中国的就业市场，特别是青年就业形势不容乐观。</text:p>
      <text:p text:style-name="P4">
Videos: []</text:p>
      <text:p text:style-name="P4">
Images: ["<text:a xlink:type="simple" xlink:href="https://static.dw.com/image/65606735_303.jpg" text:style-name="Internet_20_link" text:visited-style-name="Visited_20_Internet_20_Link">
65606735_303.jpg</text:a>
", "<text:a xlink:type="simple" xlink:href="https://static.dw.com/image/63550377_401.jpeg" text:style-name="Internet_20_link" text:visited-style-name="Visited_20_Internet_20_Link">
63550377_401....</text:a>
", "<text:a xlink:type="simple" xlink:href="https://static.dw.com/image/63515842_401.jpg" text:style-name="Internet_20_link" text:visited-style-name="Visited_20_Internet_20_Link">
63515842_401.jpg</text:a>
"]</text:p>
      <text:p text:style-name="P4">
Subject: 经济纵横</text:p>
      <text:p text:style-name="P4">
Subjects: ['失业', '专题报道：中国经济何处去？']</text:p>
      <text:p text:style-name="P4">
Keywords: ['浦发银行', '中国经济', '减薪', '抗议', '就业', '失业', '高校毕业生']</text:p>
      <text:p text:style-name="P4">
ID: 65606559</text:p>
      <!--METADATA-->
      <text:p text:style-name="P4">
<text:a xlink:type="simple" xlink:href="https://www.dw.com/zh/overlay/image/article/65606559/65606735" text:style-name="Internet_20_link" text:visited-style-name="Visited_20_Internet_20_Link">
 <draw:frame draw:style-name="fr1" draw:name="Image92" text:anchor-type="as-char" svg:width="6.9236in" svg:height="3.896998in" draw:z-index="0">
<draw:image xlink:href="../Images/dwzh/2023-05-12T14-24-00Z/65606735_303.jpg" xlink:type="simple" xlink:show="embed" xlink:actuate="onLoad" draw:mime-type="image/jpeg"/>
</draw:frame>
</text:a>
</text:p>
      <text:p text:style-name="P4">
浦发银行对网传“群体事件”的解释是，这是“两起独立事件”</text:p>
      <text:p text:style-name="P4">
（德国之声中文网）据多家中国媒体报道，5月11日在位于上海陆家嘴金融区的浦发银行上海分行外发生"群体聚集事件"。网络上流传的现场图片被有人指为"集体讨薪"。</text:p>
      <text:p text:style-name="P4">
图片显示，浦发银行门前的台阶上，有数十人或坐或站，他们胸前佩戴员工牌，戴着口罩。在他们身后有穿保安制服的人守在银行门口。</text:p>
      <text:p text:style-name="P4">
浦发银行随后对媒体回应称，图片所显示的情况为该行一业务外包公司与所属员工之间存在劳动纠纷所致，目前该外包公司正与员工沟通解决。此外声明还称，网传浦发银行子公司一员工被"降薪"诱发集体事件，与上述纠纷为"两起独立事件"。员工薪酬下调"是因其本人业绩考核不佳所致，经沟通，目前该员工已对上述调整表示理解"。</text:p>
      <text:p text:style-name="P4">
这里提到的子公司是浦发银行的理财子公司浦银理财。社交媒体的截图显示，有员工月薪从2万多降到6260元，相当于打了三折。网上流传的减薪通知显示，普通员工减薪50%，主管级以上减薪40%。据称这一大幅降薪引发员工抗议。</text:p>
      <text:p text:style-name="P4">
<draw:frame draw:style-name="fr1" draw:name="Image93" text:anchor-type="as-char" svg:width="6.9236in" svg:height="3.896998in" draw:z-index="0">
<draw:image xlink:href="../Images/dwzh/2023-05-12T14-24-00Z/63550377_401.jpeg" xlink:type="simple" xlink:show="embed" xlink:actuate="onLoad" draw:mime-type="image/jpeg"/>
</draw:frame>
</text:p>
      <text:p text:style-name="P4">
中国银行业员工的收入优于其他行业</text:p>
      <text:h text:style-name="P12" text:outline-level="3">
<text:span text:style-name="T4">
国企、机关都难逃</text:span>
</text:h>
      <text:p text:style-name="P4">
据新浪财经报道，拥有8.8万亿总资产的浦发银行，近年来业绩显现疲态，多项盈利指标下滑，净利润连续三年下降，去年员工平均薪酬也有所下降。浦发银行解释称，国际地缘政治冲突等因素对全球经济产生影响，全球经济复苏仍存在一定不确定性，国内银行业务发展面临挑战。</text:p>
      <text:p text:style-name="P4">
浦发银行面临的"挑战"并非个别现象，而是金融行业困境的一个缩影。有网友表示，银行的收入已经高于大多数行业，而且工作岗位相对稳定。国企尚且如此，疫情以来备受冲击的市场经济的窘境可想而知。</text:p>
      <text:p text:style-name="P4">
降薪也并不仅限于企业单位。由于 <text:a xlink:type="simple" xlink:href="https://www.dw.com/zh/zh/德语媒体中国地方政府陷入债务危机/a-63331534" text:style-name="Internet_20_link" text:visited-style-name="Visited_20_Internet_20_Link">
 </text:a>
收入下滑，自去年以来，中国各地政府机构以及公共服务事业单位公务员减薪的消息不断传出。例如2022年6月的报道显示，上海、广东、江苏、浙江等沿海经济发达省市的公务员都已被减薪。</text:p>
      <text:h text:style-name="P12" text:outline-level="3">
<text:span text:style-name="T4">
北京要"抓紧稳就业"</text:span>
</text:h>
      <text:p text:style-name="P4">
尽管收入减少，公务员毕竟不必担心失业。而中国目前的很多 <text:a xlink:type="simple" xlink:href="https://www.dw.com/zh/zh/中国大学生找工作到底有多卷/a-65425013" text:style-name="Internet_20_link" text:visited-style-name="Visited_20_Internet_20_Link">
</text:a>
的暗淡前景。今年4月公布的数据显示，3月份中国16到24岁青年失业率仍高达19.6%。这也成为让北京头痛的一大难题。</text:p>
      <text:p text:style-name="P4">
<draw:frame draw:style-name="fr1" draw:name="Image94" text:anchor-type="as-char" svg:width="6.9236in" svg:height="3.896998in" draw:z-index="0">
<draw:image xlink:href="../Images/dwzh/2023-05-12T14-24-00Z/63515842_401.jpg" xlink:type="simple" xlink:show="embed" xlink:actuate="onLoad" draw:mime-type="image/jpeg"/>
</draw:frame>
</text:p>
      <text:p text:style-name="P4">
中国应届大学毕业生找工作难度加大</text:p>
      <text:p text:style-name="P4">
5月11日，国务院副总理丁薛祥在"全国高校毕业生等青年就业创业工作"电视电话会议上讲话强调，要"全面落实就业优先政策，有关稳就业政策措施要抓紧实施"。丁薛祥表示，要大力开拓市场化就业渠道，一揽子兑现社会保险补贴、吸纳就业补贴、职业培训补贴等政策，激发企业用人积极性。</text:p>
      <text:p text:style-name="P4">
他还称，要"稳住各级各类事业单位招聘规模，确保央企国企接收高校毕业生人数不低于去年"，同时实施好基层就业项目，稳定扩大"特岗计划"、"三支一扶"、"西部计划"等招募规模，落实各类优惠政策。引导高校毕业生到城乡社区就业。</text:p>
      <text:p text:style-name="P4">
（综合报道）</text:p>
      <text:p text:style-name="P4">
Source: <text:a xlink:type="simple" xlink:href="https://www.dw.com/zh/降薪招致抗议、中央抓就业-中国经济的艰难日子来了？/a-65606559" text:style-name="Internet_20_link" text:visited-style-name="Visited_20_Internet_20_Link">
https://www.dw.com/zh/降薪招致抗议、中央抓就业-中国经济的艰难日子来了？/a-65606559?maca=chi-rss-chi-all-1127-rdf</text:a>
</text:p>
      <!--NEWS-->
      <text:h text:style-name="P10" text:outline-level="1">
<text:span text:style-name="T4">
湖北访民二审维持原判　秘密宣判、无律师出庭</text:span>
</text:h>
      <text:p text:style-name="P4">
Author: None</text:p>
      <text:p text:style-name="P4">
Publisher: Radio Free Asia (Organization)</text:p>
      <text:p text:style-name="P4">
Published Time: 2023-05-12T14:24:50-04:00</text:p>
      <text:p text:style-name="P4">
Modified Time: 2023-05-12T14:24:5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5" text:anchor-type="as-char" svg:width="6.9236in" svg:height="5.628217in" draw:z-index="0">
<draw:image xlink:href="../Images/rfamandarin/2023-05-12T14-24-50-04-00/000000.png" xlink:type="simple" xlink:show="embed" xlink:actuate="onLoad" draw:mime-type="image/png"/>
</draw:frame>
 湖北强拆户帅仁兵 维权网</text:p>
      <text:p text:style-name="P4">
根据中国民间权益组织“民生观察”5月12日的消息，湖北访民帅仁兵被依“寻衅滋事”罪判刑一案，二审在2023年3月29日宣布维持原判，驳回上诉。</text:p>
      <text:p text:style-name="P4">
“民生观察”指二审不开庭秘密进行宣判，且没有被告辩护律师出席，剥夺了在押人员的正当辩护权，此宣判存在严重违反公平公正公开的原则。</text:p>
      <text:p text:style-name="P4">
本台此前报道，帅仁兵是中国湖北省潜江市高石碑镇长市村人，曾因暴力强拆而上访维权，早年曾被潜江市法院以寻衅滋事罪判处有期徒刑3年。2022年4月初帅仁兵在北京遭到截访送回潜江市，而后被刑事拘留、指定居所监视居住，最终被以寻衅滋事罪起诉判刑3年6个月。</text:p>
      <text:p text:style-name="P4">
责编：陈品洁</text:p>
      <text:p text:style-name="P4">
Source: <text:a xlink:type="simple" xlink:href="https://www.rfa.org/mandarin/Xinwen/7-05122023142359.html" text:style-name="Internet_20_link" text:visited-style-name="Visited_20_Internet_20_Link">
https://www.rfa.org/mandarin/Xinwen/7-05122023142359.html</text:a>
</text:p>
      <!--NEWS-->
      <text:h text:style-name="P10" text:outline-level="1">
<text:span text:style-name="T4">
俄乌战况：基辅称乌军继续在巴赫穆特推进</text:span>
</text:h>
      <text:p text:style-name="P4">
Author: None (Language: zh)</text:p>
      <text:p text:style-name="P4">
Publisher: None</text:p>
      <text:p text:style-name="P4">
Time: 2023-05-12T14:26:00Z</text:p>
      <text:p text:style-name="P4">
Description: 乌克兰国防部表示，乌军在巴赫穆特又向前成功推进了两公里。而俄罗斯方面则对此予以否认，宣称前线走向没有发生任何实质性的变化。</text:p>
      <text:p text:style-name="P4">
Videos: []</text:p>
      <text:p text:style-name="P4">
Images: ["<text:a xlink:type="simple" xlink:href="https://static.dw.com/image/65575995_303.jpg" text:style-name="Internet_20_link" text:visited-style-name="Visited_20_Internet_20_Link">
65575995_303.jpg</text:a>
", "<text:a xlink:type="simple" xlink:href="https://static.dw.com/image/65599662_401.jpg" text:style-name="Internet_20_link" text:visited-style-name="Visited_20_Internet_20_Link">
65599662_401.jpg</text:a>
", "<text:a xlink:type="simple" xlink:href="https://static.dw.com/image/65553567_401.jpg" text:style-name="Internet_20_link" text:visited-style-name="Visited_20_Internet_20_Link">
65553567_401.jpg</text:a>
"]</text:p>
      <text:p text:style-name="P4">
Subject: 新闻广角</text:p>
      <text:p text:style-name="P4">
Subjects: ['德中关系', '岛屿主权争端', '专题报道：全景观看“习马会”', '中国', '中共十九大', '俄罗斯入侵乌克兰']</text:p>
      <text:p text:style-name="P4">
Keywords: ['俄乌战争', '西方对俄制裁', '巴赫穆特', '中国', '林德纳', '耶伦']</text:p>
      <text:p text:style-name="P4">
ID: 65606836</text:p>
      <!--METADATA-->
      <text:p text:style-name="P4">
<text:a xlink:type="simple" xlink:href="https://www.dw.com/zh/overlay/image/article/65606836/65575995" text:style-name="Internet_20_link" text:visited-style-name="Visited_20_Internet_20_Link">
 <draw:frame draw:style-name="fr1" draw:name="Image96" text:anchor-type="as-char" svg:width="6.9236in" svg:height="3.896998in" draw:z-index="0">
<draw:image xlink:href="../Images/dwzh/2023-05-12T14-26-00Z/65575995_303.jpg" xlink:type="simple" xlink:show="embed" xlink:actuate="onLoad" draw:mime-type="image/jpeg"/>
</draw:frame>
</text:a>
</text:p>
      <text:p text:style-name="P4">
（德国之声中文网）乌克兰国防部周五表示，乌军在巴赫穆特前线发动的攻势取得了重大进展。俄乌双方军队围绕巴赫穆特的激战已经持续了数月之久。乌克兰国防部副部长马尔亚尔（GannaMalyar）在社交媒体上发布的一份声明中称："本周，我军在巴赫穆特没有失去任何一个阵地，而敌军则蒙受了巨大损失，我们的部队在巴赫穆特附近向前推进了两公里。"<text:a xlink:type="simple" xlink:href="https://www.dw.com/zh/zh/俄乌战况巴赫穆特决战在即/a-65550358" text:style-name="Internet_20_link" text:visited-style-name="Visited_20_Internet_20_Link">
 </text:a>
</text:p>
      <text:p text:style-name="P4">
不过，俄罗斯方面则表示，乌军在巴赫穆特没有取得任何进展，并表示所谓俄军在巴赫穆特蒙受损失之说"完全不符合事实"。</text:p>
      <text:p text:style-name="P4">
巴赫穆特在战前曾拥有大约七万人口，过去几个月当中俄军对该城发动了猛烈的攻势，并控制了该市大约80%的面积。</text:p>
      <text:h text:style-name="P12" text:outline-level="3">
<text:span text:style-name="T4">
民调：多数德国人希望俄乌开展谈判结束战争</text:span>
</text:h>
      <text:p text:style-name="P4">
最新的一项民调显示，大多数德国人希望乌克兰同俄罗斯开展谈判，以结束这场俄罗斯发起的历时已十五个月的战争。德新社授权民调机构YouGov发起的问卷调查中，当被问及"您认为乌克兰现在是否应同俄罗斯开展谈判已结束战争？"时，55%的受访者认为乌克兰应当同俄罗斯开展谈判，而28%的受访者认为不应同俄罗斯谈判。</text:p>
      <text:p text:style-name="P4">
54%的受访者还表示，不应当接受乌克兰加入北约。</text:p>
      <text:p text:style-name="P4">
乌克兰总统泽连斯基可能将出席今年七月在立陶宛举行的北约峰会，他期望届时动员各国领导人接受乌克兰加入北约。</text:p>
      <text:p text:style-name="P4">
<draw:frame draw:style-name="fr1" draw:name="Image97" text:anchor-type="as-char" svg:width="6.9236in" svg:height="3.896998in" draw:z-index="0">
<draw:image xlink:href="../Images/dwzh/2023-05-12T14-26-00Z/65599662_401.jpg" xlink:type="simple" xlink:show="embed" xlink:actuate="onLoad" draw:mime-type="image/jpeg"/>
</draw:frame>
</text:p>
      <text:p text:style-name="P4">
德美财长就打击逃避制裁行为开展合作。</text:p>
      <text:h text:style-name="P12" text:outline-level="3">
<text:span text:style-name="T4">
德美财长就躲避制裁问题商讨对策</text:span>
</text:h>
      <text:p text:style-name="P4">
西方七国财长会议期间，德国财政部长林德纳和美国财政部长耶伦举行了双边会谈。两位政治家均强调，在打击莫斯科规避西方对俄制裁方面，德美两国开展合作实属必要。美国财政部在一份声明中称："耶伦财长对德国在协调对俄制裁方面付出的努力表示赞赏，并讨论了双方共同努力打击俄罗斯逃避制裁行为的重要性。</text:p>
      <text:p text:style-name="P4">
美国及其盟友对乌克兰提供了大量经济、军事以及人道主义援助，同时也利用制裁和出口管制迫使俄罗斯为此侵略行为付出经济代价。</text:p>
      <text:h text:style-name="P12" text:outline-level="3">
<text:span text:style-name="T4">
中国特使将访问乌克兰</text:span>
</text:h>
      <text:p text:style-name="P4">
北京方面称，中国将派遣特使前往乌克兰、俄罗斯及其他欧洲国家，讨论俄乌战争的"政治解决方案"。</text:p>
      <text:p text:style-name="P4">
中国外交部发言人汪文斌在例行新闻发布会上表示:中国特使李辉，将在5月15日启程， <text:a xlink:type="simple" xlink:href="https://www.dw.com/zh/zh/中国特别代表李辉下周访问乌克兰等国/a-65604536" text:style-name="Internet_20_link" text:visited-style-name="Visited_20_Internet_20_Link">
</text:a>
 ，讨论乌克兰危机的政治解决方案。</text:p>
      <text:p text:style-name="P4">
<draw:frame draw:style-name="fr1" draw:name="Image98" text:anchor-type="as-char" svg:width="6.9236in" svg:height="3.896998in" draw:z-index="0">
<draw:image xlink:href="../Images/dwzh/2023-05-12T14-26-00Z/65553567_401.jpg" xlink:type="simple" xlink:show="embed" xlink:actuate="onLoad" draw:mime-type="image/jpeg"/>
</draw:frame>
</text:p>
      <text:p text:style-name="P4">
中国特使李辉下周将出访乌克兰</text:p>
      <text:p text:style-name="P4">
中国宣称，中国的中立立场使该国有能力在俄乌冲突起到调停作用。但西方国家普遍认为，中国此前提出的12点和平建议措辞过于模糊，并没有为结束战争提供具体方案，也从未对俄罗斯的侵略行为进行谴责。</text:p>
      <text:p text:style-name="P4">
（德新社，路透社，法新社）</text:p>
      <text:p text:style-name="P4">
Source: <text:a xlink:type="simple" xlink:href="https://www.dw.com/zh/俄乌战况：基辅称乌军继续在巴赫穆特推进/a-65606836" text:style-name="Internet_20_link" text:visited-style-name="Visited_20_Internet_20_Link">
https://www.dw.com/zh/俄乌战况：基辅称乌军继续在巴赫穆特推进/a-65606836?maca=chi-rss-chi-all-1127-rdf</text:a>
</text:p>
      <!--NEWS-->
      <text:h text:style-name="P10" text:outline-level="1">
<text:span text:style-name="T4">
约翰·塞巴斯蒂安·巴赫：E大调随想曲</text:span>
</text:h>
      <text:p text:style-name="P4">
Author: None (Language: zh)</text:p>
      <text:p text:style-name="P4">
Publisher: None</text:p>
      <text:p text:style-name="P4">
Time: 2023-05-12T14:30:00Z</text:p>
      <text:p text:style-name="P4">
Description: E大调随想曲是约翰·塞巴斯蒂安·巴赫献给比他年长14岁的哥哥约翰·克里斯托夫的一首曲子。请听约翰内斯·朗的管风琴演奏。</text:p>
      <text:p text:style-name="P4">
Videos: []</text:p>
      <text:p text:style-name="P4">
Images: ["<text:a xlink:type="simple" xlink:href="https://static.dw.com/image/62088055_301.jpg" text:style-name="Internet_20_link" text:visited-style-name="Visited_20_Internet_20_Link">
62088055_301.jpg</text:a>
", "<text:a xlink:type="simple" xlink:href="https://static.dw.com/image/4555299_301.jpg" text:style-name="Internet_20_link" text:visited-style-name="Visited_20_Internet_20_Link">
4555299_301.jpg</text:a>
", "<text:a xlink:type="simple" xlink:href="https://static.dw.com/image/56844347_301.jpg" text:style-name="Internet_20_link" text:visited-style-name="Visited_20_Internet_20_Link">
56844347_301.jpg</text:a>
"]</text:p>
      <text:p text:style-name="P4">
Subject: 文化经纬</text:p>
      <text:p text:style-name="P4">
Subjects: ['贝多芬音乐节', '古典音乐风']</text:p>
      <text:p text:style-name="P4">
Keywords: ['音乐', '古典音乐', '巴赫']</text:p>
      <text:p text:style-name="P4">
ID: 65607008</text:p>
      <!--METADATA-->
      <h5>
文化经纬</h5>
      <text:h text:style-name="P12" text:outline-level="3">
<text:span text:style-name="T4">
约翰·塞巴斯蒂安·巴赫：E大调随想曲</text:span>
</text:h>
      <text:p text:style-name="P4">
E大调随想曲是约翰·塞巴斯蒂安·巴赫献给比他年长14岁的哥哥约翰·克里斯托夫的一首曲子。请听约翰内斯·朗的管风琴演奏。</text:p>
      <text:p text:style-name="P4">
<text:a xlink:type="simple" xlink:href="https://www.facebook.com/sharer/sharer.php" text:style-name="Internet_20_link" text:visited-style-name="Visited_20_Internet_20_Link">
</text:a>
 <text:a xlink:type="simple" xlink:href="https://twitter.com/intent/tweet" text:style-name="Internet_20_link" text:visited-style-name="Visited_20_Internet_20_Link">
</text:a>
 <text:a xlink:type="simple" xlink:href="mailto:" text:style-name="Internet_20_link" text:visited-style-name="Visited_20_Internet_20_Link">
</text:a>
<text:a xlink:type="simple" xlink:href="https://lineit.line.me/share/ui" text:style-name="Internet_20_link" text:visited-style-name="Visited_20_Internet_20_Link">
</text:a>
 <text:a xlink:type="simple" xlink:href="https://www.facebook.com/dialog/send" text:style-name="Internet_20_link" text:visited-style-name="Visited_20_Internet_20_Link">
</text:a>
 <text:a xlink:type="simple" xlink:href="https://web.whatsapp.com/send" text:style-name="Internet_20_link" text:visited-style-name="Visited_20_Internet_20_Link">
</text:a>
</text:p>
      <text:h text:style-name="P12" text:outline-level="3">
<text:span text:style-name="T4">
约翰·塞巴斯蒂安·巴赫：E大调随想曲</text:span>
</text:h>
      <text:p text:style-name="P4">
在巴赫时代，随想曲(Capriccio)用于键盘乐器，是指一种较为自由的，畅想的赋格表现方式。E大调随想曲是巴赫献给比他年长14岁的哥哥约翰·克里斯托夫的一首曲子。1694年和1695年，他们的父母相继去世，在教堂担任职业管风琴师的约翰·克里斯托夫收留了弟弟，抚养了他五年，并让他继续接受音乐教育。</text:p>
      <text:p text:style-name="P4">
除E大调随想曲外，巴赫还创作了降B大调随想曲为哥哥送行，后者全名为《为送别即将出发旅行的哥哥而作的随想曲》。</text:p>
      <text:p text:style-name="P4">
管风琴演奏家约翰内斯·朗说，“我真的很喜欢演奏这种表达兄弟姐妹关系的音乐，从这首乐曲中可以感受到约翰·塞巴斯蒂安·巴赫对他的家庭有多么热爱。”请听约翰内斯·朗演奏的E大调随想曲。</text:p>
      <text:p text:style-name="P4">
<text:span text:style-name="T4">
欢迎订阅德国之声“古典音乐风”播客，收听更多优秀的古典音乐演出。</text:span>
</text:p>
      <text:p text:style-name="P4">
<text:span text:style-name="T4">
Feed-URL:</text:span>
</text:p>
      <text:p text:style-name="P4">
<text:span text:style-name="T4">
https://rss.dw.com/xml/podcast_chi_klassischemusik</text:span>
</text:p>
      <text:p text:style-name="P4">
<text:span text:style-name="T4">
iTunes:</text:span>
</text:p>
      <text:p text:style-name="P4">
<text:span text:style-name="T4">
https://itunes.apple.com/us/podcast/id1347146553?l=de</text:span>
</text:p>
      <h5>
相关音频视频</h5>
      <text:p text:style-name="P4">
[</text:p>
      <text:h text:style-name="P12" text:outline-level="3">
<text:span text:style-name="T4">
约翰·塞巴斯蒂安·巴赫：E大调随想曲</text:span>
</text:h>
      <text:p text:style-name="P4">
](https://www.dw.com/zh/overlay/media/zh/约翰塞巴斯蒂安巴赫e大调随想曲/65320355/65607008)</text:p>
      <ul>
        <li>
<text:span text:style-name="T4">
日期</text:span>
 12.05.2023   * <text:span text:style-name="T4">
主题</text:span>
 <text:a xlink:type="simple" xlink:href="https://www.dw.com/zh/zh/贝多芬音乐节/t-17464944" text:style-name="Internet_20_link" text:visited-style-name="Visited_20_Internet_20_Link">
 </text:a>
 , <text:a xlink:type="simple" xlink:href="https://www.dw.com/zh/zh/古典音乐风/t-43820400" text:style-name="Internet_20_link" text:visited-style-name="Visited_20_Internet_20_Link">
 </text:a>
  * <text:span text:style-name="T4">
关键词</text:span>
 <text:a xlink:type="simple" xlink:href="https://www.dw.com/zh/search/zh" text:style-name="Internet_20_link" text:visited-style-name="Visited_20_Internet_20_Link">
 </text:a>
 , <text:a xlink:type="simple" xlink:href="https://www.dw.com/zh/search/zh" text:style-name="Internet_20_link" text:visited-style-name="Visited_20_Internet_20_Link">
 </text:a>
 , <text:a xlink:type="simple" xlink:href="https://www.dw.com/zh/search/zh" text:style-name="Internet_20_link" text:visited-style-name="Visited_20_Internet_20_Link">
 </text:a>
  * <text:span text:style-name="T4">
下载</text:span>
 <text:a xlink:type="simple" xlink:href="https://radiodownloaddw-a.akamaihd.net/downloads/Events/dwelle/dira/mp3/chi/7BC16B69_2.mp3" text:style-name="Internet_20_link" text:visited-style-name="Visited_20_Internet_20_Link">
 </text:a>
  * <text:span text:style-name="T4">
反馈</text:span>
 :   * <text:span text:style-name="T4">
打印</text:span>
 <text:a xlink:type="simple" xlink:href="javascript:window.print()" text:style-name="Internet_20_link" text:visited-style-name="Visited_20_Internet_20_Link">
 </text:a>
  * <text:span text:style-name="T4">
固定链接</text:span>
 https://p.dw.com/p/4RHNY</li>
      </ul>
      <h5>
相关内容</h5>
      <text:p text:style-name="P4">
[ <draw:frame draw:style-name="fr1" draw:name="Image99" text:anchor-type="as-char" svg:width="6.9236in" svg:height="3.902393in" draw:z-index="0">
<draw:image xlink:href="../Images/dwzh/2023-05-12T14-30-00Z/62088055_301.jpg" xlink:type="simple" xlink:show="embed" xlink:actuate="onLoad" draw:mime-type="image/jpeg"/>
</draw:frame>
</text:p>
      <text:h text:style-name="P12" text:outline-level="3">
<text:span text:style-name="T4">
约翰·塞巴斯蒂安·巴赫：G小调幻想曲与赋格</text:span>
</text:h>
      <text:p text:style-name="P4">
04.05.2023</text:p>
      <text:p text:style-name="P4">
G小调幻想曲与赋格是巴赫管风琴作品里最为复杂、最引人注目的作品之一，创作于1717—1723年间。请听青年管风琴家约翰内斯·朗的演奏。</text:p>
      <text:p text:style-name="P4">
](https://www.dw.com/zh/zh/约翰塞巴斯蒂安巴赫g小调幻想曲与赋格/a-65510532) [<draw:frame draw:style-name="fr1" draw:name="Image100" text:anchor-type="as-char" svg:width="6.9236in" svg:height="3.902393in" draw:z-index="0">
<draw:image xlink:href="../Images/dwzh/2023-05-12T14-30-00Z/4555299_301.jpg" xlink:type="simple" xlink:show="embed" xlink:actuate="onLoad" draw:mime-type="image/jpeg"/>
</draw:frame>
</text:p>
      <text:h text:style-name="P12" text:outline-level="3">
<text:span text:style-name="T4">
米歇尔·卡米洛：只是开个玩笑”</text:span>
</text:h>
      <text:p text:style-name="P4">
27.04.2023</text:p>
      <text:p text:style-name="P4">
米歇尔·卡米洛（Michel Camilo）爵士乐及古典音乐作曲家，爵士乐坛一颗耀眼的明星。“Justkidding”（“只是开个玩笑”）是一首热情洋溢、风趣诙谐的爵士舞曲</text:p>
      <text:p text:style-name="P4">
](https://www.dw.com/zh/zh/米歇尔卡米洛只是开个玩笑/a-65452878) [<draw:frame draw:style-name="fr1" draw:name="Image101" text:anchor-type="as-char" svg:width="6.9236in" svg:height="3.902393in" draw:z-index="0">
<draw:image xlink:href="../Images/dwzh/2023-05-12T14-30-00Z/56844347_301.jpg" xlink:type="simple" xlink:show="embed" xlink:actuate="onLoad" draw:mime-type="image/jpeg"/>
</draw:frame>
</text:p>
      <text:h text:style-name="P12" text:outline-level="3">
<text:span text:style-name="T4">
皮亚佐拉：自由探戈</text:span>
</text:h>
      <text:p text:style-name="P4">
19.04.2023</text:p>
      <text:p text:style-name="P4">
阿根廷作曲家阿斯托尔 · 皮亚佐拉（Ástor Piazzolla）的《自由探戈》融合了古典乐及爵士乐的风格，请欣赏双钢琴与打击乐器的演绎。</text:p>
      <text:p text:style-name="P4">
](https://www.dw.com/zh/zh/皮亚佐拉自由探戈/a-65370983)</text:p>
      <text:p text:style-name="P4">
Source: <text:a xlink:type="simple" xlink:href="https://www.dw.com/zh/约翰·塞巴斯蒂安·巴赫：e大调随想曲/a-65607008" text:style-name="Internet_20_link" text:visited-style-name="Visited_20_Internet_20_Link">
https://www.dw.com/zh/约翰·塞巴斯蒂安·巴赫：e大调随想曲/a-65607008?maca=chi-rss-chi-all-1127-rdf</text:a>
</text:p>
      <!--NEWS-->
      <text:h text:style-name="P10" text:outline-level="1">
<text:span text:style-name="T4">
中国冻结移英港人退休储蓄   近百英议员联署关切</text:span>
</text:h>
      <text:p text:style-name="P4">
Author: None</text:p>
      <text:p text:style-name="P4">
Publisher: Radio Free Asia (Organization)</text:p>
      <text:p text:style-name="P4">
Published Time: 2023-05-12T14:43:00-04:00</text:p>
      <text:p text:style-name="P4">
Modified Time: 2023-05-12T16:07:17-04:00</text:p>
      <text:p text:style-name="P4">
Description: None</text:p>
      <text:p text:style-name="P4">
Videos: []</text:p>
      <text:p text:style-name="P4">
Audios: ["<text:a xlink:type="simple" xlink:href="https://www.rfa.org/mandarin/yataibaodao/junshiwaijiao/kw2-05122023112014.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02" text:anchor-type="as-char" svg:width="6.9236in" svg:height="4.813019in" draw:z-index="0">
<draw:image xlink:href="../Images/rfamandarin/2023-05-12T14-43-00-04-00/000000.png" xlink:type="simple" xlink:show="embed" xlink:actuate="onLoad" draw:mime-type="image/png"/>
</draw:frame>
2000年12月1日，香港一家银行门口横幅，提醒客户實施強積金制度的期限。 <text:a xlink:type="simple" xlink:href="https://www.rfa.org/mandarin/yataibaodao/junshiwaijiao/kw2-05122023112014.html/@@images/image" text:style-name="Internet_20_link" text:visited-style-name="Visited_20_Internet_20_Link">
</text:a>
法新社资料图片  <text:a xlink:type="simple" xlink:href="https://www.rfa.org/mandarin/yataibaodao/junshiwaijiao/kw2-05122023112014.html/@@stream" text:style-name="Internet_20_link" text:visited-style-name="Visited_20_Internet_20_Link">
</text:a>
</text:p>
      <text:p text:style-name="P4">
英国贸易大臣多米尼克·约翰逊（Dominic Johnson，又译庄敦文）访港之际， 90多名英国跨党派议员和前官员 <text:a xlink:type="simple" xlink:href="https://static1.squarespace.com/static/58ecfa82e3df284d3a13dd41/t/645e0146eb070750e4c81240/1683882311324/Hong+Kong+pension+letter+%283%29.pdf" text:style-name="Internet_20_link" text:visited-style-name="Visited_20_Internet_20_Link">
</text:a>
英国政府，要求针对中国禁止移居英国港人提取退休储蓄金问题采取行动。</text:p>
      <ul>
        <li>
<text:span text:style-name="T4">
<text:a xlink:type="simple" xlink:href="https://www.rfa.org/mandarin/yataibaodao/gangtai/tj-05112023105743.html" text:style-name="Internet_20_link" text:visited-style-name="Visited_20_Internet_20_Link">
 </text:a>
 </text:span>
  * <text:span text:style-name="T4">
<text:a xlink:type="simple" xlink:href="https://www.rfa.org/mandarin/zhuanlan/baodaozheshijian/mrpt-02142023101341.html" text:style-name="Internet_20_link" text:visited-style-name="Visited_20_Internet_20_Link">
 </text:a>
 </text:span>
  * <text:a xlink:type="simple" xlink:href="https://www.rfa.org/mandarin/yataibaodao/gangtai/al-02012023120115.html" text:style-name="Internet_20_link" text:visited-style-name="Visited_20_Internet_20_Link">
 <text:span text:style-name="T4">
BNO签证计划两周年 香港"政治难民"重建家园路漫漫</text:span>
 </text:a>
</li>
      </ul>
      <text:p text:style-name="P4">
英国贸易大臣约翰逊本周一（8日）到访香港，成为自香港国安法实施以来首位到访的英国部长。</text:p>
      <text:p text:style-name="P4">
与此同时，来自英国各政治派别的90多名议员和前政府官员联合致信政府，要求采取行动，解决中国对移居英国的港人采取的报复行动，即这些移英港人无法提取他们在香港的退休储蓄金问题。</text:p>
      <text:p text:style-name="P4">
不过，在约翰逊与香港财经事务及库务局局长许正宇会面后，他的推特贴文中并未提及“强积金”事宜。</text:p>
      <text:p text:style-name="P4">
英国人权组织“香港监察” （Hong Kong Watch）的研究显示，成千上万移居英国的港人被拒绝提取他们在港府“强积金”（即“强制性公积金”，或MPF）计划中持有的超过22亿元英镑的退休储蓄。这是由于中国外交部曾在2021年1月宣布，中国不再承认以英国国民海外护照（BNO）作为身份证明文件。此举直接导致持BNO签证移居英国的港人无法提取他们的“强积金”。</text:p>
      <text:p text:style-name="P4">
目前，大约有15万港人已透过BNO签证移民英国。他们只能在取得英国国籍或65岁以后，才能取回他们的退休储蓄。</text:p>
      <text:p text:style-name="P4">
移居英国的香港前区议员刘珈汶对本台表示，北京当局显然是以此方式打压海外港人：“如果你是用回乡证，并提供内地地址的话，你是可以拿回MPF（强积金）。所以看到（港府）不是在一视同仁，好像是在惩罚要移居去国外的香港人。”</text:p>
      <text:p text:style-name="P4">
这封英国跨党派信件的90多名联署者中，包括英国三个主要政党的多名重要议员和前内阁成员，如前港督彭定康(ChrisPatten)、前英国外相里夫金德(Malcolm Rifkind)、前保守党党魁伊恩·史密斯(Iain DuncanSmith)以及前保守党主席戴维斯(David Davis)等人。收信人则是英国外相詹姆斯·克莱弗利(JamesCleverly)和内政大臣苏拉·布雷弗曼（Suella Braverman）。</text:p>
      <text:p text:style-name="P4">
信中说：“这种惩罚性地拒绝香港人提取他们的储蓄，正在限制许多人在英国开始新生活、繁荣和发展的能力。这也会增加新移民未来需要英国政府提供的财政支持。信中还指出，据估算,总部位于英国的汇丰银行（HSBC) 拒绝港人提取的退休储蓄金额已超过 6 亿英镑。</text:p>
      <text:p text:style-name="P4">
<draw:frame draw:style-name="fr1" draw:name="Image103" text:anchor-type="as-char" svg:width="6.9236in" svg:height="4.61393in" draw:z-index="0">
<draw:image xlink:href="../Images/rfamandarin/2023-05-12T14-43-00-04-00/000001.png" xlink:type="simple" xlink:show="embed" xlink:actuate="onLoad" draw:mime-type="image/png"/>
</draw:frame>
 汇丰银行香港分行（美联社）  <text:a xlink:type="simple" xlink:href="https://www.rfa.org/mandarin/yataibaodao/junshiwaijiao/kw2-05122023112014.html/ap22075328198174.jpg" text:style-name="Internet_20_link" text:visited-style-name="Visited_20_Internet_20_Link">
</text:a>
</text:p>
      <text:p text:style-name="P4">
联署信敦促英国政府，向所有英国金融机构发布一份关于使用BNO作为有效文件的指南，并要求他们正式审查受此变化影响的在英港人数目。联署信还要求“强积金”的英国托管人，立即给持BNO签证的港人提取其退休储蓄的权限。</text:p>
      <text:p text:style-name="P4">
记者：凯迪 责编：何平 网编: 何足</text:p>
      <text:p text:style-name="P4">
Source: <text:a xlink:type="simple" xlink:href="https://www.rfa.org/mandarin/yataibaodao/junshiwaijiao/kw2-05122023112014.html" text:style-name="Internet_20_link" text:visited-style-name="Visited_20_Internet_20_Link">
https://www.rfa.org/mandarin/yataibaodao/junshiwaijiao/kw2-05122023112014.html</text:a>
</text:p>
      <!--NEWS-->
      <text:h text:style-name="P10" text:outline-level="1">
<text:span text:style-name="T4">
中国宣布向俄乌等国派遣特使   再扮“调停人”？</text:span>
</text:h>
      <text:p text:style-name="P4">
Author: None</text:p>
      <text:p text:style-name="P4">
Publisher: Radio Free Asia (Organization)</text:p>
      <text:p text:style-name="P4">
Published Time: 2023-05-12T14:49:00-04:00</text:p>
      <text:p text:style-name="P4">
Modified Time: 2023-05-12T15:13:37-04:00</text:p>
      <text:p text:style-name="P4">
Description: None</text:p>
      <text:p text:style-name="P4">
Videos: []</text:p>
      <text:p text:style-name="P4">
Audios: ["<text:a xlink:type="simple" xlink:href="https://www.rfa.org/mandarin/yataibaodao/junshiwaijiao/kw1-05122023104525.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104" text:anchor-type="as-char" svg:width="6.9236in" svg:height="4.511507in" draw:z-index="0">
<draw:image xlink:href="../Images/rfamandarin/2023-05-12T14-49-00-04-00/000000.png" xlink:type="simple" xlink:show="embed" xlink:actuate="onLoad" draw:mime-type="image/png"/>
</draw:frame>
2015年时任俄罗斯总理的梅德韦杰夫与李辉共同出席一次会议。 <text:a xlink:type="simple" xlink:href="https://www.rfa.org/mandarin/yataibaodao/junshiwaijiao/kw1-05122023104525.html/@@images/image" text:style-name="Internet_20_link" text:visited-style-name="Visited_20_Internet_20_Link">
</text:a>
路透社资料图片  <text:a xlink:type="simple" xlink:href="https://www.rfa.org/mandarin/yataibaodao/junshiwaijiao/kw1-05122023104525.html/@@stream" text:style-name="Internet_20_link" text:visited-style-name="Visited_20_Internet_20_Link">
</text:a>
</text:p>
      <text:p text:style-name="P4">
中国外交部本周五（5月12日）宣布，中国下周将派特使前往乌克兰和俄罗斯等国，为政治解决俄乌冲突斡旋。不过，克里姆林宫方面则表示，目前并没有安排普京与中国特使会晤的计划。</text:p>
      <text:p text:style-name="P4">
<text:a xlink:type="simple" xlink:href="https://www.rfa.org/mandarin/yataibaodao/junshiwaijiao/tj-04262023115200.html" text:style-name="Internet_20_link" text:visited-style-name="Visited_20_Internet_20_Link">
 <text:span text:style-name="T4">
习近平与泽连斯基通话 学者：对俄乌战争影响不大</text:span>
 </text:a>
  * <text:span text:style-name="T4">
<text:a xlink:type="simple" xlink:href="https://www.rfa.org/mandarin/Xinwen/cmh2-04262023080641.html" text:style-name="Internet_20_link" text:visited-style-name="Visited_20_Internet_20_Link">
 </text:a>
 </text:span>
</text:p>
      <text:p text:style-name="Horizontal_20_Line"/>
      <text:p text:style-name="P4">
中国外交部发言人汪文斌周五在例行记者会上，回应官媒央视记者提问时说：“5月15日起，中国政府欧亚事务特别代表李辉大使将赴乌克兰、波兰、法国、德国和俄罗斯五国访问，就政治解决乌克兰危机同各方进行沟通。”</text:p>
      <text:p text:style-name="P4">
汪文斌还表示，中国在俄乌战争中“始终秉持客观公正立场，积极劝和促谈”，此次中方代表赴有关国家访问是“中方致力于劝和促谈”的又一体现。他还说，当前，乌克兰危机仍在延宕升级，中方愿“为推动乌克兰危机政治解决”作出贡献。</text:p>
      <text:p text:style-name="P4">
<draw:frame draw:style-name="fr1" draw:name="Image105" text:anchor-type="as-char" svg:width="6.9236in" svg:height="4.61393in" draw:z-index="0">
<draw:image xlink:href="../Images/rfamandarin/2023-05-12T14-49-00-04-00/000001.png" xlink:type="simple" xlink:show="embed" xlink:actuate="onLoad" draw:mime-type="image/png"/>
</draw:frame>
2023年4月26日，中国外交部欧亚司副司长于骏（左）和外交部发言人汪文斌在新闻发布会上表示，中方将派特别代表赴乌克兰等国访问 。（法新社）  <text:a xlink:type="simple" xlink:href="https://www.rfa.org/mandarin/yataibaodao/junshiwaijiao/kw1-05122023104525.html/000_33dw29m.jpg" text:style-name="Internet_20_link" text:visited-style-name="Visited_20_Internet_20_Link">
</text:a>
</text:p>
      <text:p text:style-name="P4">
不过，克里姆林宫发言人同一天却表示，目前并没有安排普京与中国特使会晤的计划。</text:p>
      <text:p text:style-name="P4">
自俄乌冲突爆发以来，国际社会一直对北京的所谓“中立立场”和能否扮演"调解人"持高度怀疑态度。在俄罗斯入侵乌克兰前夜，中方就已宣布与俄罗斯“无上限”合作。而战争爆发之后，北京又一直拒绝谴责俄罗斯的侵略行径，反而指责美国和北约挑起冲突。俄乌冲突一周年之际，中国还发布了一份有关解决俄乌冲突的12点和平计划，其中只字未提要求俄罗斯从乌克兰撤军，从而引起乌克兰和国际社会的批评。</text:p>
      <text:p text:style-name="P4">
中国国家主席习近平4月份曾与乌克兰总统泽连斯基通电话,这也是自俄乌冲突以来，中乌领导人的首次对话。美国《华尔街日报》指出，这显示北京正试图将自己塑造成俄乌冲突的“潜在和平缔造者”。</text:p>
      <text:p text:style-name="P4">
<draw:frame draw:style-name="fr1" draw:name="Image106" text:anchor-type="as-char" svg:width="6.9236in" svg:height="5.203518in" draw:z-index="0">
<draw:image xlink:href="../Images/rfamandarin/2023-05-12T14-49-00-04-00/000002.png" xlink:type="simple" xlink:show="embed" xlink:actuate="onLoad" draw:mime-type="image/png"/>
</draw:frame>
乌克兰总统泽连斯基（左）与中国领导人习近平。（法新社）  <text:a xlink:type="simple" xlink:href="https://www.rfa.org/mandarin/yataibaodao/junshiwaijiao/kw1-05122023104525.html/000_33dw366.jpg" text:style-name="Internet_20_link" text:visited-style-name="Visited_20_Internet_20_Link">
</text:a>
</text:p>
      <text:p text:style-name="P4">
另据美联社报导，北京此前一直避免卷入其他国家间的冲突，但在3月份促成沙特阿拉伯和伊朗之间的会谈并恢复两国中断7年的外交关系后，北京似乎在努力显示其全球外交影响力。</text:p>
      <text:p text:style-name="P4">
在美国及其盟友切断了对俄罗斯的大部分采购贸易后，中国与莫斯科的关系却反而更加紧密。而作为俄罗斯石油和天然气的最大买家，北京对莫斯科具有强大的经济影响力。与此同时，北京也将莫斯科视为反对美国主导全球事务的外交伙伴，并利用联合国安理会常任理事国的地位来转移国际社会对俄罗斯的外交攻击。</text:p>
      <text:p text:style-name="P4">
就在中俄关系日益密切的同时，美中关系却在持续恶化，并伴随今年二月的中国间谍气球事件而跌入谷底。美国国务卿布林肯被迫取消了原定对中国的访问，相关计划目前尚未重新安排。</text:p>
      <text:p text:style-name="P4">
不过，中国最高外交官王毅和美国国家安全顾问杰克∙沙利文本周三和周四，在奥地利维也纳举行了会谈。中方新闻稿中说，双方就推动中美关系“排除障碍、止跌企稳”进行了“坦诚、深入、实质性、建设性的”讨论，还就亚太局势、乌克兰等共同关心的问题交换了意见。</text:p>
      <text:p text:style-name="P4">
记者：凯迪 责编：何平 网编: 何足</text:p>
      <text:p text:style-name="P4">
Source: <text:a xlink:type="simple" xlink:href="https://www.rfa.org/mandarin/yataibaodao/junshiwaijiao/kw1-05122023104525.html" text:style-name="Internet_20_link" text:visited-style-name="Visited_20_Internet_20_Link">
https://www.rfa.org/mandarin/yataibaodao/junshiwaijiao/kw1-05122023104525.html</text:a>
</text:p>
      <!--NEWS-->
      <text:h text:style-name="P10" text:outline-level="1">
<text:span text:style-name="T4">
澳洲政府批准新煤矿开发计画 激怒环保组织</text:span>
</text:h>
      <text:p text:style-name="P4">
Publisher: 法新社</text:p>
      <text:p text:style-name="P4">
Published Time: 2023-05-12T15:02:07+00:00</text:p>
      <text:p text:style-name="P4">
Modified Time: 2023-05-12T14:35:03+00:00</text:p>
      <text:p text:style-name="P4">
Description: （法新社雪梨12日电） 澳洲中间偏左的工党政府今天表示，自一年前执政以来，将首次批准新的煤矿开发计画。此举已引发环保组织的愤怒。</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7" text:anchor-type="as-char" svg:width="6.9236in" svg:height="3.617581in" draw:z-index="0">
<draw:image xlink:href="../Images/rficn/2023-05-12T15-02-07-00-00/000000.png" xlink:type="simple" xlink:show="embed" xlink:actuate="onLoad" draw:mime-type="image/png"/>
</draw:frame>
</text:p>
      <text:p text:style-name="P4">
法新社报导，澳洲总理艾班尼斯（Anthony Albanese）政府表示，将授权鲍恩焦煤公司（Bowen CokingCoal）在昆士兰州的艾萨克河（Isaac River）采矿计画，开采用于炼钢的冶金煤。</text:p>
      <text:p text:style-name="P4">
虽然规模相对较小，但这是第一个获得艾班尼斯政府批准的新煤矿开发计画。在澳洲拖延气候行动10年后，政府承诺减少导致全球暖化的碳排，影响许多选民的决定。</text:p>
      <text:p text:style-name="P4">
澳洲环境部长皮伯塞克（Tanya Plibersek）的发言人说：「艾班尼斯政府必须根据事实和国家环境法做出决定，每个计画都是如此。情况就是如此。」</text:p>
      <text:p text:style-name="P4">
发言人在声明中表示：「自选举以来，我们批准的再生能源增加一倍，创历史新高。政府将根据法律，继续逐案考虑每个计画。」</text:p>
      <text:p text:style-name="P4">
政府表示，针对这项煤矿开发计画展开公众谘询时，没有收到任何意见。</text:p>
      <text:p text:style-name="P4">
澳洲保育基金会（Australian Conservation Foundation）表示，为这项开采计画开绿灯是忽视气候科学。</text:p>
      <text:p text:style-name="P4">
澳洲保育基金会气候专家麦法琴（GavanMcFadzean）说：「多年来，全世界的气候科学家都非常清楚，如果我们想要安全的气候，就必须立即停止挖掘和燃烧煤炭。」</text:p>
      <text:p text:style-name="P4">
「无论我们在世界上哪个地方燃烧煤炭和天然气，都会使澳洲气候破坏更加严重，造成更多的洪水、更长的热浪、更严重的丛林大火。」</text:p>
      <text:p text:style-name="P4">
Source: <text:a xlink:type="simple" xlink:href="https://www.rfi.fr/cn/%E5%9B%BD%E9%99%85%E6%8A%A5%E9%81%93/20230512-%E6%BE%B3%E6%B4%B2%E6%94%BF%E5%BA%9C%E6%89%B9%E5%87%86%E6%96%B0%E7%85%A4%E7%9F%BF%E5%BC%80%E5%8F%91%E8%AE%A1%E7%94%BB-%E6%BF%80%E6%80%92%E7%8E%AF%E4%BF%9D%E7%BB%84%E7%BB%87" text:style-name="Internet_20_link" text:visited-style-name="Visited_20_Internet_20_Link">
https://www.rfi.fr/cn/%E5%9B%BD%E9%99%85%E6%8A%A5%E9%81%93/20230512-%E6%BE%B3%E6%B4%B2%E6%94%BF%E5%BA%9C%E6%89%B9%E5%87%86%E6%96%B0%E7%85%A4%E7%9F%BF%E5%BC%80%E5%8F%91%E8%AE%A1%E7%94%BB-%E6%BF%80%E6%80%92%E7%8E%AF%E4%BF%9D%E7%BB%84%E7%BB%87</text:a>
</text:p>
      <!--NEWS-->
      <text:h text:style-name="P10" text:outline-level="1">
<text:span text:style-name="T4">
美智库座谈：维护印太和平  应对中国野心</text:span>
</text:h>
      <text:p text:style-name="P4">
Author: None</text:p>
      <text:p text:style-name="P4">
Publisher: Radio Free Asia (Organization)</text:p>
      <text:p text:style-name="P4">
Published Time: 2023-05-12T15:06:00-04:00</text:p>
      <text:p text:style-name="P4">
Modified Time: 2023-05-12T15:14:47-04:00</text:p>
      <text:p text:style-name="P4">
Description: None</text:p>
      <text:p text:style-name="P4">
Videos: []</text:p>
      <text:p text:style-name="P4">
Audios: ["<text:a xlink:type="simple" xlink:href="https://www.rfa.org/mandarin/yataibaodao/junshiwaijiao/tj-05122023093625.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text:p>
      <!--METADATA-->
      <text:p text:style-name="P4">
<draw:frame draw:style-name="fr1" draw:name="Image108" text:anchor-type="as-char" svg:width="6.9236in" svg:height="3.88615in" draw:z-index="0">
<draw:image xlink:href="../Images/rfamandarin/2023-05-12T15-06-00-04-00/000000.png" xlink:type="simple" xlink:show="embed" xlink:actuate="onLoad" draw:mime-type="image/png"/>
</draw:frame>
美国华盛顿智库战略与国际研究中心（CSIS）本周五也举办研讨会，与会学者重点关注区域盟友应该如何合作，以维护印太地区的和平稳定。 <text:a xlink:type="simple" xlink:href="https://www.rfa.org/mandarin/yataibaodao/junshiwaijiao/tj-05122023093625.html/@@images/image" text:style-name="Internet_20_link" text:visited-style-name="Visited_20_Internet_20_Link">
</text:a>
视频截图/CSIS  <text:a xlink:type="simple" xlink:href="https://www.rfa.org/mandarin/yataibaodao/junshiwaijiao/tj-05122023093625.html/@@stream" text:style-name="Internet_20_link" text:visited-style-name="Visited_20_Internet_20_Link">
</text:a>
</text:p>
      <text:p text:style-name="P4">
美、中两国战略竞争日趋升级，给印太地区的安全局势带来诸多不确定性。那么，印太各国应如何合作以维护地区和平呢？这一问题引起美国学界的关注。 <text:a xlink:type="simple" xlink:href="https://www.rfa.org/mandarin/Xinwen/10-04302023173454.html" text:style-name="Internet_20_link" text:visited-style-name="Visited_20_Internet_20_Link">
</text:a>
</text:p>
      <text:p text:style-name="P4">
<text:a xlink:type="simple" xlink:href="https://www.rfa.org/mandarin/yataibaodao/junshiwaijiao/jw-05112023114552.html" text:style-name="Internet_20_link" text:visited-style-name="Visited_20_Internet_20_Link">
</text:a>
</text:p>
      <text:p text:style-name="P4">
<text:a xlink:type="simple" xlink:href="https://www.rfa.org/mandarin/Xinwen/10-04302023173454.html" text:style-name="Internet_20_link" text:visited-style-name="Visited_20_Internet_20_Link">
 </text:a>
 <text:span text:style-name="T4">
<text:a xlink:type="simple" xlink:href="https://www.rfa.org/mandarin/yataibaodao/junshiwaijiao/jw-05112023114552.html" text:style-name="Internet_20_link" text:visited-style-name="Visited_20_Internet_20_Link">
 </text:a>
 </text:span>
  * <text:span text:style-name="T4">
<text:a xlink:type="simple" xlink:href="https://www.rfa.org/mandarin/yataibaodao/junshiwaijiao/tj-04272023122615.html" text:style-name="Internet_20_link" text:visited-style-name="Visited_20_Internet_20_Link">
 </text:a>
 </text:span>
  * <text:span text:style-name="T4">
<text:a xlink:type="simple" xlink:href="https://www.rfa.org/mandarin/yataibaodao/junshiwaijiao/hcm-04272023041504.html" text:style-name="Internet_20_link" text:visited-style-name="Visited_20_Internet_20_Link">
 </text:a>
 </text:span>
  * <text:span text:style-name="T4">
<text:a xlink:type="simple" xlink:href="https://www.rfa.org/mandarin/yataibaodao/junshiwaijiao/wy-04252023113855.html" text:style-name="Internet_20_link" text:visited-style-name="Visited_20_Internet_20_Link">
 </text:a>
 </text:span>
</text:p>
      <text:p text:style-name="Horizontal_20_Line"/>
      <text:p text:style-name="P4">
近年来，美中两国竞争激烈，中国扩展国际影响力的姿态也日趋明显。美国共和党籍参议员马可·鲁比奥（MarcoRubio）日前便向国会提出《2023威慑中国先发制人法案》（Deterring Chinese Preemptive Strikes Act of2023）希望透过推行保护印太地区航空设施的掩体计划，应对在台海冲突中，中国可能的对台空中打击。</text:p>
      <text:p text:style-name="P4">
<draw:frame draw:style-name="fr1" draw:name="Image109" text:anchor-type="as-char" svg:width="6.9236in" svg:height="4.612011in" draw:z-index="0">
<draw:image xlink:href="../Images/rfamandarin/2023-05-12T15-06-00-04-00/000001.png" xlink:type="simple" xlink:show="embed" xlink:actuate="onLoad" draw:mime-type="image/png"/>
</draw:frame>
美国参议员鲁比奥向国会提出《2023威慑中国先发制人法案》，该法案旨在加强保护美国及台湾在印太地区的军事设施，以抵御中国潜在的空中打击。(路透社资料图片)</text:p>
      <text:p text:style-name="P4">
与此同时，美国华盛顿智库战略与国际研究中心（CSIS）本周五也举办研讨会，与会学者重点关注区域盟友应该如何合作，以维护印太地区的和平稳定。</text:p>
      <text:p text:style-name="P4">
<text:span text:style-name="T4">
台学者：美国应秉弃战略模糊</text:span>
</text:p>
      <text:p text:style-name="P4">
会上，台湾智库国策研究院副执行长王宏仁认为，美国的战略模糊政策应该要更改，因为战略模糊的目的是吓阻中国不要片面改变台海现状，但是依中国近日对台湾的文攻武吓行为来看，战略模糊似乎没有发挥效果：“（战略模糊的）目标很明显地失败了。”</text:p>
      <text:p text:style-name="P4">
<draw:frame draw:style-name="fr1" draw:name="Image110" text:anchor-type="as-char" svg:width="6.9236in" svg:height="3.891864in" draw:z-index="0">
<draw:image xlink:href="../Images/rfamandarin/2023-05-12T15-06-00-04-00/000002.png" xlink:type="simple" xlink:show="embed" xlink:actuate="onLoad" draw:mime-type="image/png"/>
</draw:frame>
台湾智库国策研究院副执行长王宏仁在会中发言。(视频截图/CSIS)  <text:a xlink:type="simple" xlink:href="https://www.rfa.org/mandarin/yataibaodao/junshiwaijiao/tj-05122023093625.html/screenshot-2023-05-12-145422.jpg" text:style-name="Internet_20_link" text:visited-style-name="Visited_20_Internet_20_Link">
</text:a>
</text:p>
      <text:p text:style-name="P4">
王宏仁认为，拜登政府也意识到战略模糊无法有效阻拦中国武统台湾，因此拜登才会四次公开表明，若中国进犯台湾，美国会进行协防：“我认为，美国领导人意识到战略模糊会导致绥靖或是灾难，战略模糊会传递错误讯息给中国领导人，让中国领导人误以为在任何情况下，美国都不会介入台海战争。”</text:p>
      <text:p text:style-name="P4">
王宏仁建议，美国应该在亚洲地区建立类似于北大西洋公约组织的军事同盟，并且把台湾涵盖在内，才能有效吓阻中国武力入侵台湾：“这样的结盟能使中国领导人再三考虑，要不要对台湾或是邻国动武？”</text:p>
      <text:p text:style-name="P4">
<text:span text:style-name="T4">
学者：战略模糊使得美国盟友更愿意与台湾同一阵线</text:span>
</text:p>
      <text:p text:style-name="P4">
针对战略模糊的议题，美国战略与国际研究中心（CSIS）中国实力项目主任林洋（BonnyLin）则表达了不同看法。林洋认为，维持对台湾的战略模糊才会鼓励美国盟友在台湾问题上支持台湾：“从美国的角度来看，如果要给予台湾最多的支持，最好的方式是美国的盟友也加入对台协助；而如果给美国的盟友更多模糊空间，他们会更愿意加入。反之，如果我们很明确地提出协助台湾的方案，我认为这会让很多国家难以加入帮助台湾的行列。”</text:p>
      <text:p text:style-name="P4">
<draw:frame draw:style-name="fr1" draw:name="Image111" text:anchor-type="as-char" svg:width="6.9236in" svg:height="3.896204in" draw:z-index="0">
<draw:image xlink:href="../Images/rfamandarin/2023-05-12T15-06-00-04-00/000003.png" xlink:type="simple" xlink:show="embed" xlink:actuate="onLoad" draw:mime-type="image/png"/>
</draw:frame>
美国战略与国际研究中心（CSIS）中国实力项目主任林洋（Bonny Lin）在会上表达不同看法。(视频截图/CSIS)  <text:a xlink:type="simple" xlink:href="https://www.rfa.org/mandarin/yataibaodao/junshiwaijiao/tj-05122023093625.html/screenshot-2023-05-12-145531.jpg" text:style-name="Internet_20_link" text:visited-style-name="Visited_20_Internet_20_Link">
</text:a>
</text:p>
      <text:p text:style-name="P4">
对于拜登总统四度表明美国会援助台湾的问题，林洋认为，这与俄乌战争有关，而非美国政府对战略模糊失去信心：“值得关注的是，俄乌战争如何影响中国对’美国协防台湾意愿’的分析。过去几周，我从中国学者那边听到，因为美国没有出兵乌克兰，有些学者开始怀疑美国会不会协防台湾。不过，我不太确定这是学者的个人看法，还是中国高层也有这样的观点。这样的趋势也解释了为什么拜登政府在台湾问题上有更明确的支持，因为有传言指出，美国可能不会在台湾部署基于核威胁考量的传统武器装备。”</text:p>
      <text:p text:style-name="P4">
<text:span text:style-name="T4">
美学者：比起朝鲜 中国对世界是更大威胁</text:span>
</text:p>
      <text:p text:style-name="P4">
会上有韩国学者质疑，为什么美国积极鼓励盟友在台湾问题上有更明确的立场，却没有以相同积极的态度应对朝鲜所带来的安全问题。对此，林洋指出，美国并没有忽视朝鲜问题，但是美国政府近期在台湾问题上有更多着墨，是因为中国对世界是极大的威胁。</text:p>
      <text:p text:style-name="P4">
林洋说：“对美国而言，中国是个更具威胁的对手，它是全球安全隐忧，中国同时也带来巨大的经济威胁。以全球的角度来看，相比朝鲜，中国给美国带来更大的挑战。另一个要注意到的是，韩国在朝鲜危机上已经有相当充足的准备，但台湾却还需要做更多的准备。”</text:p>
      <text:p text:style-name="P4">
记者：唐缘媛 编：何平 网编: 何足</text:p>
      <text:p text:style-name="Horizontal_20_Line"/>
      <text:p text:style-name="P4">
Source: <text:a xlink:type="simple" xlink:href="https://www.rfa.org/mandarin/yataibaodao/junshiwaijiao/tj-05122023093625.html" text:style-name="Internet_20_link" text:visited-style-name="Visited_20_Internet_20_Link">
https://www.rfa.org/mandarin/yataibaodao/junshiwaijiao/tj-05122023093625.html</text:a>
</text:p>
      <!--NEWS-->
      <text:h text:style-name="P10" text:outline-level="1">
<text:span text:style-name="T4">
市场评估债务上限风险 美股早盘互有涨跌</text:span>
</text:h>
      <text:p text:style-name="P4">
Publisher: 法新社</text:p>
      <text:p text:style-name="P4">
Published Time: 2023-05-12T15:32:08+00:00</text:p>
      <text:p text:style-name="P4">
Modified Time: 2023-05-12T15:05:01+00:00</text:p>
      <text:p text:style-name="P4">
Description: （法新社纽约12日电） 市场衡量美国调高债务上限一事的不确定性之际，华尔街股市3大指数今天开盘不久后互有涨跌，且涨跌幅度都不大。</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2" text:anchor-type="as-char" svg:width="6.9236in" svg:height="3.617581in" draw:z-index="0">
<draw:image xlink:href="../Images/rficn/2023-05-12T15-32-08-00-00/000000.png" xlink:type="simple" xlink:show="embed" xlink:actuate="onLoad" draw:mime-type="image/png"/>
</draw:frame>
</text:p>
      <text:p text:style-name="P4">
截至美国东部时间上午10时10分左右，道琼工业指数小涨25.84点或0.08%，报33335.35点。</text:p>
      <text:p text:style-name="P4">
标准普尔500指数微跌1.01点或0.02%，报4129.61点。</text:p>
      <text:p text:style-name="P4">
那斯达克指数小跌23.71点或0.19%，报12304.80点。</text:p>
      <text:p text:style-name="P4">
Source: <text:a xlink:type="simple" xlink:href="https://www.rfi.fr/cn/%E8%B4%A2%E7%BB%8F%E5%BF%AB%E8%AE%AF/20230512-%E5%B8%82%E5%9C%BA%E8%AF%84%E4%BC%B0%E5%80%BA%E5%8A%A1%E4%B8%8A%E9%99%90%E9%A3%8E%E9%99%A9-%E7%BE%8E%E8%82%A1%E6%97%A9%E7%9B%98%E4%BA%92%E6%9C%89%E6%B6%A8%E8%B7%8C" text:style-name="Internet_20_link" text:visited-style-name="Visited_20_Internet_20_Link">
https://www.rfi.fr/cn/%E8%B4%A2%E7%BB%8F%E5%BF%AB%E8%AE%AF/20230512-%E5%B8%82%E5%9C%BA%E8%AF%84%E4%BC%B0%E5%80%BA%E5%8A%A1%E4%B8%8A%E9%99%90%E9%A3%8E%E9%99%A9-%E7%BE%8E%E8%82%A1%E6%97%A9%E7%9B%98%E4%BA%92%E6%9C%89%E6%B6%A8%E8%B7%8C</text:a>
</text:p>
      <!--NEWS-->
      <text:h text:style-name="P10" text:outline-level="1">
<text:span text:style-name="T4">
《亚太报道》2023年5月12日音频</text:span>
</text:h>
      <text:p text:style-name="P4">
Author: None</text:p>
      <text:p text:style-name="P4">
Publisher: Radio Free Asia (Organization)</text:p>
      <text:p text:style-name="P4">
Published Time: 2023-05-12T15:48:33-04:00</text:p>
      <text:p text:style-name="P4">
Modified Time: 2023-05-12T15:48:3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3" text:anchor-type="as-char" svg:width="6.9236in" svg:height="3.88615in" draw:z-index="0">
<draw:image xlink:href="../Images/rfamandarin/2023-05-12T15-48-33-04-00/000000.png" xlink:type="simple" xlink:show="embed" xlink:actuate="onLoad" draw:mime-type="image/png"/>
</draw:frame>
 <text:a xlink:type="simple" xlink:href="https://www.rfa.org/mandarin/apr-audio/yp-05122023134412.html/@@images/image" text:style-name="Internet_20_link" text:visited-style-name="Visited_20_Internet_20_Link">
</text:a>
 自由亚洲电台制图</text:p>
      <text:p text:style-name="P4">
此次节目的主要内容：</text:p>
      <text:p text:style-name="P4">
1. 汶川地震15周年，那些遇难学生的家长们为何长痛难消？</text:p>
      <text:p text:style-name="P4">
2. 上海浦发银行员工静坐抗议，不满资方大幅降薪、消减福利；</text:p>
      <text:p text:style-name="P4">
3. 中国不愿当发达国家，只为“开着奔驰领救济”？</text:p>
      <text:p text:style-name="P4">
4. 90名英国议员要求针对香港当局冻结流亡人士养老金储蓄采取行动；</text:p>
      <text:p text:style-name="P4">
5. 八旗出版社编辑富察遭扣查，台湾文化界呼吁中国当局保障其司法权利；</text:p>
      <text:p text:style-name="P4">
Source: <text:a xlink:type="simple" xlink:href="https://www.rfa.org/mandarin/apr-audio/yp-05122023134412.html" text:style-name="Internet_20_link" text:visited-style-name="Visited_20_Internet_20_Link">
https://www.rfa.org/mandarin/apr-audio/yp-05122023134412.html</text:a>
</text:p>
      <!--NEWS-->
      <text:h text:style-name="P10" text:outline-level="1">
<text:span text:style-name="T4">
英国今年前三个月经济增长0.1%</text:span>
</text:h>
      <text:p text:style-name="P4">
Author: 联合早报 (Person)</text:p>
      <text:p text:style-name="P4">
Publisher: 联合早报 (Organization)</text:p>
      <text:p text:style-name="P4">
Published Time: 2023-05-12T15:57</text:p>
      <text:p text:style-name="P4">
Modified Time: 2023-05-12T16:07</text:p>
      <text:p text:style-name="P4">
Description: 新数据显示，英国经济在今年首三个月增长了0.1%。路透社报道，根据英国国家统计局（ONS）星期五（5月12日）公布的数据，尽管3月份产出意外大幅下降0.3%，但英国国内生产总值（G...</text:p>
      <text:p text:style-name="P4">
Videos: []</text:p>
      <text:p text:style-name="P4">
Audios: []</text:p>
      <text:p text:style-name="P4">
Images: []</text:p>
      <text:p text:style-name="P4">
Type: NewsArticle</text:p>
      <text:p text:style-name="P4">
Breadcrumbs: ['即时', '国际']</text:p>
      <text:p text:style-name="P4">
Keywords: ['英国', '经济增长', '财政部长', '国内生产总值', '国家统计局']</text:p>
      <!--METADATA-->
      <text:p text:style-name="P4">
新数据显示，英国经济在今年首三个月增长了0.1%。</text:p>
      <text:p text:style-name="P4">
路透社报道，根据英国国家统计局（ONS）星期五（5月12日）公布的数据，尽管3月份产出意外大幅下降0.3%，但英国国内生产总值（GDP）在今年1月至3月仍取得0.1%的增长。</text:p>
      <text:p text:style-name="P4">
英国财政部长亨特对最新的GDP数据表示欢迎。</text:p>
      <text:p text:style-name="P4">
亨特星期五发表声明说：“经济正在增长是个好消息，但要实现政府的增长重点，我们需要继续专注于具竞争力的税收结构、劳动力供应和生产力。”</text:p>
      <text:p text:style-name="P4">
路透社调查的经济师大多预测英国今年第一季环比增长0.1%，但预计本季度最后一个月的增长将保持稳定。</text:p>
      <text:p text:style-name="P4">
英国国家统计局统计师摩根说：“3月份产出下降，是整个服务业普遍下降所造成的。”</text:p>
      <text:p text:style-name="P4">
他说：“虽然推出了新车牌，但汽车销量仍处于历史低位，这延续了冠病大流行暴发以来的趋势——仓储、配送和零售业本月的表现欠佳。”</text:p>
      <text:p text:style-name="P4">
数据显示，英国今年前三个月的经济规模仍比2019年第四季度（冠病大流行暴发前不久）低0.5%，但按月计算比2020年2月高了0.1%。</text:p>
      <text:p text:style-name="P4">
英国央行星期四（11日）预测，英国将在2023年取得0.25%的增长，属微弱扩张，但可以避免经济衰退。此前的预测为经济萎缩0.5%。</text:p>
      <text:p text:style-name="P4">
Source: <text:a xlink:type="simple" xlink:href="https://www.zaobao.com.sg/realtime/world/story20230512-1393899" text:style-name="Internet_20_link" text:visited-style-name="Visited_20_Internet_20_Link">
https://www.zaobao.com.sg/realtime/world/story20230512-1393899</text:a>
</text:p>
      <!--NEWS-->
      <text:h text:style-name="P10" text:outline-level="1">
<text:span text:style-name="T4">
台湾民众过苦日子？中国的经济真相与两岸话语权的争夺（戴忠仁/上官乱）| 亚洲很想聊</text:span>
</text:h>
      <text:p text:style-name="P4">
Author: None</text:p>
      <text:p text:style-name="P4">
Publisher: Radio Free Asia (Organization)</text:p>
      <text:p text:style-name="P4">
Published Time: 2023-05-12T16:00:00-04:00</text:p>
      <text:p text:style-name="P4">
Modified Time: 2023-05-12T14:09:3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4" text:anchor-type="as-char" svg:width="6.9236in" svg:height="3.88615in" draw:z-index="0">
<draw:image xlink:href="../Images/rfamandarin/2023-05-12T16-00-00-04-00/000000.png" xlink:type="simple" xlink:show="embed" xlink:actuate="onLoad" draw:mime-type="image/png"/>
</draw:frame>
 <text:a xlink:type="simple" xlink:href="https://www.rfa.org/mandarin/duomeiti/yazhou-henxiangliao/yz-05122023115351.html/@@images/image" text:style-name="Internet_20_link" text:visited-style-name="Visited_20_Internet_20_Link">
</text:a>
 Photo: RFA</text:p>
      <text:p text:style-name="P4">
在两岸几十年的竞争中，经济的发展和人民日子的苦乐，一直是两岸相互比较的重点。冷战时期的对峙，经常宣传对方过着苦日子。改革开放后两岸往来，中国大陆才知道台湾早就融入全球现代化经济体系，过上富裕的生活。但是，随着中国这三十年的改开，全力发展经济，大力从事基础建设，邓小平鼓励一部分人先富起来。台湾似乎又对中国产生了羡慕的心理。而两岸体制孰优孰劣，也继续成为争辩的话题。</text:p>
      <text:p text:style-name="P4">
直到习近平上台后，采取了许多左倾的作为，似乎有倒退到毛泽东路线的可能。他宣称想要扭转市场经济的许多弊病，但是包括严格清零、数字人民币、打击民企、严格管理行业，农业，许多做法，却让经济走向下坡。但中国强大的外宣，仍然宣传中国民众过的是好日子，战狼外交依旧。“东升西降”的观念，深入中国人心。来自四川的作家，目前在台湾也是自媒体“网红”的#上官乱 ，在节目中深入阐述在两岸的生活体验，以及如何理解两岸争夺话语权的脉络。</text:p>
      <text:p text:style-name="P4">
Source: <text:a xlink:type="simple" xlink:href="https://www.rfa.org/mandarin/duomeiti/yazhou-henxiangliao/yz-05122023115351.html" text:style-name="Internet_20_link" text:visited-style-name="Visited_20_Internet_20_Link">
https://www.rfa.org/mandarin/duomeiti/yazhou-henxiangliao/yz-05122023115351.html</text:a>
</text:p>
      <!--NEWS-->
      <text:h text:style-name="P10" text:outline-level="1">
<text:span text:style-name="T4">
CNN消息：美副国务卿谢尔曼预计将在夏季离职</text:span>
</text:h>
      <text:p text:style-name="P4">
Author: 联合早报 (Person)</text:p>
      <text:p text:style-name="P4">
Publisher: 联合早报 (Organization)</text:p>
      <text:p text:style-name="P4">
Published Time: 2023-05-12T16:02</text:p>
      <text:p text:style-name="P4">
Modified Time: 2023-05-12T16:02</text:p>
      <text:p text:style-name="P4">
Description: 美国有线电视新闻网（CNN）星期四（5月11日）引述知情人士的话说，美国副国务卿谢尔曼预计将在夏季离职。CNN说，目前还不清楚谁将接替谢尔曼的职位。报道没有说明谢尔曼将离开的理由。</text:p>
      <text:p text:style-name="P4">
Videos: []</text:p>
      <text:p text:style-name="P4">
Audios: []</text:p>
      <text:p text:style-name="P4">
Images: []</text:p>
      <text:p text:style-name="P4">
Type: NewsArticle</text:p>
      <text:p text:style-name="P4">
Breadcrumbs: ['即时', '国际']</text:p>
      <text:p text:style-name="P4">
Keywords: ['美国', '国务院', '美中关系']</text:p>
      <!--METADATA-->
      <text:p text:style-name="P4">
美国有线电视新闻网（CNN）星期四（5月11日）引述知情人士的话说，美国副国务卿谢尔曼预计将在夏季离职。</text:p>
      <text:p text:style-name="P4">
CNN说，目前还不清楚谁将接替谢尔曼的职位。</text:p>
      <text:p text:style-name="P4">
报道没有说明谢尔曼将离开的理由。</text:p>
      <text:p text:style-name="P4">
谢尔曼拥有丰富的外交政策经验，自2021年4月起担任美国副国务卿，对拜登政府多个政策领域包括美中关系都有参与。</text:p>
      <text:p text:style-name="P4">
知情者告诉路透社，国务卿布林肯此前已将大部分对华政策事务交由谢尔曼负责。</text:p>
      <text:p text:style-name="P4">
另据一消息人士说，国务院人事还可能会出现一些更动，国务院负责制裁事务的高级官员奥布莱恩（JamesO’Brien）最有可能获提名为负责欧洲事务的助理国务卿。</text:p>
      <text:p text:style-name="P4">
国务院没有立即回应路透社的置评请求。</text:p>
      <text:p text:style-name="P4">
Source: <text:a xlink:type="simple" xlink:href="https://www.zaobao.com.sg/realtime/world/story20230512-1393900" text:style-name="Internet_20_link" text:visited-style-name="Visited_20_Internet_20_Link">
https://www.zaobao.com.sg/realtime/world/story20230512-1393900</text:a>
</text:p>
      <!--NEWS-->
      <text:h text:style-name="P10" text:outline-level="1">
<text:span text:style-name="T4">
极端干旱作物歉收 印度每日约30农民自杀</text:span>
</text:h>
      <text:p text:style-name="P4">
Author: 联合早报 (Person)</text:p>
      <text:p text:style-name="P4">
Publisher: 联合早报 (Organization)</text:p>
      <text:p text:style-name="P4">
Published Time: 2023-05-12T16:04</text:p>
      <text:p text:style-name="P4">
Modified Time: 2023-05-12T16:04</text:p>
      <text:p text:style-name="P4">
Description: 一份研究报告指出，极端干旱对农作物收成的影响，导致许多印度农民深陷债务困境、压力倍增，继而推升自杀率，平均每天约30名农民选择自杀。路透社报道， 据国际环境与发展研究所（IIED）...</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印度', '极端气候', '干旱', '农业']</text:p>
      <!--METADATA-->
      <text:p text:style-name="P4">
一份研究报告指出，极端干旱对农作物收成的影响，导致许多印度农民深陷债务困境、压力倍增，继而推升自杀率，平均每天约30名农民选择自杀。</text:p>
      <text:p text:style-name="P4">
路透社报道，据国际环境与发展研究所（IIED）公布的最新报告，近二十年来，在连年干旱、作物歉收和动物饲料价格飙涨等问题的影响下，使农民成为印度最容易自杀的群体之一。</text:p>
      <text:p text:style-name="P4">
IIED引用印度最新犯罪数据称，仅在2021年，印度就有近1万1000名农民、耕作者和农业工人选择轻生，平均每天约30人死亡。但专家估计，实际的自杀数字将会更高。</text:p>
      <text:p text:style-name="P4">
IIED的首席研究员巴德瓦（Ritu Bharadwaj）说，气候变化影响是印度农民的“压力倍增器”，“尤其当反复发生的干旱持续加剧农民的经济压力”。</text:p>
      <text:p text:style-name="P4">
<draw:frame draw:style-name="fr1" draw:name="Image115" text:anchor-type="as-char" svg:width="6.9236in" svg:height="4.616267in" draw:z-index="0">
<draw:image xlink:href="../Images/zaobao world/2023-05-12T16-04/000000.png" xlink:type="simple" xlink:show="embed" xlink:actuate="onLoad" draw:mime-type="image/png"/>
</draw:frame>
贫困、文盲、缺乏社会安全网等现实壁垒，封堵了部分农民的前往大城市谋生的退路，最终迫使他们选择轻生。（法新社）</text:p>
      <text:p text:style-name="P4">
据印度2011年发布的人口普查报告，印度有超过2.5亿人受雇于农业和农业相关部门，既农业收入是绝大多数人的生存依据。</text:p>
      <text:p text:style-name="P4">
农民权利捍卫者说，虽然印度政府出台了一些援助措施，包括农作物保险和农村就业保障计划等，但却因预算不足或执行不力等问题受到影响。</text:p>
      <text:p text:style-name="P4">
研究指出，贫困、文盲、缺乏社会安全网等现实壁垒，封堵了部分农民的前往大城市谋生的退路，最终迫使他们选择轻生。</text:p>
      <text:p text:style-name="P4">
印度农民贝达说：“我们只能依靠农业，没有其他收入来源，我也没有任何其他技能。”</text:p>
      <text:p text:style-name="P4">
Source: <text:a xlink:type="simple" xlink:href="https://www.zaobao.com.sg/realtime/world/story20230512-1393902" text:style-name="Internet_20_link" text:visited-style-name="Visited_20_Internet_20_Link">
https://www.zaobao.com.sg/realtime/world/story20230512-1393902</text:a>
</text:p>
      <!--NEWS-->
      <text:h text:style-name="P10" text:outline-level="1">
<text:span text:style-name="T4">
造芯难！ OPPO宣布终止芯片研发</text:span>
</text:h>
      <text:p text:style-name="P4">
Author: None</text:p>
      <text:p text:style-name="P4">
Publisher: Radio Free Asia (Organization)</text:p>
      <text:p text:style-name="P4">
Published Time: 2023-05-12T16:16:00-04:00</text:p>
      <text:p text:style-name="P4">
Modified Time: 2023-05-12T16:37:5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6" text:anchor-type="as-char" svg:width="6.9236in" svg:height="4.612011in" draw:z-index="0">
<draw:image xlink:href="../Images/rfamandarin/2023-05-12T16-16-00-04-00/000000.png" xlink:type="simple" xlink:show="embed" xlink:actuate="onLoad" draw:mime-type="image/png"/>
</draw:frame>
中国国产手机品牌OPPO的商标，位于上海市一家购物中心。 <text:a xlink:type="simple" xlink:href="https://www.rfa.org/mandarin/Xinwen/8-05122023161615.html/@@images/image" text:style-name="Internet_20_link" text:visited-style-name="Visited_20_Internet_20_Link">
</text:a>
路透社资料图片</text:p>
      <text:p text:style-name="P4">
中国国产手机品牌OPPO在5月12日宣布决定终止芯片研发业务。中国媒体“澎湃新闻”引述OPPO说法表示，面对全球经济、手机市场的不确定性，经过慎重考虑，公司决定终止哲库（ZEKU）业务。</text:p>
      <text:p text:style-name="P4">
OPPO在声明中说，这是一个艰难的决定，会妥善处理相关事宜，并将一如既往做好产品，持续创造价值。</text:p>
      <text:p text:style-name="P4">
哲库是负责OPPO自研芯片业务的公司，“澎湃新闻”报道，哲库总部位于上海，并且在北京、西安、成都、美国和日本等地成立设计分部，团队人数2000名以上，公司成立于2019年8月。台湾中央社报道，当时哲库祭出高薪挖脚业界人才，其中不少来自华为海思、高通、联发科等芯片设计龙头资深人员。</text:p>
      <text:p text:style-name="P4">
责编：陈品洁</text:p>
      <text:p text:style-name="P4">
Source: <text:a xlink:type="simple" xlink:href="https://www.rfa.org/mandarin/Xinwen/8-05122023161615.html" text:style-name="Internet_20_link" text:visited-style-name="Visited_20_Internet_20_Link">
https://www.rfa.org/mandarin/Xinwen/8-05122023161615.html</text:a>
</text:p>
      <!--NEWS-->
      <text:h text:style-name="P10" text:outline-level="1">
<text:span text:style-name="T4">
香港特首李家超回应尊子漫画停刊：反对失实讯息</text:span>
</text:h>
      <text:p text:style-name="P4">
Author: None</text:p>
      <text:p text:style-name="P4">
Publisher: Radio Free Asia (Organization)</text:p>
      <text:p text:style-name="P4">
Published Time: 2023-05-12T16:21:56-04:00</text:p>
      <text:p text:style-name="P4">
Modified Time: 2023-05-12T16:21:5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7" text:anchor-type="as-char" svg:width="6.9236in" svg:height="4.612011in" draw:z-index="0">
<draw:image xlink:href="../Images/rfamandarin/2023-05-12T16-21-56-04-00/000000.png" xlink:type="simple" xlink:show="embed" xlink:actuate="onLoad" draw:mime-type="image/png"/>
</draw:frame>
 香港特首李家超 <text:a xlink:type="simple" xlink:href="https://www.rfa.org/mandarin/Xinwen/9-05122023161749.html/@@images/image" text:style-name="Internet_20_link" text:visited-style-name="Visited_20_Internet_20_Link">
</text:a>
法新社资料图片</text:p>
      <text:p text:style-name="P4">
香港特首李家超5月12日被问及《明报》尊子漫画停刊事件时表示，香港有新闻自由及言论自由，但必须反对任何失实、偏颇、误导或污蔑的讯息，负责任的传媒机构也要考虑提供给市民的讯息，是否符合公众期望，传媒机构应向社会负责。</text:p>
      <text:p text:style-name="P4">
对于尊子的作品同时被公共图书馆下架，李家超说，若有书籍违反港版国安法等本地法律，又或有不良意识等问题，都会被下架。</text:p>
      <text:p text:style-name="P4">
本台此前报道，香港媒体《明报》5月11日宣布，结束与政治漫画家尊子的40年合作关系，而香港公立图书馆更立即把尊子和与他相关的作品下架。</text:p>
      <text:p text:style-name="P4">
责编：陈品洁</text:p>
      <text:p text:style-name="P4">
Source: <text:a xlink:type="simple" xlink:href="https://www.rfa.org/mandarin/Xinwen/9-05122023161749.html" text:style-name="Internet_20_link" text:visited-style-name="Visited_20_Internet_20_Link">
https://www.rfa.org/mandarin/Xinwen/9-05122023161749.html</text:a>
</text:p>
      <!--NEWS-->
      <text:h text:style-name="P10" text:outline-level="1">
<text:span text:style-name="T4">
马国首季GDP增长5.6% 高于市场预测</text:span>
</text:h>
      <text:p text:style-name="P4">
Author: 联合早报 (Person)</text:p>
      <text:p text:style-name="P4">
Publisher: 联合早报 (Organization)</text:p>
      <text:p text:style-name="P4">
Published Time: 2023-05-12T16:23</text:p>
      <text:p text:style-name="P4">
Modified Time: 2023-05-12T16:24</text:p>
      <text:p text:style-name="P4">
Description: 马来西亚今年第一季国内生产总值（GDP）按年增长5.6%，高于市场预测的5%中值，显示马国经济已摆脱危机，恢复至冠病疫情前的水平。《星洲日报》报道，马国国家银行（中央银行）总裁诺珊...</text:p>
      <text:p text:style-name="P4">
Videos: []</text:p>
      <text:p text:style-name="P4">
Audios: []</text:p>
      <text:p text:style-name="P4">
Images: []</text:p>
      <text:p text:style-name="P4">
Type: NewsArticle</text:p>
      <text:p text:style-name="P4">
Breadcrumbs: ['即时', '国际']</text:p>
      <text:p text:style-name="P4">
Keywords: ['马来西亚', '经济发展', '国内生产总值']</text:p>
      <!--METADATA-->
      <text:p text:style-name="P4">
马来西亚今年第一季国内生产总值（GDP）按年增长5.6%，高于市场预测的5%中值，显示马国经济已摆脱危机，恢复至冠病疫情前的水平。</text:p>
      <text:p text:style-name="P4">
《星洲日报》报道，马国国家银行（中央银行）总裁诺珊霞星期五（5月12日）在吉隆坡公布马国2023年首季经济表现时指出，家庭开销持续增长、投资活动增加，加上就业市场和旅游业双双改善，促进了经济成长。</text:p>
      <text:p text:style-name="P4">
诺珊霞说：“整体而言，经济已摆脱危机，且还在不断增强。”</text:p>
      <text:p text:style-name="P4">
据马国央行公布的数据，今年1月至3月间，马国GDP分别提高了4.6%、6.6%和5.6%。</text:p>
      <text:p text:style-name="P4">
而第一季服务业则增长了7.3%、制造业3.2%、农业0.9%、矿业2.4%和建筑业7.4%。</text:p>
      <text:p text:style-name="P4">
同期的私人开销则分别增长5.9%、私人投资4.7%、公共投资5.7%。不过，公共支出则减少了2.2%。</text:p>
      <text:p text:style-name="P4">
Source: <text:a xlink:type="simple" xlink:href="https://www.zaobao.com.sg/realtime/world/story20230512-1393906" text:style-name="Internet_20_link" text:visited-style-name="Visited_20_Internet_20_Link">
https://www.zaobao.com.sg/realtime/world/story20230512-1393906</text:a>
</text:p>
      <!--NEWS-->
      <text:h text:style-name="P10" text:outline-level="1">
<text:span text:style-name="T4">
美国延长77项中国与新冠相关产品的关税豁免</text:span>
</text:h>
      <text:p text:style-name="P4">
Author: None</text:p>
      <text:p text:style-name="P4">
Publisher: Radio Free Asia (Organization)</text:p>
      <text:p text:style-name="P4">
Published Time: 2023-05-12T16:32:13-04:00</text:p>
      <text:p text:style-name="P4">
Modified Time: 2023-05-12T16:32:1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18" text:anchor-type="as-char" svg:width="6.9236in" svg:height="5.1927in" draw:z-index="0">
<draw:image xlink:href="../Images/rfamandarin/2023-05-12T16-32-13-04-00/000000.png" xlink:type="simple" xlink:show="embed" xlink:actuate="onLoad" draw:mime-type="image/png"/>
</draw:frame>
 美国贸易代表办公室 （USTR）的徽章 <text:a xlink:type="simple" xlink:href="https://www.rfa.org/mandarin/Xinwen/10-05122023162310.html/@@images/image" text:style-name="Internet_20_link" text:visited-style-name="Visited_20_Internet_20_Link">
</text:a>
美联社资料图片</text:p>
      <text:p text:style-name="P4">
美国贸易代表办公室 （USTR）5月12日在一份声明中表示，美国将把新冠疫情时期针对中国的 301 条款关税豁免延长至 9月底，共有77项产品关税豁免得以延长。</text:p>
      <text:p text:style-name="P4">
声明表示，所有 81 项与新冠疫情相关的关税豁免，将延长至 5 月 31 日，以留出过渡期。这些关税豁免原定于5月15日到期。</text:p>
      <text:p text:style-name="P4">
美国贸易代表办公室曾在今年2月，就是否延长与打击新冠有关的81种中国医疗产品进口类别的301条款关税豁免征求公众意见。这些豁免最初是于2020年12月批准授予，此后随著新冠大流行的持续，这些关税豁免已经例行延长过数次。</text:p>
      <text:p text:style-name="P4">
责编：陈品洁</text:p>
      <text:p text:style-name="P4">
Source: <text:a xlink:type="simple" xlink:href="https://www.rfa.org/mandarin/Xinwen/10-05122023162310.html" text:style-name="Internet_20_link" text:visited-style-name="Visited_20_Internet_20_Link">
https://www.rfa.org/mandarin/Xinwen/10-05122023162310.html</text:a>
</text:p>
      <!--NEWS-->
      <text:h text:style-name="P10" text:outline-level="1">
<text:span text:style-name="T4">
土耳其：黑海粮食协议将获得延期</text:span>
</text:h>
      <text:p text:style-name="P4">
Author: 联合早报 (Person)</text:p>
      <text:p text:style-name="P4">
Publisher: 联合早报 (Organization)</text:p>
      <text:p text:style-name="P4">
Published Time: 2023-05-12T16:50</text:p>
      <text:p text:style-name="P4">
Modified Time: 2023-05-12T20:15</text:p>
      <text:p text:style-name="P4">
Description: 土耳其国防部长阿卡尔说，各协议方即将达成共识，黑海粮食协议将获得延期。综合路透社和法新社报道，阿卡尔（Hulusi Akar）在土耳其国防部星期五（5月12日）发布的声明中说：“（...</text:p>
      <text:p text:style-name="P4">
Videos: []</text:p>
      <text:p text:style-name="P4">
Audios: []</text:p>
      <text:p text:style-name="P4">
Images: []</text:p>
      <text:p text:style-name="P4">
Type: NewsArticle</text:p>
      <text:p text:style-name="P4">
Breadcrumbs: ['即时', '国际']</text:p>
      <text:p text:style-name="P4">
Keywords: ['俄罗斯', '乌克兰', '土耳其', '粮食']</text:p>
      <!--METADATA-->
      <text:p text:style-name="P4">
土耳其国防部长阿卡尔说，各协议方即将达成共识，黑海粮食协议将获得延期。</text:p>
      <text:p text:style-name="P4">
综合路透社和法新社报道，阿卡尔（Hulusi Akar）在土耳其国防部星期五（5月12日）发布的声明中说：“（各方）正接近于就延长粮食协议期限达成协议。”</text:p>
      <text:p text:style-name="P4">
《黑海谷物出口倡议》将在下星期四（18日）到期，莫斯科因俄方谷物和化肥出口受阻，威胁要退出这一协议。</text:p>
      <text:p text:style-name="P4">
不过，克里姆林宫同日回应称，俄罗斯总统普京与土耳其总统埃尔多安此前开展的通话不会解决协议僵局。</text:p>
      <text:p text:style-name="P4">
克宫发言人佩斯科夫重申，莫斯科只会在协议内容被“全面执行”才会延长协议。</text:p>
      <text:p text:style-name="P4">
克里姆林宫星期四（11日）说，如果需要，俄罗斯总统普京可以在短时间内与土耳其总统埃尔多安就延长该协议进行会谈，但目前还没有这样的计划。</text:p>
      <text:p text:style-name="P4">
美国和英国政府则在本周向俄政府施压，要莫斯科再次延长这一协议，并指责俄罗斯利用这一优势加据全球粮食危机。</text:p>
      <text:p text:style-name="P4">
Source: <text:a xlink:type="simple" xlink:href="https://www.zaobao.com.sg/realtime/world/story20230512-1393909" text:style-name="Internet_20_link" text:visited-style-name="Visited_20_Internet_20_Link">
https://www.zaobao.com.sg/realtime/world/story20230512-1393909</text:a>
</text:p>
      <!--NEWS-->
      <text:h text:style-name="P10" text:outline-level="1">
<text:span text:style-name="T4">
专栏 | 周末茶馆：中国为何忌讳提世界新闻自由日？</text:span>
</text:h>
      <text:p text:style-name="P4">
Author: None</text:p>
      <text:p text:style-name="P4">
Publisher: Radio Free Asia (Organization)</text:p>
      <text:p text:style-name="P4">
Published Time: 2023-05-12T16:52:33-04:00</text:p>
      <text:p text:style-name="P4">
Modified Time: 2023-05-12T16:52:33-04:00</text:p>
      <text:p text:style-name="P4">
Description: None</text:p>
      <text:p text:style-name="P4">
Videos: []</text:p>
      <text:p text:style-name="P4">
Audios: ["<text:a xlink:type="simple" xlink:href="https://www.rfa.org/mandarin/zhuanlan/teahouse/tea-0512202315182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19" text:anchor-type="as-char" svg:width="6.9236in" svg:height="3.796813in" draw:z-index="0">
<draw:image xlink:href="../Images/rfamandarin/2023-05-12T16-52-33-04-00/000000.png" xlink:type="simple" xlink:show="embed" xlink:actuate="onLoad" draw:mime-type="image/png"/>
</draw:frame>
中国的新闻自由，世界排名倒数第二。图为2023年世界新闻自由指数图是。 无国界记者组织官网截图  <text:a xlink:type="simple" xlink:href="https://www.rfa.org/mandarin/zhuanlan/teahouse/tea-05122023151823.html/@@stream" text:style-name="Internet_20_link" text:visited-style-name="Visited_20_Internet_20_Link">
</text:a>
</text:p>
      <text:p text:style-name="P4">
今年5月3号是联合国设立的世界新闻自由日30周年。联合国教科文组织的宗旨之一是维护和促进言论自由、媒体的独立性和多元化。今年世界新闻自由日的时候，联合国教科文组织举办活动的重点之一在于聚焦数字时代媒体和记者面临的新风险。</text:p>
      <text:p text:style-name="P4">
世界新闻自由日之际，有西方国家政府首脑强调新闻自由的重要性。但是，为何中国政府和官方媒体一片寂静？北京长峰医院大火之后，为什么有网友认为中国新闻媒体已死？我们《周末茶馆》节目请密切观察中国新闻自由状况的中国前媒体人李大海进行分析。</text:p>
      <text:p text:style-name="P4">
海外关注记者权益的非政府组织无国界记者近日对世界上180个国家的新闻自由程度进行排名，北欧国家挪威连续7年第一，中国倒数第二，仅次于朝鲜。在无国界记者组织看来，中国是世界上监禁记者最大的监狱，在押记者超过100人。中国官方新华社过去报道曾经把无国界记者形容为抹黑中国的反华组织。</text:p>
      <text:p text:style-name="P4">
那么，无国界记者对中国新闻自由状况的总结有何意义？中国新闻自由状况持续下降的根本原因是什么？我们请前中国媒体人、现在旅居美国的时事分析人士鲁难进行分析。</text:p>
      <text:p text:style-name="P4">
美国总统拜登在白宫发表的声明中表示，新闻自由是民主的一个支柱，它使我们的政府和社会能够进行自我批评和自我纠正，它能进行教育、启迪、曝光和揭示，它是事实真相的守护者。</text:p>
      <text:p text:style-name="P4">
自由亚洲电台《周末茶馆》专题节目时间是半小时，关注中国社会民生热点话题。欢迎大家在网上转发我们的节目链接。</text:p>
      <text:p text:style-name="P4">
主持人小安的社交媒体：</text:p>
      <text:p text:style-name="P4">
推特账号：https://twitter.com/XIAOAN000</text:p>
      <text:p text:style-name="P4">
脸书账号：https://www.facebook.com/pei.an.58</text:p>
      <text:p text:style-name="P4">
自由亚洲电台播出的被采访人的观点，并不一定代表自由亚洲电台的立场。</text:p>
      <text:p text:style-name="P4">
Source: <text:a xlink:type="simple" xlink:href="https://www.rfa.org/mandarin/zhuanlan/teahouse/tea-05122023151823.html" text:style-name="Internet_20_link" text:visited-style-name="Visited_20_Internet_20_Link">
https://www.rfa.org/mandarin/zhuanlan/teahouse/tea-05122023151823.html</text:a>
</text:p>
      <!--NEWS-->
      <text:h text:style-name="P10" text:outline-level="1">
<text:span text:style-name="T4">
变态辣椒：恶狼请走</text:span>
</text:h>
      <text:p text:style-name="P4">
Author: None</text:p>
      <text:p text:style-name="P4">
Publisher: Radio Free Asia (Organization)</text:p>
      <text:p text:style-name="P4">
Published Time: 2023-05-12T17:11:32-04:00</text:p>
      <text:p text:style-name="P4">
Modified Time: 2023-05-12T17:11:3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0" text:anchor-type="as-char" svg:width="6.9236in" svg:height="3.88615in" draw:z-index="0">
<draw:image xlink:href="../Images/rfamandarin/2023-05-12T17-11-32-04-00/000000.png" xlink:type="simple" xlink:show="embed" xlink:actuate="onLoad" draw:mime-type="image/png"/>
</draw:frame>
 <text:a xlink:type="simple" xlink:href="https://www.rfa.org/mandarin/biantailajiaomanhua/pepper-05122023165427.html/@@images/image" text:style-name="Internet_20_link" text:visited-style-name="Visited_20_Internet_20_Link">
</text:a>
Photo: RFA</text:p>
      <text:p text:style-name="P4">
在渥太华发现一名中国外交官企图威胁一名加拿大政客及其家人，进而决定将他列为不受欢迎人物驱逐之后，北京以牙还牙，中加双方发生了互逐外交官的风波。这位华裔加拿大议员由于在国会提出动议要求谴责中国粗暴对待其维吾儿少数族裔的方式，成为北京的眼中钉。爪尖齿利的"战狼"外交官已经在数个驻在国试图压制流亡反对者的批评与反对，激起了对中国外交影响力的关切。</text:p>
      <text:p text:style-name="P4">
Source: <text:a xlink:type="simple" xlink:href="https://www.rfa.org/mandarin/biantailajiaomanhua/pepper-05122023165427.html" text:style-name="Internet_20_link" text:visited-style-name="Visited_20_Internet_20_Link">
https://www.rfa.org/mandarin/biantailajiaomanhua/pepper-05122023165427.html</text:a>
</text:p>
      <!--NEWS-->
      <text:h text:style-name="P10" text:outline-level="1">
<text:span text:style-name="T4">
专栏 | 夜话中南海：刘亚洲二十二年前的文章内容竟令爱国军人绝望到想死</text:span>
</text:h>
      <text:p text:style-name="P4">
Author: None</text:p>
      <text:p text:style-name="P4">
Publisher: Radio Free Asia (Organization)</text:p>
      <text:p text:style-name="P4">
Published Time: 2023-05-12T17:13:56-04:00</text:p>
      <text:p text:style-name="P4">
Modified Time: 2023-05-12T17:13:56-04:00</text:p>
      <text:p text:style-name="P4">
Description: None</text:p>
      <text:p text:style-name="P4">
Videos: []</text:p>
      <text:p text:style-name="P4">
Audios: ["<text:a xlink:type="simple" xlink:href="https://www.rfa.org/mandarin/zhuanlan/yehuazhongnanhai/gx-0512202315524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21" text:anchor-type="as-char" svg:width="6.9236in" svg:height="3.88615in" draw:z-index="0">
<draw:image xlink:href="../Images/rfamandarin/2023-05-12T17-13-56-04-00/000000.png" xlink:type="simple" xlink:show="embed" xlink:actuate="onLoad" draw:mime-type="image/png"/>
</draw:frame>
 刘亚洲的《金门战役检讨》旧文片段 <text:a xlink:type="simple" xlink:href="https://www.rfa.org/mandarin/zhuanlan/yehuazhongnanhai/gx-05122023155241.html/@@images/image" text:style-name="Internet_20_link" text:visited-style-name="Visited_20_Internet_20_Link">
</text:a>
网络图片  <text:a xlink:type="simple" xlink:href="https://www.rfa.org/mandarin/zhuanlan/yehuazhongnanhai/gx-05122023155241.html/@@stream" text:style-name="Internet_20_link" text:visited-style-name="Visited_20_Internet_20_Link">
</text:a>
</text:p>
      <text:p text:style-name="P4">
曾被中共官媒文章评价为“高层文胆”、“军中才子”、“中国鹰派”的刘亚洲的《金门战役检讨》等文章被当年的青年军人读罢之后居然绝望到产生了想死的感觉。甚至感觉不但自己该死，整个中华民族都该死；不民主、不自由、专制，没有对人民做过任何有益的事的共产党当然也该死；在美军方面没法立足的解放军也该死……</text:p>
      <text:p text:style-name="P4">
我们本专栏的上篇文章《刘亚洲果真反对武力攻台吗？》已经介绍了如果仔细研讨刘亚洲的《金门战役检讨》一文，无论如何不应该得出刘亚洲反对“武力攻台”或者说反对“武统”的结论。相反，刘亚洲这篇写于22年前的大作，恰恰不是在宣扬“攻台必败”，成文的目的就是提醒全党全军，更是提醒当时在内部讲话中已经宣称“台湾必有一战”的时任中共总书记江泽民：“唯有认真吸取金门之战血的教训，才能在未来的台海决战中稳操左券”。</text:p>
      <text:p text:style-name="P4">
但是，偏偏就有中国大陆毛左在批判文章中斥责“整个《金门战役检讨》一文，完全站在蒋匪军的立场上，对牺牲的解放军指战员冷嘲热讽、幸灾乐祸，对反动势力则极力渲染其“战斗精神”，赞赏不已，庆幸不已。</text:p>
      <text:p text:style-name="P4">
撰写这类批刘文章的作者，以刘亚洲曾经探访过金门，“参观过人家的纪念馆”为佐证。结论出“刘亚洲渲染的金门战役，是替蒋匪军打气，打击解放军的士气，企图吓退解放台湾的步伐。这样就保护了他心目中的民主样板、中华民族的出路台湾式政治”；“读了刘的金门战役检讨，给人的感觉，解放军再也无法、无力与匪军一战，以武力解放台湾的事，当然想也不必想了。！”</text:p>
      <text:p text:style-name="P4">
其实，客观评价，刘亚洲的《金门战役检讨》中谈得上揭露了一些中共历史“黑暗面”而能够被“反贼”们引以为据的，只有如下一段：“金门战役我军被俘四千余人，其中三千人于1952年被台湾用渔船分批遣返大陆。这三千人一律被开除党籍、军籍，遣返老家种地。一部份人被定为叛徒，判刑。文化大革命中，三千人统统受到批判，纵是农民也不能幸免。用他们自己的话说就是："苦战三天，受苦三十年。"1983年后，为这批苦难将士恢复政策，也不过是补发一点钱物，恢复党籍，按复员处理军籍问题。其中不少人由于挨饿、生病、批斗、年迈等原因，早已不在人世。活着的人都年过七旬，华发飘零。一生也就这么毁了。助攻团教导员陈之文，被俘后坚贞不屈，在集中营里组织斗争，回大陆后却被定为叛徒。1983年，通过复查，为其恢复党籍，三十余年冤屈得到申张，因兴奋过度，心脏病突发，猝死。全村人痛哭，道‘老陈什么苦都吃了，什么罪都受了，可什么福也没享过。命薄啊……’。"</text:p>
      <text:p text:style-name="P4">
如此而已！</text:p>
      <text:p text:style-name="P4">
限于篇幅，笔者不可能逐段 逐句 地对刘亚洲的《金门战役检讨》进行详细分析，但就凭这其中的“才能在未来台湾决战中稳操左券”一句，就足以说明刘亚洲的苦心真的是如“军报网”的一篇评论文章所说的“以史为鉴，挫折过往砺后人”。：</text:p>
      <text:p text:style-name="P4">
笔者拜读过所有能够在网上搜索到的中国大陆境内毛左们的批刘文章，发现不少都是在用刘亚洲《金门战役检讨》中讨论美军必然参战的部分当“论据”，认为刘亚洲是“长敌人的志气，灭自己的威刚”。</text:p>
      <text:p text:style-name="P4">
刘亚洲在他的这篇《金门战役检讨》中，特别提醒了“历史是教科书。历史的经验值得注意。将来我对台作战，务必做好第三股力量以突如其来的形式介入的准备”。</text:p>
      <text:p text:style-name="P4">
刘亚洲说：“这第三股力量可能是日本，主要是美国。”</text:p>
      <text:p text:style-name="P4">
请注意，这句话是刘亚洲22年前写下的。</text:p>
      <text:p text:style-name="P4">
现如今，日本方面自“台湾有事就是日本有事”的口号提出以来，中日关系之日益恶化和亚洲“小北约”的实际形成，已经令全世界都坚信一旦台海开战，日本绝无可能无动于衷。但22年前的中日关系正值“蜜月”，当时的刘亚洲即已经把日本列为“以突如其来的形式介入”中共对台作战的“第三股力量”，确实称得上是有先见之明。</text:p>
      <text:p text:style-name="P4">
另外，早在7年前的2015年10月，刘亚洲又发表了题为《从钓鱼岛问题看中日关系》的文章。他写到：中日不断对抗会使中日双方向和平的方面越走越远，向战争的方向越走越近。而一旦中日陷入军事冲突，对中国而言只有一个选择，必须打赢，没有退路。</text:p>
      <text:p text:style-name="P4">
发表这篇文章时的刘亚洲，正在他的国防大学政委的宝座上实践着他的强军大梦。此文发表几个月后，习近平即亲率全体中央军委委员前往国防大学，当时的中共官媒还特别以《上将刘亚洲有多强硬？》为题发表专题报道，特别配发了刘亚洲向习近平做讲解的照片，详细介绍有“高层文胆”、“军中才子”、“中国鹰派”之称的刘亚洲“发表的文章多论述中日关系、中美关系、军事改革等，多有强硬表态，同时，他也会发表有关军队反腐的言论，言辞犀利。”</text:p>
      <text:p text:style-name="P4">
而就在中共官媒把刘亚洲以及他在当时的国防大学的重要理论助手戴旭大校都 称之为“中国鹰派”的同时，在一批毛左们的眼里，他刘亚洲则完全相反。</text:p>
      <text:p text:style-name="P4">
我们的上篇文章中已经介绍过刘亚洲在他的《金门战役检讨》中还说：“我可以断言：一旦台海战争爆发，美国必然参战。理由有四：①二十一世纪美国已把遏制中国的崛起当作首选目标。②台湾具有美国和日本不可不看重的地缘和政治条件。③美国对台湾安全的承诺。④美国人的价值观念。它如不干涉别国主权，它就不是美国。昨天，我们从蒋介石那里学到了“枪杆子里面出政权”的道理，今天，我们应从美国人那里学会“枪杆子里面出主权”的道理。主权不能用嘴巴来保卫，只能用武力。我们必须做好与美军一战的准备……。”</text:p>
      <text:p text:style-name="P4">
如果只把22年前的这篇文章写到如上一段为上，也许还能令整个中国大陆上的无数毛左和爱国贼们精神为之一振，敢于用枪杆子向美国人讨“主权“，也就是敢于对美军开战的意思了，听上去应该是足够霸气了。</text:p>
      <text:p text:style-name="P4">
但是，二十二年前的刘亚洲写到这里显然是意犹未尽，接着又加入了如下一段：”事实上，美军已制定好的几套对我作战的方案中，第三套方案极似‘神风’，原文如下：“让中国完成二十万人以上的登陆，再突然介入夺回制空、制海权并封锁台湾海峡。联手台军围歼失去弹药与补给的中国军队。这个方案可以给中国极大的政治打击，相当程度地震撼和摧毁留在大陆的中国军队的战斗意志。”</text:p>
      <text:p text:style-name="P4">
22年前的美国方面是否已经有了武力阻止中国犯台的几套“作战方案”以及刘亚洲是怎么知道的我们无从讨论，但显然是刘亚洲这里所说的“这个方案可以给中国极大的政治打击，相当程度地震撼和摧毁留在大陆的中国军队的战斗意志”，令毛左及爱国贼们无法受用。认为刘亚洲是“长敌人的志气，灭自己的威风”。与他刘亚洲的其他作品中对美军之实力的客观介绍和分析联系在一起“上纲上限”，他刘亚洲就成了隐藏在军队中的“第五纵队”、普世价值的吹鼓手、中国军队的头号汉奸、带路党的带头人等等。</text:p>
      <text:p text:style-name="P4">
自今年初香港明体关于刘亚洲“可能被判死缓”的消息传回内地后，毛左们立刻再次掀起一次批刘高潮，一篇刊登于《乌有之乡》，署名“故人评说”的文章《回看刘亚洲》中写道：本世纪初，20年前，刘亚洲名声雀起，如日中天，被称为思想家、战略家、理论家，光芒四射，让人不敢直视。刘的书，虽然没有正式出版，但在国大、军科附近的几家书店，都有印刷品出售，军队一些院校，也有人“盗印”刘的书出售，刘的文章，在军内网上也能看到。</text:p>
      <text:p text:style-name="P4">
这位自称是20年前的“青年军人”的批刘文章作者回忆说：我也是那个时候读到刘亚洲的文章，诸如《甲申再祭》、《金门战役检讨》之类。我那时也年轻气盛，不那么轻易接受别人的观点。刘亚洲的文章，的确很流畅，突兀，引人入胜，让人有看完的冲动。但是，刘亚洲的言论，和我们此前受到的教育，不但在内容上，而且在感情上、立场上、思维方法上，完全对立，无法兼容。看了刘亚洲的文章，感觉自己以前学的党史、军史、毛选、马列主义哲学，完全是错误的、过时的、没用的。我那时还是个青年军人，看了刘的文章，感觉很绝望，产生了想死的感觉：不但自己觉得该死，而且感觉整个中华民族都该死，这么个劣等民族根本没有必要活在世界上，没有任何前途，也没有任何意义；共产党该死，一个不民主、不自由、专制的党，一个没有对人民做过任何有益的事的党，当然该死；整个解放军也该死，在美军面前，简直是无法立足，没有资格和美军相比。</text:p>
      <text:p text:style-name="P4">
一篇让人如此沮丧的文章，我想，总不是好文章。甲申再祭，把我们的老祖宗抹得乌七马黑，一无是处。金门战役检讨，又把解放军抹得乌七马黑，一无是处。而当时，美军如此“强大”，用刘亚洲的话说，它想打谁就打谁，再也没有对手。解放军如此渺小，无论在哪一方面，都无法和美军相比，还有存在的必要吗？</text:p>
      <text:p text:style-name="P4">
这位20多年前的“青年军人”继续批判道：在甲申再祭中，刘亚洲把满清当作汉人、中华文化的救世主，甚至扬州八日、嘉定三屠，也成了中华文化脱胎换骨的必要成本，不但不能批判，相反，对清人的屠刀，我们还须感激、庆幸。让人震惊——解放军的高级将领，怎么会有如此荒谬的言论？而且，还受到那么多追捧，几乎听不到批评的声音。</text:p>
      <text:p text:style-name="P4">
尤其，刘亚洲在美国发动伊拉克战争、阿富汗战争、科索沃战争等几场侵略战争时，对美国霸权不但不加以批判，而且还说，美国这么伟大的民族，它不统治世界谁统治世界？和当时的凤凰卫视一个调子……。尽管当时崇洋媚外、民族自贱成风，但是如刘亚洲那样卑躬屈膝、颂扬霸权主义、颂扬中国宿敌的人物，仍不多见。</text:p>
      <text:p text:style-name="P4">
据此，这位批刘作者强烈质疑：“刘（亚洲）这样的人物，如果生活在土地革命战争期间，面对强大的国民党反动势力，他会参加土地革命吗？他不会退党吗？不会叛变吗？如果他是抗日战争时期的国民党高级将领，他能坚持抗战吗？他不会投降吗？他会不会积极反共、消极抗日？如果他是建国之初的高级将领，他敢参加抗美援朝吗？他会支持抗美援朝吗？我很怀疑。”</text:p>
      <text:p text:style-name="P4">
不但是大批特批刘亚洲，这位20年前的“青年军人”还把一些被中国内地网民和中国境外公认的中共军内“鹰派“人物也都捎带着乱批了一通。他说：刘任某校政委后，便网罗了一批军内公知型专家学者，把国内军队的思想教育搞得乌烟瘴气，也有他们一份功劳。有位少将被称为“鹰派”，但却又提出“救美国就是救中国”，来自国大；在俄乌战争期间，指俄罗斯采取了一种“被人类文明抛弃”的崛起形式的公姓大校，也出自国大；那位称美国人有外星人帮助，并让中国宁可信其有、不可信其无，指朝鲜是中国的灾难的网红少将，也出自国大。刘的这种荒谬用人风格，不但不受批评，而且还被认为是“不拘一格用人才”。</text:p>
      <text:p text:style-name="P4">
这里的“公姓大校”，无疑是指公方彬，他的“越界”和“出格”以及哪一位“网红少将”曾经指“朝鲜是中国的灾难”，笔者都会在本专栏的下篇文章中有所涉猎。而如上所说的“救美国就是救中国”之说的“专利所有者”，应该是解放军空军少将，空军指挥学院教授乔良。</text:p>
      <text:p text:style-name="P4">
2009年06月23日《环球时报》发表了著名的《超限战》作者乔良的论“救美国就是救中国”。按照乔良的说法：中国国力的日益雄厚，难免助长国内民族信心的高涨。不过，在这个时候谈中国独立的国家战略和国际战略，其实都有点自大，因为几乎中国所有的国内或国外政策都深受美国影响，基本上所有的政策都要考虑美国的反应，这是我国决策的一条隐形线索。中国到现在还是被绑在美国的经济圈上的，作为美国主要的产品加工厂、商品提供者，中国谈大国思维，大国策略就必须考虑美国因素，这是中国今天的一种无奈。</text:p>
      <text:p text:style-name="P4">
基于如上理由，乔良认为：现在中国无论如何还是要帮助美国，不能让美国崩溃。其实救美国就是救中国，这是一个我们即使恨得牙痒也必须面对的话题。不能让美国崩溃的原因就在于：美国这艘大船的沉没将把旁边的船都拖入海底。不过，除了美国，今天还没有一个大国能够维持或者开创一种崭新的国际秩序，只有美国现在还有这种力量、号召力。美国的力量虽然明显削弱了，但仍然没有替代性，没有哪个国家今天可以替代美国，美元也仍然是世界上最受看重的货币。</text:p>
      <text:p text:style-name="P4">
如上文章发表后，一时间遭到了中国大陆毛左以及爱国贼们的齐声讨伐。其实，乔良当时表这一观点目的不过是因应当时网上一片抛售美国债的“爱国呼声”，要提醒那些心态操之过急的爱国贼们“少安毋躁”，试图让自己的拥趸者们相信中国购买美国国债，不是因为糊里糊涂继续上美国人的套，而是现在中国和美国的利益已经捆绑在一起，救美国主要是为了保障中国的利益。但在下一次经济危机到来时，美国很难迈过去。</text:p>
      <text:p text:style-name="P4">
乔良此文的最后一句是：我无法看好美国，但中国还需要耐着性子陪美国走完这一段！</text:p>
      <text:p text:style-name="P4">
(本期节目由高新主持及播讲）</text:p>
      <text:p text:style-name="P4">
(文章只代表特约评论员个人的立场和观点）</text:p>
      <text:p text:style-name="P4">
Source: <text:a xlink:type="simple" xlink:href="https://www.rfa.org/mandarin/zhuanlan/yehuazhongnanhai/gx-05122023155241.html" text:style-name="Internet_20_link" text:visited-style-name="Visited_20_Internet_20_Link">
https://www.rfa.org/mandarin/zhuanlan/yehuazhongnanhai/gx-05122023155241.html</text:a>
</text:p>
      <!--NEWS-->
      <text:h text:style-name="P10" text:outline-level="1">
<text:span text:style-name="T4">
中澳关系回暖新迹象？中国外长秦刚预计七月访澳大利亚</text:span>
</text:h>
      <text:p text:style-name="P4">
Author: chinese@voanews.com (杨安)</text:p>
      <text:p text:style-name="P4">
Publisher: 美国之音中文网 (Type: NewsMediaOrganization)</text:p>
      <text:p text:style-name="P4">
Published Time: 2023-05-12T17:22:52+08:00</text:p>
      <text:p text:style-name="P4">
Modified Time: 2023-05-12 09:22:52Z</text:p>
      <text:p text:style-name="P4">
Description: 据香港《南华早报》周五（5月12日）报道，中国外交部长秦刚预计将于7月访问澳大利亚堪培拉，这将是两国之间最新的“对等互访”。</text:p>
      <text:p text:style-name="P4">
Videos: []</text:p>
      <text:p text:style-name="P4">
Images: []</text:p>
      <text:p text:style-name="P4">
Categories: '中国'</text:p>
      <text:p text:style-name="P4">
Type: None</text:p>
      <!--METADATA-->
      <text:p text:style-name="P4">
NoneNone</text:p>
      <text:p text:style-name="P4">
Source: <text:a xlink:type="simple" xlink:href="https://www.voachinese.com/a/qin-gang-to-visit-australia-20230512/7090259.html" text:style-name="Internet_20_link" text:visited-style-name="Visited_20_Internet_20_Link">
https://www.voachinese.com/a/qin-gang-to-visit-australia-20230512/7090259.html</text:a>
</text:p>
      <!--NEWS-->
      <text:h text:style-name="P10" text:outline-level="1">
<text:span text:style-name="T4">
市场衡量美债上限和通膨等议题 欧股收高</text:span>
</text:h>
      <text:p text:style-name="P4">
Publisher: 法新社</text:p>
      <text:p text:style-name="P4">
Published Time: 2023-05-12T17:32:08+00:00</text:p>
      <text:p text:style-name="P4">
Modified Time: 2023-05-12T17:20:04+00:00</text:p>
      <text:p text:style-name="P4">
Description: （法新社伦敦12日电） 投资人衡量美国债务上限、美中谈话和更多经济趋缓徵兆等问题，欧洲股市今天收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2" text:anchor-type="as-char" svg:width="6.9236in" svg:height="3.617581in" draw:z-index="0">
<draw:image xlink:href="../Images/rficn/2023-05-12T17-32-08-00-00/000000.png" xlink:type="simple" xlink:show="embed" xlink:actuate="onLoad" draw:mime-type="image/png"/>
</draw:frame>
</text:p>
      <text:p text:style-name="P4">
伦敦FTSE 100指数上涨24.04点或0.31%，收在7754.62点。</text:p>
      <text:p text:style-name="P4">
法兰克福DAX指数上涨78.91点或0.50%，收在15913.82点。</text:p>
      <text:p text:style-name="P4">
巴黎CAC 40指数上涨33.07点或0.45%，收在7414.85点。（译者：徐睿承）</text:p>
      <text:p text:style-name="P4">
Source: <text:a xlink:type="simple" xlink:href="https://www.rfi.fr/cn/%E8%B4%A2%E7%BB%8F%E5%BF%AB%E8%AE%AF/20230512-%E5%B8%82%E5%9C%BA%E8%A1%A1%E9%87%8F%E7%BE%8E%E5%80%BA%E4%B8%8A%E9%99%90%E5%92%8C%E9%80%9A%E8%86%A8%E7%AD%89%E8%AE%AE%E9%A2%98-%E6%AC%A7%E8%82%A1%E6%94%B6%E9%AB%98" text:style-name="Internet_20_link" text:visited-style-name="Visited_20_Internet_20_Link">
https://www.rfi.fr/cn/%E8%B4%A2%E7%BB%8F%E5%BF%AB%E8%AE%AF/20230512-%E5%B8%82%E5%9C%BA%E8%A1%A1%E9%87%8F%E7%BE%8E%E5%80%BA%E4%B8%8A%E9%99%90%E5%92%8C%E9%80%9A%E8%86%A8%E7%AD%89%E8%AE%AE%E9%A2%98-%E6%AC%A7%E8%82%A1%E6%94%B6%E9%AB%98</text:a>
</text:p>
      <!--NEWS-->
      <text:h text:style-name="P10" text:outline-level="1">
<text:span text:style-name="T4">
专栏 | 解读新疆：维吾尔人被禁止开斋节祈祷，泰国难民拘留中心惹争议</text:span>
</text:h>
      <text:p text:style-name="P4">
Author: None</text:p>
      <text:p text:style-name="P4">
Publisher: Radio Free Asia (Organization)</text:p>
      <text:p text:style-name="P4">
Published Time: 2023-05-12T17:37:01-04:00</text:p>
      <text:p text:style-name="P4">
Modified Time: 2023-05-12T17:37:01-04:00</text:p>
      <text:p text:style-name="P4">
Description: None</text:p>
      <text:p text:style-name="P4">
Videos: []</text:p>
      <text:p text:style-name="P4">
Audios: ["<text:a xlink:type="simple" xlink:href="https://www.rfa.org/mandarin/zhuanlan/jieduxinjiang/xinjiang-0512202315260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23" text:anchor-type="as-char" svg:width="6.9236in" svg:height="4.612011in" draw:z-index="0">
<draw:image xlink:href="../Images/rfamandarin/2023-05-12T17-37-01-04-00/000000.png" xlink:type="simple" xlink:show="embed" xlink:actuate="onLoad" draw:mime-type="image/png"/>
</draw:frame>
 新疆维吾尔族人在喀什市的艾提尕尔清真寺祈祷 <text:a xlink:type="simple" xlink:href="https://www.rfa.org/mandarin/zhuanlan/jieduxinjiang/xinjiang-05122023152603.html/@@images/image" text:style-name="Internet_20_link" text:visited-style-name="Visited_20_Internet_20_Link">
</text:a>
法新社资料图  <text:a xlink:type="simple" xlink:href="https://www.rfa.org/mandarin/zhuanlan/jieduxinjiang/xinjiang-05122023152603.html/@@stream" text:style-name="Internet_20_link" text:visited-style-name="Visited_20_Internet_20_Link">
</text:a>
</text:p>
      <text:p text:style-name="P4">
听众朋友大家好，我是陈爱祯，欢迎您与我一起解读新疆。据当地居民和警方表示，在新疆维吾尔自治区的许多地方，中国当局禁止大多数维吾尔人在开斋节期间在清真寺甚至家中祈祷，一些地区的老年人被允许在警察观察期间前往当地的清真寺祈祷，此举标志着伊斯兰斋月的结束。而近日发生的维吾尔人在泰国难民拘留中心的死亡引起了人权团体的警觉，他们呼吁为维吾尔难民提供更好的医疗服务与庇护程序。活动人士并要求释放在泰国移民拘留中心关押的维吾尔人。本期节目中，我们就一起来进一步了解有关情况。</text:p>
      <text:p text:style-name="P4">
据消息人士称，在今年 4 月 20 日至 21 日的开斋节期间，60 岁及以上的人被允许在警方严密监视下的当地清真寺祈祷。</text:p>
      <text:p text:style-name="P4">
自 2017 年以来，中国限制或禁止以穆斯林为主的维吾尔族人的民族习俗和宗教仪式，以消除“宗教极端主义”。</text:p>
      <text:p text:style-name="P4">
消息人士并称，在今年最重要的穆斯林节日开斋节期间，新疆当局巡逻城市街道并搜查房屋，以防止人们在家中秘密祈祷。</text:p>
      <text:p text:style-name="P4">
阿克苏地区亚尔科鲁克镇（Yarkowruk）的一名行政人员说，那里的一座清真寺开放供开斋节祈祷。该员工说，</text:p>
      <text:p text:style-name="P4">
“我们的警察去清真寺观察。我不知道人们是否需要获得许可才能去清真寺，因为我没有去过那里。”</text:p>
      <text:p text:style-name="P4">
同样，当地派出所的一名官员说，拜城县布隆乡只有一座清真寺开放供开斋节祈祷，但只有 60 岁以上的居民愿意祈祷时才被允许。</text:p>
      <text:p text:style-name="P4">
他补充说，政府发布通知，60 岁以下的人不能在开斋节祈祷。</text:p>
      <text:p text:style-name="P4">
该乡派出所的警察说，布隆乡只有十几名维吾尔族长老在清真寺参加开斋节祈祷，三名警察和几名辅警观察并记下了维吾尔人的名字。这名警察说，</text:p>
      <text:p text:style-name="P4">
“清真寺昨天开放，我们去那里监视人”，他并补充说，他告诉 60 岁以下的居民不要去清真寺。</text:p>
      <text:p text:style-name="P4">
一位出于安全原因要求匿名的当地居民告诉自由亚洲电台，当局摧毁了尼尔卡（Nilka）和库内斯县（Kunes）几乎所有的清真寺，因此即使政府允许人们在开斋节期间祈祷，他们也无法前去清真寺这样做。</text:p>
      <text:p text:style-name="P4">
托库兹塔拉县（Tokkuztara）阿克托佩（Aktope）派出所的一名工作人员告诉自由亚洲电台，包括老年人在内的居民不得在家中举行节日祈祷聚会，无一例外。</text:p>
      <text:p text:style-name="P4">
喀什地区佩孜瓦特县（Peyziwa）的一位居民告诉自由亚洲电台，她没有为庆祝开斋节拜访任何人，也没有准备维吾尔人在庆祝开斋节时吃的一种特殊油炸面团。</text:p>
      <text:p text:style-name="P4">
喀什地区马拉尔别西县居民区一位妇女说，她的邻居或亲戚都没有举行开斋节祈祷或庆祝活动，她告诉自由亚洲电台说，</text:p>
      <text:p text:style-name="P4">
“清真寺没有开放。 我的丈夫是一名警察，他在开斋节上班。这里没有开斋节祈祷，很安静。”</text:p>
      <text:p text:style-name="P4">
此外，在一名被关押在泰国难民拘留中心的维吾尔族被拘留者死亡后，人权组织进一步呼吁泰国当局为维吾尔族囚犯提供更好的生活条件和医疗服务，并允许他们申请庇护。</text:p>
      <text:p text:style-name="P4">
马托提·马图尔班（Mettohti Metqurban），40 岁，是来自中国新疆地区的维吾尔族难民，近期因疑似肝功能衰竭在曼谷拘留所死亡，这是自 2018年以来第五名在泰国移民拘留中心死亡的维吾尔人，也是今年第二名死亡的维吾尔人。据报道，阿卜杜勒艾则孜·阿布杜拉 (Abdul'eziz Abdulla)在泰国被拘留近 9 年后，于今年 2 月在同一难民营死于肺炎。</text:p>
      <text:p text:style-name="P4">
人权组织要求泰国政府在改善拘留中心条件的同时，将被关押在曼谷宣富 （Suan Phlu ）移民拘留中心的其他近 50名维吾尔难民，安置在一个对难民友好的国家。</text:p>
      <text:p text:style-name="P4">
人权组织泰国人民赋权基金会主任查丽达.塔加罗安素克 Chalida Tajaroensuk说，泰国拘留中心的维吾尔族难民的生活和健康状况应该引起关注，因为许多人在那里生病但被拒绝给予治疗。</text:p>
      <text:p text:style-name="P4">
马图尔班在医院出院后立即死亡，虽然他的死亡和疾病的细节仍然未知，但当局知道这些，塔加罗安素克近日告诉自由亚洲电台，</text:p>
      <text:p text:style-name="P4">
“因为当地的穆斯林组织要求允许他们派医生治疗病人并检查他们的健康状况，看守所不允许他们 这样做”。</text:p>
      <text:p text:style-name="P4">
<text:span text:style-name="T4">
塔加罗安素克</text:span>
 <text:span text:style-name="T4">
说，维吾尔难民问题的地位在泰国是一个微妙的问题，由国家安全委员会监督。</text:span>
</text:p>
      <text:p text:style-name="P4">
<text:span text:style-name="T4">
她指出，“他们将维吾尔族问题视为绝密和高度敏感的问题”，通过控制被拘留者的信息并决定谁可以探视他们，</text:span>
<text:span text:style-name="T4">
“因此，我们无法知道看守所内发生了什么。”</text:span>
</text:p>
      <text:p text:style-name="P4">
<text:span text:style-name="T4">
自由亚洲电台联系了位于华盛顿特区的泰国大使馆，以获取有关马图尔班死亡的信息，但没有收到回复。</text:span>
</text:p>
      <text:p text:style-name="P4">
人权观察中国高级研究员王松莲呼吁泰国当局遵守国际法，释放被拘留的维吾尔难民，并创造条件让他们可以轻松申请政治庇护。王松莲说，</text:p>
      <text:p text:style-name="P4">
“不幸的是，他们现在被关押在拥挤的拘留中心。 那里的条件令人恐惧和不人道。因此，他们必须有办法申请政治庇护。”</text:p>
      <text:p text:style-name="P4">
与东南亚许多其他国家一样，泰国尚未批准联合国难民公约。维吾尔人被认为是一个特殊群体，由国家安全机构管理，并且被阻止登记参加难民身份确定程序。</text:p>
      <text:p text:style-name="P4">
世界维吾尔代表大会 (WUC) 和维吾尔人权项目 (UHRP)在四月二十六日发表的一份声明中说，据报道，马图尔班在过去几周一直遭受严重的胃痛和呕吐，他的病情恶化并出现黄疸症状.</text:p>
      <text:p text:style-name="P4">
这些组织称，马图尔班于 4 月 21日被转移到医院，据信已在那里死亡，但泰国当局没有公开证实他的死讯。曾是拘留中心囚犯、现居住在土耳其并一直与马图尔班保持联系的艾力江（Elijan）说，马图尔班曾在拘留中心向警察请求治疗，但他们无视他的请求，而是给了他一些安眠药和缓解头痛的药。</text:p>
      <text:p text:style-name="P4">
维吾尔人权项目执行主任乌麦尔.卡纳特在一份声明中说，“在泰国当局采取人道行动释放这些只是寻求避风港的无辜者之前，还会有多少人死亡？世界各地的维吾尔人都对这些已经在苦难中等待了九年、而世界却没有伸出一根手指来拯救他们的难民感到非常痛苦。”</text:p>
      <text:p text:style-name="P4">
据世维会和维吾尔人权项目称，马图尔班是 2011 年逃离新疆维吾尔自治区的 350名维吾尔人之一，他们担心中国政府对主要是穆斯林的少数民族进行迫害，并被泰国当局逮捕和拘留。他们被关押在难民拘留中心，自 2014 年 3月以来，马图尔班一直被关押在那里。</text:p>
      <text:p text:style-name="P4">
这两个组织表示，2015 年，当局将约 170 名维吾尔人转移到土耳其，其中包括马图尔班的妻子和三个孩子，同时还有 100多名男女被驱逐回中国，此举引起了联合国难民事务高级专员的谴责。</text:p>
      <text:p text:style-name="P4">
人权组织此前曾呼吁泰国当局对维吾尔难民采取行动，2022 年有 50 多个维吾尔组织呼吁结束在泰国对维吾尔人的长期拘留。</text:p>
      <text:p text:style-name="P4">
另据报道，近日活动人士要求释放在泰国移民拘留中心被关押的维吾尔人，相关抗议活动在泰国驻德国和美国大使馆、领事馆外举行。</text:p>
      <text:p text:style-name="P4">
在德国慕尼黑泰国领事馆外一条安静的小街上，祖姆热提.艾尔肯 Zumretay Arkin 举起拳头对着麦克风大喊。</text:p>
      <text:p text:style-name="P4">
“维吾尔人的自由！我们要自由！我们要正义！我们要自由！释放被拘留的维吾尔人！”加拿大维吾尔人艾尔肯大喊，大约 20名示威者——其中一些人举着东突厥斯坦的蓝白新月星旗——重复回应艾尔肯的喊话.</text:p>
      <text:p text:style-name="P4">
抗议活动是针对 40 岁的维吾尔族难民马托提·马图尔班（ Mettohti Metqurban） 于 4 月因疑似肝功能衰竭在曼谷宣富 （ SuanPhlu ）移民拘留中心死亡而引发的。他是自 2018 年以来第五位在该设施中丧生的维吾尔人，也是今年第二位死亡的维吾尔人。</text:p>
      <text:p text:style-name="P4">
五月五日，德国和美国四个城市的维吾尔活动人士聚集在泰国领事馆和大使馆外，要求这个东南亚政府改善被拘留在泰国的维吾尔难民的条件。</text:p>
      <text:p text:style-name="P4">
抗议者还要求泰国当局允许联合国人权官员接触他们并释放他们，同时与第三国合作重新安置难民，并让他们与家人团聚。</text:p>
      <text:p text:style-name="P4">
大约 30 名维吾尔人举着东突厥斯坦旗帜和标语牌，聚集在泰国驻美国首都华盛顿大使馆外，要求释放维吾尔难民。</text:p>
      <text:p text:style-name="P4">
美国维吾尔协会主席埃尔菲达尔·伊力特拜尔在一封寄给泰国驻美国大使的信中说：“拘留维吾尔难民，尤其是他们的家园正在发生种族灭绝，侵犯了国际人权和泰国的核心价值观，尤其是道德、慷慨、正直和服务公共利益​​的价值观。”</text:p>
      <text:p text:style-name="P4">
撰稿、主持、制作：陈爱祯</text:p>
      <text:p text:style-name="P4">
Source: <text:a xlink:type="simple" xlink:href="https://www.rfa.org/mandarin/zhuanlan/jieduxinjiang/xinjiang-05122023152603.html" text:style-name="Internet_20_link" text:visited-style-name="Visited_20_Internet_20_Link">
https://www.rfa.org/mandarin/zhuanlan/jieduxinjiang/xinjiang-05122023152603.html</text:a>
</text:p>
      <!--NEWS-->
      <text:h text:style-name="P10" text:outline-level="1">
<text:span text:style-name="T4">
专栏 | 西藏纵览：拉萨街头小贩在“清理”街道运动中成为目标; 海外藏人集会支持达赖喇嘛</text:span>
</text:h>
      <text:p text:style-name="P4">
Author: None</text:p>
      <text:p text:style-name="P4">
Publisher: Radio Free Asia (Organization)</text:p>
      <text:p text:style-name="P4">
Published Time: 2023-05-12T17:37:08-04:00</text:p>
      <text:p text:style-name="P4">
Modified Time: 2023-05-12T17:37:08-04:00</text:p>
      <text:p text:style-name="P4">
Description: None</text:p>
      <text:p text:style-name="P4">
Videos: []</text:p>
      <text:p text:style-name="P4">
Audios: ["<text:a xlink:type="simple" xlink:href="https://www.rfa.org/mandarin/zhuanlan/xizangzonglan/tibet-0512202315263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24" text:anchor-type="as-char" svg:width="6.9236in" svg:height="4.478006in" draw:z-index="0">
<draw:image xlink:href="../Images/rfamandarin/2023-05-12T17-37-08-04-00/000000.png" xlink:type="simple" xlink:show="embed" xlink:actuate="onLoad" draw:mime-type="image/png"/>
</draw:frame>
图为一贩卖酥油茶的藏族小贩，在甘孜县一个小镇的路边等待顾客。 <text:a xlink:type="simple" xlink:href="https://www.rfa.org/mandarin/zhuanlan/xizangzonglan/tibet-05122023152630.html/@@images/image" text:style-name="Internet_20_link" text:visited-style-name="Visited_20_Internet_20_Link">
</text:a>
法新社资料图片  <text:a xlink:type="simple" xlink:href="https://www.rfa.org/mandarin/zhuanlan/xizangzonglan/tibet-05122023152630.html/@@stream" text:style-name="Internet_20_link" text:visited-style-name="Visited_20_Internet_20_Link">
</text:a>
</text:p>
      <text:p text:style-name="P4">
听众朋友大家好，我是陈爱祯，西藏纵览邀请您与我一同纵览西藏。中国政府加强了对西藏首府拉萨及其周边街头小贩的视频监控和检查，以努力清理这座城市，尽管自治区内部消息人士称，这些措施旨在让藏人商贩离开街头，并且指出，中国政府正试图剥夺许多这些小贩的唯一收入来源。另据了解，警察持续骚扰青海省前藏语学校的教师，尽管学校已于2021 年 7月关闭，但警方仍在关注他们的行动。此外，海外藏人近期集会支持达赖喇嘛，抗议者要求媒体为诽谤这位藏传佛教精神领袖道歉。本期节目中，我们就一起来详细了解有关情况。</text:p>
      <text:p text:style-name="P4">
出于安全原因拒绝透露姓名的消息人士称，拉萨街头西藏小贩在“清理”街道运动中成为目标，地方当局于 3 月 20 日开始在这个约有 560,000人的城市开展“清理拉萨”运动，他们正在检查大昭寺及其周围的所有街头商贩。</text:p>
      <text:p text:style-name="P4">
藏人认为拉萨八廓广场的四层佛寺是西藏自治区最神圣、最重要的寺庙。</text:p>
      <text:p text:style-name="P4">
该地区一位藏人说，中国当局还禁止出售糌粑（一种由青稞、沙干布或干牦牛和羊肉制成的西藏食物）以及其他食品的藏人商贩，声称他们没有适当的食品徽章，该人士告诉自由亚洲电台，</text:p>
      <text:p text:style-name="P4">
“虽然中国政府暗示该运动旨在保持拉萨市的清洁，但可以看出，在这场运动中，只有藏族商贩是当局针对的目标”。</text:p>
      <text:p text:style-name="P4">
消息人士并补充说，当局还要求藏族街头小贩停止销售藏族歌曲光碟，并无缘无故地审问他们，他说，</text:p>
      <text:p text:style-name="P4">
“这给以街头贩卖为生的藏人造成了很多麻烦”。</text:p>
      <text:p text:style-name="P4">
在随之的政治敏感纪念日到来之前，拉萨和其他主要城镇加强了安全措施，在此期间，警方随机检查个人和他们的手机是否有与该地区以外的人联系。</text:p>
      <text:p text:style-name="P4">
西藏学者并且是2021年出版的《西藏社会的社群结构：教育、社会和灵性》一书的作者嘉乐洛（ Gyal Lo ）说，</text:p>
      <text:p text:style-name="P4">
“最终，在所有这些运动中，中国政府想要根除或消除任何团结西藏兄弟情谊的地方或企业，”，</text:p>
      <text:p text:style-name="P4">
根据拉萨警方网站上的信息，到目前为止，当局已经在“清理拉萨”运动中审问了近 30 名街头小贩，并将继续检查</text:p>
      <text:p text:style-name="P4">
。另一位藏人知情人士说，</text:p>
      <text:p text:style-name="P4">
“一些街头小贩继续卖东西，因为这是他们的生计”。</text:p>
      <text:p text:style-name="P4">
他说，其他试图与中国当局对抗的人已被拘留，但没有关于被捕者或他们被关押地点的信息。</text:p>
      <text:p text:style-name="P4">
知情人士还说：“中国政府试图以此类运动为幌子，夺走许多这些西藏小贩的唯一收入来源。”</text:p>
      <text:p text:style-name="P4">
在纽约的中国律师项小吉说，该运动的一个可能动机是，鉴于拉萨是一个旅游中心，中国政府希望维持其促进西藏经济发展的说法。项小吉告诉自由亚洲电台，</text:p>
      <text:p text:style-name="P4">
“他们不希望游客在街上看到藏人是小贩，他们想描绘藏人过着美好的、经济上满足的生活。”</text:p>
      <text:p text:style-name="P4">
此外，西藏消息人士称，中国当局一直骚扰在青海省一所开设藏语课程的私立学校任职的联合创办人和教师，该学校已于 2021 年 7 月关闭。</text:p>
      <text:p text:style-name="P4">
当局关闭了位于青海果洛藏族自治州达日县的狮龙宫殿学校（Sengdruk Taktse ），这是对推广藏族文化和提供藏语教学的学校进行更广泛的取缔。</text:p>
      <text:p text:style-name="P4">
据自由亚洲电台报道，当时那里的学生被告知要在该地区开设汉语课程的中国政府附属学校就读。</text:p>
      <text:p text:style-name="P4">
两位出于安全原因拒绝透露姓名的消息人士说，当局一直在监视和追捕该学校的联合创办人更桑坚参活佛 （Khenpo Jigmey Kunga Gyaltsen）以及在那里任教的老师。一位来自西藏境内的藏人说，</text:p>
      <text:p text:style-name="P4">
“自从中国政府于 2021 年关闭狮龙宫殿民办中学以来，该地点一直未被使用。学校的所有教师和附属工作人员不断被传唤到警察局接受讯问，并受到严格审查。他们也会被监视与谁会面。”</text:p>
      <text:p text:style-name="P4">
一位了解情况的流亡藏人说，该校以前的学生大多就读于中国政府所办的学校，该知情人士表示，</text:p>
      <text:p text:style-name="P4">
“最初，当政府强行关闭狮龙宫殿学校时，他们说他们仍将在中国政府的监督下将校舍用于教育目的，但已经快两年了，学校仍然闲置”。</text:p>
      <text:p text:style-name="P4">
中国政府在 2020 年至 2021 年期间关闭了西藏的许多私立学校，并禁止学生支付校外藏语和佛学课程的费用。</text:p>
      <text:p text:style-name="P4">
当局关闭狮龙宫殿学校大约三周后，他们以精神疾病为由拘留了曾教过二年级和三年级学生的仁钦吉，并将她送往医院。据自由亚洲电台早些时候报道，她后来被指控煽动分裂主义，并在家中被捕，但最终于2022 年 8 月获释。</text:p>
      <text:p text:style-name="P4">
面对占中国多数的汉族人口的统治，中国当局经常对提倡保护西藏语言和文化的藏人提出分裂主义指控。</text:p>
      <text:p text:style-name="P4">
藏人私立学校的被迫关闭加剧了数十年来人们对藏人行使学习自己语言和宗教信仰的自由空间缩小的担忧。</text:p>
      <text:p text:style-name="P4">
消息人士称，近年来，语言权利已成为西藏维护民族认同努力的一个特别关注点，在寺院和城镇举办的非正式语言课程被视为“非法协会”，教师遭到拘留和逮捕。</text:p>
      <text:p text:style-name="P4">
此外，近期西藏示威者在欧洲、美国、印度和澳大利亚举行集会，抗议媒体对达赖喇嘛要求一名印度男孩吸吮舌头的视频的负面报道，藏人称这是对无辜、好玩行为的误解。</text:p>
      <text:p text:style-name="P4">
2 月 28 日，一段藏传佛教精神领袖在印度北部的学生活动中拥抱并亲吻小男孩的视频在社交媒体上疯传，并在网上引发了对恋童癖的批评和指责。</text:p>
      <text:p text:style-name="P4">
87 岁的达赖喇嘛后来向男孩的家人道歉，藏人很快站出来为他辩护，解释说伸出舌头在他们的文化中是一种问候或尊重的表现。</text:p>
      <text:p text:style-name="P4">
2000 多名藏人及其支持者在瑞士集会，要求当地媒体就误解视频向达赖喇嘛道歉。活动人士联系了一家同意调查此事的新闻机构。</text:p>
      <text:p text:style-name="P4">
列支敦士登藏人协会副会长丹增旺姆说：“我很长时间以来从未见过如此庞大的藏人聚集，我们组织这些集会来反对那些诽谤达赖喇嘛尊者的人是非常重要的。” ,</text:p>
      <text:p text:style-name="P4">
300多名藏人和印度支持者聚集在印度班加罗尔，要求新闻机构道歉。 4 月 15 日，大约 15,000人聚集在拉达克，该地区由印度管理，是克什米尔地区的一部分，几十年来一直是印度、巴基斯坦和中国之间争端的主题。</text:p>
      <text:p text:style-name="P4">
4 月 14 日，拉达克佛教协会青年部在卡吉尔发表声明，声援藏传佛教精神领袖达赖喇嘛，声明中说， “我们是第14世达赖喇嘛尊者的忠实追随者，对许多新闻和媒体门户网站蓄意传播量身定制的宣传视频剪辑，以诽谤和毁谤第 14世达赖喇嘛尊者无可挑剔的品格和地位，深感悲痛和震惊”。</text:p>
      <text:p text:style-name="P4">
藏传佛教四大传承之一噶玛噶举派最高宗教領袖噶玛巴大宝法王伍金赤列多吉说，当达赖喇嘛与人会面时，“他与他们畅所欲言，没有任何保留或警觉，就好像他们是多年的朋友，并亲切地对待他们”。</text:p>
      <text:p text:style-name="P4">
噶玛巴大宝法王在 4 月 12日发表的一份声明中说：“有时达赖喇嘛会开玩笑地拽别人的胡子，或者挠他们的痒，或者轻轻地拍他们的脸颊或鼻子。这就是他平时的样子，这无非是达赖喇嘛对他人的真诚喜悦和爱。”</text:p>
      <text:p text:style-name="P4">
居住在中国西部西藏自治区和中国各省藏区的藏人，以及居住在国外的藏人认为，中国当局利用这段视频给达赖喇嘛蒙上了阴影。该地区一位出于安全原因拒绝透露姓名的藏人说，</text:p>
      <text:p text:style-name="P4">
“西藏境内的藏人已经在各种社交媒体上看到和听说过这些视频片段。能够看到达赖喇嘛尊者的照片真是令人欣慰，但与此同时，看到中国政府如何利用这一点，并操纵达赖喇嘛与印度小男孩之间的俏皮视频互动，令人心碎。</text:p>
      <text:p text:style-name="P4">
自由亚洲电台无法独立核实亲中账号在社交媒体上推广视频剪辑的说法。</text:p>
      <text:p text:style-name="P4">
另一位出于同样原因不愿透露姓名的藏人表示，西藏境内的许多藏人没有公开评论该视频，由于中国当局在该地区的严密监视和镇压，他们知道这样做会很危险，该消息人士说，</text:p>
      <text:p text:style-name="P4">
“中国政府将追查个人并对其进行惩罚，他们将被判处三至四年徒刑。”</text:p>
      <text:p text:style-name="P4">
另外，澳大利亚国会议员在印度北部会见西藏流亡政府与达赖喇嘛，他们讨论了中国共产党政府对西藏构成的威胁。</text:p>
      <text:p text:style-name="P4">
近期会见达赖喇嘛的澳大利亚议会跨党派议会支持西藏小组的四人代表团表示，在中国政府限制西藏语言和文化权利的情况下，将继续支持保护西藏的语言和文化。</text:p>
      <text:p text:style-name="P4">
撰稿、主持、制作：陈爱祯</text:p>
      <text:p text:style-name="P4">
Source: <text:a xlink:type="simple" xlink:href="https://www.rfa.org/mandarin/zhuanlan/xizangzonglan/tibet-05122023152630.html" text:style-name="Internet_20_link" text:visited-style-name="Visited_20_Internet_20_Link">
https://www.rfa.org/mandarin/zhuanlan/xizangzonglan/tibet-05122023152630.html</text:a>
</text:p>
      <!--NEWS-->
      <text:h text:style-name="P10" text:outline-level="1">
<text:span text:style-name="T4">
基辅报告在巴赫穆特取得重大进展</text:span>
</text:h>
      <text:p text:style-name="P4">
Author: 联合早报 (Person)</text:p>
      <text:p text:style-name="P4">
Publisher: 联合早报 (Organization)</text:p>
      <text:p text:style-name="P4">
Published Time: 2023-05-12T17:42</text:p>
      <text:p text:style-name="P4">
Modified Time: 2023-05-12T20:12</text:p>
      <text:p text:style-name="P4">
Description: 乌克兰军方星期五（5月12日）重申了在东部重镇巴赫穆特部分地区推进约两公里的说法，并敦促乌克兰人不要相信俄罗斯发布的“虚假信息”。路透社报道，乌国防部副部长马利亚尔（Hanna M...</text:p>
      <text:p text:style-name="P4">
Videos: []</text:p>
      <text:p text:style-name="P4">
Audios: []</text:p>
      <text:p text:style-name="P4">
Images: []</text:p>
      <text:p text:style-name="P4">
Type: NewsArticle</text:p>
      <text:p text:style-name="P4">
Breadcrumbs: ['即时', '国际']</text:p>
      <text:p text:style-name="P4">
Keywords: ['乌克兰战争', '俄乌战争', '俄罗斯', '乌克兰']</text:p>
      <!--METADATA-->
      <text:p text:style-name="P4">
乌克兰军方星期五（5月12日）重申了在东部重镇 <text:a xlink:type="simple" xlink:href="https://www.zaobao.com.sg/news/world/story20230511-1393547" text:style-name="Internet_20_link" text:visited-style-name="Visited_20_Internet_20_Link">
</text:a>
的说法，并敦促乌克兰人不要相信俄罗斯发布的“虚假信息”。</text:p>
      <text:p text:style-name="P4">
路透社报道，乌国防部副部长马利亚尔（HannaMaliar）在即时通信平台Telegram发文说，乌军在巴赫穆特（Bakhmut）前线推进了约两公里，使俄军遭受了巨大的“人力损失”，指乌军本周并未失去任何阵地。</text:p>
      <text:p text:style-name="P4">
马利亚尔敦促乌克兰人不要理会俄罗斯在巴赫穆特市内和周围地区发布的“虚假信息”。</text:p>
      <text:p text:style-name="P4">
马利亚尔说：“敌人是如何报道巴赫穆特的战斗的？（通过）赞美自己，谈论所谓的成功，并编造关于我们（乌克兰）军事指挥的故事……敌人还提供关于我们缺乏武器的虚假信息，以证明所述情况的合理性。”</text:p>
      <text:p text:style-name="P4">
俄罗斯国防部同日称，乌军星期四（11日）沿着顿涅茨克州的索莱达尔镇（Soledar）附近的“整个接触线发起进攻”，俄军则出动了逾千名士兵和40辆坦克，并将乌军击退。</text:p>
      <text:p text:style-name="P4">
不过，俄军后退两公里的说法，与俄雇佣军瓦格纳声称放弃巴赫穆特阵地的说法吻合。</text:p>
      <text:p text:style-name="P4">
瓦格纳首脑普里戈任星期二（9日）说：“我们的军队正在逃窜。第72旅今天上午痛失了三平方公里，折损约500兵员。”</text:p>
      <text:p text:style-name="P4">
Source: <text:a xlink:type="simple" xlink:href="https://www.zaobao.com.sg/realtime/world/story20230512-1393917" text:style-name="Internet_20_link" text:visited-style-name="Visited_20_Internet_20_Link">
https://www.zaobao.com.sg/realtime/world/story20230512-1393917</text:a>
</text:p>
      <!--NEWS-->
      <text:h text:style-name="P10" text:outline-level="1">
<text:span text:style-name="T4">
七国集团财长讨论对抗中国 面临权衡取舍</text:span>
</text:h>
      <text:p text:style-name="P4">
Author: chinese@voanews.com (金谷)</text:p>
      <text:p text:style-name="P4">
Publisher: 美国之音中文网 (Type: NewsMediaOrganization)</text:p>
      <text:p text:style-name="P4">
Published Time: 2023-05-12T18:30:39+08:00</text:p>
      <text:p text:style-name="P4">
Modified Time: 2023-05-12 10:30:46Z</text:p>
      <text:p text:style-name="P4">
Description: 七国集团（G7）财长会议星期四开始在日本新泻县举行，本周预计在有针对性地控制对华投资方面进行辩论，不过有分析人士认为这一举措将是一把双刃剑，取得的进展将很有限。</text:p>
      <text:p text:style-name="P4">
Videos: []</text:p>
      <text:p text:style-name="P4">
Images: []</text:p>
      <text:p text:style-name="P4">
Categories: ['经济·金融·贸易', '亚太', '欧洲']</text:p>
      <text:p text:style-name="P4">
Type: None</text:p>
      <!--METADATA-->
      <text:p text:style-name="P4">
NoneNone</text:p>
      <text:p text:style-name="P4">
Source: <text:a xlink:type="simple" xlink:href="https://www.voachinese.com/a/g-7-china-investment-restriction-trade-off-20230512/7090311.html" text:style-name="Internet_20_link" text:visited-style-name="Visited_20_Internet_20_Link">
https://www.voachinese.com/a/g-7-china-investment-restriction-trade-off-20230512/7090311.html</text:a>
</text:p>
      <!--NEWS-->
      <text:h text:style-name="P10" text:outline-level="1">
<text:span text:style-name="T4">
约瑟夫·施蒂格利茨：美国对中国的敌对政策或分裂世界</text:span>
</text:h>
      <text:p text:style-name="P4">
Author: 联合早报 (Person)</text:p>
      <text:p text:style-name="P4">
Publisher: 联合早报 (Organization)</text:p>
      <text:p text:style-name="P4">
Published Time: 2023-05-12T18:35</text:p>
      <text:p text:style-name="P4">
Modified Time: 2023-05-12T19:06</text:p>
      <text:p text:style-name="P4">
Description: 诺贝尔经济学奖得主约瑟夫·施蒂格利茨指出，美国对中国的“敌对“政策或将使世界分裂成两大集团，并敦促西方国家应投资发展中国家而不是持“说教”态度。法新社报道，约瑟夫·施蒂格利茨（Jo...</text:p>
      <text:p text:style-name="P4">
Videos: []</text:p>
      <text:p text:style-name="P4">
Audios: []</text:p>
      <text:p text:style-name="P4">
Images: []</text:p>
      <text:p text:style-name="P4">
Type: NewsArticle</text:p>
      <text:p text:style-name="P4">
Breadcrumbs: ['即时', '国际']</text:p>
      <text:p text:style-name="P4">
Keywords: ['美国', '中国', '美中关系']</text:p>
      <!--METADATA-->
      <text:p text:style-name="P4">
诺贝尔经济学奖得主约瑟夫·施蒂格利茨指出，美国对中国的“敌对“政策或将使世界分裂成两大集团，并敦促西方国家应投资发展中国家而不是持“说教”态度。</text:p>
      <text:p text:style-name="P4">
法新社报道，约瑟夫·施蒂格利茨（JosephStiglitz）星期五（5月12日）在日本出席七国集团（G7）财政部长会议时对记者说：“我们（西方国家）可能（与中国）正处于某种战略竞争中，但这并不意味着我们必须敌视（中国）。”</text:p>
      <text:p text:style-name="P4">
约瑟夫·施蒂格利茨警告，美国民主党人和共和党人在对中国采取强硬态度方面的竞争，可能会破坏针对气候变化和其他全球危机的国际行动。他指出，华盛顿近期试图限制中国对关键供应链的影响的举动，不能简单地以“对北京政治制度的担忧”来解释。</text:p>
      <text:p text:style-name="P4">
另一方面，约瑟夫·施蒂格利茨认为，相比于中国，西方国家对发展中经济体的投资“非常少”，反而经常对这些国家“说教”，并称美国在拉丁美洲和非洲尤其没有存在感。</text:p>
      <text:p text:style-name="P4">
他说：“有一个笑话，西方教发展中国家‘该怎么做’，而中国则给他们钱。”</text:p>
      <text:p text:style-name="P4">
自星期四（11日）起，七国集团财政部长与中央银行行长在日本新潟（Niigata）进行为期三天的会议，其他受邀出席的非G7成员国包括新加坡、巴西、科摩罗（Comoros）、印度、印度尼西亚和韩国。</text:p>
      <text:p text:style-name="P4">
Source: <text:a xlink:type="simple" xlink:href="https://www.zaobao.com.sg/realtime/world/story20230512-1393931" text:style-name="Internet_20_link" text:visited-style-name="Visited_20_Internet_20_Link">
https://www.zaobao.com.sg/realtime/world/story20230512-1393931</text:a>
</text:p>
      <!--NEWS-->
      <text:h text:style-name="P10" text:outline-level="1">
<text:span text:style-name="T4">
称台湾为国家惹怒中国网民 前NBA球星霍华德道歉</text:span>
</text:h>
      <text:p text:style-name="P4">
Author: chinese@voanews.com (杨安)</text:p>
      <text:p text:style-name="P4">
Publisher: 美国之音中文网 (Type: NewsMediaOrganization)</text:p>
      <text:p text:style-name="P4">
Published Time: 2023-05-12T18:50:09+08:00</text:p>
      <text:p text:style-name="P4">
Modified Time: 2023-05-12 10:50:09Z</text:p>
      <text:p text:style-name="P4">
Description: 为台湾职业篮球效力的的前NBA球星德怀特·霍华德最近将台湾称为“国家”（country），周五（5月12日）因此道歉。霍华德已遭中国网友抨击为台独，“霍华德台独”的关键词登上微博热搜，浏览数近4亿。他解释，“country”一词指的不一定是“国家”。</text:p>
      <text:p text:style-name="P4">
Videos: []</text:p>
      <text:p text:style-name="P4">
Images: []</text:p>
      <text:p text:style-name="P4">
Categories: ['台湾', '体育', '台海两岸关系']</text:p>
      <text:p text:style-name="P4">
Type: None</text:p>
      <!--METADATA-->
      <text:p text:style-name="P4">
NoneNone</text:p>
      <text:p text:style-name="P4">
Source: <text:a xlink:type="simple" xlink:href="https://www.voachinese.com/a/taiwan-dwight-howard-apology-20230512/7090324.html" text:style-name="Internet_20_link" text:visited-style-name="Visited_20_Internet_20_Link">
https://www.voachinese.com/a/taiwan-dwight-howard-apology-20230512/7090324.html</text:a>
</text:p>
      <!--NEWS-->
      <text:h text:style-name="P10" text:outline-level="1">
<text:span text:style-name="T4">
英决定供乌长程飞弹 俄罗斯批极端敌对之举</text:span>
</text:h>
      <text:p text:style-name="P4">
Publisher: 法新社</text:p>
      <text:p text:style-name="P4">
Published Time: 2023-05-12T19:02:08+00:00</text:p>
      <text:p text:style-name="P4">
Modified Time: 2023-05-12T18:35:01+00:00</text:p>
      <text:p text:style-name="P4">
Description: （法新社莫斯科12日电） 英国宣布提供乌克兰「暴风之影」（Storm Shadow）巡弋飞弹后，俄罗斯今天表示，英国的决定是极端敌对之举。</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5" text:anchor-type="as-char" svg:width="6.9236in" svg:height="3.617581in" draw:z-index="0">
<draw:image xlink:href="../Images/rficn/2023-05-12T19-02-08-00-00/000000.png" xlink:type="simple" xlink:show="embed" xlink:actuate="onLoad" draw:mime-type="image/png"/>
</draw:frame>
</text:p>
      <text:p text:style-name="P4">
法新社报导，英国宣布运交这种空射式深度打击武器，成为率先提供基辅长程武器的国家。</text:p>
      <text:p text:style-name="P4">
俄罗斯外交部指出：「我们将这项决定视为伦敦极端敌对之举，目的在进一步对乌克兰提供武器，导致局势严重升级。」</text:p>
      <text:p text:style-name="P4">
「暴风之影」飞弹能够在极端条件下操作，英国和法国军队在波斯湾、伊拉克和叙利亚曾使用过这种武器。</text:p>
      <text:p text:style-name="P4">
俄罗斯表示，将「采取所有必要手段，以制衡这种（飞弹）威胁」。（译者：徐睿承）</text:p>
      <text:p text:style-name="P4">
Source: <text:a xlink:type="simple" xlink:href="https://www.rfi.fr/cn/%E5%9B%BD%E9%99%85%E6%8A%A5%E9%81%93/20230512-%E8%8B%B1%E5%86%B3%E5%AE%9A%E4%BE%9B%E4%B9%8C%E9%95%BF%E7%A8%8B%E9%A3%9E%E5%BC%B9-%E4%BF%84%E7%BD%97%E6%96%AF%E6%89%B9%E6%9E%81%E7%AB%AF%E6%95%8C%E5%AF%B9%E4%B9%8B%E4%B8%BE" text:style-name="Internet_20_link" text:visited-style-name="Visited_20_Internet_20_Link">
https://www.rfi.fr/cn/%E5%9B%BD%E9%99%85%E6%8A%A5%E9%81%93/20230512-%E8%8B%B1%E5%86%B3%E5%AE%9A%E4%BE%9B%E4%B9%8C%E9%95%BF%E7%A8%8B%E9%A3%9E%E5%BC%B9-%E4%BF%84%E7%BD%97%E6%96%AF%E6%89%B9%E6%9E%81%E7%AB%AF%E6%95%8C%E5%AF%B9%E4%B9%8B%E4%B8%BE</text:a>
</text:p>
      <!--NEWS-->
      <text:h text:style-name="P10" text:outline-level="1">
<text:span text:style-name="T4">
周五美市盘前上升 重点谈拥有Coach和Kate Spade的Tapestry Inc</text:span>
</text:h>
      <text:p text:style-name="P4">
Author: 李可爱 (Person)</text:p>
      <text:p text:style-name="P4">
Publisher: 联合早报 (Organization)</text:p>
      <text:p text:style-name="P4">
Published Time: 2023-05-12T20:07</text:p>
      <text:p text:style-name="P4">
Modified Time: 2023-05-12T20:07</text:p>
      <text:p text:style-name="P4">
Description: 星期五（5月12日）重点：●银行股普遍反弹，带动美国华尔街股市主要股指期货星期五（5月12日）走高。●在7时截稿时，标准与普尔500指数期货上升16.20点或0.39％，报4146...</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美国股市', '美市', '财经即时', '奢侈品']</text:p>
      <!--METADATA-->
      <text:h text:style-name="P13" text:outline-level="4">
<text:span text:style-name="T4">
星期五（5月12日）重点：</text:span>
</text:h>
      <text:p text:style-name="P4">
●银行股普遍反弹，带动美国华尔街股市主要股指期货星期五（5月12日）走高。</text:p>
      <text:p text:style-name="P4">
●在7时截稿时，标准与普尔500指数期货上升16.20点或0.39％，报4146.80点；纳斯达克100指数期货起29.10点或0.22％，报13418.90点；道琼斯指数期货也升高143.70点，报33453.20点。</text:p>
      <text:p text:style-name="P4">
●娱乐巨头迪士尼流媒体订户流失，以及西太平洋合众银行（PacWestBancorp）存款下降，这两大消息促使道琼斯指数和标准与普尔500指数隔夜（星期四）收低。</text:p>
      <text:p text:style-name="P4">
●标准与普尔500指数隔夜微跌7.02点，闭市报4130.62点。重量级的道琼斯指数则跌221.82点，闭市报33309.51点。不过以科技股为主的纳斯达克100指逆流而上，起0.31％或41.95点，以13389.78点收市。</text:p>
      <text:p text:style-name="P4">
●美国股市隔夜的交易一般，交易所的总成交量是100亿5000万股，比过去20天的106亿9000万股平均成交量少。</text:p>
      <text:h text:style-name="P13" text:outline-level="4">
<text:span text:style-name="T4">
盘前交易重点：</text:span>
</text:h>
      <text:p text:style-name="P4">
●特斯拉首席执行官马斯克隔夜发推文称，他已为旗下的社交平台推特（Twitter）找到新首席执行官。这让许多投资者感到雀跃，因为马斯克终于会把注意力放回特斯拉的业务。这个消息带动特斯拉股价在今晚盘前上升2.43美元，截稿时报174.51美元。</text:p>
      <text:p text:style-name="P4">
●线上零售巨头亚马逊股价今晚盘前小幅上涨，截稿时微起0.06美元，报112.24美元。该股隔夜上升1.8％，是连续上涨的第八个交易日。根据道琼斯市场数据，这是自2018年7月17日以来的最长连涨纪录，当时该股是连续九个交易日上涨。</text:p>
      <text:p text:style-name="P4">
●西太平洋合众银行隔夜宣布，该行上星期的存款下降9.5％，该行也已经向美联储提供更多抵押品以提高银行的流动性。西太平洋合众银行股价在隔夜猛挫22％之后，今晚盘前回稳，微起0.05美元，截稿时报4.74美元。</text:p>
      <text:p text:style-name="P4">
●星期五下文我们来看看拥有蔻驰（Coach）和Kate Spade时装品牌的TapestryInc最新季度业绩。今晚盘前该股起1.19美元，截稿时报41.40美元。</text:p>
      <text:p text:style-name="P4">
●盘前活跃股按序：特斯拉、Novavax Inc、Palantir Technologies和Alphabet Inc。截稿时，这五只活跃股的股价全部上升。</text:p>
      <text:p text:style-name="P4">
<draw:frame draw:style-name="fr1" draw:name="Image126" text:anchor-type="as-char" svg:width="6.9236in" svg:height="4.617987in" draw:z-index="0">
<draw:image xlink:href="../Images/zaobao world/2023-05-12T20-07/000000.png" xlink:type="simple" xlink:show="embed" xlink:actuate="onLoad" draw:mime-type="image/png"/>
</draw:frame>
 TapestryInc旗下的蔻驰手袋通常售价不到1000美元，所以吸引了许多Z世代和千禧一代消费者，也带动Tapestry Inc的业绩跑赢大盘。（路透社）</text:p>
      <text:h text:style-name="P13" text:outline-level="4">
<text:span text:style-name="T4">
Tapestry Inc（纽约证券交易所代码：TPR）</text:span>
</text:h>
      <text:p text:style-name="P4">
TapestryInc高管隔夜上调了他们对集团年度盈利的预测，而且还认为在零售价格上涨、市场对旗下蔻驰品牌手袋的强劲需求，以及中国市场大幅反弹的支持下，集团的业绩将能免受美国奢侈品购买力放缓带来的负面影响。</text:p>
      <text:p text:style-name="P4">
TapestryInc高管隔夜除了对业务前景做出有信心的预测外，他们也公布了令投资者满意的第三季度业绩。单单是在中国的营业额就取得了高达20％的增长。这些利好因素带动TapestryInc股价隔夜上涨超过8％。</text:p>
      <text:p text:style-name="P4">
根据TapestryInc截至今年3月底的第三季度业绩报告，集团季度营业额虽然从去年同期的21亿4000万美元减少了5％至20亿3000万美元，但是仍和Refinitiv搜集的分析师平均预测持平。集团每股盈利则是1.36美元，比分析师平均预测的1.27美元来得高。</text:p>
      <text:p text:style-name="P4">
至于2023财年的表现，TapestryInc高管预测集团每股盈利会介于3.85美元至3.90美元之间，比集团之前估计的3.70美元至3.75美元范围来得好。他们也将集团年度营业额预测从约66亿美元上调至将近67亿美元。</text:p>
      <text:p text:style-name="P4">
在许多奢侈品牌对业务前进都表示谨慎的当儿，TapestryInc高管对业务前景的信心显得特别突出。之前古驰（Gucci）母公司Kering，甚至是路易威登（LouisVuitton）母公司LVMH等奢侈品牌在发布季度业绩时，都先后表示消费者的报复性消费已经减退，美国市场对奢侈品的需求也放缓。</text:p>
      <text:p text:style-name="P4">
也许是Tapestry Inc旗下的蔻驰手袋通常售价通常不到1000美元，所以吸引了许多Z世代和千禧一代消费者，也带动TapestryInc的业绩跑赢大盘。TapestryInc高管就说，集团的260万新北美客户当中，就有将近一半是Z世代和千禧一代。在年轻消费者的支持下，该集团也成功地上调了蔻驰的心形手袋和Bandit单肩包等的平均售价。</text:p>
      <text:p text:style-name="P4">
至于中国市场，克雷瓦瑟拉特说：“鉴于我们在这市场的历史和所做的品牌建设投资，我们的品牌绝对是处在有利地位，可以于本季度在中国和全球市场，抓住中国消费者。我们不仅看到，也能够捉紧中国国内的发展势头。”</text:p>
      <text:p text:style-name="P4">
在TapestryInc信心满满的当儿，Tipranks的16名分析师当中，也有12名给予它“买进”的评级，四名给予“持守”的评级，一年期限平均目标价是51.33美元。</text:p>
      <text:p text:style-name="P4">
Source: <text:a xlink:type="simple" xlink:href="https://www.zaobao.com.sg/realtime/world/story20230512-1393948" text:style-name="Internet_20_link" text:visited-style-name="Visited_20_Internet_20_Link">
https://www.zaobao.com.sg/realtime/world/story20230512-1393948</text:a>
</text:p>
      <!--NEWS-->
      <text:h text:style-name="P10" text:outline-level="1">
<text:span text:style-name="T4">
报告：韩国防技术落后最发达国家至少15年</text:span>
</text:h>
      <text:p text:style-name="P4">
Author: 联合早报 (Person)</text:p>
      <text:p text:style-name="P4">
Publisher: 联合早报 (Organization)</text:p>
      <text:p text:style-name="P4">
Published Time: 2023-05-12T20:56</text:p>
      <text:p text:style-name="P4">
Modified Time: 2023-05-12T21:22</text:p>
      <text:p text:style-name="P4">
Description: 韩国一项研究报告指出，韩国国防技术远远落后其他发达国家，部分技术如超音速燃烧冲压喷气发动机等，则较美国落后至少15年。韩联社报道，韩国国防技术振兴研究所星期五（5月12日）发布《国...</text:p>
      <text:p text:style-name="P4">
Videos: []</text:p>
      <text:p text:style-name="P4">
Audios: []</text:p>
      <text:p text:style-name="P4">
Images: []</text:p>
      <text:p text:style-name="P4">
Type: NewsArticle</text:p>
      <text:p text:style-name="P4">
Breadcrumbs: ['即时', '国际']</text:p>
      <text:p text:style-name="P4">
Keywords: ['韩国', '国家安全']</text:p>
      <!--METADATA-->
      <text:p text:style-name="P4">
韩国一项研究报告指出，韩国国防技术远远落后其他发达国家，部分技术如超音速燃烧冲压喷气发动机等，则较美国落后至少15年。</text:p>
      <text:p text:style-name="P4">
韩联社报道，韩国国防技术振兴研究所星期五（5月12日）发布《国防战略技术水平调查报告》称，在针对韩国《国防革新4.0基本计划》中的10个领域、30项国防战略技术与最发达国家进行比较后，发现韩国核武器与大规模杀伤性武器（WMD）较发达国家落后了六年。</text:p>
      <text:p text:style-name="P4">
其中，韩国的反导系统落后了约七年，大威力精准打击系统落后约四年，智能防生化系统落后约六年；相关领域的国内军工企业技术则较最发达国家落后七至八年。</text:p>
      <text:p text:style-name="P4">
美国目前拥有最先进的固体推进剂火箭技术，韩国虽在积极发展相关技术，但仍落后美国至少五年。</text:p>
      <text:p text:style-name="P4">
在人工智能领域协同作战方面，韩国落后先进国家约四年，民间技术则落后约两年。研究指出，由于国防部门目前正在完成应用研究课题，因此民间技术具备一定优势。</text:p>
      <text:p text:style-name="P4">
而韩国国防在网络领域的技术较最发达国家落后三年左右，航天国防技术则落后约九年。</text:p>
      <text:p text:style-name="P4">
WMD是韩国为有效应对朝鲜日益升级的核导威胁，于今年年初设立的应对部门。</text:p>
      <text:p text:style-name="P4">
Source: <text:a xlink:type="simple" xlink:href="https://www.zaobao.com.sg/realtime/world/story20230512-1393959" text:style-name="Internet_20_link" text:visited-style-name="Visited_20_Internet_20_Link">
https://www.zaobao.com.sg/realtime/world/story20230512-1393959</text:a>
</text:p>
      <!--NEWS-->
      <text:h text:style-name="P10" text:outline-level="1">
<text:span text:style-name="T4">
中共力推“退林还耕” 分析：政治力强迫复耕恐失败告终</text:span>
</text:h>
      <text:p text:style-name="P4">
Author: chinese@voanews.com (文东)</text:p>
      <text:p text:style-name="P4">
Publisher: 美国之音中文网 (Type: NewsMediaOrganization)</text:p>
      <text:p text:style-name="P4">
Published Time: 2023-05-12T21:05:50+08:00</text:p>
      <text:p text:style-name="P4">
Modified Time: 2023-05-12 19:50:26Z</text:p>
      <text:p text:style-name="P4">
Description: 中共喊了20多年的“退耕还林”政策近期出现大逆转。河南和四川省等基层政府传出大推“退林还耕”运动，不仅铲平树林果园改种粮食，还把水稻种到山坡旱地上，以尽量多种，确保粮食安全。但观察人士说，此一政策违反农业科学，而且施行以来、乱象丛生，各级官员用政治力强迫复耕，失败告终的概率很高。</text:p>
      <text:p text:style-name="P4">
Videos: []</text:p>
      <text:p text:style-name="P4">
Images: []</text:p>
      <text:p text:style-name="P4">
Categories: ['中国', '经济·金融·贸易', '生态环境', '科技']</text:p>
      <text:p text:style-name="P4">
Type: None</text:p>
      <!--METADATA-->
      <text:p text:style-name="P4">
NoneNone</text:p>
      <text:p text:style-name="P4">
Source: <text:a xlink:type="simple" xlink:href="https://www.voachinese.com/a/china-s-policy-of-converting-forests-into-farmland-20230512/7090491.html" text:style-name="Internet_20_link" text:visited-style-name="Visited_20_Internet_20_Link">
https://www.voachinese.com/a/china-s-policy-of-converting-forests-into-farmland-20230512/7090491.html</text:a>
</text:p>
      <!--NEWS-->
      <text:h text:style-name="P10" text:outline-level="1">
<text:span text:style-name="T4">
等待避免美债违约会谈结果 美股收黑</text:span>
</text:h>
      <text:p text:style-name="P4">
Publisher: 法新社</text:p>
      <text:p text:style-name="P4">
Published Time: 2023-05-12T21:32:09+00:00</text:p>
      <text:p text:style-name="P4">
Modified Time: 2023-05-12T21:05:01+00:00</text:p>
      <text:p text:style-name="P4">
Description: （法新社纽约12日电） 市场关注美国区域银行股价走势之际，正等待避免美国债务违约的会谈结果，美股今天收黑。</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7" text:anchor-type="as-char" svg:width="6.9236in" svg:height="3.617581in" draw:z-index="0">
<draw:image xlink:href="../Images/rficn/2023-05-12T21-32-09-00-00/000000.png" xlink:type="simple" xlink:show="embed" xlink:actuate="onLoad" draw:mime-type="image/png"/>
</draw:frame>
</text:p>
      <text:p text:style-name="P4">
道琼工业指数终场下跌8.89点，或0.03%，收在33300.62点。</text:p>
      <text:p text:style-name="P4">
标准普尔500指数下跌6.54点，或0.16%，收在4124.08点。</text:p>
      <text:p text:style-name="P4">
以科技股为主的那斯达克指数下跌43.77点，或0.35%，收在12284.74点。</text:p>
      <text:p text:style-name="P4">
费城半导体指数下跌5.870点，或0.20%，收在2972.848点。（译者：徐睿承）</text:p>
      <text:p text:style-name="P4">
Source: <text:a xlink:type="simple" xlink:href="https://www.rfi.fr/cn/%E8%B4%A2%E7%BB%8F%E5%BF%AB%E8%AE%AF/20230512-%E7%AD%89%E5%BE%85%E9%81%BF%E5%85%8D%E7%BE%8E%E5%80%BA%E8%BF%9D%E7%BA%A6%E4%BC%9A%E8%B0%88%E7%BB%93%E6%9E%9C-%E7%BE%8E%E8%82%A1%E6%94%B6%E9%BB%91" text:style-name="Internet_20_link" text:visited-style-name="Visited_20_Internet_20_Link">
https://www.rfi.fr/cn/%E8%B4%A2%E7%BB%8F%E5%BF%AB%E8%AE%AF/20230512-%E7%AD%89%E5%BE%85%E9%81%BF%E5%85%8D%E7%BE%8E%E5%80%BA%E8%BF%9D%E7%BA%A6%E4%BC%9A%E8%B0%88%E7%BB%93%E6%9E%9C-%E7%BE%8E%E8%82%A1%E6%94%B6%E9%BB%91</text:a>
</text:p>
      <!--NEWS-->
      <text:h text:style-name="P10" text:outline-level="1">
<text:span text:style-name="T4">
在地铁掐死流浪汉 前美海军陆战队员自首称“不是有意的”</text:span>
</text:h>
      <text:p text:style-name="P4">
Author: 联合早报 (Person)</text:p>
      <text:p text:style-name="P4">
Publisher: 联合早报 (Organization)</text:p>
      <text:p text:style-name="P4">
Published Time: 2023-05-12T21:48</text:p>
      <text:p text:style-name="P4">
Modified Time: 2023-05-12T22:09</text:p>
      <text:p text:style-name="P4">
Description: 美国一名前海军陆战队员上周在纽约地铁里掐死一名流浪汉后自首，称“不是有意杀死”他人。综合美媒报道，上星期一（5月1日）美国一名24岁前海军陆战队员丹尼尔·佩尼（Daniel Pen...</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text:p text:style-name="P4">
Type: NewsArticle</text:p>
      <text:p text:style-name="P4">
Breadcrumbs: ['即时', '国际']</text:p>
      <text:p text:style-name="P4">
Keywords: ['美国', '地铁', '谋杀']</text:p>
      <!--METADATA-->
      <text:p text:style-name="P4">
美国一名前海军陆战队员上周在纽约地铁里掐死一名流浪汉后自首，称“不是有意杀死”他人。</text:p>
      <text:p text:style-name="P4">
综合美媒报道，上星期一（5月1日）美国一名24岁前海军陆战队员丹尼尔·佩尼（DanielPenny）在纽约曼哈顿乘坐地铁时，无预警地走到一名30岁黑人流浪汉乔丹·尼利（Jordan Neely）身后，并用双手将他掐死。</text:p>
      <text:p text:style-name="P4">
法医随后判定这是一起谋杀事件，指尼利因颈部受压窒息死亡。但佩尼的律师说，佩尼“从未打算伤害尼利”且“不是有意要杀死他”。</text:p>
      <text:p text:style-name="P4">
目击者称，尼利经常在纽约地铁里模仿美国已故流行天王杰克逊，因此在当地社区小有名气。案发当天，佩尼用双手掐住尼利脖子后，将他限制在车厢地板上，并在尼利停止挣扎后持续了50秒。</text:p>
      <text:p text:style-name="P4">
据悉，尼利遇袭时正在大声抱怨肚子饿，称自己准备去死。</text:p>
      <text:p text:style-name="P4">
<draw:frame draw:style-name="fr1" draw:name="Image128" text:anchor-type="as-char" svg:width="6.9236in" svg:height="4.615733in" draw:z-index="0">
<draw:image xlink:href="../Images/zaobao world/2023-05-12T21-48/000000.png" xlink:type="simple" xlink:show="embed" xlink:actuate="onLoad" draw:mime-type="image/png"/>
</draw:frame>
一段长达四分钟的谋杀视频公布后，人们于星期四（5月11日）在纽约市政厅公园聚集，并为受害者乔丹·尼利举办守夜活动。（法新社）</text:p>
      <text:p text:style-name="P4">
佩尼星期五（12日）向纽约警方自首。曼哈顿地区检察官办公室随后发声明说，他们将以二级过失杀人罪指控佩尼，称他将在曼哈顿刑事法庭接受传讯。</text:p>
      <text:p text:style-name="P4">
声明指出：“在佩尼被曼哈顿刑事法庭提审前，我们不能提供任何其他信息，我们预计星期六（13日）会进行提审。”</text:p>
      <text:p text:style-name="P4">
<draw:frame draw:style-name="fr1" draw:name="Image129" text:anchor-type="as-char" svg:width="6.9236in" svg:height="4.615733in" draw:z-index="0">
<draw:image xlink:href="../Images/zaobao world/2023-05-12T21-48/000001.png" xlink:type="simple" xlink:show="embed" xlink:actuate="onLoad" draw:mime-type="image/png"/>
</draw:frame>
 人们在纽约市百老汇·拉法叶地铁站外为尼利献花默哀。（法新社）</text:p>
      <text:p text:style-name="P4">
这起地铁掐人致死的案件经目击者拍摄上传网络后，立即在美国引发关注和抗议，也突显了美国边缘群体的生命安全问题。</text:p>
      <text:p text:style-name="P4">
Source: <text:a xlink:type="simple" xlink:href="https://www.zaobao.com.sg/realtime/world/story20230512-1393971" text:style-name="Internet_20_link" text:visited-style-name="Visited_20_Internet_20_Link">
https://www.zaobao.com.sg/realtime/world/story20230512-1393971</text:a>
</text:p>
      <!--NEWS-->
      <text:h text:style-name="P10" text:outline-level="1">
<text:span text:style-name="T4">
澳贸易部长访华推进经贸关系，澳美安全关系继续加强</text:span>
</text:h>
      <text:p text:style-name="P4">
Author: chinese@voanews.com (木风)</text:p>
      <text:p text:style-name="P4">
Publisher: 美国之音中文网 (Type: NewsMediaOrganization)</text:p>
      <text:p text:style-name="P4">
Published Time: 2023-05-12T22:06:05+08:00</text:p>
      <text:p text:style-name="P4">
Modified Time: 2023-05-12 14:06:05Z</text:p>
      <text:p text:style-name="P4">
Description: 澳大利亚贸易与旅游部长唐·法雷尔（Don Farrell）周四抵达北京，展开对中国的两天访问。这是近一段时间澳中关系好转过程中澳方作出的一项最新努力。法雷尔是2019年以来首位访问中国的澳大利亚贸易部长。</text:p>
      <text:p text:style-name="P4">
Videos: []</text:p>
      <text:p text:style-name="P4">
Images: []</text:p>
      <text:p text:style-name="P4">
Categories: ['亚太', '经济·金融·贸易', '中国']</text:p>
      <text:p text:style-name="P4">
Type: None</text:p>
      <!--METADATA-->
      <text:p text:style-name="P4">
NoneNone</text:p>
      <text:p text:style-name="P4">
Source: <text:a xlink:type="simple" xlink:href="https://www.voachinese.com/a/australian-trade-minister-visits-china-as-part-of-joint-efforts-to-repair-ties-20230512/7090580.html" text:style-name="Internet_20_link" text:visited-style-name="Visited_20_Internet_20_Link">
https://www.voachinese.com/a/australian-trade-minister-visits-china-as-part-of-joint-efforts-to-repair-ties-20230512/7090580.html</text:a>
</text:p>
      <!--NEWS-->
      <text:h text:style-name="P10" text:outline-level="1">
<text:span text:style-name="T4">
苏丹交战双方签署承诺，确保人道主义援助</text:span>
</text:h>
      <text:p text:style-name="P4">
Author: chinese@voanews.com (美国之音)</text:p>
      <text:p text:style-name="P4">
Publisher: 美国之音中文网 (Type: NewsMediaOrganization)</text:p>
      <text:p text:style-name="P4">
Published Time: 2023-05-12T22:25:14+08:00</text:p>
      <text:p text:style-name="P4">
Modified Time: 2023-05-12 14:25:17Z</text:p>
      <text:p text:style-name="P4">
Description: 美国官员说，苏丹交战各方星期四晚些时候签署了一项关于允许人道主义援助指导方针的承诺，但不同意停火。</text:p>
      <text:p text:style-name="P4">
Videos: []</text:p>
      <text:p text:style-name="P4">
Images: []</text:p>
      <text:p text:style-name="P4">
Categories: ['非洲', '军事']</text:p>
      <text:p text:style-name="P4">
Type: None</text:p>
      <!--METADATA-->
      <text:p text:style-name="P4">
NoneNone</text:p>
      <text:p text:style-name="P4">
Source: <text:a xlink:type="simple" xlink:href="https://www.voachinese.com/a/sudan-s-warring-sides-sign-commitment-to-secure-humanitarian-aid-20230512/7090606.html" text:style-name="Internet_20_link" text:visited-style-name="Visited_20_Internet_20_Link">
https://www.voachinese.com/a/sudan-s-warring-sides-sign-commitment-to-secure-humanitarian-aid-20230512/7090606.html</text:a>
</text:p>
      <!--NEWS-->
      <text:h text:style-name="P10" text:outline-level="1">
<text:span text:style-name="T4">
澳洲贸易部长称对中国贸易谈判感到“高兴”</text:span>
</text:h>
      <text:p text:style-name="P4">
Author: 联合早报 (Person)</text:p>
      <text:p text:style-name="P4">
Publisher: 联合早报 (Organization)</text:p>
      <text:p text:style-name="P4">
Published Time: 2023-05-12T22:51</text:p>
      <text:p text:style-name="P4">
Modified Time: 2023-05-12T23:07</text:p>
      <text:p text:style-name="P4">
Description: 澳大利亚贸易部长法雷尔说，他对在中国就消除贸易壁垒进行的会谈感到“高兴”，称这次访问是稳定中澳关系迈出的“又一步”。路透社报道，法雷尔星期五（5月12日）与中国商务部部长王文涛结束...</text:p>
      <text:p text:style-name="P4">
Videos: []</text:p>
      <text:p text:style-name="P4">
Audios: []</text:p>
      <text:p text:style-name="P4">
Images: []</text:p>
      <text:p text:style-name="P4">
Type: NewsArticle</text:p>
      <text:p text:style-name="P4">
Breadcrumbs: ['即时', '国际']</text:p>
      <text:p text:style-name="P4">
Keywords: ['澳大利亚', '中国', '贸易', '中澳关系']</text:p>
      <!--METADATA-->
      <text:p text:style-name="P4">
澳大利亚贸易部长法雷尔说，他对在中国就消除贸易壁垒进行的会谈感到“高兴”，称这次访问是稳定中澳关系迈出的“又一步”。</text:p>
      <text:p text:style-name="P4">
路透社报道，法雷尔星期五（5月12日）与中国商务部部长王文涛结束会谈后，在新闻发布会上说：“（这次访问）是在稳定中澳关系的道路上迈出的又一步……我来到这里是为了创造一条途径，使澳洲与中国的贸易和经济关系正常化。”</text:p>
      <text:p text:style-name="P4">
随着中澳外交关系逐步稳定，北京在1月份允许四家中国企业运入澳洲煤炭，两国现已完全恢复煤炭贸易往来。</text:p>
      <text:p text:style-name="P4">
星期五早些时候，法雷尔在第16届部长级经济联席会议的开幕词中对王文涛说：”我们可以看到2015年《中澳自由贸易协定》给澳中企业和消费者带来的好处。”</text:p>
      <text:p text:style-name="P4">
在与王文涛结束会晤后，法雷尔说：“我非常高兴地确认，我们同意在自由贸易协定和其他平台下加强对话，以解决尚未解决的问题。”</text:p>
      <text:p text:style-name="P4">
法雷尔还透露，他已向王文涛发出访澳邀请，而王文涛也接受了这一提议。</text:p>
      <text:p text:style-name="P4">
中澳关系自2017年开始恶化，时任澳洲总理莫里森2020年4月呼吁国际社会就冠病溯源展开调查，令澳中关系显著恶化。中国随之限制澳洲煤炭、红酒、大麦和龙虾等产品输华。但自工党政府2022年5月上台执政后，澳中关系逐步修复。</text:p>
      <text:p text:style-name="P4">
这是中国和澳洲两国贸易部长自2019年以来的首次面对面会晤。</text:p>
      <text:p text:style-name="P4">
Source: <text:a xlink:type="simple" xlink:href="https://www.zaobao.com.sg/realtime/world/story20230512-1393987" text:style-name="Internet_20_link" text:visited-style-name="Visited_20_Internet_20_Link">
https://www.zaobao.com.sg/realtime/world/story20230512-1393987</text:a>
</text:p>
      <!--NEWS-->
      <text:h text:style-name="P10" text:outline-level="1">
<text:span text:style-name="T4">
台湾最新民调显示，民进党未必能赢2024年总统大选</text:span>
</text:h>
      <text:p text:style-name="P4">
Author: chinese@voanews.com (松仁)</text:p>
      <text:p text:style-name="P4">
Publisher: 美国之音中文网 (Type: NewsMediaOrganization)</text:p>
      <text:p text:style-name="P4">
Published Time: 2023-05-12T22:54:25+08:00</text:p>
      <text:p text:style-name="P4">
Modified Time: 2023-05-12 16:23:50Z</text:p>
      <text:p text:style-name="P4">
Description: 台湾一家民调机构所做的最新研究发现，不乐见民进党继续执政的受访者超过乐见民进党继续执政的受访者，执政已逾七年的民主进步党有可能失去明年一月的总统及立委选举。</text:p>
      <text:p text:style-name="P4">
Videos: []</text:p>
      <text:p text:style-name="P4">
Images: []</text:p>
      <text:p text:style-name="P4">
Categories: ['台湾', '法律']</text:p>
      <text:p text:style-name="P4">
Type: None</text:p>
      <!--METADATA-->
      <text:p text:style-name="P4">
NoneNone</text:p>
      <text:p text:style-name="P4">
Source: <text:a xlink:type="simple" xlink:href="https://www.voachinese.com/a/taiwan-opinion-poll-reveals-doubts-about-dpp-victory-in-2024-20230512/7090641.html" text:style-name="Internet_20_link" text:visited-style-name="Visited_20_Internet_20_Link">
https://www.voachinese.com/a/taiwan-opinion-poll-reveals-doubts-about-dpp-victory-in-2024-20230512/7090641.html</text:a>
</text:p>
      <!--NEWS-->
      <text:h text:style-name="P10" text:outline-level="1">
<text:span text:style-name="T4">
美国副国务卿谢尔曼宣布即将退休</text:span>
</text:h>
      <text:p text:style-name="P4">
Author: 联合早报 (Person)</text:p>
      <text:p text:style-name="P4">
Publisher: 联合早报 (Organization)</text:p>
      <text:p text:style-name="P4">
Published Time: 2023-05-12T23:07</text:p>
      <text:p text:style-name="P4">
Modified Time: 2023-05-12T23:08</text:p>
      <text:p text:style-name="P4">
Description: 美国副国务卿谢尔曼（Wendy Sherman）星期五（5月12日）发声明证实离职消息，宣布即将退休。路透社报道，美国国务卿布林肯说：“由于她的领导，我们的国家更安全，更有保障，我...</text:p>
      <text:p text:style-name="P4">
Videos: []</text:p>
      <text:p text:style-name="P4">
Audios: []</text:p>
      <text:p text:style-name="P4">
Images: []</text:p>
      <text:p text:style-name="P4">
Type: NewsArticle</text:p>
      <text:p text:style-name="P4">
Breadcrumbs: ['即时', '国际']</text:p>
      <text:p text:style-name="P4">
Keywords: ['美国', '国务院']</text:p>
      <!--METADATA-->
      <text:p text:style-name="P4">
美国副国务卿谢尔曼（Wendy Sherman）星期五（5月12日）发声明证实离职消息，宣布即将退休。</text:p>
      <text:p text:style-name="P4">
路透社报道，美国国务卿布林肯说：“由于她的领导，我们的国家更安全，更有保障，我们的伙伴关系也更强大。”</text:p>
      <text:p text:style-name="P4">
目前尚不清楚谁将接替谢尔曼的职位，也不清楚她的离职原因。</text:p>
      <text:p text:style-name="P4">
美国有线电视新闻网（CNN）星期四（11日）引述知情人士的话说，现年73岁的谢尔曼将在今年夏季离职。</text:p>
      <text:p text:style-name="P4">
知情人说，国务院人事还可能会出现一些更动，国务院负责制裁事务的高级官员奥布莱恩（James O’Brien）最有可能获提名为负责欧洲事务的助理国务卿。</text:p>
      <text:p text:style-name="P4">
Source: <text:a xlink:type="simple" xlink:href="https://www.zaobao.com.sg/realtime/world/story20230512-1393992" text:style-name="Internet_20_link" text:visited-style-name="Visited_20_Internet_20_Link">
https://www.zaobao.com.sg/realtime/world/story20230512-1393992</text:a>
</text:p>
      <!--NEWS-->
      <text:h text:style-name="P10" text:outline-level="1">
<text:span text:style-name="T4">
白宫：五角大楼将加强波斯湾地区的防御态势</text:span>
</text:h>
      <text:p text:style-name="P4">
Author: 联合早报 (Person)</text:p>
      <text:p text:style-name="P4">
Publisher: 联合早报 (Organization)</text:p>
      <text:p text:style-name="P4">
Published Time: 2023-05-12T23:41</text:p>
      <text:p text:style-name="P4">
Modified Time: 2023-05-12T23:54</text:p>
      <text:p text:style-name="P4">
Description: 美国白宫发言人柯比说，伊朗一再威胁和攻击在国际水域航行的商船，为了应对伊朗的“反复威胁”，五角大楼将开始加强波斯湾地区的防御态势。综合路透社和法新社报道，柯比星期五（5月12日）在...</text:p>
      <text:p text:style-name="P4">
Videos: []</text:p>
      <text:p text:style-name="P4">
Audios: []</text:p>
      <text:p text:style-name="P4">
Images: []</text:p>
      <text:p text:style-name="P4">
Type: NewsArticle</text:p>
      <text:p text:style-name="P4">
Breadcrumbs: ['即时', '国际']</text:p>
      <text:p text:style-name="P4">
Keywords: ['美国', '五角大楼', '伊朗']</text:p>
      <!--METADATA-->
      <text:p text:style-name="P4">
美国白宫发言人柯比说，伊朗一再威胁和攻击在国际水域航行的商船，为了应对伊朗的“反复威胁”，五角大楼将开始加强波斯湾地区的防御态势。</text:p>
      <text:p text:style-name="P4">
综合路透社和法新社报道，柯比星期五（5月12日）在简报会上说：“今天，国防部将采取一系列行动，加强美国在波斯湾地区的防御态势。”</text:p>
      <text:p text:style-name="P4">
这些“反复威胁”包括扣押武器、商船，以及攻击在国际水域行使航行权的商业托运人。</text:p>
      <text:p text:style-name="P4">
5月初，伊朗海军在波斯湾水域先后扣押两艘油轮，其中一艘商船悬挂着巴拿马的国旗。柯比说，伊朗在过去15年中，已连续对15艘悬挂着国际旗帜的商船进行“骚扰、攻击或干扰”。</text:p>
      <text:p text:style-name="P4">
柯比指出，“美国强烈谴责（伊朗）威胁和干扰中东地区商业航运的行动”，称华盛顿不会允许外国势力危及包括霍尔木兹海峡在内的中东航道。</text:p>
      <text:p text:style-name="P4">
美国中央司令部预计将在未来几天提供更多增援信息。</text:p>
      <text:p text:style-name="P4">
Source: <text:a xlink:type="simple" xlink:href="https://www.zaobao.com.sg/realtime/world/story20230512-1393995" text:style-name="Internet_20_link" text:visited-style-name="Visited_20_Internet_20_Link">
https://www.zaobao.com.sg/realtime/world/story20230512-1393995</text:a>
</text:p>
      <!--NEWS-->
      <text:h text:style-name="P10" text:outline-level="1">
<text:span text:style-name="T4">
中国特使下周起出访乌克兰、俄罗斯等国，为结束俄乌冲突展开斡旋</text:span>
</text:h>
      <text:p text:style-name="P4">
Author: chinese@voanews.com (松仁)</text:p>
      <text:p text:style-name="P4">
Publisher: 美国之音中文网 (Type: NewsMediaOrganization)</text:p>
      <text:p text:style-name="P4">
Published Time: 2023-05-12T23:48:19+08:00</text:p>
      <text:p text:style-name="P4">
Modified Time: 2023-05-12 15:48:19Z</text:p>
      <text:p text:style-name="P4">
Description: 担负着调停俄乌冲突重任的中国政府欧亚事务特别代表李辉下周一（5月15日）起将启程前往乌克兰和俄罗斯等国访问，正式为乌克兰危机的政治解决展开斡旋行动。</text:p>
      <text:p text:style-name="P4">
Videos: []</text:p>
      <text:p text:style-name="P4">
Images: []</text:p>
      <text:p text:style-name="P4">
Categories: ['乌克兰局势', '中国']</text:p>
      <text:p text:style-name="P4">
Type: None</text:p>
      <!--METADATA-->
      <text:p text:style-name="P4">
NoneNone</text:p>
      <text:p text:style-name="P4">
Source: <text:a xlink:type="simple" xlink:href="https://www.voachinese.com/a/china-to-send-special-envoy-to-ukraine-russia-as-part-of-peace-efforts-20230512/7090758.html" text:style-name="Internet_20_link" text:visited-style-name="Visited_20_Internet_20_Link">
https://www.voachinese.com/a/china-to-send-special-envoy-to-ukraine-russia-as-part-of-peace-efforts-20230512/7090758.html</text:a>
</text:p>
      <!--NEWS-->
      <text:h text:style-name="P10" text:outline-level="1">
<text:span text:style-name="T4">
宝莱坞电影在孟加拉上映 睽违逾半世纪解禁</text:span>
</text:h>
      <text:p text:style-name="P4">
Publisher: 法新社</text:p>
      <text:p text:style-name="P4">
Published Time: 2023-05-12T7:02:07+00:00</text:p>
      <text:p text:style-name="P4">
Modified Time: 2023-05-12T14:35:02+00:00</text:p>
      <text:p text:style-name="P4">
Description: （法新社达卡12日电） 印度宝莱坞天王沙鲁克汗主演的电影「宝莱坞之绝地特工」今天在孟加拉上映，吸引数以千计影迷前往电影院观看，也成为超过半世纪以来第一部在孟加拉上映的宝莱坞电影。</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0" text:anchor-type="as-char" svg:width="6.9236in" svg:height="3.617581in" draw:z-index="0">
<draw:image xlink:href="../Images/rficn/2023-05-12T7-02-07-00-00/000000.png" xlink:type="simple" xlink:show="embed" xlink:actuate="onLoad" draw:mime-type="image/png"/>
</draw:frame>
</text:p>
      <text:p text:style-name="P4">
法新社报导，特工题材动作片「宝莱坞之绝地特工」（Pathaan）今年1月在印度上映时大卖，不仅打破当地票房纪录，也为沙鲁克汗（Shah RukhKhan）在全世界吸引一票粉丝。</text:p>
      <text:p text:style-name="P4">
然而，孟加拉自1971年脱离巴基斯坦独立以来，当局就受到本国制片商的游说，因而禁止印度电影在国内上映，尽管印度在孟加拉独立战争时的立场是支持孟国。</text:p>
      <text:p text:style-name="P4">
18岁的霍森（Sazzad Hossain）在首都达卡的电影院外受访表示，「我好兴奋，因为孟加拉终于第一次有印度片上映了」。</text:p>
      <text:p text:style-name="P4">
他还说：「我们都是沙鲁克汗的粉丝。我第一次可以透过大银幕观看他的电影。」</text:p>
      <text:p text:style-name="P4">
孟加拉本国电影因为品质低落，无法与宝莱坞声光效果俱佳的大制作相比，难以吸引影迷观看，屈指可数的知名影星也仅有年龄渐长的沙克布汗（Shakib Khan）。</text:p>
      <text:p text:style-name="P4">
部分电影院甚至必须偷偷播放违法色情片，以维持营运，但过去20年仍有超过1000家电影院关门大吉，有些改建成购物中心，有些则改为公寓。</text:p>
      <text:p text:style-name="P4">
曾是达卡最豪华的电影院「马达米塔剧院」（Modhumita Cinema Hall），门外贴着最新上映的孟加拉电影海报，但前方坐着一群海洛因成瘾者。</text:p>
      <text:p text:style-name="P4">
一名电影院员工说，「我很多年来没看过这么差的上座人数，只有几排坐满，这些本国片剧情太烂，根本没人要看」。</text:p>
      <text:p text:style-name="P4">
孟加拉当局在2015年曾试图解除印度片禁令，允许电影院放映两部热门宝莱坞电影「通缉令」（Wanted）和「三个傻瓜」（3Idiots），但遭到本国电影明星抗议后，电影院被迫停止放映。</text:p>
      <text:p text:style-name="P4">
孟加拉政府上个月终于颁布法令，允许每年引进10部印度或南亚国家的电影在国内上映。</text:p>
      <text:p text:style-name="P4">
「宝莱坞之绝地特工」在孟加拉全国41家电影院上映。片商透露，在达卡有许多场次的电影票早就售罄。</text:p>
      <text:p text:style-name="P4">
Source: <text:a xlink:type="simple" xlink:href="https://www.rfi.fr/cn/%E8%B4%A2%E7%BB%8F%E5%BF%AB%E8%AE%AF/20230512-%E5%AE%9D%E8%8E%B1%E5%9D%9E%E7%94%B5%E5%BD%B1%E5%9C%A8%E5%AD%9F%E5%8A%A0%E6%8B%89%E4%B8%8A%E6%98%A0-%E7%9D%BD%E8%BF%9D%E9%80%BE%E5%8D%8A%E4%B8%96%E7%BA%AA%E8%A7%A3%E7%A6%81" text:style-name="Internet_20_link" text:visited-style-name="Visited_20_Internet_20_Link">
https://www.rfi.fr/cn/%E8%B4%A2%E7%BB%8F%E5%BF%AB%E8%AE%AF/20230512-%E5%AE%9D%E8%8E%B1%E5%9D%9E%E7%94%B5%E5%BD%B1%E5%9C%A8%E5%AD%9F%E5%8A%A0%E6%8B%89%E4%B8%8A%E6%98%A0-%E7%9D%BD%E8%BF%9D%E9%80%BE%E5%8D%8A%E4%B8%96%E7%BA%AA%E8%A7%A3%E7%A6%81</text:a>
</text:p>
      <!--NEWS-->
      <text:h text:style-name="P10" text:outline-level="1">
<text:span text:style-name="T4">
连载40年的政治漫画专栏被停刊 再度引发对香港新闻自由的担忧</text:span>
</text:h>
      <text:p text:style-name="P4">
Author: chinese@voanews.com (高锋)</text:p>
      <text:p text:style-name="P4">
Publisher: 美国之音中文网 (Type: NewsMediaOrganization)</text:p>
      <text:p text:style-name="P4">
Published Time: 2023-05-13T00:15:33+08:00</text:p>
      <text:p text:style-name="P4">
Modified Time: 2023-05-12 16:15:33Z</text:p>
      <text:p text:style-name="P4">
Description: 香港漫画家尊子的作品近期多次被港府批评甚至谴责。与尊子合作了40年的《明报》突然决定，5月14日起暂停刊载他的漫画专栏，却没有解释原因。尊子不排除《明报》的决定与港府施压有关，他在接受美国之音采访时强调自己无意利用媒体作为抹黑政府的平台。</text:p>
      <text:p text:style-name="P4">
Videos: []</text:p>
      <text:p text:style-name="P4">
Images: []</text:p>
      <text:p text:style-name="P4">
Categories: ['港澳', '人权', '中国', '新闻自由']</text:p>
      <text:p text:style-name="P4">
Type: None</text:p>
      <!--METADATA-->
      <text:p text:style-name="P4">
NoneNone</text:p>
      <text:p text:style-name="P4">
Source: <text:a xlink:type="simple" xlink:href="https://www.voachinese.com/a/hong-kong-newspaper-to-ax-satirical-comic-strip-20230512/7090799.html" text:style-name="Internet_20_link" text:visited-style-name="Visited_20_Internet_20_Link">
https://www.voachinese.com/a/hong-kong-newspaper-to-ax-satirical-comic-strip-20230512/7090799.html</text:a>
</text:p>
      <!--NEWS-->
      <text:h text:style-name="P10" text:outline-level="1">
<text:span text:style-name="T4">
美联邦法官裁定: 联邦法律不能禁止未满21岁的年轻人购枪</text:span>
</text:h>
      <text:p text:style-name="P4">
Author: chinese@voanews.com (松仁)</text:p>
      <text:p text:style-name="P4">
Publisher: 美国之音中文网 (Type: NewsMediaOrganization)</text:p>
      <text:p text:style-name="P4">
Published Time: 2023-05-13T01:02:18+08:00</text:p>
      <text:p text:style-name="P4">
Modified Time: 2023-05-12 18:57:05Z</text:p>
      <text:p text:style-name="P4">
Description: 美国维吉尼亚州一位联邦法官作出一项裁决，认定联邦法律禁止联邦认证的枪支经销商向21周岁以下年轻人出售手枪违宪。这一判决引起美国禁枪或控枪团体的抗议，而且也可能遭到美国司法部的挑战。</text:p>
      <text:p text:style-name="P4">
Videos: []</text:p>
      <text:p text:style-name="P4">
Images: []</text:p>
      <text:p text:style-name="P4">
Categories: ['美国', '法律']</text:p>
      <text:p text:style-name="P4">
Type: None</text:p>
      <!--METADATA-->
      <text:p text:style-name="P4">
NoneNone</text:p>
      <text:p text:style-name="P4">
Source: <text:a xlink:type="simple" xlink:href="https://www.voachinese.com/a/us-judge-strikes-down-federal-law-barring-handgun-sales-to-those-under-21-20230512/7090870.html" text:style-name="Internet_20_link" text:visited-style-name="Visited_20_Internet_20_Link">
https://www.voachinese.com/a/us-judge-strikes-down-federal-law-barring-handgun-sales-to-those-under-21-20230512/7090870.html</text:a>
</text:p>
      <!--NEWS-->
      <text:h text:style-name="P10" text:outline-level="1">
<text:span text:style-name="T4">
美国副国务卿谢尔曼宣布退休，布林肯赞扬她“非凡的职业生涯”</text:span>
</text:h>
      <text:p text:style-name="P4">
Author: chinese@voanews.com (木风)</text:p>
      <text:p text:style-name="P4">
Publisher: 美国之音中文网 (Type: NewsMediaOrganization)</text:p>
      <text:p text:style-name="P4">
Published Time: 2023-05-13T01:09:01+08:00</text:p>
      <text:p text:style-name="P4">
Modified Time: 2023-05-12 17:09:48Z</text:p>
      <text:p text:style-name="P4">
Description: 美国国务院副国务卿温迪·谢尔曼（Wendy R. Sherman）周五（5月12日）上午宣布了退休的决定。她是在给国务院全体雇员的电子邮件中公布这个消息的。她将在六月三十号结束工作。</text:p>
      <text:p text:style-name="P4">
Videos: []</text:p>
      <text:p text:style-name="P4">
Images: []</text:p>
      <text:p text:style-name="P4">
Categories: ['美国', '美洲']</text:p>
      <text:p text:style-name="P4">
Type: None</text:p>
      <!--METADATA-->
      <text:p text:style-name="P4">
NoneNone</text:p>
      <text:p text:style-name="P4">
Source: <text:a xlink:type="simple" xlink:href="https://www.voachinese.com/a/us-deputy-secretary-of-state-wendy-r-sherman-retires-051223/7090884.html" text:style-name="Internet_20_link" text:visited-style-name="Visited_20_Internet_20_Link">
https://www.voachinese.com/a/us-deputy-secretary-of-state-wendy-r-sherman-retires-051223/7090884.html</text:a>
</text:p>
      <!--NEWS-->
      <text:h text:style-name="P10" text:outline-level="1">
<text:span text:style-name="T4">
“冰雪皇后”可能落户台湾，但台海局势让巴菲特感到不安</text:span>
</text:h>
      <text:p text:style-name="P4">
Author: chinese@voanews.com (美国之音)</text:p>
      <text:p text:style-name="P4">
Publisher: 美国之音中文网 (Type: NewsMediaOrganization)</text:p>
      <text:p text:style-name="P4">
Published Time: 2023-05-13T01:38:06+08:00</text:p>
      <text:p text:style-name="P4">
Modified Time: 2023-05-12 17:38:14Z</text:p>
      <text:p text:style-name="P4">
Description: 美国亿万富翁沃伦·巴菲特创建的伯克希尔哈撒韦公司旗下知名品牌“冰雪皇后”（Dairy Queen）冰淇凌有可能进入台湾市场。这个消息是该公司的首席执行长特洛伊·巴德（Troy Bader）近日宣布的。</text:p>
      <text:p text:style-name="P4">
Videos: []</text:p>
      <text:p text:style-name="P4">
Images: []</text:p>
      <text:p text:style-name="P4">
Categories: ['美中关系', '美国', '经济·金融·贸易', '中国', '军事']</text:p>
      <text:p text:style-name="P4">
Type: None</text:p>
      <!--METADATA-->
      <text:p text:style-name="P4">
NoneNone</text:p>
      <text:p text:style-name="P4">
Source: <text:a xlink:type="simple" xlink:href="https://www.voachinese.com/a/buffett-s-dairy-queen-sees-taiwan-among-possible-new-markets-while-mindful-of-geopolitics-20230512/7090949.html" text:style-name="Internet_20_link" text:visited-style-name="Visited_20_Internet_20_Link">
https://www.voachinese.com/a/buffett-s-dairy-queen-sees-taiwan-among-possible-new-markets-while-mindful-of-geopolitics-20230512/7090949.html</text:a>
</text:p>
      <!--NEWS-->
      <text:h text:style-name="P10" text:outline-level="1">
<text:span text:style-name="T4">
马斯克找到接班人，分析师：这是推特赢回广告商的关键一步</text:span>
</text:h>
      <text:p text:style-name="P4">
Author: chinese@voanews.com (木风)</text:p>
      <text:p text:style-name="P4">
Publisher: 美国之音中文网 (Type: NewsMediaOrganization)</text:p>
      <text:p text:style-name="P4">
Published Time: 2023-05-13T01:46:59+08:00</text:p>
      <text:p text:style-name="P4">
Modified Time: 2023-05-12 17:46:59Z</text:p>
      <text:p text:style-name="P4">
Description: 特斯拉首席执行官伊隆·马斯克在首次公开表示他将辞去公司CEO职务数月后兴奋地表示，他找到了一个接班人。马斯克周四（5月11）在推特上发文说，“（我）激动地宣布，我为X/推特找到了一名新的CEO,”“她是一名女性”，“将在六个月后上任”。</text:p>
      <text:p text:style-name="P4">
Videos: []</text:p>
      <text:p text:style-name="P4">
Images: []</text:p>
      <text:p text:style-name="P4">
Categories: ['科技', '美国', '法律']</text:p>
      <text:p text:style-name="P4">
Type: None</text:p>
      <!--METADATA-->
      <text:p text:style-name="P4">
NoneNone</text:p>
      <text:p text:style-name="P4">
Source: <text:a xlink:type="simple" xlink:href="https://www.voachinese.com/a/buffett-s-dairy-queen-sees-taiwan-among-possible-new-markets-051223/7090914.html" text:style-name="Internet_20_link" text:visited-style-name="Visited_20_Internet_20_Link">
https://www.voachinese.com/a/buffett-s-dairy-queen-sees-taiwan-among-possible-new-markets-051223/7090914.html</text:a>
</text:p>
      <!--NEWS-->
      <text:h text:style-name="P10" text:outline-level="1">
<text:span text:style-name="T4">
乌克兰防空系统阻俄进攻  英国提供暴风影远程导弹</text:span>
</text:h>
      <text:p text:style-name="P4">
Author: chinese@voanews.com (刘恩民)</text:p>
      <text:p text:style-name="P4">
Publisher: 美国之音中文网 (Type: Organization)</text:p>
      <text:p text:style-name="P4">
Published Time: 2023-05-13T03:51:15+08:00</text:p>
      <text:p text:style-name="P4">
Modified Time: 2023-05-12 19:51:15Z</text:p>
      <text:p text:style-name="P4">
Description: 乌克兰防空系统目前已经取得长足进步，基辅守军表示，借助西方援助及经验增长，基辅之前被削弱的防空能力，现在已经回复到90%。而英国国防部本周表示，将向乌克兰提供射程250公里的“暴风影” (Storm Shadow)远程巡航导弹，初步实现基辅一直企盼获得的远程打击能力。</text:p>
      <text:p text:style-name="P4">
Videos: []</text:p>
      <text:p text:style-name="P4">
Images: []</text:p>
      <text:p text:style-name="P4">
Categories: ['乌克兰局势', '军事', '每日视频新闻', '社媒-最IN视频']</text:p>
      <text:p text:style-name="P4">
Type: None</text:p>
      <!--METADATA-->
      <text:p text:style-name="P4">
NoneNone</text:p>
      <text:p text:style-name="P4">
Source: <text:a xlink:type="simple" xlink:href="https://www.voachinese.com/a/ukraine-defenses-hold-off-russian-onslaught-received-storm-shadow-missiles-20230513/7091143.html" text:style-name="Internet_20_link" text:visited-style-name="Visited_20_Internet_20_Link">
https://www.voachinese.com/a/ukraine-defenses-hold-off-russian-onslaught-received-storm-shadow-missiles-20230513/7091143.html</text:a>
</text:p>
      <!--NEWS-->
      <text:h text:style-name="P10" text:outline-level="1">
<text:span text:style-name="T4">
“前线在崩溃”：瓦格纳集团首领怒骂俄正规军在巴赫穆特弃阵脱逃</text:span>
</text:h>
      <text:p text:style-name="P4">
Author: chinese@voanews.com (美国之音)</text:p>
      <text:p text:style-name="P4">
Publisher: 美国之音中文网 (Type: NewsMediaOrganization)</text:p>
      <text:p text:style-name="P4">
Published Time: 2023-05-13T04:11:47+08:00</text:p>
      <text:p text:style-name="P4">
Modified Time: 2023-05-12 20:11:47Z</text:p>
      <text:p text:style-name="P4">
Description: 准军事部队瓦格纳集团创始人普里戈津星期五(5月12日)严厉批评俄罗斯军方。他说，在双方激烈争夺的乌东城市巴赫穆特及周围，俄军部队放弃了侧翼阵地，致使乌军夺在各个方向攻取了地盘。</text:p>
      <text:p text:style-name="P4">
Videos: []</text:p>
      <text:p text:style-name="P4">
Images: []</text:p>
      <text:p text:style-name="P4">
Categories: ['乌克兰局势', '欧洲', '军事']</text:p>
      <text:p text:style-name="P4">
Type: None</text:p>
      <!--METADATA-->
      <text:p text:style-name="P4">
NoneNone</text:p>
      <text:p text:style-name="P4">
Source: <text:a xlink:type="simple" xlink:href="https://www.voachinese.com/a/wagner-group-chief-slams-russian-military-says-it-fled-bakhmut-20230512/7091236.html" text:style-name="Internet_20_link" text:visited-style-name="Visited_20_Internet_20_Link">
https://www.voachinese.com/a/wagner-group-chief-slams-russian-military-says-it-fled-bakhmut-20230512/7091236.html</text:a>
</text:p>
      <!--NEWS-->
      <text:h text:style-name="P10" text:outline-level="1">
<text:span text:style-name="T4">
中俄等国联手推翻美元地位？金砖国家南非峰会将讨论建立统一货币</text:span>
</text:h>
      <text:p text:style-name="P4">
Author: chinese@voanews.com (巴特莱特)</text:p>
      <text:p text:style-name="P4">
Publisher: 美国之音中文网 (Type: NewsMediaOrganization)</text:p>
      <text:p text:style-name="P4">
Published Time: 2023-05-13T04:53:31+08:00</text:p>
      <text:p text:style-name="P4">
Modified Time: 2023-05-12 20:53:31Z</text:p>
      <text:p text:style-name="P4">
Description: 南非官员本周表示，建立金砖国家(BRICS)货币将是巴西、俄罗斯、印度、中国和南非这五个新兴国家集团8月在约翰内斯堡举行会议时讨论的主要议题之一。</text:p>
      <text:p text:style-name="P4">
Videos: []</text:p>
      <text:p text:style-name="P4">
Images: []</text:p>
      <text:p text:style-name="P4">
Categories: ['经济·金融·贸易', '非洲', '美国', '中国', '编辑推荐', '全球议题']</text:p>
      <text:p text:style-name="P4">
Type: None</text:p>
      <!--METADATA-->
      <text:p text:style-name="P4">
NoneNone</text:p>
      <text:p text:style-name="P4">
Source: <text:a xlink:type="simple" xlink:href="https://www.voachinese.com/a/common-currency-on-agenda-for-south-african-brics-summit-20230512/7091267.html" text:style-name="Internet_20_link" text:visited-style-name="Visited_20_Internet_20_Link">
https://www.voachinese.com/a/common-currency-on-agenda-for-south-african-brics-summit-20230512/7091267.html</text:a>
</text:p>
      <!--NEWS-->
      <text:h text:style-name="P10" text:outline-level="1">
<text:span text:style-name="T4">
中国走线客：黑帮抢劫、脚烂腿扭，这一路好辛苦</text:span>
</text:h>
      <text:p text:style-name="P4">
Author: VOA</text:p>
      <text:p text:style-name="P4">
Publisher: 美国之音中文网 (Type: Organization)</text:p>
      <text:p text:style-name="P4">
Published Time: 2023-05-13T05:08:58+08:00</text:p>
      <text:p text:style-name="P4">
Modified Time: 2023-05-12 21:08:58Z</text:p>
      <text:p text:style-name="P4">
Description: 黑帮、抢劫、精神身体双重劳累，“走线”路上危险重重。在美国德州边境城市麦克艾伦（McAllen）的一个移民庇护所，一位来自中国湖南的“走线客”向美国之音记者讲述他为什么“走线”“润美”。</text:p>
      <text:p text:style-name="P4">
Videos: []</text:p>
      <text:p text:style-name="P4">
Images: []</text:p>
      <text:p text:style-name="P4">
Categories: '美国移民/难民议题'</text:p>
      <text:p text:style-name="P4">
Type: None</text:p>
      <!--METADATA-->
      <text:p text:style-name="P4">
NoneNone</text:p>
      <text:p text:style-name="P4">
Source: <text:a xlink:type="simple" xlink:href="https://www.voachinese.com/a/7091298.html" text:style-name="Internet_20_link" text:visited-style-name="Visited_20_Internet_20_Link">
https://www.voachinese.com/a/7091298.html</text:a>
</text:p>
      <!--NEWS-->
      <text:h text:style-name="P10" text:outline-level="1">
<text:span text:style-name="T4">
墨西哥庇护所负责人：中国移民大多不在当地停留太久</text:span>
</text:h>
      <text:p text:style-name="P4">
Author: VOA</text:p>
      <text:p text:style-name="P4">
Publisher: 美国之音中文网 (Type: Organization)</text:p>
      <text:p text:style-name="P4">
Published Time: 2023-05-13T05:23:27+08:00</text:p>
      <text:p text:style-name="P4">
Modified Time: 2023-05-12 21:23:27Z</text:p>
      <text:p text:style-name="P4">
Description: 墨西哥边境城市雷诺萨（Reynosa）一个移民庇护所负责人表示，许多移民不熟悉美国移民政策，时常交换错误的信息。他告诉美国之音，希望为移民提供来自美国政府的正确信息，他也表示，经常看到中国移民，但他们多数不会在当地停留太久。</text:p>
      <text:p text:style-name="P4">
Videos: []</text:p>
      <text:p text:style-name="P4">
Images: []</text:p>
      <text:p text:style-name="P4">
Categories: '美国移民/难民议题'</text:p>
      <text:p text:style-name="P4">
Type: None</text:p>
      <!--METADATA-->
      <text:p text:style-name="P4">
NoneNone</text:p>
      <text:p text:style-name="P4">
Source: <text:a xlink:type="simple" xlink:href="https://www.voachinese.com/a/7091311.html" text:style-name="Internet_20_link" text:visited-style-name="Visited_20_Internet_20_Link">
https://www.voachinese.com/a/7091311.html</text:a>
</text:p>
      <!--NEWS-->
      <text:h text:style-name="P10" text:outline-level="1">
<text:span text:style-name="T4">
美移民新政启动，庇护面谈预约排长队</text:span>
</text:h>
      <text:p text:style-name="P4">
Author: VOA</text:p>
      <text:p text:style-name="P4">
Publisher: 美国之音中文网 (Type: Organization)</text:p>
      <text:p text:style-name="P4">
Published Time: 2023-05-13T05:24:44+08:00</text:p>
      <text:p text:style-name="P4">
Modified Time: 2023-05-12 21:24:44Z</text:p>
      <text:p text:style-name="P4">
Description: 美国政府从12日起执行更加严格的庇护措施，其中包括敦促计划申请庇护的移民使用CBPOne应用软件。在墨西哥，许多想通过美国政府鼓励的合法途径入境的移民反应，很难在应用程序里预约成功。</text:p>
      <text:p text:style-name="P4">
Videos: []</text:p>
      <text:p text:style-name="P4">
Images: []</text:p>
      <text:p text:style-name="P4">
Categories: '美国移民/难民议题'</text:p>
      <text:p text:style-name="P4">
Type: None</text:p>
      <!--METADATA-->
      <text:p text:style-name="P4">
NoneNone</text:p>
      <text:p text:style-name="P4">
Source: <text:a xlink:type="simple" xlink:href="https://www.voachinese.com/a/7091313.html" text:style-name="Internet_20_link" text:visited-style-name="Visited_20_Internet_20_Link">
https://www.voachinese.com/a/7091313.html</text:a>
</text:p>
      <!--NEWS-->
      <text:h text:style-name="P10" text:outline-level="1">
<text:span text:style-name="T4">
国会议员寻求遏制中国购买美国农田，当地农民怎么说？</text:span>
</text:h>
      <text:p text:style-name="P4">
Author: chinese@voanews.com (法拉鲍)</text:p>
      <text:p text:style-name="P4">
Publisher: 美国之音中文网 (Type: NewsMediaOrganization)</text:p>
      <text:p text:style-name="P4">
Published Time: 2023-05-13T06:01:57+08:00</text:p>
      <text:p text:style-name="P4">
Modified Time: 2023-05-12 22:04:26Z</text:p>
      <text:p text:style-name="P4">
Description: 美国中西部的伊利诺伊州是美国最大的玉米和大豆生产州之一，温德尔·肖曼家族几代人在盖尔斯堡市附近耕种着他们世代拥有的土地。</text:p>
      <text:p text:style-name="P4">
Videos: []</text:p>
      <text:p text:style-name="P4">
Images: []</text:p>
      <text:p text:style-name="P4">
Categories: ['美国', '国会报道', '经济·金融·贸易', '中国', '美中关系', '美中贸易']</text:p>
      <text:p text:style-name="P4">
Type: None</text:p>
      <!--METADATA-->
      <text:p text:style-name="P4">
NoneNone</text:p>
      <text:p text:style-name="P4">
Source: <text:a xlink:type="simple" xlink:href="https://www.voachinese.com/a/us-lawmakers-seek-to-curb-chinese-farmland-purchases-20230512/7091280.html" text:style-name="Internet_20_link" text:visited-style-name="Visited_20_Internet_20_Link">
https://www.voachinese.com/a/us-lawmakers-seek-to-curb-chinese-farmland-purchases-20230512/7091280.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